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63cm"/>
    </style:style>
    <style:style style:name="co2" style:family="table-column">
      <style:table-column-properties fo:break-before="auto" style:column-width="1.475cm"/>
    </style:style>
    <style:style style:name="co3" style:family="table-column">
      <style:table-column-properties fo:break-before="auto" style:column-width="6.581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7.525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4.748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4.611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4.971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>
            <text:p>gene</text:p>
          </table:table-cell>
          <table:table-cell office:value-type="string">
            <text:p>slice</text:p>
          </table:table-cell>
          <table:table-cell office:value-type="string">
            <text:p>file</text:p>
          </table:table-cell>
          <table:table-cell office:value-type="string">
            <text:p>region</text:p>
          </table:table-cell>
          <table:table-cell office:value-type="string">
            <text:p>{num_points} number of defined points in ROI</text:p>
          </table:table-cell>
          <table:table-cell office:value-type="string">
            <text:p>total_num_expressors</text:p>
          </table:table-cell>
          <table:table-cell table:style-name="Default" office:value-type="string">
            <text:p>total_expression_level</text:p>
          </table:table-cell>
          <table:table-cell table:style-name="Default" office:value-type="string">
            <text:p>mean_expression_level G/F</text:p>
          </table:table-cell>
          <table:table-cell table:style-name="Default" office:value-type="string">
            <text:p>Total num exp</text:p>
          </table:table-cell>
          <table:table-cell table:style-name="ce2" office:value-type="string">
            <text:p>mean_num_expressors I/F</text:p>
          </table:table-cell>
          <table:table-cell table:style-name="Default" office:value-type="string">
            <text:p>infocontent?</text:p>
          </table:table-cell>
          <table:table-cell table:style-name="Default" office:value-type="string">
            <text:p>infocontent_nl?</text:p>
          </table:table-cell>
          <table:table-cell table:style-name="Default" office:value-type="string">
            <text:p>Gradient score - numerator</text:p>
          </table:table-cell>
          <table:table-cell table:style-name="Default" office:value-type="string">
            <text:p>Gradient score - denominator</text:p>
          </table:table-cell>
          <table:table-cell table:style-name="Default" office:value-type="string">
            <text:p>Gradient score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nternal_background</text:p>
          </table:table-cell>
          <table:table-cell table:number-columns-repeated="2" office:value-type="float" office:value="81562">
            <text:p>81562</text:p>
          </table:table-cell>
          <table:table-cell office:value-type="float" office:value="17012738.5">
            <text:p>17012738.500000</text:p>
          </table:table-cell>
          <table:table-cell office:value-type="float" office:value="208.58658">
            <text:p>208.586580</text:p>
          </table:table-cell>
          <table:table-cell office:value-type="float" office:value="745748">
            <text:p>745748.000000</text:p>
          </table:table-cell>
          <table:table-cell office:value-type="float" office:value="9.14333">
            <text:p>9.143330</text:p>
          </table:table-cell>
          <table:table-cell table:number-columns-repeated="5" office:value-type="float" office:value="1">
            <text:p>1.000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nternal_background</text:p>
          </table:table-cell>
          <table:table-cell table:number-columns-repeated="2" office:value-type="float" office:value="89361">
            <text:p>89361</text:p>
          </table:table-cell>
          <table:table-cell office:value-type="float" office:value="18926124.514">
            <text:p>18926124.514000</text:p>
          </table:table-cell>
          <table:table-cell office:value-type="float" office:value="211.79401">
            <text:p>211.794010</text:p>
          </table:table-cell>
          <table:table-cell office:value-type="float" office:value="802867">
            <text:p>802867.000000</text:p>
          </table:table-cell>
          <table:table-cell office:value-type="float" office:value="8.98453">
            <text:p>8.984530</text:p>
          </table:table-cell>
          <table:table-cell table:number-columns-repeated="5" office:value-type="float" office:value="1">
            <text:p>1.000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AA</text:p>
          </table:table-cell>
          <table:table-cell office:value-type="float" office:value="301">
            <text:p>301</text:p>
          </table:table-cell>
          <table:table-cell office:value-type="float" office:value="144">
            <text:p>144</text:p>
          </table:table-cell>
          <table:table-cell office:value-type="float" office:value="30793.382">
            <text:p>30793.382000</text:p>
          </table:table-cell>
          <table:table-cell office:value-type="float" office:value="213.84293">
            <text:p>213.842930</text:p>
          </table:table-cell>
          <table:table-cell office:value-type="float" office:value="1045">
            <text:p>1045.000000</text:p>
          </table:table-cell>
          <table:table-cell office:value-type="float" office:value="7.25694">
            <text:p>7.256940</text:p>
          </table:table-cell>
          <table:table-cell table:formula="of:=[.I4]/[.F4]" office:value-type="float" office:value="7.25694444444444">
            <text:p>7.256944</text:p>
          </table:table-cell>
          <table:table-cell office:value-type="float" office:value="1.00967">
            <text:p>1.009670</text:p>
          </table:table-cell>
          <table:table-cell office:value-type="float" office:value="0.0013">
            <text:p>0.001300</text:p>
          </table:table-cell>
          <table:table-cell office:value-type="float" office:value="0.80772">
            <text:p>0.807720</text:p>
          </table:table-cell>
          <table:table-cell office:value-type="float" office:value="0.00161">
            <text:p>0.0016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AA</text:p>
          </table:table-cell>
          <table:table-cell office:value-type="float" office:value="301">
            <text:p>301</text:p>
          </table:table-cell>
          <table:table-cell office:value-type="float" office:value="141">
            <text:p>141</text:p>
          </table:table-cell>
          <table:table-cell office:value-type="float" office:value="30070.345">
            <text:p>30070.345000</text:p>
          </table:table-cell>
          <table:table-cell office:value-type="float" office:value="213.26486">
            <text:p>213.264860</text:p>
          </table:table-cell>
          <table:table-cell office:value-type="float" office:value="1044">
            <text:p>1044.000000</text:p>
          </table:table-cell>
          <table:table-cell office:value-type="float" office:value="7.40426">
            <text:p>7.404260</text:p>
          </table:table-cell>
          <table:table-cell office:value-type="float" office:value="0.00177">
            <text:p>0.001770</text:p>
          </table:table-cell>
          <table:table-cell office:value-type="float" office:value="1.02243">
            <text:p>1.022430</text:p>
          </table:table-cell>
          <table:table-cell office:value-type="float" office:value="0.0014">
            <text:p>0.001400</text:p>
          </table:table-cell>
          <table:table-cell office:value-type="float" office:value="0.8098">
            <text:p>0.809800</text:p>
          </table:table-cell>
          <table:table-cell office:value-type="float" office:value="0.00173">
            <text:p>0.0017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CB</text:p>
          </table:table-cell>
          <table:table-cell office:value-type="float" office:value="2024">
            <text:p>2024</text:p>
          </table:table-cell>
          <table:table-cell office:value-type="float" office:value="960">
            <text:p>960</text:p>
          </table:table-cell>
          <table:table-cell office:value-type="float" office:value="200525.28">
            <text:p>200525.280000</text:p>
          </table:table-cell>
          <table:table-cell office:value-type="float" office:value="208.8805">
            <text:p>208.880500</text:p>
          </table:table-cell>
          <table:table-cell office:value-type="float" office:value="8599">
            <text:p>8599.000000</text:p>
          </table:table-cell>
          <table:table-cell office:value-type="float" office:value="8.95729">
            <text:p>8.957290</text:p>
          </table:table-cell>
          <table:table-cell office:value-type="float" office:value="0.01179">
            <text:p>0.011790</text:p>
          </table:table-cell>
          <table:table-cell office:value-type="float" office:value="1.00141">
            <text:p>1.001410</text:p>
          </table:table-cell>
          <table:table-cell office:value-type="float" office:value="0.01153">
            <text:p>0.011530</text:p>
          </table:table-cell>
          <table:table-cell office:value-type="float" office:value="0.97965">
            <text:p>0.979650</text:p>
          </table:table-cell>
          <table:table-cell office:value-type="float" office:value="0.01177">
            <text:p>0.0117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D</text:p>
          </table:table-cell>
          <table:table-cell office:value-type="float" office:value="90">
            <text:p>90</text:p>
          </table:table-cell>
          <table:table-cell office:value-type="float" office:value="53">
            <text:p>53</text:p>
          </table:table-cell>
          <table:table-cell office:value-type="float" office:value="10902.252">
            <text:p>10902.252000</text:p>
          </table:table-cell>
          <table:table-cell office:value-type="float" office:value="205.70287">
            <text:p>205.702870</text:p>
          </table:table-cell>
          <table:table-cell office:value-type="float" office:value="433">
            <text:p>433.000000</text:p>
          </table:table-cell>
          <table:table-cell office:value-type="float" office:value="8.16981">
            <text:p>8.169810</text:p>
          </table:table-cell>
          <table:table-cell office:value-type="float" office:value="0.00064">
            <text:p>0.000640</text:p>
          </table:table-cell>
          <table:table-cell office:value-type="float" office:value="0.98617">
            <text:p>0.986170</text:p>
          </table:table-cell>
          <table:table-cell office:value-type="float" office:value="0.00058">
            <text:p>0.000580</text:p>
          </table:table-cell>
          <table:table-cell office:value-type="float" office:value="0.89353">
            <text:p>0.893530</text:p>
          </table:table-cell>
          <table:table-cell office:value-type="float" office:value="0.00065">
            <text:p>0.000650</text:p>
          </table:table-cell>
          <table:table-cell table:style-name="ce3" table:formula="of:=[.M7]/[.N7]" office:value-type="float" office:value="0.000649110830078453">
            <text:p>0.00064911</text:p>
          </table:table-cell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DP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HN</text:p>
          </table:table-cell>
          <table:table-cell office:value-type="float" office:value="314">
            <text:p>314</text:p>
          </table:table-cell>
          <table:table-cell office:value-type="float" office:value="109">
            <text:p>109</text:p>
          </table:table-cell>
          <table:table-cell office:value-type="float" office:value="21762.104">
            <text:p>21762.104000</text:p>
          </table:table-cell>
          <table:table-cell office:value-type="float" office:value="199.65233">
            <text:p>199.652330</text:p>
          </table:table-cell>
          <table:table-cell office:value-type="float" office:value="825">
            <text:p>825.000000</text:p>
          </table:table-cell>
          <table:table-cell office:value-type="float" office:value="7.56881">
            <text:p>7.568810</text:p>
          </table:table-cell>
          <table:table-cell office:value-type="float" office:value="0.00128">
            <text:p>0.001280</text:p>
          </table:table-cell>
          <table:table-cell office:value-type="float" office:value="0.95717">
            <text:p>0.957170</text:p>
          </table:table-cell>
          <table:table-cell office:value-type="float" office:value="0.00111">
            <text:p>0.001110</text:p>
          </table:table-cell>
          <table:table-cell office:value-type="float" office:value="0.8278">
            <text:p>0.827800</text:p>
          </table:table-cell>
          <table:table-cell office:value-type="float" office:value="0.00134">
            <text:p>0.001340</text:p>
          </table:table-cell>
          <table:table-cell table:style-name="ce3" table:formula="of:=[.M9]/[.N9]" office:value-type="float" office:value="0.00134090359990336">
            <text:p>0.00134090</text:p>
          </table:table-cell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M</text:p>
          </table:table-cell>
          <table:table-cell office:value-type="float" office:value="211">
            <text:p>211</text:p>
          </table:table-cell>
          <table:table-cell office:value-type="float" office:value="88">
            <text:p>88</text:p>
          </table:table-cell>
          <table:table-cell office:value-type="float" office:value="15606.394">
            <text:p>15606.394000</text:p>
          </table:table-cell>
          <table:table-cell office:value-type="float" office:value="177.34539">
            <text:p>177.345390</text:p>
          </table:table-cell>
          <table:table-cell office:value-type="float" office:value="505">
            <text:p>505.000000</text:p>
          </table:table-cell>
          <table:table-cell office:value-type="float" office:value="5.73864">
            <text:p>5.738640</text:p>
          </table:table-cell>
          <table:table-cell office:value-type="float" office:value="0.00092">
            <text:p>0.000920</text:p>
          </table:table-cell>
          <table:table-cell office:value-type="float" office:value="0.85022">
            <text:p>0.850220</text:p>
          </table:table-cell>
          <table:table-cell office:value-type="float" office:value="0.00068">
            <text:p>0.000680</text:p>
          </table:table-cell>
          <table:table-cell office:value-type="float" office:value="0.62763">
            <text:p>0.627630</text:p>
          </table:table-cell>
          <table:table-cell office:value-type="float" office:value="0.00108">
            <text:p>0.001080</text:p>
          </table:table-cell>
          <table:table-cell table:style-name="ce3" table:formula="of:=[.M10]/[.N10]" office:value-type="float" office:value="0.0010834408807737">
            <text:p>0.00108344</text:p>
          </table:table-cell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MB</text:p>
          </table:table-cell>
          <table:table-cell office:value-type="float" office:value="74">
            <text:p>74</text:p>
          </table:table-cell>
          <table:table-cell office:value-type="float" office:value="17">
            <text:p>17</text:p>
          </table:table-cell>
          <table:table-cell office:value-type="float" office:value="3647.337">
            <text:p>3647.337000</text:p>
          </table:table-cell>
          <table:table-cell office:value-type="float" office:value="214.54924">
            <text:p>214.549240</text:p>
          </table:table-cell>
          <table:table-cell office:value-type="float" office:value="238">
            <text:p>238.000000</text:p>
          </table:table-cell>
          <table:table-cell office:value-type="float" office:value="14">
            <text:p>14.000000</text:p>
          </table:table-cell>
          <table:table-cell office:value-type="float" office:value="0.00021">
            <text:p>0.000210</text:p>
          </table:table-cell>
          <table:table-cell office:value-type="float" office:value="1.02859">
            <text:p>1.028590</text:p>
          </table:table-cell>
          <table:table-cell office:value-type="float" office:value="0.00032">
            <text:p>0.000320</text:p>
          </table:table-cell>
          <table:table-cell office:value-type="float" office:value="1.53117">
            <text:p>1.531170</text:p>
          </table:table-cell>
          <table:table-cell office:value-type="float" office:value="0.00021">
            <text:p>0.0002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OB</text:p>
          </table:table-cell>
          <table:table-cell office:value-type="float" office:value="302">
            <text:p>302</text:p>
          </table:table-cell>
          <table:table-cell office:value-type="float" office:value="122">
            <text:p>122</text:p>
          </table:table-cell>
          <table:table-cell office:value-type="float" office:value="27720.43">
            <text:p>27720.430000</text:p>
          </table:table-cell>
          <table:table-cell office:value-type="float" office:value="227.21664">
            <text:p>227.216640</text:p>
          </table:table-cell>
          <table:table-cell office:value-type="float" office:value="643">
            <text:p>643.000000</text:p>
          </table:table-cell>
          <table:table-cell office:value-type="float" office:value="5.27049">
            <text:p>5.270490</text:p>
          </table:table-cell>
          <table:table-cell office:value-type="float" office:value="0.00163">
            <text:p>0.001630</text:p>
          </table:table-cell>
          <table:table-cell office:value-type="float" office:value="1.08932">
            <text:p>1.089320</text:p>
          </table:table-cell>
          <table:table-cell office:value-type="float" office:value="0.00086">
            <text:p>0.000860</text:p>
          </table:table-cell>
          <table:table-cell office:value-type="float" office:value="0.57643">
            <text:p>0.576430</text:p>
          </table:table-cell>
          <table:table-cell office:value-type="float" office:value="0.0015">
            <text:p>0.0015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ON</text:p>
          </table:table-cell>
          <table:table-cell office:value-type="float" office:value="1805">
            <text:p>1805</text:p>
          </table:table-cell>
          <table:table-cell office:value-type="float" office:value="775">
            <text:p>775</text:p>
          </table:table-cell>
          <table:table-cell office:value-type="float" office:value="166298.252">
            <text:p>166298.252000</text:p>
          </table:table-cell>
          <table:table-cell office:value-type="float" office:value="214.57839">
            <text:p>214.578390</text:p>
          </table:table-cell>
          <table:table-cell office:value-type="float" office:value="7374">
            <text:p>7374.000000</text:p>
          </table:table-cell>
          <table:table-cell office:value-type="float" office:value="9.51484">
            <text:p>9.514840</text:p>
          </table:table-cell>
          <table:table-cell office:value-type="float" office:value="0.00977">
            <text:p>0.009770</text:p>
          </table:table-cell>
          <table:table-cell office:value-type="float" office:value="1.02873">
            <text:p>1.028730</text:p>
          </table:table-cell>
          <table:table-cell office:value-type="float" office:value="0.00989">
            <text:p>0.009890</text:p>
          </table:table-cell>
          <table:table-cell office:value-type="float" office:value="1.04063">
            <text:p>1.040630</text:p>
          </table:table-cell>
          <table:table-cell office:value-type="float" office:value="0.0095">
            <text:p>0.0095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P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135.301">
            <text:p>1135.301000</text:p>
          </table:table-cell>
          <table:table-cell office:value-type="float" office:value="189.21683">
            <text:p>189.216830</text:p>
          </table:table-cell>
          <table:table-cell office:value-type="float" office:value="41">
            <text:p>41.000000</text:p>
          </table:table-cell>
          <table:table-cell office:value-type="float" office:value="6.83333">
            <text:p>6.833330</text:p>
          </table:table-cell>
          <table:table-cell office:value-type="float" office:value="0.00007">
            <text:p>0.000070</text:p>
          </table:table-cell>
          <table:table-cell office:value-type="float" office:value="0.90714">
            <text:p>0.907140</text:p>
          </table:table-cell>
          <table:table-cell office:value-type="float" office:value="0.00005">
            <text:p>0.000050</text:p>
          </table:table-cell>
          <table:table-cell office:value-type="float" office:value="0.74736">
            <text:p>0.747360</text:p>
          </table:table-cell>
          <table:table-cell office:value-type="float" office:value="0.00007">
            <text:p>0.0000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PN</text:p>
          </table:table-cell>
          <table:table-cell office:value-type="float" office:value="332">
            <text:p>332</text:p>
          </table:table-cell>
          <table:table-cell office:value-type="float" office:value="92">
            <text:p>92</text:p>
          </table:table-cell>
          <table:table-cell office:value-type="float" office:value="18822.283">
            <text:p>18822.283000</text:p>
          </table:table-cell>
          <table:table-cell office:value-type="float" office:value="204.59003">
            <text:p>204.590030</text:p>
          </table:table-cell>
          <table:table-cell office:value-type="float" office:value="851">
            <text:p>851.000000</text:p>
          </table:table-cell>
          <table:table-cell office:value-type="float" office:value="9.25">
            <text:p>9.250000</text:p>
          </table:table-cell>
          <table:table-cell office:value-type="float" office:value="0.00111">
            <text:p>0.001110</text:p>
          </table:table-cell>
          <table:table-cell office:value-type="float" office:value="0.98084">
            <text:p>0.980840</text:p>
          </table:table-cell>
          <table:table-cell office:value-type="float" office:value="0.00114">
            <text:p>0.001140</text:p>
          </table:table-cell>
          <table:table-cell office:value-type="float" office:value="1.01167">
            <text:p>1.011670</text:p>
          </table:table-cell>
          <table:table-cell office:value-type="float" office:value="0.00113">
            <text:p>0.0011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RH</text:p>
          </table:table-cell>
          <table:table-cell office:value-type="float" office:value="162">
            <text:p>162</text:p>
          </table:table-cell>
          <table:table-cell office:value-type="float" office:value="31">
            <text:p>31</text:p>
          </table:table-cell>
          <table:table-cell office:value-type="float" office:value="7189.611">
            <text:p>7189.611000</text:p>
          </table:table-cell>
          <table:table-cell office:value-type="float" office:value="231.92294">
            <text:p>231.922940</text:p>
          </table:table-cell>
          <table:table-cell office:value-type="float" office:value="256">
            <text:p>256.000000</text:p>
          </table:table-cell>
          <table:table-cell office:value-type="float" office:value="8.25806">
            <text:p>8.258060</text:p>
          </table:table-cell>
          <table:table-cell office:value-type="float" office:value="0.00042">
            <text:p>0.000420</text:p>
          </table:table-cell>
          <table:table-cell office:value-type="float" office:value="1.11188">
            <text:p>1.111880</text:p>
          </table:table-cell>
          <table:table-cell office:value-type="float" office:value="0.00034">
            <text:p>0.000340</text:p>
          </table:table-cell>
          <table:table-cell office:value-type="float" office:value="0.90318">
            <text:p>0.903180</text:p>
          </table:table-cell>
          <table:table-cell office:value-type="float" office:value="0.00038">
            <text:p>0.0003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T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757.995">
            <text:p>1757.995000</text:p>
          </table:table-cell>
          <table:table-cell office:value-type="float" office:value="195.33278">
            <text:p>195.332780</text:p>
          </table:table-cell>
          <table:table-cell office:value-type="float" office:value="83">
            <text:p>83.000000</text:p>
          </table:table-cell>
          <table:table-cell office:value-type="float" office:value="9.22222">
            <text:p>9.222220</text:p>
          </table:table-cell>
          <table:table-cell office:value-type="float" office:value="0.0001">
            <text:p>0.000100</text:p>
          </table:table-cell>
          <table:table-cell office:value-type="float" office:value="0.93646">
            <text:p>0.936460</text:p>
          </table:table-cell>
          <table:table-cell office:value-type="float" office:value="0.00011">
            <text:p>0.000110</text:p>
          </table:table-cell>
          <table:table-cell office:value-type="float" office:value="1.00863">
            <text:p>1.00863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TN</text:p>
          </table:table-cell>
          <table:table-cell office:value-type="float" office:value="995">
            <text:p>995</text:p>
          </table:table-cell>
          <table:table-cell office:value-type="float" office:value="431">
            <text:p>431</text:p>
          </table:table-cell>
          <table:table-cell office:value-type="float" office:value="83242.773">
            <text:p>83242.773000</text:p>
          </table:table-cell>
          <table:table-cell office:value-type="float" office:value="193.13868">
            <text:p>193.138680</text:p>
          </table:table-cell>
          <table:table-cell office:value-type="float" office:value="3230">
            <text:p>3230.000000</text:p>
          </table:table-cell>
          <table:table-cell office:value-type="float" office:value="7.4942">
            <text:p>7.494200</text:p>
          </table:table-cell>
          <table:table-cell office:value-type="float" office:value="0.00489">
            <text:p>0.004890</text:p>
          </table:table-cell>
          <table:table-cell office:value-type="float" office:value="0.92594">
            <text:p>0.925940</text:p>
          </table:table-cell>
          <table:table-cell office:value-type="float" office:value="0.00433">
            <text:p>0.004330</text:p>
          </table:table-cell>
          <table:table-cell office:value-type="float" office:value="0.81964">
            <text:p>0.819640</text:p>
          </table:table-cell>
          <table:table-cell office:value-type="float" office:value="0.00528">
            <text:p>0.0052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V</text:p>
          </table:table-cell>
          <table:table-cell office:value-type="float" office:value="188">
            <text:p>188</text:p>
          </table:table-cell>
          <table:table-cell office:value-type="float" office:value="56">
            <text:p>56</text:p>
          </table:table-cell>
          <table:table-cell office:value-type="float" office:value="10152.373">
            <text:p>10152.373000</text:p>
          </table:table-cell>
          <table:table-cell office:value-type="float" office:value="181.29238">
            <text:p>181.292380</text:p>
          </table:table-cell>
          <table:table-cell office:value-type="float" office:value="412">
            <text:p>412.000000</text:p>
          </table:table-cell>
          <table:table-cell office:value-type="float" office:value="7.35714">
            <text:p>7.357140</text:p>
          </table:table-cell>
          <table:table-cell office:value-type="float" office:value="0.0006">
            <text:p>0.000600</text:p>
          </table:table-cell>
          <table:table-cell office:value-type="float" office:value="0.86915">
            <text:p>0.869150</text:p>
          </table:table-cell>
          <table:table-cell office:value-type="float" office:value="0.00055">
            <text:p>0.000550</text:p>
          </table:table-cell>
          <table:table-cell office:value-type="float" office:value="0.80465">
            <text:p>0.804650</text:p>
          </table:table-cell>
          <table:table-cell office:value-type="float" office:value="0.00069">
            <text:p>0.0006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VP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2130.483">
            <text:p>2130.483000</text:p>
          </table:table-cell>
          <table:table-cell office:value-type="float" office:value="213.0483">
            <text:p>213.048300</text:p>
          </table:table-cell>
          <table:table-cell office:value-type="float" office:value="66">
            <text:p>66.000000</text:p>
          </table:table-cell>
          <table:table-cell office:value-type="float" office:value="6.6">
            <text:p>6.600000</text:p>
          </table:table-cell>
          <table:table-cell office:value-type="float" office:value="0.00013">
            <text:p>0.000130</text:p>
          </table:table-cell>
          <table:table-cell office:value-type="float" office:value="1.02139">
            <text:p>1.021390</text:p>
          </table:table-cell>
          <table:table-cell office:value-type="float" office:value="0.00009">
            <text:p>0.000090</text:p>
          </table:table-cell>
          <table:table-cell office:value-type="float" office:value="0.72184">
            <text:p>0.72184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AVPV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599.841">
            <text:p>599.841000</text:p>
          </table:table-cell>
          <table:table-cell office:value-type="float" office:value="199.947">
            <text:p>199.947000</text:p>
          </table:table-cell>
          <table:table-cell office:value-type="float" office:value="41">
            <text:p>41.000000</text:p>
          </table:table-cell>
          <table:table-cell office:value-type="float" office:value="13.66667">
            <text:p>13.666670</text:p>
          </table:table-cell>
          <table:table-cell office:value-type="float" office:value="0.00004">
            <text:p>0.000040</text:p>
          </table:table-cell>
          <table:table-cell office:value-type="float" office:value="0.95858">
            <text:p>0.958580</text:p>
          </table:table-cell>
          <table:table-cell office:value-type="float" office:value="0.00005">
            <text:p>0.000050</text:p>
          </table:table-cell>
          <table:table-cell office:value-type="float" office:value="1.49471">
            <text:p>1.494710</text:p>
          </table:table-cell>
          <table:table-cell office:value-type="float" office:value="0.00004">
            <text:p>0.000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BAC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86.311">
            <text:p>586.311000</text:p>
          </table:table-cell>
          <table:table-cell office:value-type="float" office:value="195.437">
            <text:p>195.437000</text:p>
          </table:table-cell>
          <table:table-cell office:value-type="float" office:value="19">
            <text:p>19.000000</text:p>
          </table:table-cell>
          <table:table-cell office:value-type="float" office:value="6.33333">
            <text:p>6.333330</text:p>
          </table:table-cell>
          <table:table-cell office:value-type="float" office:value="0.00003">
            <text:p>0.000030</text:p>
          </table:table-cell>
          <table:table-cell office:value-type="float" office:value="0.93696">
            <text:p>0.936960</text:p>
          </table:table-cell>
          <table:table-cell office:value-type="float" office:value="0.00003">
            <text:p>0.000030</text:p>
          </table:table-cell>
          <table:table-cell office:value-type="float" office:value="0.69267">
            <text:p>0.692670</text:p>
          </table:table-cell>
          <table:table-cell office:value-type="float" office:value="0.00004">
            <text:p>0.000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BS</text:p>
          </table:table-cell>
          <table:table-cell office:value-type="float" office:value="53836">
            <text:p>53836</text:p>
          </table:table-cell>
          <table:table-cell office:value-type="float" office:value="21500">
            <text:p>21500</text:p>
          </table:table-cell>
          <table:table-cell office:value-type="float" office:value="4358834.639">
            <text:p>4358834.639000</text:p>
          </table:table-cell>
          <table:table-cell office:value-type="float" office:value="202.73649">
            <text:p>202.736490</text:p>
          </table:table-cell>
          <table:table-cell office:value-type="float" office:value="174163">
            <text:p>174163.000000</text:p>
          </table:table-cell>
          <table:table-cell office:value-type="float" office:value="8.1006">
            <text:p>8.100600</text:p>
          </table:table-cell>
          <table:table-cell office:value-type="float" office:value="0.25621">
            <text:p>0.256210</text:p>
          </table:table-cell>
          <table:table-cell office:value-type="float" office:value="0.97195">
            <text:p>0.971950</text:p>
          </table:table-cell>
          <table:table-cell office:value-type="float" office:value="0.23354">
            <text:p>0.233540</text:p>
          </table:table-cell>
          <table:table-cell office:value-type="float" office:value="0.88596">
            <text:p>0.885960</text:p>
          </table:table-cell>
          <table:table-cell office:value-type="float" office:value="0.2636">
            <text:p>0.2636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BST</text:p>
          </table:table-cell>
          <table:table-cell office:value-type="float" office:value="631">
            <text:p>631</text:p>
          </table:table-cell>
          <table:table-cell office:value-type="float" office:value="367">
            <text:p>367</text:p>
          </table:table-cell>
          <table:table-cell office:value-type="float" office:value="77741.071">
            <text:p>77741.071000</text:p>
          </table:table-cell>
          <table:table-cell office:value-type="float" office:value="211.82853">
            <text:p>211.828530</text:p>
          </table:table-cell>
          <table:table-cell office:value-type="float" office:value="3050">
            <text:p>3050.000000</text:p>
          </table:table-cell>
          <table:table-cell office:value-type="float" office:value="8.31063">
            <text:p>8.310630</text:p>
          </table:table-cell>
          <table:table-cell office:value-type="float" office:value="0.00457">
            <text:p>0.004570</text:p>
          </table:table-cell>
          <table:table-cell office:value-type="float" office:value="1.01554">
            <text:p>1.015540</text:p>
          </table:table-cell>
          <table:table-cell office:value-type="float" office:value="0.00409">
            <text:p>0.004090</text:p>
          </table:table-cell>
          <table:table-cell office:value-type="float" office:value="0.90893">
            <text:p>0.908930</text:p>
          </table:table-cell>
          <table:table-cell office:value-type="float" office:value="0.0045">
            <text:p>0.0045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Brain</text:p>
          </table:table-cell>
          <table:table-cell office:value-type="float" office:value="201284">
            <text:p>201284</text:p>
          </table:table-cell>
          <table:table-cell office:value-type="float" office:value="68604">
            <text:p>68604</text:p>
          </table:table-cell>
          <table:table-cell office:value-type="float" office:value="14298206.415">
            <text:p>14298206.415000</text:p>
          </table:table-cell>
          <table:table-cell office:value-type="float" office:value="208.41651">
            <text:p>208.416510</text:p>
          </table:table-cell>
          <table:table-cell office:value-type="float" office:value="632737">
            <text:p>632737.000000</text:p>
          </table:table-cell>
          <table:table-cell office:value-type="float" office:value="9.22303">
            <text:p>9.223030</text:p>
          </table:table-cell>
          <table:table-cell office:value-type="float" office:value="0.84044">
            <text:p>0.840440</text:p>
          </table:table-cell>
          <table:table-cell office:value-type="float" office:value="0.99918">
            <text:p>0.999180</text:p>
          </table:table-cell>
          <table:table-cell office:value-type="float" office:value="0.84846">
            <text:p>0.848460</text:p>
          </table:table-cell>
          <table:table-cell office:value-type="float" office:value="1.00872">
            <text:p>1.008720</text:p>
          </table:table-cell>
          <table:table-cell office:value-type="float" office:value="0.84113">
            <text:p>0.8411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A</text:p>
          </table:table-cell>
          <table:table-cell office:value-type="float" office:value="5825">
            <text:p>5825</text:p>
          </table:table-cell>
          <table:table-cell office:value-type="float" office:value="1633">
            <text:p>1633</text:p>
          </table:table-cell>
          <table:table-cell office:value-type="float" office:value="339488.215">
            <text:p>339488.215000</text:p>
          </table:table-cell>
          <table:table-cell office:value-type="float" office:value="207.89235">
            <text:p>207.892350</text:p>
          </table:table-cell>
          <table:table-cell office:value-type="float" office:value="20046">
            <text:p>20046.000000</text:p>
          </table:table-cell>
          <table:table-cell office:value-type="float" office:value="12.27557">
            <text:p>12.275570</text:p>
          </table:table-cell>
          <table:table-cell office:value-type="float" office:value="0.01995">
            <text:p>0.019950</text:p>
          </table:table-cell>
          <table:table-cell office:value-type="float" office:value="0.99667">
            <text:p>0.996670</text:p>
          </table:table-cell>
          <table:table-cell office:value-type="float" office:value="0.02688">
            <text:p>0.026880</text:p>
          </table:table-cell>
          <table:table-cell office:value-type="float" office:value="1.34257">
            <text:p>1.342570</text:p>
          </table:table-cell>
          <table:table-cell office:value-type="float" office:value="0.02002">
            <text:p>0.020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B</text:p>
          </table:table-cell>
          <table:table-cell office:value-type="float" office:value="22934">
            <text:p>22934</text:p>
          </table:table-cell>
          <table:table-cell office:value-type="float" office:value="7626">
            <text:p>7626</text:p>
          </table:table-cell>
          <table:table-cell office:value-type="float" office:value="1557639.715">
            <text:p>1557639.715000</text:p>
          </table:table-cell>
          <table:table-cell office:value-type="float" office:value="204.25383">
            <text:p>204.253830</text:p>
          </table:table-cell>
          <table:table-cell office:value-type="float" office:value="75225">
            <text:p>75225.000000</text:p>
          </table:table-cell>
          <table:table-cell office:value-type="float" office:value="9.86428">
            <text:p>9.864280</text:p>
          </table:table-cell>
          <table:table-cell office:value-type="float" office:value="0.09156">
            <text:p>0.091560</text:p>
          </table:table-cell>
          <table:table-cell office:value-type="float" office:value="0.97923">
            <text:p>0.979230</text:p>
          </table:table-cell>
          <table:table-cell office:value-type="float" office:value="0.10087">
            <text:p>0.100870</text:p>
          </table:table-cell>
          <table:table-cell office:value-type="float" office:value="1.07885">
            <text:p>1.078850</text:p>
          </table:table-cell>
          <table:table-cell office:value-type="float" office:value="0.0935">
            <text:p>0.0935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BN</text:p>
          </table:table-cell>
          <table:table-cell office:value-type="float" office:value="670">
            <text:p>670</text:p>
          </table:table-cell>
          <table:table-cell office:value-type="float" office:value="285">
            <text:p>285</text:p>
          </table:table-cell>
          <table:table-cell office:value-type="float" office:value="56735.919">
            <text:p>56735.919000</text:p>
          </table:table-cell>
          <table:table-cell office:value-type="float" office:value="199.0734">
            <text:p>199.073400</text:p>
          </table:table-cell>
          <table:table-cell office:value-type="float" office:value="2157">
            <text:p>2157.000000</text:p>
          </table:table-cell>
          <table:table-cell office:value-type="float" office:value="7.56842">
            <text:p>7.568420</text:p>
          </table:table-cell>
          <table:table-cell office:value-type="float" office:value="0.00333">
            <text:p>0.003330</text:p>
          </table:table-cell>
          <table:table-cell office:value-type="float" office:value="0.95439">
            <text:p>0.954390</text:p>
          </table:table-cell>
          <table:table-cell office:value-type="float" office:value="0.00289">
            <text:p>0.002890</text:p>
          </table:table-cell>
          <table:table-cell office:value-type="float" office:value="0.82775">
            <text:p>0.827750</text:p>
          </table:table-cell>
          <table:table-cell office:value-type="float" office:value="0.00349">
            <text:p>0.0034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BX</text:p>
          </table:table-cell>
          <table:table-cell office:value-type="float" office:value="21119">
            <text:p>21119</text:p>
          </table:table-cell>
          <table:table-cell office:value-type="float" office:value="6857">
            <text:p>6857</text:p>
          </table:table-cell>
          <table:table-cell office:value-type="float" office:value="1405044.106">
            <text:p>1405044.106000</text:p>
          </table:table-cell>
          <table:table-cell office:value-type="float" office:value="204.90653">
            <text:p>204.906530</text:p>
          </table:table-cell>
          <table:table-cell office:value-type="float" office:value="68220">
            <text:p>68220.000000</text:p>
          </table:table-cell>
          <table:table-cell office:value-type="float" office:value="9.94896">
            <text:p>9.948960</text:p>
          </table:table-cell>
          <table:table-cell office:value-type="float" office:value="0.08259">
            <text:p>0.082590</text:p>
          </table:table-cell>
          <table:table-cell office:value-type="float" office:value="0.98236">
            <text:p>0.982360</text:p>
          </table:table-cell>
          <table:table-cell office:value-type="float" office:value="0.09148">
            <text:p>0.091480</text:p>
          </table:table-cell>
          <table:table-cell office:value-type="float" office:value="1.08811">
            <text:p>1.088110</text:p>
          </table:table-cell>
          <table:table-cell office:value-type="float" office:value="0.08407">
            <text:p>0.0840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EA</text:p>
          </table:table-cell>
          <table:table-cell office:value-type="float" office:value="504">
            <text:p>504</text:p>
          </table:table-cell>
          <table:table-cell office:value-type="float" office:value="244">
            <text:p>244</text:p>
          </table:table-cell>
          <table:table-cell office:value-type="float" office:value="52282.422">
            <text:p>52282.422000</text:p>
          </table:table-cell>
          <table:table-cell office:value-type="float" office:value="214.27222">
            <text:p>214.272220</text:p>
          </table:table-cell>
          <table:table-cell office:value-type="float" office:value="2166">
            <text:p>2166.000000</text:p>
          </table:table-cell>
          <table:table-cell office:value-type="float" office:value="8.87705">
            <text:p>8.877050</text:p>
          </table:table-cell>
          <table:table-cell office:value-type="float" office:value="0.00307">
            <text:p>0.003070</text:p>
          </table:table-cell>
          <table:table-cell office:value-type="float" office:value="1.02726">
            <text:p>1.027260</text:p>
          </table:table-cell>
          <table:table-cell office:value-type="float" office:value="0.0029">
            <text:p>0.002900</text:p>
          </table:table-cell>
          <table:table-cell office:value-type="float" office:value="0.97088">
            <text:p>0.970880</text:p>
          </table:table-cell>
          <table:table-cell office:value-type="float" office:value="0.00299">
            <text:p>0.0029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H</text:p>
          </table:table-cell>
          <table:table-cell office:value-type="float" office:value="118136">
            <text:p>118136</text:p>
          </table:table-cell>
          <table:table-cell office:value-type="float" office:value="37029">
            <text:p>37029</text:p>
          </table:table-cell>
          <table:table-cell office:value-type="float" office:value="7890058.486">
            <text:p>7890058.486000</text:p>
          </table:table-cell>
          <table:table-cell office:value-type="float" office:value="213.07782">
            <text:p>213.077820</text:p>
          </table:table-cell>
          <table:table-cell office:value-type="float" office:value="357875">
            <text:p>357875.000000</text:p>
          </table:table-cell>
          <table:table-cell office:value-type="float" office:value="9.66472">
            <text:p>9.664720</text:p>
          </table:table-cell>
          <table:table-cell office:value-type="float" office:value="0.46377">
            <text:p>0.463770</text:p>
          </table:table-cell>
          <table:table-cell office:value-type="float" office:value="1.02153">
            <text:p>1.021530</text:p>
          </table:table-cell>
          <table:table-cell office:value-type="float" office:value="0.47989">
            <text:p>0.479890</text:p>
          </table:table-cell>
          <table:table-cell office:value-type="float" office:value="1.05702">
            <text:p>1.057020</text:p>
          </table:table-cell>
          <table:table-cell office:value-type="float" office:value="0.454">
            <text:p>0.4540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L</text:p>
          </table:table-cell>
          <table:table-cell office:value-type="float" office:value="122">
            <text:p>122</text:p>
          </table:table-cell>
          <table:table-cell office:value-type="float" office:value="70">
            <text:p>70</text:p>
          </table:table-cell>
          <table:table-cell office:value-type="float" office:value="12307.766">
            <text:p>12307.766000</text:p>
          </table:table-cell>
          <table:table-cell office:value-type="float" office:value="175.82523">
            <text:p>175.825230</text:p>
          </table:table-cell>
          <table:table-cell office:value-type="float" office:value="402">
            <text:p>402.000000</text:p>
          </table:table-cell>
          <table:table-cell office:value-type="float" office:value="5.74286">
            <text:p>5.742860</text:p>
          </table:table-cell>
          <table:table-cell office:value-type="float" office:value="0.00072">
            <text:p>0.000720</text:p>
          </table:table-cell>
          <table:table-cell office:value-type="float" office:value="0.84294">
            <text:p>0.842940</text:p>
          </table:table-cell>
          <table:table-cell office:value-type="float" office:value="0.00054">
            <text:p>0.000540</text:p>
          </table:table-cell>
          <table:table-cell office:value-type="float" office:value="0.62809">
            <text:p>0.628090</text:p>
          </table:table-cell>
          <table:table-cell office:value-type="float" office:value="0.00086">
            <text:p>0.0008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LI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3977.086">
            <text:p>3977.086000</text:p>
          </table:table-cell>
          <table:table-cell office:value-type="float" office:value="209.32032">
            <text:p>209.320320</text:p>
          </table:table-cell>
          <table:table-cell office:value-type="float" office:value="129">
            <text:p>129.000000</text:p>
          </table:table-cell>
          <table:table-cell office:value-type="float" office:value="6.78947">
            <text:p>6.789470</text:p>
          </table:table-cell>
          <table:table-cell office:value-type="float" office:value="0.00023">
            <text:p>0.000230</text:p>
          </table:table-cell>
          <table:table-cell office:value-type="float" office:value="1.00352">
            <text:p>1.003520</text:p>
          </table:table-cell>
          <table:table-cell office:value-type="float" office:value="0.00017">
            <text:p>0.000170</text:p>
          </table:table-cell>
          <table:table-cell office:value-type="float" office:value="0.74256">
            <text:p>0.742560</text:p>
          </table:table-cell>
          <table:table-cell office:value-type="float" office:value="0.00023">
            <text:p>0.0002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M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  <table:table-cell office:value-type="float" office:value="9999.741">
            <text:p>9999.741000</text:p>
          </table:table-cell>
          <table:table-cell office:value-type="float" office:value="188.67436">
            <text:p>188.674360</text:p>
          </table:table-cell>
          <table:table-cell office:value-type="float" office:value="328">
            <text:p>328.000000</text:p>
          </table:table-cell>
          <table:table-cell office:value-type="float" office:value="6.18868">
            <text:p>6.188680</text:p>
          </table:table-cell>
          <table:table-cell office:value-type="float" office:value="0.00059">
            <text:p>0.000590</text:p>
          </table:table-cell>
          <table:table-cell office:value-type="float" office:value="0.90454">
            <text:p>0.904540</text:p>
          </table:table-cell>
          <table:table-cell office:value-type="float" office:value="0.00044">
            <text:p>0.000440</text:p>
          </table:table-cell>
          <table:table-cell office:value-type="float" office:value="0.67685">
            <text:p>0.676850</text:p>
          </table:table-cell>
          <table:table-cell office:value-type="float" office:value="0.00065">
            <text:p>0.0006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N</text:p>
          </table:table-cell>
          <table:table-cell office:value-type="float" office:value="668">
            <text:p>668</text:p>
          </table:table-cell>
          <table:table-cell office:value-type="float" office:value="276">
            <text:p>276</text:p>
          </table:table-cell>
          <table:table-cell office:value-type="float" office:value="58241.978">
            <text:p>58241.978000</text:p>
          </table:table-cell>
          <table:table-cell office:value-type="float" office:value="211.02166">
            <text:p>211.021660</text:p>
          </table:table-cell>
          <table:table-cell office:value-type="float" office:value="2660">
            <text:p>2660.000000</text:p>
          </table:table-cell>
          <table:table-cell office:value-type="float" office:value="9.63768">
            <text:p>9.637680</text:p>
          </table:table-cell>
          <table:table-cell office:value-type="float" office:value="0.00342">
            <text:p>0.003420</text:p>
          </table:table-cell>
          <table:table-cell office:value-type="float" office:value="1.01167">
            <text:p>1.011670</text:p>
          </table:table-cell>
          <table:table-cell office:value-type="float" office:value="0.00357">
            <text:p>0.003570</text:p>
          </table:table-cell>
          <table:table-cell office:value-type="float" office:value="1.05407">
            <text:p>1.054070</text:p>
          </table:table-cell>
          <table:table-cell office:value-type="float" office:value="0.00338">
            <text:p>0.0033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NU</text:p>
          </table:table-cell>
          <table:table-cell office:value-type="float" office:value="21980">
            <text:p>21980</text:p>
          </table:table-cell>
          <table:table-cell office:value-type="float" office:value="9413">
            <text:p>9413</text:p>
          </table:table-cell>
          <table:table-cell office:value-type="float" office:value="1955269.986">
            <text:p>1955269.986000</text:p>
          </table:table-cell>
          <table:table-cell office:value-type="float" office:value="207.72017">
            <text:p>207.720170</text:p>
          </table:table-cell>
          <table:table-cell office:value-type="float" office:value="82125">
            <text:p>82125.000000</text:p>
          </table:table-cell>
          <table:table-cell office:value-type="float" office:value="8.72464">
            <text:p>8.724640</text:p>
          </table:table-cell>
          <table:table-cell office:value-type="float" office:value="0.11493">
            <text:p>0.114930</text:p>
          </table:table-cell>
          <table:table-cell office:value-type="float" office:value="0.99585">
            <text:p>0.995850</text:p>
          </table:table-cell>
          <table:table-cell office:value-type="float" office:value="0.11012">
            <text:p>0.110120</text:p>
          </table:table-cell>
          <table:table-cell office:value-type="float" office:value="0.95421">
            <text:p>0.954210</text:p>
          </table:table-cell>
          <table:table-cell office:value-type="float" office:value="0.11541">
            <text:p>0.1154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OA</text:p>
          </table:table-cell>
          <table:table-cell office:value-type="float" office:value="947">
            <text:p>947</text:p>
          </table:table-cell>
          <table:table-cell office:value-type="float" office:value="339">
            <text:p>339</text:p>
          </table:table-cell>
          <table:table-cell office:value-type="float" office:value="75017.456">
            <text:p>75017.456000</text:p>
          </table:table-cell>
          <table:table-cell office:value-type="float" office:value="221.29043">
            <text:p>221.290430</text:p>
          </table:table-cell>
          <table:table-cell office:value-type="float" office:value="2828">
            <text:p>2828.000000</text:p>
          </table:table-cell>
          <table:table-cell office:value-type="float" office:value="8.34218">
            <text:p>8.342180</text:p>
          </table:table-cell>
          <table:table-cell office:value-type="float" office:value="0.00441">
            <text:p>0.004410</text:p>
          </table:table-cell>
          <table:table-cell office:value-type="float" office:value="1.0609">
            <text:p>1.060900</text:p>
          </table:table-cell>
          <table:table-cell office:value-type="float" office:value="0.00379">
            <text:p>0.003790</text:p>
          </table:table-cell>
          <table:table-cell office:value-type="float" office:value="0.91238">
            <text:p>0.912380</text:p>
          </table:table-cell>
          <table:table-cell office:value-type="float" office:value="0.00416">
            <text:p>0.0041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P</text:p>
          </table:table-cell>
          <table:table-cell office:value-type="float" office:value="10105">
            <text:p>10105</text:p>
          </table:table-cell>
          <table:table-cell office:value-type="float" office:value="4294">
            <text:p>4294</text:p>
          </table:table-cell>
          <table:table-cell office:value-type="float" office:value="882870.852">
            <text:p>882870.852000</text:p>
          </table:table-cell>
          <table:table-cell office:value-type="float" office:value="205.60569">
            <text:p>205.605690</text:p>
          </table:table-cell>
          <table:table-cell office:value-type="float" office:value="40285">
            <text:p>40285.000000</text:p>
          </table:table-cell>
          <table:table-cell office:value-type="float" office:value="9.3817">
            <text:p>9.381700</text:p>
          </table:table-cell>
          <table:table-cell office:value-type="float" office:value="0.05189">
            <text:p>0.051890</text:p>
          </table:table-cell>
          <table:table-cell office:value-type="float" office:value="0.98571">
            <text:p>0.985710</text:p>
          </table:table-cell>
          <table:table-cell office:value-type="float" office:value="0.05402">
            <text:p>0.054020</text:p>
          </table:table-cell>
          <table:table-cell office:value-type="float" office:value="1.02607">
            <text:p>1.026070</text:p>
          </table:table-cell>
          <table:table-cell office:value-type="float" office:value="0.05265">
            <text:p>0.0526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S</text:p>
          </table:table-cell>
          <table:table-cell office:value-type="float" office:value="299">
            <text:p>299</text:p>
          </table:table-cell>
          <table:table-cell office:value-type="float" office:value="130">
            <text:p>130</text:p>
          </table:table-cell>
          <table:table-cell office:value-type="float" office:value="26238.893">
            <text:p>26238.893000</text:p>
          </table:table-cell>
          <table:table-cell office:value-type="float" office:value="201.83764">
            <text:p>201.837640</text:p>
          </table:table-cell>
          <table:table-cell office:value-type="float" office:value="786">
            <text:p>786.000000</text:p>
          </table:table-cell>
          <table:table-cell office:value-type="float" office:value="6.04615">
            <text:p>6.046150</text:p>
          </table:table-cell>
          <table:table-cell office:value-type="float" office:value="0.00154">
            <text:p>0.001540</text:p>
          </table:table-cell>
          <table:table-cell office:value-type="float" office:value="0.96764">
            <text:p>0.967640</text:p>
          </table:table-cell>
          <table:table-cell office:value-type="float" office:value="0.00105">
            <text:p>0.001050</text:p>
          </table:table-cell>
          <table:table-cell office:value-type="float" office:value="0.66126">
            <text:p>0.661260</text:p>
          </table:table-cell>
          <table:table-cell office:value-type="float" office:value="0.00159">
            <text:p>0.0015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TX</text:p>
          </table:table-cell>
          <table:table-cell office:value-type="float" office:value="95185">
            <text:p>95185</text:p>
          </table:table-cell>
          <table:table-cell office:value-type="float" office:value="27246">
            <text:p>27246</text:p>
          </table:table-cell>
          <table:table-cell office:value-type="float" office:value="5859989.162">
            <text:p>5859989.162000</text:p>
          </table:table-cell>
          <table:table-cell office:value-type="float" office:value="215.07704">
            <text:p>215.077040</text:p>
          </table:table-cell>
          <table:table-cell office:value-type="float" office:value="272005">
            <text:p>272005.000000</text:p>
          </table:table-cell>
          <table:table-cell office:value-type="float" office:value="9.9833">
            <text:p>9.983300</text:p>
          </table:table-cell>
          <table:table-cell office:value-type="float" office:value="0.34445">
            <text:p>0.344450</text:p>
          </table:table-cell>
          <table:table-cell office:value-type="float" office:value="1.03112">
            <text:p>1.031120</text:p>
          </table:table-cell>
          <table:table-cell office:value-type="float" office:value="0.36474">
            <text:p>0.364740</text:p>
          </table:table-cell>
          <table:table-cell office:value-type="float" office:value="1.09187">
            <text:p>1.091870</text:p>
          </table:table-cell>
          <table:table-cell office:value-type="float" office:value="0.33405">
            <text:p>0.3340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TXpl</text:p>
          </table:table-cell>
          <table:table-cell office:value-type="float" office:value="35864">
            <text:p>35864</text:p>
          </table:table-cell>
          <table:table-cell office:value-type="float" office:value="9684">
            <text:p>9684</text:p>
          </table:table-cell>
          <table:table-cell office:value-type="float" office:value="2082913.927">
            <text:p>2082913.927000</text:p>
          </table:table-cell>
          <table:table-cell office:value-type="float" office:value="215.08818">
            <text:p>215.088180</text:p>
          </table:table-cell>
          <table:table-cell office:value-type="float" office:value="99039">
            <text:p>99039.000000</text:p>
          </table:table-cell>
          <table:table-cell office:value-type="float" office:value="10.22708">
            <text:p>10.227080</text:p>
          </table:table-cell>
          <table:table-cell office:value-type="float" office:value="0.12243">
            <text:p>0.122430</text:p>
          </table:table-cell>
          <table:table-cell office:value-type="float" office:value="1.03117">
            <text:p>1.031170</text:p>
          </table:table-cell>
          <table:table-cell office:value-type="float" office:value="0.1328">
            <text:p>0.132800</text:p>
          </table:table-cell>
          <table:table-cell office:value-type="float" office:value="1.11853">
            <text:p>1.118530</text:p>
          </table:table-cell>
          <table:table-cell office:value-type="float" office:value="0.11873">
            <text:p>0.1187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U</text:p>
          </table:table-cell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 office:value-type="float" office:value="6088.004">
            <text:p>6088.004000</text:p>
          </table:table-cell>
          <table:table-cell office:value-type="float" office:value="196.38723">
            <text:p>196.387230</text:p>
          </table:table-cell>
          <table:table-cell office:value-type="float" office:value="218">
            <text:p>218.000000</text:p>
          </table:table-cell>
          <table:table-cell office:value-type="float" office:value="7.03226">
            <text:p>7.032260</text:p>
          </table:table-cell>
          <table:table-cell office:value-type="float" office:value="0.00036">
            <text:p>0.000360</text:p>
          </table:table-cell>
          <table:table-cell office:value-type="float" office:value="0.94151">
            <text:p>0.941510</text:p>
          </table:table-cell>
          <table:table-cell office:value-type="float" office:value="0.00029">
            <text:p>0.000290</text:p>
          </table:table-cell>
          <table:table-cell office:value-type="float" office:value="0.76911">
            <text:p>0.769110</text:p>
          </table:table-cell>
          <table:table-cell office:value-type="float" office:value="0.00038">
            <text:p>0.0003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CUN</text:p>
          </table:table-cell>
          <table:table-cell office:value-type="float" office:value="151">
            <text:p>151</text:p>
          </table:table-cell>
          <table:table-cell office:value-type="float" office:value="74">
            <text:p>74</text:p>
          </table:table-cell>
          <table:table-cell office:value-type="float" office:value="14763.217">
            <text:p>14763.217000</text:p>
          </table:table-cell>
          <table:table-cell office:value-type="float" office:value="199.50293">
            <text:p>199.502930</text:p>
          </table:table-cell>
          <table:table-cell office:value-type="float" office:value="665">
            <text:p>665.000000</text:p>
          </table:table-cell>
          <table:table-cell office:value-type="float" office:value="8.98649">
            <text:p>8.986490</text:p>
          </table:table-cell>
          <table:table-cell office:value-type="float" office:value="0.00087">
            <text:p>0.000870</text:p>
          </table:table-cell>
          <table:table-cell office:value-type="float" office:value="0.95645">
            <text:p>0.956450</text:p>
          </table:table-cell>
          <table:table-cell office:value-type="float" office:value="0.00089">
            <text:p>0.000890</text:p>
          </table:table-cell>
          <table:table-cell office:value-type="float" office:value="0.98285">
            <text:p>0.982850</text:p>
          </table:table-cell>
          <table:table-cell office:value-type="float" office:value="0.00091">
            <text:p>0.0009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CN</text:p>
          </table:table-cell>
          <table:table-cell office:value-type="float" office:value="134">
            <text:p>134</text:p>
          </table:table-cell>
          <table:table-cell office:value-type="float" office:value="33">
            <text:p>33</text:p>
          </table:table-cell>
          <table:table-cell office:value-type="float" office:value="6491.671">
            <text:p>6491.671000</text:p>
          </table:table-cell>
          <table:table-cell office:value-type="float" office:value="196.7173">
            <text:p>196.717300</text:p>
          </table:table-cell>
          <table:table-cell office:value-type="float" office:value="234">
            <text:p>234.000000</text:p>
          </table:table-cell>
          <table:table-cell office:value-type="float" office:value="7.09091">
            <text:p>7.090910</text:p>
          </table:table-cell>
          <table:table-cell office:value-type="float" office:value="0.00038">
            <text:p>0.000380</text:p>
          </table:table-cell>
          <table:table-cell office:value-type="float" office:value="0.9431">
            <text:p>0.943100</text:p>
          </table:table-cell>
          <table:table-cell office:value-type="float" office:value="0.00031">
            <text:p>0.000310</text:p>
          </table:table-cell>
          <table:table-cell office:value-type="float" office:value="0.77553">
            <text:p>0.775530</text:p>
          </table:table-cell>
          <table:table-cell office:value-type="float" office:value="0.0004">
            <text:p>0.0004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G</text:p>
          </table:table-cell>
          <table:table-cell office:value-type="float" office:value="2319">
            <text:p>2319</text:p>
          </table:table-cell>
          <table:table-cell office:value-type="float" office:value="822">
            <text:p>822</text:p>
          </table:table-cell>
          <table:table-cell office:value-type="float" office:value="171152.926">
            <text:p>171152.926000</text:p>
          </table:table-cell>
          <table:table-cell office:value-type="float" office:value="208.21524">
            <text:p>208.215240</text:p>
          </table:table-cell>
          <table:table-cell office:value-type="float" office:value="12839">
            <text:p>12839.000000</text:p>
          </table:table-cell>
          <table:table-cell office:value-type="float" office:value="15.61922">
            <text:p>15.619220</text:p>
          </table:table-cell>
          <table:table-cell office:value-type="float" office:value="0.01006">
            <text:p>0.010060</text:p>
          </table:table-cell>
          <table:table-cell office:value-type="float" office:value="0.99822">
            <text:p>0.998220</text:p>
          </table:table-cell>
          <table:table-cell office:value-type="float" office:value="0.01722">
            <text:p>0.017220</text:p>
          </table:table-cell>
          <table:table-cell office:value-type="float" office:value="1.70826">
            <text:p>1.708260</text:p>
          </table:table-cell>
          <table:table-cell office:value-type="float" office:value="0.01008">
            <text:p>0.0100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MH</text:p>
          </table:table-cell>
          <table:table-cell office:value-type="float" office:value="194">
            <text:p>194</text:p>
          </table:table-cell>
          <table:table-cell office:value-type="float" office:value="47">
            <text:p>47</text:p>
          </table:table-cell>
          <table:table-cell office:value-type="float" office:value="9835.082">
            <text:p>9835.082000</text:p>
          </table:table-cell>
          <table:table-cell office:value-type="float" office:value="209.25706">
            <text:p>209.257060</text:p>
          </table:table-cell>
          <table:table-cell office:value-type="float" office:value="331">
            <text:p>331.000000</text:p>
          </table:table-cell>
          <table:table-cell office:value-type="float" office:value="7.04255">
            <text:p>7.042550</text:p>
          </table:table-cell>
          <table:table-cell office:value-type="float" office:value="0.00058">
            <text:p>0.000580</text:p>
          </table:table-cell>
          <table:table-cell office:value-type="float" office:value="1.00321">
            <text:p>1.003210</text:p>
          </table:table-cell>
          <table:table-cell office:value-type="float" office:value="0.00044">
            <text:p>0.000440</text:p>
          </table:table-cell>
          <table:table-cell office:value-type="float" office:value="0.77024">
            <text:p>0.770240</text:p>
          </table:table-cell>
          <table:table-cell office:value-type="float" office:value="0.00058">
            <text:p>0.0005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MX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120.694">
            <text:p>1120.694000</text:p>
          </table:table-cell>
          <table:table-cell office:value-type="float" office:value="224.1388">
            <text:p>224.138800</text:p>
          </table:table-cell>
          <table:table-cell office:value-type="float" office:value="45">
            <text:p>45.000000</text:p>
          </table:table-cell>
          <table:table-cell office:value-type="float" office:value="9">
            <text:p>9.000000</text:p>
          </table:table-cell>
          <table:table-cell office:value-type="float" office:value="0.00007">
            <text:p>0.000070</text:p>
          </table:table-cell>
          <table:table-cell office:value-type="float" office:value="1.07456">
            <text:p>1.074560</text:p>
          </table:table-cell>
          <table:table-cell office:value-type="float" office:value="0.00006">
            <text:p>0.000060</text:p>
          </table:table-cell>
          <table:table-cell office:value-type="float" office:value="0.98432">
            <text:p>0.98432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N</text:p>
          </table:table-cell>
          <table:table-cell office:value-type="float" office:value="155">
            <text:p>155</text:p>
          </table:table-cell>
          <table:table-cell office:value-type="float" office:value="61">
            <text:p>61</text:p>
          </table:table-cell>
          <table:table-cell office:value-type="float" office:value="12369.148">
            <text:p>12369.148000</text:p>
          </table:table-cell>
          <table:table-cell office:value-type="float" office:value="202.77292">
            <text:p>202.772920</text:p>
          </table:table-cell>
          <table:table-cell office:value-type="float" office:value="547">
            <text:p>547.000000</text:p>
          </table:table-cell>
          <table:table-cell office:value-type="float" office:value="8.96721">
            <text:p>8.967210</text:p>
          </table:table-cell>
          <table:table-cell office:value-type="float" office:value="0.00073">
            <text:p>0.000730</text:p>
          </table:table-cell>
          <table:table-cell office:value-type="float" office:value="0.97213">
            <text:p>0.972130</text:p>
          </table:table-cell>
          <table:table-cell office:value-type="float" office:value="0.00073">
            <text:p>0.000730</text:p>
          </table:table-cell>
          <table:table-cell office:value-type="float" office:value="0.98074">
            <text:p>0.980740</text:p>
          </table:table-cell>
          <table:table-cell office:value-type="float" office:value="0.00075">
            <text:p>0.0007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ORpm</text:p>
          </table:table-cell>
          <table:table-cell office:value-type="float" office:value="5459">
            <text:p>5459</text:p>
          </table:table-cell>
          <table:table-cell office:value-type="float" office:value="2270">
            <text:p>2270</text:p>
          </table:table-cell>
          <table:table-cell office:value-type="float" office:value="432746.398">
            <text:p>432746.398000</text:p>
          </table:table-cell>
          <table:table-cell office:value-type="float" office:value="190.63718">
            <text:p>190.637180</text:p>
          </table:table-cell>
          <table:table-cell office:value-type="float" office:value="16451">
            <text:p>16451.000000</text:p>
          </table:table-cell>
          <table:table-cell office:value-type="float" office:value="7.24714">
            <text:p>7.247140</text:p>
          </table:table-cell>
          <table:table-cell office:value-type="float" office:value="0.02544">
            <text:p>0.025440</text:p>
          </table:table-cell>
          <table:table-cell office:value-type="float" office:value="0.91395">
            <text:p>0.913950</text:p>
          </table:table-cell>
          <table:table-cell office:value-type="float" office:value="0.02206">
            <text:p>0.022060</text:p>
          </table:table-cell>
          <table:table-cell office:value-type="float" office:value="0.79261">
            <text:p>0.792610</text:p>
          </table:table-cell>
          <table:table-cell office:value-type="float" office:value="0.02783">
            <text:p>0.0278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ORsm</text:p>
          </table:table-cell>
          <table:table-cell office:value-type="float" office:value="2615">
            <text:p>2615</text:p>
          </table:table-cell>
          <table:table-cell office:value-type="float" office:value="1201">
            <text:p>1201</text:p>
          </table:table-cell>
          <table:table-cell office:value-type="float" office:value="236544.989">
            <text:p>236544.989000</text:p>
          </table:table-cell>
          <table:table-cell office:value-type="float" office:value="196.95669">
            <text:p>196.956690</text:p>
          </table:table-cell>
          <table:table-cell office:value-type="float" office:value="9546">
            <text:p>9546.000000</text:p>
          </table:table-cell>
          <table:table-cell office:value-type="float" office:value="7.94838">
            <text:p>7.948380</text:p>
          </table:table-cell>
          <table:table-cell office:value-type="float" office:value="0.0139">
            <text:p>0.013900</text:p>
          </table:table-cell>
          <table:table-cell office:value-type="float" office:value="0.94424">
            <text:p>0.944240</text:p>
          </table:table-cell>
          <table:table-cell office:value-type="float" office:value="0.0128">
            <text:p>0.012800</text:p>
          </table:table-cell>
          <table:table-cell office:value-type="float" office:value="0.86931">
            <text:p>0.869310</text:p>
          </table:table-cell>
          <table:table-cell office:value-type="float" office:value="0.01472">
            <text:p>0.0147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R</text:p>
          </table:table-cell>
          <table:table-cell office:value-type="float" office:value="112">
            <text:p>112</text:p>
          </table:table-cell>
          <table:table-cell office:value-type="float" office:value="11">
            <text:p>11</text:p>
          </table:table-cell>
          <table:table-cell office:value-type="float" office:value="2228.172">
            <text:p>2228.172000</text:p>
          </table:table-cell>
          <table:table-cell office:value-type="float" office:value="202.56109">
            <text:p>202.561090</text:p>
          </table:table-cell>
          <table:table-cell office:value-type="float" office:value="123">
            <text:p>123.000000</text:p>
          </table:table-cell>
          <table:table-cell office:value-type="float" office:value="11.18182">
            <text:p>11.181820</text:p>
          </table:table-cell>
          <table:table-cell office:value-type="float" office:value="0.00013">
            <text:p>0.000130</text:p>
          </table:table-cell>
          <table:table-cell office:value-type="float" office:value="0.97111">
            <text:p>0.971110</text:p>
          </table:table-cell>
          <table:table-cell office:value-type="float" office:value="0.00016">
            <text:p>0.000160</text:p>
          </table:table-cell>
          <table:table-cell office:value-type="float" office:value="1.22295">
            <text:p>1.222950</text:p>
          </table:table-cell>
          <table:table-cell office:value-type="float" office:value="0.00013">
            <text:p>0.0001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DTN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1375.883">
            <text:p>1375.883000</text:p>
          </table:table-cell>
          <table:table-cell office:value-type="float" office:value="196.55471">
            <text:p>196.554710</text:p>
          </table:table-cell>
          <table:table-cell office:value-type="float" office:value="95">
            <text:p>95.000000</text:p>
          </table:table-cell>
          <table:table-cell office:value-type="float" office:value="13.57143">
            <text:p>13.571430</text:p>
          </table:table-cell>
          <table:table-cell office:value-type="float" office:value="0.00008">
            <text:p>0.000080</text:p>
          </table:table-cell>
          <table:table-cell office:value-type="float" office:value="0.94232">
            <text:p>0.942320</text:p>
          </table:table-cell>
          <table:table-cell office:value-type="float" office:value="0.00013">
            <text:p>0.000130</text:p>
          </table:table-cell>
          <table:table-cell office:value-type="float" office:value="1.4843">
            <text:p>1.48430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ECU</text:p>
          </table:table-cell>
          <table:table-cell office:value-type="float" office:value="142">
            <text:p>142</text:p>
          </table:table-cell>
          <table:table-cell office:value-type="float" office:value="60">
            <text:p>60</text:p>
          </table:table-cell>
          <table:table-cell office:value-type="float" office:value="12226.132">
            <text:p>12226.132000</text:p>
          </table:table-cell>
          <table:table-cell office:value-type="float" office:value="203.76887">
            <text:p>203.768870</text:p>
          </table:table-cell>
          <table:table-cell office:value-type="float" office:value="578">
            <text:p>578.000000</text:p>
          </table:table-cell>
          <table:table-cell office:value-type="float" office:value="9.63333">
            <text:p>9.633330</text:p>
          </table:table-cell>
          <table:table-cell office:value-type="float" office:value="0.00072">
            <text:p>0.000720</text:p>
          </table:table-cell>
          <table:table-cell office:value-type="float" office:value="0.9769">
            <text:p>0.976900</text:p>
          </table:table-cell>
          <table:table-cell office:value-type="float" office:value="0.00078">
            <text:p>0.000780</text:p>
          </table:table-cell>
          <table:table-cell office:value-type="float" office:value="1.05359">
            <text:p>1.053590</text:p>
          </table:table-cell>
          <table:table-cell office:value-type="float" office:value="0.00074">
            <text:p>0.0007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EPI</text:p>
          </table:table-cell>
          <table:table-cell office:value-type="float" office:value="287">
            <text:p>287</text:p>
          </table:table-cell>
          <table:table-cell office:value-type="float" office:value="128">
            <text:p>128</text:p>
          </table:table-cell>
          <table:table-cell office:value-type="float" office:value="24162.232">
            <text:p>24162.232000</text:p>
          </table:table-cell>
          <table:table-cell office:value-type="float" office:value="188.76744">
            <text:p>188.767440</text:p>
          </table:table-cell>
          <table:table-cell office:value-type="float" office:value="906">
            <text:p>906.000000</text:p>
          </table:table-cell>
          <table:table-cell office:value-type="float" office:value="7.07812">
            <text:p>7.078120</text:p>
          </table:table-cell>
          <table:table-cell office:value-type="float" office:value="0.00142">
            <text:p>0.001420</text:p>
          </table:table-cell>
          <table:table-cell office:value-type="float" office:value="0.90498">
            <text:p>0.904980</text:p>
          </table:table-cell>
          <table:table-cell office:value-type="float" office:value="0.00121">
            <text:p>0.001210</text:p>
          </table:table-cell>
          <table:table-cell office:value-type="float" office:value="0.77413">
            <text:p>0.774130</text:p>
          </table:table-cell>
          <table:table-cell office:value-type="float" office:value="0.00157">
            <text:p>0.0015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EW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FN</text:p>
          </table:table-cell>
          <table:table-cell office:value-type="float" office:value="205">
            <text:p>205</text:p>
          </table:table-cell>
          <table:table-cell office:value-type="float" office:value="75">
            <text:p>75</text:p>
          </table:table-cell>
          <table:table-cell office:value-type="float" office:value="15027.67">
            <text:p>15027.670000</text:p>
          </table:table-cell>
          <table:table-cell office:value-type="float" office:value="200.36893">
            <text:p>200.368930</text:p>
          </table:table-cell>
          <table:table-cell office:value-type="float" office:value="483">
            <text:p>483.000000</text:p>
          </table:table-cell>
          <table:table-cell office:value-type="float" office:value="6.44">
            <text:p>6.440000</text:p>
          </table:table-cell>
          <table:table-cell office:value-type="float" office:value="0.00088">
            <text:p>0.000880</text:p>
          </table:table-cell>
          <table:table-cell office:value-type="float" office:value="0.9606">
            <text:p>0.960600</text:p>
          </table:table-cell>
          <table:table-cell office:value-type="float" office:value="0.00065">
            <text:p>0.000650</text:p>
          </table:table-cell>
          <table:table-cell office:value-type="float" office:value="0.70434">
            <text:p>0.704340</text:p>
          </table:table-cell>
          <table:table-cell office:value-type="float" office:value="0.00092">
            <text:p>0.0009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FS</text:p>
          </table:table-cell>
          <table:table-cell office:value-type="float" office:value="188">
            <text:p>188</text:p>
          </table:table-cell>
          <table:table-cell office:value-type="float" office:value="86">
            <text:p>86</text:p>
          </table:table-cell>
          <table:table-cell office:value-type="float" office:value="17853.698">
            <text:p>17853.698000</text:p>
          </table:table-cell>
          <table:table-cell office:value-type="float" office:value="207.60114">
            <text:p>207.601140</text:p>
          </table:table-cell>
          <table:table-cell office:value-type="float" office:value="559">
            <text:p>559.000000</text:p>
          </table:table-cell>
          <table:table-cell office:value-type="float" office:value="6.5">
            <text:p>6.500000</text:p>
          </table:table-cell>
          <table:table-cell office:value-type="float" office:value="0.00105">
            <text:p>0.001050</text:p>
          </table:table-cell>
          <table:table-cell office:value-type="float" office:value="0.99528">
            <text:p>0.995280</text:p>
          </table:table-cell>
          <table:table-cell office:value-type="float" office:value="0.00075">
            <text:p>0.000750</text:p>
          </table:table-cell>
          <table:table-cell office:value-type="float" office:value="0.7109">
            <text:p>0.710900</text:p>
          </table:table-cell>
          <table:table-cell office:value-type="float" office:value="0.00105">
            <text:p>0.0010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GENd</text:p>
          </table:table-cell>
          <table:table-cell office:value-type="float" office:value="566">
            <text:p>566</text:p>
          </table:table-cell>
          <table:table-cell office:value-type="float" office:value="240">
            <text:p>240</text:p>
          </table:table-cell>
          <table:table-cell office:value-type="float" office:value="45305.769">
            <text:p>45305.769000</text:p>
          </table:table-cell>
          <table:table-cell office:value-type="float" office:value="188.77404">
            <text:p>188.774040</text:p>
          </table:table-cell>
          <table:table-cell office:value-type="float" office:value="2244">
            <text:p>2244.000000</text:p>
          </table:table-cell>
          <table:table-cell office:value-type="float" office:value="9.35">
            <text:p>9.350000</text:p>
          </table:table-cell>
          <table:table-cell office:value-type="float" office:value="0.00266">
            <text:p>0.002660</text:p>
          </table:table-cell>
          <table:table-cell office:value-type="float" office:value="0.90502">
            <text:p>0.905020</text:p>
          </table:table-cell>
          <table:table-cell office:value-type="float" office:value="0.00301">
            <text:p>0.003010</text:p>
          </table:table-cell>
          <table:table-cell office:value-type="float" office:value="1.0226">
            <text:p>1.022600</text:p>
          </table:table-cell>
          <table:table-cell office:value-type="float" office:value="0.00294">
            <text:p>0.0029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GENv</text:p>
          </table:table-cell>
          <table:table-cell office:value-type="float" office:value="292">
            <text:p>292</text:p>
          </table:table-cell>
          <table:table-cell office:value-type="float" office:value="69">
            <text:p>69</text:p>
          </table:table-cell>
          <table:table-cell office:value-type="float" office:value="13492.632">
            <text:p>13492.632000</text:p>
          </table:table-cell>
          <table:table-cell office:value-type="float" office:value="195.54539">
            <text:p>195.545390</text:p>
          </table:table-cell>
          <table:table-cell office:value-type="float" office:value="673">
            <text:p>673.000000</text:p>
          </table:table-cell>
          <table:table-cell office:value-type="float" office:value="9.75362">
            <text:p>9.753620</text:p>
          </table:table-cell>
          <table:table-cell office:value-type="float" office:value="0.00079">
            <text:p>0.000790</text:p>
          </table:table-cell>
          <table:table-cell office:value-type="float" office:value="0.93748">
            <text:p>0.937480</text:p>
          </table:table-cell>
          <table:table-cell office:value-type="float" office:value="0.0009">
            <text:p>0.000900</text:p>
          </table:table-cell>
          <table:table-cell office:value-type="float" office:value="1.06675">
            <text:p>1.066750</text:p>
          </table:table-cell>
          <table:table-cell office:value-type="float" office:value="0.00085">
            <text:p>0.0008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G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186.167">
            <text:p>186.167000</text:p>
          </table:table-cell>
          <table:table-cell table:number-columns-repeated="2" office:value-type="float" office:value="12">
            <text:p>12.000000</text:p>
          </table:table-cell>
          <table:table-cell office:value-type="float" office:value="0.00001">
            <text:p>0.000010</text:p>
          </table:table-cell>
          <table:table-cell office:value-type="float" office:value="0.89252">
            <text:p>0.892520</text:p>
          </table:table-cell>
          <table:table-cell office:value-type="float" office:value="0.00002">
            <text:p>0.000020</text:p>
          </table:table-cell>
          <table:table-cell office:value-type="float" office:value="1.31243">
            <text:p>1.31243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HB</text:p>
          </table:table-cell>
          <table:table-cell office:value-type="float" office:value="21824">
            <text:p>21824</text:p>
          </table:table-cell>
          <table:table-cell office:value-type="float" office:value="8780">
            <text:p>8780</text:p>
          </table:table-cell>
          <table:table-cell office:value-type="float" office:value="1817854.197">
            <text:p>1817854.197000</text:p>
          </table:table-cell>
          <table:table-cell office:value-type="float" office:value="207.0449">
            <text:p>207.044900</text:p>
          </table:table-cell>
          <table:table-cell office:value-type="float" office:value="73743">
            <text:p>73743.000000</text:p>
          </table:table-cell>
          <table:table-cell office:value-type="float" office:value="8.39897">
            <text:p>8.398970</text:p>
          </table:table-cell>
          <table:table-cell office:value-type="float" office:value="0.10685">
            <text:p>0.106850</text:p>
          </table:table-cell>
          <table:table-cell office:value-type="float" office:value="0.99261">
            <text:p>0.992610</text:p>
          </table:table-cell>
          <table:table-cell office:value-type="float" office:value="0.09888">
            <text:p>0.098880</text:p>
          </table:table-cell>
          <table:table-cell office:value-type="float" office:value="0.91859">
            <text:p>0.918590</text:p>
          </table:table-cell>
          <table:table-cell office:value-type="float" office:value="0.10765">
            <text:p>0.1076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HIP</text:p>
          </table:table-cell>
          <table:table-cell office:value-type="float" office:value="8486">
            <text:p>8486</text:p>
          </table:table-cell>
          <table:table-cell office:value-type="float" office:value="2584">
            <text:p>2584</text:p>
          </table:table-cell>
          <table:table-cell office:value-type="float" office:value="537101.472">
            <text:p>537101.472000</text:p>
          </table:table-cell>
          <table:table-cell office:value-type="float" office:value="207.85661">
            <text:p>207.856610</text:p>
          </table:table-cell>
          <table:table-cell office:value-type="float" office:value="34725">
            <text:p>34725.000000</text:p>
          </table:table-cell>
          <table:table-cell office:value-type="float" office:value="13.43847">
            <text:p>13.438470</text:p>
          </table:table-cell>
          <table:table-cell office:value-type="float" office:value="0.03157">
            <text:p>0.031570</text:p>
          </table:table-cell>
          <table:table-cell office:value-type="float" office:value="0.9965">
            <text:p>0.996500</text:p>
          </table:table-cell>
          <table:table-cell office:value-type="float" office:value="0.04656">
            <text:p>0.046560</text:p>
          </table:table-cell>
          <table:table-cell office:value-type="float" office:value="1.46976">
            <text:p>1.469760</text:p>
          </table:table-cell>
          <table:table-cell office:value-type="float" office:value="0.03168">
            <text:p>0.0316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HPF</text:p>
          </table:table-cell>
          <table:table-cell office:value-type="float" office:value="16899">
            <text:p>16899</text:p>
          </table:table-cell>
          <table:table-cell office:value-type="float" office:value="4076">
            <text:p>4076</text:p>
          </table:table-cell>
          <table:table-cell office:value-type="float" office:value="855043.325">
            <text:p>855043.325000</text:p>
          </table:table-cell>
          <table:table-cell office:value-type="float" office:value="209.7751">
            <text:p>209.775100</text:p>
          </table:table-cell>
          <table:table-cell office:value-type="float" office:value="50841">
            <text:p>50841.000000</text:p>
          </table:table-cell>
          <table:table-cell office:value-type="float" office:value="12.47326">
            <text:p>12.473260</text:p>
          </table:table-cell>
          <table:table-cell office:value-type="float" office:value="0.05026">
            <text:p>0.050260</text:p>
          </table:table-cell>
          <table:table-cell office:value-type="float" office:value="1.0057">
            <text:p>1.005700</text:p>
          </table:table-cell>
          <table:table-cell office:value-type="float" office:value="0.06817">
            <text:p>0.068170</text:p>
          </table:table-cell>
          <table:table-cell office:value-type="float" office:value="1.36419">
            <text:p>1.364190</text:p>
          </table:table-cell>
          <table:table-cell office:value-type="float" office:value="0.04997">
            <text:p>0.0499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HY</text:p>
          </table:table-cell>
          <table:table-cell office:value-type="float" office:value="6927">
            <text:p>6927</text:p>
          </table:table-cell>
          <table:table-cell office:value-type="float" office:value="2405">
            <text:p>2405</text:p>
          </table:table-cell>
          <table:table-cell office:value-type="float" office:value="497795.969">
            <text:p>497795.969000</text:p>
          </table:table-cell>
          <table:table-cell office:value-type="float" office:value="206.98377">
            <text:p>206.983770</text:p>
          </table:table-cell>
          <table:table-cell office:value-type="float" office:value="17157">
            <text:p>17157.000000</text:p>
          </table:table-cell>
          <table:table-cell office:value-type="float" office:value="7.13389">
            <text:p>7.133890</text:p>
          </table:table-cell>
          <table:table-cell office:value-type="float" office:value="0.02926">
            <text:p>0.029260</text:p>
          </table:table-cell>
          <table:table-cell office:value-type="float" office:value="0.99232">
            <text:p>0.992320</text:p>
          </table:table-cell>
          <table:table-cell office:value-type="float" office:value="0.02301">
            <text:p>0.023010</text:p>
          </table:table-cell>
          <table:table-cell office:value-type="float" office:value="0.78023">
            <text:p>0.780230</text:p>
          </table:table-cell>
          <table:table-cell office:value-type="float" office:value="0.02949">
            <text:p>0.0294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AD</text:p>
          </table:table-cell>
          <table:table-cell office:value-type="float" office:value="72">
            <text:p>72</text:p>
          </table:table-cell>
          <table:table-cell office:value-type="float" office:value="20">
            <text:p>20</text:p>
          </table:table-cell>
          <table:table-cell office:value-type="float" office:value="3434.495">
            <text:p>3434.495000</text:p>
          </table:table-cell>
          <table:table-cell office:value-type="float" office:value="171.72475">
            <text:p>171.724750</text:p>
          </table:table-cell>
          <table:table-cell office:value-type="float" office:value="122">
            <text:p>122.000000</text:p>
          </table:table-cell>
          <table:table-cell office:value-type="float" office:value="6.1">
            <text:p>6.100000</text:p>
          </table:table-cell>
          <table:table-cell office:value-type="float" office:value="0.0002">
            <text:p>0.000200</text:p>
          </table:table-cell>
          <table:table-cell office:value-type="float" office:value="0.82328">
            <text:p>0.823280</text:p>
          </table:table-cell>
          <table:table-cell office:value-type="float" office:value="0.00016">
            <text:p>0.000160</text:p>
          </table:table-cell>
          <table:table-cell office:value-type="float" office:value="0.66715">
            <text:p>0.66715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AM</text:p>
          </table:table-cell>
          <table:table-cell office:value-type="float" office:value="29">
            <text:p>29</text:p>
          </table:table-cell>
          <table:table-cell office:value-type="float" office:value="9">
            <text:p>9</text:p>
          </table:table-cell>
          <table:table-cell office:value-type="float" office:value="1722.351">
            <text:p>1722.351000</text:p>
          </table:table-cell>
          <table:table-cell office:value-type="float" office:value="191.37233">
            <text:p>191.372330</text:p>
          </table:table-cell>
          <table:table-cell office:value-type="float" office:value="66">
            <text:p>66.000000</text:p>
          </table:table-cell>
          <table:table-cell office:value-type="float" office:value="7.33333">
            <text:p>7.333330</text:p>
          </table:table-cell>
          <table:table-cell office:value-type="float" office:value="0.0001">
            <text:p>0.000100</text:p>
          </table:table-cell>
          <table:table-cell office:value-type="float" office:value="0.91747">
            <text:p>0.917470</text:p>
          </table:table-cell>
          <table:table-cell office:value-type="float" office:value="0.00009">
            <text:p>0.000090</text:p>
          </table:table-cell>
          <table:table-cell office:value-type="float" office:value="0.80204">
            <text:p>0.80204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B</text:p>
          </table:table-cell>
          <table:table-cell office:value-type="float" office:value="15824">
            <text:p>15824</text:p>
          </table:table-cell>
          <table:table-cell office:value-type="float" office:value="6227">
            <text:p>6227</text:p>
          </table:table-cell>
          <table:table-cell office:value-type="float" office:value="1235834.796">
            <text:p>1235834.796000</text:p>
          </table:table-cell>
          <table:table-cell office:value-type="float" office:value="198.46391">
            <text:p>198.463910</text:p>
          </table:table-cell>
          <table:table-cell office:value-type="float" office:value="45954">
            <text:p>45954.000000</text:p>
          </table:table-cell>
          <table:table-cell office:value-type="float" office:value="7.3798">
            <text:p>7.379800</text:p>
          </table:table-cell>
          <table:table-cell office:value-type="float" office:value="0.07264">
            <text:p>0.072640</text:p>
          </table:table-cell>
          <table:table-cell office:value-type="float" office:value="0.95147">
            <text:p>0.951470</text:p>
          </table:table-cell>
          <table:table-cell office:value-type="float" office:value="0.06162">
            <text:p>0.061620</text:p>
          </table:table-cell>
          <table:table-cell office:value-type="float" office:value="0.80712">
            <text:p>0.807120</text:p>
          </table:table-cell>
          <table:table-cell office:value-type="float" office:value="0.07635">
            <text:p>0.0763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C</text:p>
          </table:table-cell>
          <table:table-cell office:value-type="float" office:value="2367">
            <text:p>2367</text:p>
          </table:table-cell>
          <table:table-cell office:value-type="float" office:value="1051">
            <text:p>1051</text:p>
          </table:table-cell>
          <table:table-cell office:value-type="float" office:value="209527.217">
            <text:p>209527.217000</text:p>
          </table:table-cell>
          <table:table-cell office:value-type="float" office:value="199.35986">
            <text:p>199.359860</text:p>
          </table:table-cell>
          <table:table-cell office:value-type="float" office:value="8731">
            <text:p>8731.000000</text:p>
          </table:table-cell>
          <table:table-cell office:value-type="float" office:value="8.30733">
            <text:p>8.307330</text:p>
          </table:table-cell>
          <table:table-cell office:value-type="float" office:value="0.01232">
            <text:p>0.012320</text:p>
          </table:table-cell>
          <table:table-cell office:value-type="float" office:value="0.95577">
            <text:p>0.955770</text:p>
          </table:table-cell>
          <table:table-cell office:value-type="float" office:value="0.01171">
            <text:p>0.011710</text:p>
          </table:table-cell>
          <table:table-cell office:value-type="float" office:value="0.90857">
            <text:p>0.908570</text:p>
          </table:table-cell>
          <table:table-cell office:value-type="float" office:value="0.01289">
            <text:p>0.0128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GL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1280.765">
            <text:p>1280.765000</text:p>
          </table:table-cell>
          <table:table-cell office:value-type="float" office:value="182.96643">
            <text:p>182.966430</text:p>
          </table:table-cell>
          <table:table-cell office:value-type="float" office:value="61">
            <text:p>61.000000</text:p>
          </table:table-cell>
          <table:table-cell office:value-type="float" office:value="8.71429">
            <text:p>8.714290</text:p>
          </table:table-cell>
          <table:table-cell office:value-type="float" office:value="0.00008">
            <text:p>0.000080</text:p>
          </table:table-cell>
          <table:table-cell office:value-type="float" office:value="0.87717">
            <text:p>0.877170</text:p>
          </table:table-cell>
          <table:table-cell office:value-type="float" office:value="0.00008">
            <text:p>0.000080</text:p>
          </table:table-cell>
          <table:table-cell office:value-type="float" office:value="0.95308">
            <text:p>0.95308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II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949.774">
            <text:p>949.774000</text:p>
          </table:table-cell>
          <table:table-cell office:value-type="float" office:value="189.9548">
            <text:p>189.954800</text:p>
          </table:table-cell>
          <table:table-cell office:value-type="float" office:value="28">
            <text:p>28.000000</text:p>
          </table:table-cell>
          <table:table-cell office:value-type="float" office:value="5.6">
            <text:p>5.600000</text:p>
          </table:table-cell>
          <table:table-cell office:value-type="float" office:value="0.00006">
            <text:p>0.000060</text:p>
          </table:table-cell>
          <table:table-cell office:value-type="float" office:value="0.91068">
            <text:p>0.910680</text:p>
          </table:table-cell>
          <table:table-cell office:value-type="float" office:value="0.00004">
            <text:p>0.000040</text:p>
          </table:table-cell>
          <table:table-cell office:value-type="float" office:value="0.61247">
            <text:p>0.61247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LM</text:p>
          </table:table-cell>
          <table:table-cell office:value-type="float" office:value="797">
            <text:p>797</text:p>
          </table:table-cell>
          <table:table-cell office:value-type="float" office:value="349">
            <text:p>349</text:p>
          </table:table-cell>
          <table:table-cell office:value-type="float" office:value="66019.881">
            <text:p>66019.881000</text:p>
          </table:table-cell>
          <table:table-cell office:value-type="float" office:value="189.16871">
            <text:p>189.168710</text:p>
          </table:table-cell>
          <table:table-cell office:value-type="float" office:value="2314">
            <text:p>2314.000000</text:p>
          </table:table-cell>
          <table:table-cell office:value-type="float" office:value="6.63037">
            <text:p>6.630370</text:p>
          </table:table-cell>
          <table:table-cell office:value-type="float" office:value="0.00388">
            <text:p>0.003880</text:p>
          </table:table-cell>
          <table:table-cell office:value-type="float" office:value="0.90691">
            <text:p>0.906910</text:p>
          </table:table-cell>
          <table:table-cell office:value-type="float" office:value="0.0031">
            <text:p>0.003100</text:p>
          </table:table-cell>
          <table:table-cell office:value-type="float" office:value="0.72516">
            <text:p>0.725160</text:p>
          </table:table-cell>
          <table:table-cell office:value-type="float" office:value="0.00428">
            <text:p>0.0042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MD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9028.14">
            <text:p>9028.140000</text:p>
          </table:table-cell>
          <table:table-cell office:value-type="float" office:value="180.5628">
            <text:p>180.562800</text:p>
          </table:table-cell>
          <table:table-cell office:value-type="float" office:value="327">
            <text:p>327.000000</text:p>
          </table:table-cell>
          <table:table-cell office:value-type="float" office:value="6.54">
            <text:p>6.540000</text:p>
          </table:table-cell>
          <table:table-cell office:value-type="float" office:value="0.00053">
            <text:p>0.000530</text:p>
          </table:table-cell>
          <table:table-cell office:value-type="float" office:value="0.86565">
            <text:p>0.865650</text:p>
          </table:table-cell>
          <table:table-cell office:value-type="float" office:value="0.00044">
            <text:p>0.000440</text:p>
          </table:table-cell>
          <table:table-cell office:value-type="float" office:value="0.71528">
            <text:p>0.715280</text:p>
          </table:table-cell>
          <table:table-cell office:value-type="float" office:value="0.00061">
            <text:p>0.0006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N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51.2">
            <text:p>351.200000</text:p>
          </table:table-cell>
          <table:table-cell office:value-type="float" office:value="175.6">
            <text:p>175.600000</text:p>
          </table:table-cell>
          <table:table-cell office:value-type="float" office:value="10">
            <text:p>10.000000</text:p>
          </table:table-cell>
          <table:table-cell office:value-type="float" office:value="5">
            <text:p>5.000000</text:p>
          </table:table-cell>
          <table:table-cell office:value-type="float" office:value="0.00002">
            <text:p>0.000020</text:p>
          </table:table-cell>
          <table:table-cell office:value-type="float" office:value="0.84186">
            <text:p>0.841860</text:p>
          </table:table-cell>
          <table:table-cell office:value-type="float" office:value="0.00001">
            <text:p>0.000010</text:p>
          </table:table-cell>
          <table:table-cell office:value-type="float" office:value="0.54685">
            <text:p>0.546850</text:p>
          </table:table-cell>
          <table:table-cell office:value-type="float" office:value="0.00002">
            <text:p>0.000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O</text:p>
          </table:table-cell>
          <table:table-cell office:value-type="float" office:value="344">
            <text:p>344</text:p>
          </table:table-cell>
          <table:table-cell office:value-type="float" office:value="65">
            <text:p>65</text:p>
          </table:table-cell>
          <table:table-cell office:value-type="float" office:value="14262.667">
            <text:p>14262.667000</text:p>
          </table:table-cell>
          <table:table-cell office:value-type="float" office:value="219.42565">
            <text:p>219.425650</text:p>
          </table:table-cell>
          <table:table-cell office:value-type="float" office:value="422">
            <text:p>422.000000</text:p>
          </table:table-cell>
          <table:table-cell office:value-type="float" office:value="6.49231">
            <text:p>6.492310</text:p>
          </table:table-cell>
          <table:table-cell office:value-type="float" office:value="0.00084">
            <text:p>0.000840</text:p>
          </table:table-cell>
          <table:table-cell office:value-type="float" office:value="1.05196">
            <text:p>1.051960</text:p>
          </table:table-cell>
          <table:table-cell office:value-type="float" office:value="0.00057">
            <text:p>0.000570</text:p>
          </table:table-cell>
          <table:table-cell office:value-type="float" office:value="0.71006">
            <text:p>0.710060</text:p>
          </table:table-cell>
          <table:table-cell office:value-type="float" office:value="0.0008">
            <text:p>0.0008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P</text:p>
          </table:table-cell>
          <table:table-cell office:value-type="float" office:value="298">
            <text:p>298</text:p>
          </table:table-cell>
          <table:table-cell office:value-type="float" office:value="145">
            <text:p>145</text:p>
          </table:table-cell>
          <table:table-cell office:value-type="float" office:value="28585.624">
            <text:p>28585.624000</text:p>
          </table:table-cell>
          <table:table-cell office:value-type="float" office:value="197.14223">
            <text:p>197.142230</text:p>
          </table:table-cell>
          <table:table-cell office:value-type="float" office:value="1106">
            <text:p>1106.000000</text:p>
          </table:table-cell>
          <table:table-cell office:value-type="float" office:value="7.62759">
            <text:p>7.627590</text:p>
          </table:table-cell>
          <table:table-cell office:value-type="float" office:value="0.00168">
            <text:p>0.001680</text:p>
          </table:table-cell>
          <table:table-cell office:value-type="float" office:value="0.94513">
            <text:p>0.945130</text:p>
          </table:table-cell>
          <table:table-cell office:value-type="float" office:value="0.00148">
            <text:p>0.001480</text:p>
          </table:table-cell>
          <table:table-cell office:value-type="float" office:value="0.83422">
            <text:p>0.834220</text:p>
          </table:table-cell>
          <table:table-cell office:value-type="float" office:value="0.00178">
            <text:p>0.0017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PN</text:p>
          </table:table-cell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 office:value-type="float" office:value="4248.009">
            <text:p>4248.009000</text:p>
          </table:table-cell>
          <table:table-cell office:value-type="float" office:value="202.28614">
            <text:p>202.286140</text:p>
          </table:table-cell>
          <table:table-cell office:value-type="float" office:value="105">
            <text:p>105.000000</text:p>
          </table:table-cell>
          <table:table-cell office:value-type="float" office:value="5">
            <text:p>5.000000</text:p>
          </table:table-cell>
          <table:table-cell office:value-type="float" office:value="0.00025">
            <text:p>0.000250</text:p>
          </table:table-cell>
          <table:table-cell office:value-type="float" office:value="0.96979">
            <text:p>0.969790</text:p>
          </table:table-cell>
          <table:table-cell office:value-type="float" office:value="0.00014">
            <text:p>0.000140</text:p>
          </table:table-cell>
          <table:table-cell office:value-type="float" office:value="0.54685">
            <text:p>0.546850</text:p>
          </table:table-cell>
          <table:table-cell office:value-type="float" office:value="0.00026">
            <text:p>0.0002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SN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15.797">
            <text:p>4215.797000</text:p>
          </table:table-cell>
          <table:table-cell office:value-type="float" office:value="210.78985">
            <text:p>210.789850</text:p>
          </table:table-cell>
          <table:table-cell office:value-type="float" office:value="163">
            <text:p>163.000000</text:p>
          </table:table-cell>
          <table:table-cell office:value-type="float" office:value="8.15">
            <text:p>8.150000</text:p>
          </table:table-cell>
          <table:table-cell office:value-type="float" office:value="0.00025">
            <text:p>0.000250</text:p>
          </table:table-cell>
          <table:table-cell office:value-type="float" office:value="1.01056">
            <text:p>1.010560</text:p>
          </table:table-cell>
          <table:table-cell office:value-type="float" office:value="0.00022">
            <text:p>0.000220</text:p>
          </table:table-cell>
          <table:table-cell office:value-type="float" office:value="0.89136">
            <text:p>0.89136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80.5">
            <text:p>580.500000</text:p>
          </table:table-cell>
          <table:table-cell office:value-type="float" office:value="193.5">
            <text:p>193.500000</text:p>
          </table:table-cell>
          <table:table-cell office:value-type="float" office:value="25">
            <text:p>25.000000</text:p>
          </table:table-cell>
          <table:table-cell office:value-type="float" office:value="8.33333">
            <text:p>8.333330</text:p>
          </table:table-cell>
          <table:table-cell office:value-type="float" office:value="0.00003">
            <text:p>0.000030</text:p>
          </table:table-cell>
          <table:table-cell office:value-type="float" office:value="0.92767">
            <text:p>0.927670</text:p>
          </table:table-cell>
          <table:table-cell office:value-type="float" office:value="0.00003">
            <text:p>0.000030</text:p>
          </table:table-cell>
          <table:table-cell office:value-type="float" office:value="0.91141">
            <text:p>0.911410</text:p>
          </table:table-cell>
          <table:table-cell office:value-type="float" office:value="0.00004">
            <text:p>0.000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AT</text:p>
          </table:table-cell>
          <table:table-cell office:value-type="float" office:value="967">
            <text:p>967</text:p>
          </table:table-cell>
          <table:table-cell office:value-type="float" office:value="428">
            <text:p>428</text:p>
          </table:table-cell>
          <table:table-cell office:value-type="float" office:value="78855.388">
            <text:p>78855.388000</text:p>
          </table:table-cell>
          <table:table-cell office:value-type="float" office:value="184.24156">
            <text:p>184.241560</text:p>
          </table:table-cell>
          <table:table-cell office:value-type="float" office:value="3463">
            <text:p>3463.000000</text:p>
          </table:table-cell>
          <table:table-cell office:value-type="float" office:value="8.09112">
            <text:p>8.091120</text:p>
          </table:table-cell>
          <table:table-cell office:value-type="float" office:value="0.00464">
            <text:p>0.004640</text:p>
          </table:table-cell>
          <table:table-cell office:value-type="float" office:value="0.88329">
            <text:p>0.883290</text:p>
          </table:table-cell>
          <table:table-cell office:value-type="float" office:value="0.00464">
            <text:p>0.004640</text:p>
          </table:table-cell>
          <table:table-cell office:value-type="float" office:value="0.88492">
            <text:p>0.884920</text:p>
          </table:table-cell>
          <table:table-cell office:value-type="float" office:value="0.00525">
            <text:p>0.005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AV</text:p>
          </table:table-cell>
          <table:table-cell office:value-type="float" office:value="219">
            <text:p>219</text:p>
          </table:table-cell>
          <table:table-cell office:value-type="float" office:value="130">
            <text:p>130</text:p>
          </table:table-cell>
          <table:table-cell office:value-type="float" office:value="26540.723">
            <text:p>26540.723000</text:p>
          </table:table-cell>
          <table:table-cell office:value-type="float" office:value="204.15941">
            <text:p>204.159410</text:p>
          </table:table-cell>
          <table:table-cell office:value-type="float" office:value="1328">
            <text:p>1328.000000</text:p>
          </table:table-cell>
          <table:table-cell office:value-type="float" office:value="10.21538">
            <text:p>10.215380</text:p>
          </table:table-cell>
          <table:table-cell office:value-type="float" office:value="0.00156">
            <text:p>0.001560</text:p>
          </table:table-cell>
          <table:table-cell office:value-type="float" office:value="0.97878">
            <text:p>0.978780</text:p>
          </table:table-cell>
          <table:table-cell office:value-type="float" office:value="0.00178">
            <text:p>0.001780</text:p>
          </table:table-cell>
          <table:table-cell office:value-type="float" office:value="1.11725">
            <text:p>1.117250</text:p>
          </table:table-cell>
          <table:table-cell office:value-type="float" office:value="0.00159">
            <text:p>0.0015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C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049.987">
            <text:p>2049.987000</text:p>
          </table:table-cell>
          <table:table-cell office:value-type="float" office:value="204.9987">
            <text:p>204.998700</text:p>
          </table:table-cell>
          <table:table-cell office:value-type="float" office:value="88">
            <text:p>88.000000</text:p>
          </table:table-cell>
          <table:table-cell office:value-type="float" office:value="8.8">
            <text:p>8.800000</text:p>
          </table:table-cell>
          <table:table-cell office:value-type="float" office:value="0.00012">
            <text:p>0.000120</text:p>
          </table:table-cell>
          <table:table-cell office:value-type="float" office:value="0.9828">
            <text:p>0.982800</text:p>
          </table:table-cell>
          <table:table-cell office:value-type="float" office:value="0.00012">
            <text:p>0.000120</text:p>
          </table:table-cell>
          <table:table-cell office:value-type="float" office:value="0.96245">
            <text:p>0.96245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D</text:p>
          </table:table-cell>
          <table:table-cell office:value-type="float" office:value="378">
            <text:p>378</text:p>
          </table:table-cell>
          <table:table-cell office:value-type="float" office:value="195">
            <text:p>195</text:p>
          </table:table-cell>
          <table:table-cell office:value-type="float" office:value="39595.317">
            <text:p>39595.317000</text:p>
          </table:table-cell>
          <table:table-cell office:value-type="float" office:value="203.05291">
            <text:p>203.052910</text:p>
          </table:table-cell>
          <table:table-cell office:value-type="float" office:value="1623">
            <text:p>1623.000000</text:p>
          </table:table-cell>
          <table:table-cell office:value-type="float" office:value="8.32308">
            <text:p>8.323080</text:p>
          </table:table-cell>
          <table:table-cell office:value-type="float" office:value="0.00233">
            <text:p>0.002330</text:p>
          </table:table-cell>
          <table:table-cell office:value-type="float" office:value="0.97347">
            <text:p>0.973470</text:p>
          </table:table-cell>
          <table:table-cell office:value-type="float" office:value="0.00218">
            <text:p>0.002180</text:p>
          </table:table-cell>
          <table:table-cell office:value-type="float" office:value="0.91029">
            <text:p>0.910290</text:p>
          </table:table-cell>
          <table:table-cell office:value-type="float" office:value="0.00239">
            <text:p>0.0023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Gd</text:p>
          </table:table-cell>
          <table:table-cell office:value-type="float" office:value="227">
            <text:p>227</text:p>
          </table:table-cell>
          <table:table-cell office:value-type="float" office:value="100">
            <text:p>100</text:p>
          </table:table-cell>
          <table:table-cell office:value-type="float" office:value="18933.098">
            <text:p>18933.098000</text:p>
          </table:table-cell>
          <table:table-cell office:value-type="float" office:value="189.33098">
            <text:p>189.330980</text:p>
          </table:table-cell>
          <table:table-cell office:value-type="float" office:value="829">
            <text:p>829.000000</text:p>
          </table:table-cell>
          <table:table-cell office:value-type="float" office:value="8.29">
            <text:p>8.290000</text:p>
          </table:table-cell>
          <table:table-cell office:value-type="float" office:value="0.00111">
            <text:p>0.001110</text:p>
          </table:table-cell>
          <table:table-cell office:value-type="float" office:value="0.90769">
            <text:p>0.907690</text:p>
          </table:table-cell>
          <table:table-cell office:value-type="float" office:value="0.00111">
            <text:p>0.001110</text:p>
          </table:table-cell>
          <table:table-cell office:value-type="float" office:value="0.90667">
            <text:p>0.906670</text:p>
          </table:table-cell>
          <table:table-cell office:value-type="float" office:value="0.00123">
            <text:p>0.0012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Gv</text:p>
          </table:table-cell>
          <table:table-cell office:value-type="float" office:value="226">
            <text:p>226</text:p>
          </table:table-cell>
          <table:table-cell office:value-type="float" office:value="58">
            <text:p>58</text:p>
          </table:table-cell>
          <table:table-cell office:value-type="float" office:value="11465.57">
            <text:p>11465.570000</text:p>
          </table:table-cell>
          <table:table-cell office:value-type="float" office:value="197.68224">
            <text:p>197.682240</text:p>
          </table:table-cell>
          <table:table-cell office:value-type="float" office:value="573">
            <text:p>573.000000</text:p>
          </table:table-cell>
          <table:table-cell office:value-type="float" office:value="9.87931">
            <text:p>9.879310</text:p>
          </table:table-cell>
          <table:table-cell office:value-type="float" office:value="0.00067">
            <text:p>0.000670</text:p>
          </table:table-cell>
          <table:table-cell office:value-type="float" office:value="0.94772">
            <text:p>0.947720</text:p>
          </table:table-cell>
          <table:table-cell office:value-type="float" office:value="0.00077">
            <text:p>0.000770</text:p>
          </table:table-cell>
          <table:table-cell office:value-type="float" office:value="1.08049">
            <text:p>1.080490</text:p>
          </table:table-cell>
          <table:table-cell office:value-type="float" office:value="0.00071">
            <text:p>0.0007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H</text:p>
          </table:table-cell>
          <table:table-cell office:value-type="float" office:value="159">
            <text:p>159</text:p>
          </table:table-cell>
          <table:table-cell office:value-type="float" office:value="62">
            <text:p>62</text:p>
          </table:table-cell>
          <table:table-cell office:value-type="float" office:value="11604.722">
            <text:p>11604.722000</text:p>
          </table:table-cell>
          <table:table-cell office:value-type="float" office:value="187.17294">
            <text:p>187.172940</text:p>
          </table:table-cell>
          <table:table-cell office:value-type="float" office:value="412">
            <text:p>412.000000</text:p>
          </table:table-cell>
          <table:table-cell office:value-type="float" office:value="6.64516">
            <text:p>6.645160</text:p>
          </table:table-cell>
          <table:table-cell office:value-type="float" office:value="0.00068">
            <text:p>0.000680</text:p>
          </table:table-cell>
          <table:table-cell office:value-type="float" office:value="0.89734">
            <text:p>0.897340</text:p>
          </table:table-cell>
          <table:table-cell office:value-type="float" office:value="0.00055">
            <text:p>0.000550</text:p>
          </table:table-cell>
          <table:table-cell office:value-type="float" office:value="0.72678">
            <text:p>0.726780</text:p>
          </table:table-cell>
          <table:table-cell office:value-type="float" office:value="0.00076">
            <text:p>0.0007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IN</text:p>
          </table:table-cell>
          <table:table-cell office:value-type="float" office:value="26">
            <text:p>26</text:p>
          </table:table-cell>
          <table:table-cell office:value-type="float" office:value="9">
            <text:p>9</text:p>
          </table:table-cell>
          <table:table-cell office:value-type="float" office:value="1891.255">
            <text:p>1891.255000</text:p>
          </table:table-cell>
          <table:table-cell office:value-type="float" office:value="210.13944">
            <text:p>210.139440</text:p>
          </table:table-cell>
          <table:table-cell office:value-type="float" office:value="75">
            <text:p>75.000000</text:p>
          </table:table-cell>
          <table:table-cell office:value-type="float" office:value="8.33333">
            <text:p>8.333330</text:p>
          </table:table-cell>
          <table:table-cell office:value-type="float" office:value="0.00011">
            <text:p>0.000110</text:p>
          </table:table-cell>
          <table:table-cell office:value-type="float" office:value="1.00744">
            <text:p>1.007440</text:p>
          </table:table-cell>
          <table:table-cell office:value-type="float" office:value="0.0001">
            <text:p>0.000100</text:p>
          </table:table-cell>
          <table:table-cell office:value-type="float" office:value="0.91141">
            <text:p>0.91141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M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1399.22">
            <text:p>1399.220000</text:p>
          </table:table-cell>
          <table:table-cell office:value-type="float" office:value="199.88857">
            <text:p>199.888570</text:p>
          </table:table-cell>
          <table:table-cell office:value-type="float" office:value="49">
            <text:p>49.000000</text:p>
          </table:table-cell>
          <table:table-cell office:value-type="float" office:value="7">
            <text:p>7.000000</text:p>
          </table:table-cell>
          <table:table-cell office:value-type="float" office:value="0.00008">
            <text:p>0.000080</text:p>
          </table:table-cell>
          <table:table-cell office:value-type="float" office:value="0.9583">
            <text:p>0.958300</text:p>
          </table:table-cell>
          <table:table-cell office:value-type="float" office:value="0.00007">
            <text:p>0.000070</text:p>
          </table:table-cell>
          <table:table-cell office:value-type="float" office:value="0.76559">
            <text:p>0.76559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P</text:p>
          </table:table-cell>
          <table:table-cell office:value-type="float" office:value="403">
            <text:p>403</text:p>
          </table:table-cell>
          <table:table-cell office:value-type="float" office:value="190">
            <text:p>190</text:p>
          </table:table-cell>
          <table:table-cell office:value-type="float" office:value="34892.762">
            <text:p>34892.762000</text:p>
          </table:table-cell>
          <table:table-cell office:value-type="float" office:value="183.64612">
            <text:p>183.646120</text:p>
          </table:table-cell>
          <table:table-cell office:value-type="float" office:value="1564">
            <text:p>1564.000000</text:p>
          </table:table-cell>
          <table:table-cell office:value-type="float" office:value="8.23158">
            <text:p>8.231580</text:p>
          </table:table-cell>
          <table:table-cell office:value-type="float" office:value="0.00205">
            <text:p>0.002050</text:p>
          </table:table-cell>
          <table:table-cell office:value-type="float" office:value="0.88043">
            <text:p>0.880430</text:p>
          </table:table-cell>
          <table:table-cell office:value-type="float" office:value="0.0021">
            <text:p>0.002100</text:p>
          </table:table-cell>
          <table:table-cell office:value-type="float" office:value="0.90028">
            <text:p>0.900280</text:p>
          </table:table-cell>
          <table:table-cell office:value-type="float" office:value="0.00233">
            <text:p>0.0023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RN</text:p>
          </table:table-cell>
          <table:table-cell office:value-type="float" office:value="302">
            <text:p>302</text:p>
          </table:table-cell>
          <table:table-cell office:value-type="float" office:value="108">
            <text:p>108</text:p>
          </table:table-cell>
          <table:table-cell office:value-type="float" office:value="22823.994">
            <text:p>22823.994000</text:p>
          </table:table-cell>
          <table:table-cell office:value-type="float" office:value="211.33328">
            <text:p>211.333280</text:p>
          </table:table-cell>
          <table:table-cell office:value-type="float" office:value="832">
            <text:p>832.000000</text:p>
          </table:table-cell>
          <table:table-cell office:value-type="float" office:value="7.7037">
            <text:p>7.703700</text:p>
          </table:table-cell>
          <table:table-cell office:value-type="float" office:value="0.00134">
            <text:p>0.001340</text:p>
          </table:table-cell>
          <table:table-cell office:value-type="float" office:value="1.01317">
            <text:p>1.013170</text:p>
          </table:table-cell>
          <table:table-cell office:value-type="float" office:value="0.00112">
            <text:p>0.001120</text:p>
          </table:table-cell>
          <table:table-cell office:value-type="float" office:value="0.84255">
            <text:p>0.842550</text:p>
          </table:table-cell>
          <table:table-cell office:value-type="float" office:value="0.00132">
            <text:p>0.0013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S</text:p>
          </table:table-cell>
          <table:table-cell office:value-type="float" office:value="1122">
            <text:p>1122</text:p>
          </table:table-cell>
          <table:table-cell office:value-type="float" office:value="305">
            <text:p>305</text:p>
          </table:table-cell>
          <table:table-cell office:value-type="float" office:value="61544.769">
            <text:p>61544.769000</text:p>
          </table:table-cell>
          <table:table-cell office:value-type="float" office:value="201.78613">
            <text:p>201.786130</text:p>
          </table:table-cell>
          <table:table-cell office:value-type="float" office:value="3270">
            <text:p>3270.000000</text:p>
          </table:table-cell>
          <table:table-cell office:value-type="float" office:value="10.72131">
            <text:p>10.721310</text:p>
          </table:table-cell>
          <table:table-cell office:value-type="float" office:value="0.00362">
            <text:p>0.003620</text:p>
          </table:table-cell>
          <table:table-cell office:value-type="float" office:value="0.9674">
            <text:p>0.967400</text:p>
          </table:table-cell>
          <table:table-cell office:value-type="float" office:value="0.00438">
            <text:p>0.004380</text:p>
          </table:table-cell>
          <table:table-cell office:value-type="float" office:value="1.17258">
            <text:p>1.172580</text:p>
          </table:table-cell>
          <table:table-cell office:value-type="float" office:value="0.00374">
            <text:p>0.0037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SX</text:p>
          </table:table-cell>
          <table:table-cell office:value-type="float" office:value="1360">
            <text:p>1360</text:p>
          </table:table-cell>
          <table:table-cell office:value-type="float" office:value="360">
            <text:p>360</text:p>
          </table:table-cell>
          <table:table-cell office:value-type="float" office:value="72100.548">
            <text:p>72100.548000</text:p>
          </table:table-cell>
          <table:table-cell office:value-type="float" office:value="200.2793">
            <text:p>200.279300</text:p>
          </table:table-cell>
          <table:table-cell office:value-type="float" office:value="3777">
            <text:p>3777.000000</text:p>
          </table:table-cell>
          <table:table-cell office:value-type="float" office:value="10.49167">
            <text:p>10.491670</text:p>
          </table:table-cell>
          <table:table-cell office:value-type="float" office:value="0.00424">
            <text:p>0.004240</text:p>
          </table:table-cell>
          <table:table-cell office:value-type="float" office:value="0.96017">
            <text:p>0.960170</text:p>
          </table:table-cell>
          <table:table-cell office:value-type="float" office:value="0.00506">
            <text:p>0.005060</text:p>
          </table:table-cell>
          <table:table-cell office:value-type="float" office:value="1.14747">
            <text:p>1.147470</text:p>
          </table:table-cell>
          <table:table-cell office:value-type="float" office:value="0.00441">
            <text:p>0.0044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LZ</text:p>
          </table:table-cell>
          <table:table-cell office:value-type="float" office:value="1207">
            <text:p>1207</text:p>
          </table:table-cell>
          <table:table-cell office:value-type="float" office:value="594">
            <text:p>594</text:p>
          </table:table-cell>
          <table:table-cell office:value-type="float" office:value="122847.843">
            <text:p>122847.843000</text:p>
          </table:table-cell>
          <table:table-cell office:value-type="float" office:value="206.81455">
            <text:p>206.814550</text:p>
          </table:table-cell>
          <table:table-cell office:value-type="float" office:value="4396">
            <text:p>4396.000000</text:p>
          </table:table-cell>
          <table:table-cell office:value-type="float" office:value="7.40067">
            <text:p>7.400670</text:p>
          </table:table-cell>
          <table:table-cell office:value-type="float" office:value="0.00722">
            <text:p>0.007220</text:p>
          </table:table-cell>
          <table:table-cell office:value-type="float" office:value="0.9915">
            <text:p>0.991500</text:p>
          </table:table-cell>
          <table:table-cell office:value-type="float" office:value="0.00589">
            <text:p>0.005890</text:p>
          </table:table-cell>
          <table:table-cell office:value-type="float" office:value="0.80941">
            <text:p>0.809410</text:p>
          </table:table-cell>
          <table:table-cell office:value-type="float" office:value="0.00728">
            <text:p>0.0072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A</text:p>
          </table:table-cell>
          <table:table-cell office:value-type="float" office:value="174">
            <text:p>174</text:p>
          </table:table-cell>
          <table:table-cell office:value-type="float" office:value="78">
            <text:p>78</text:p>
          </table:table-cell>
          <table:table-cell office:value-type="float" office:value="17071.327">
            <text:p>17071.327000</text:p>
          </table:table-cell>
          <table:table-cell office:value-type="float" office:value="218.86317">
            <text:p>218.863170</text:p>
          </table:table-cell>
          <table:table-cell office:value-type="float" office:value="607">
            <text:p>607.000000</text:p>
          </table:table-cell>
          <table:table-cell office:value-type="float" office:value="7.78205">
            <text:p>7.782050</text:p>
          </table:table-cell>
          <table:table-cell office:value-type="float" office:value="0.001">
            <text:p>0.001000</text:p>
          </table:table-cell>
          <table:table-cell office:value-type="float" office:value="1.04927">
            <text:p>1.049270</text:p>
          </table:table-cell>
          <table:table-cell office:value-type="float" office:value="0.00081">
            <text:p>0.000810</text:p>
          </table:table-cell>
          <table:table-cell office:value-type="float" office:value="0.85112">
            <text:p>0.851120</text:p>
          </table:table-cell>
          <table:table-cell office:value-type="float" office:value="0.00096">
            <text:p>0.0009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ARN</text:p>
          </table:table-cell>
          <table:table-cell office:value-type="float" office:value="357">
            <text:p>357</text:p>
          </table:table-cell>
          <table:table-cell office:value-type="float" office:value="125">
            <text:p>125</text:p>
          </table:table-cell>
          <table:table-cell office:value-type="float" office:value="26630.134">
            <text:p>26630.134000</text:p>
          </table:table-cell>
          <table:table-cell office:value-type="float" office:value="213.04107">
            <text:p>213.041070</text:p>
          </table:table-cell>
          <table:table-cell office:value-type="float" office:value="726">
            <text:p>726.000000</text:p>
          </table:table-cell>
          <table:table-cell office:value-type="float" office:value="5.808">
            <text:p>5.808000</text:p>
          </table:table-cell>
          <table:table-cell office:value-type="float" office:value="0.00157">
            <text:p>0.001570</text:p>
          </table:table-cell>
          <table:table-cell office:value-type="float" office:value="1.02136">
            <text:p>1.021360</text:p>
          </table:table-cell>
          <table:table-cell office:value-type="float" office:value="0.00097">
            <text:p>0.000970</text:p>
          </table:table-cell>
          <table:table-cell office:value-type="float" office:value="0.63522">
            <text:p>0.635220</text:p>
          </table:table-cell>
          <table:table-cell office:value-type="float" office:value="0.00153">
            <text:p>0.0015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B</text:p>
          </table:table-cell>
          <table:table-cell office:value-type="float" office:value="15825">
            <text:p>15825</text:p>
          </table:table-cell>
          <table:table-cell office:value-type="float" office:value="6354">
            <text:p>6354</text:p>
          </table:table-cell>
          <table:table-cell office:value-type="float" office:value="1276911.884">
            <text:p>1276911.884000</text:p>
          </table:table-cell>
          <table:table-cell office:value-type="float" office:value="200.9619">
            <text:p>200.961900</text:p>
          </table:table-cell>
          <table:table-cell office:value-type="float" office:value="53297">
            <text:p>53297.000000</text:p>
          </table:table-cell>
          <table:table-cell office:value-type="float" office:value="8.38794">
            <text:p>8.387940</text:p>
          </table:table-cell>
          <table:table-cell office:value-type="float" office:value="0.07506">
            <text:p>0.075060</text:p>
          </table:table-cell>
          <table:table-cell office:value-type="float" office:value="0.96345">
            <text:p>0.963450</text:p>
          </table:table-cell>
          <table:table-cell office:value-type="float" office:value="0.07147">
            <text:p>0.071470</text:p>
          </table:table-cell>
          <table:table-cell office:value-type="float" office:value="0.91738">
            <text:p>0.917380</text:p>
          </table:table-cell>
          <table:table-cell office:value-type="float" office:value="0.0779">
            <text:p>0.0779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BO</text:p>
          </table:table-cell>
          <table:table-cell office:value-type="float" office:value="330">
            <text:p>330</text:p>
          </table:table-cell>
          <table:table-cell office:value-type="float" office:value="113">
            <text:p>113</text:p>
          </table:table-cell>
          <table:table-cell office:value-type="float" office:value="23246.538">
            <text:p>23246.538000</text:p>
          </table:table-cell>
          <table:table-cell office:value-type="float" office:value="205.72158">
            <text:p>205.721580</text:p>
          </table:table-cell>
          <table:table-cell office:value-type="float" office:value="693">
            <text:p>693.000000</text:p>
          </table:table-cell>
          <table:table-cell office:value-type="float" office:value="6.13274">
            <text:p>6.132740</text:p>
          </table:table-cell>
          <table:table-cell office:value-type="float" office:value="0.00137">
            <text:p>0.001370</text:p>
          </table:table-cell>
          <table:table-cell office:value-type="float" office:value="0.98626">
            <text:p>0.986260</text:p>
          </table:table-cell>
          <table:table-cell office:value-type="float" office:value="0.00093">
            <text:p>0.000930</text:p>
          </table:table-cell>
          <table:table-cell office:value-type="float" office:value="0.67073">
            <text:p>0.670730</text:p>
          </table:table-cell>
          <table:table-cell office:value-type="float" office:value="0.00139">
            <text:p>0.0013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Bmot</text:p>
          </table:table-cell>
          <table:table-cell office:value-type="float" office:value="7195">
            <text:p>7195</text:p>
          </table:table-cell>
          <table:table-cell office:value-type="float" office:value="2720">
            <text:p>2720</text:p>
          </table:table-cell>
          <table:table-cell office:value-type="float" office:value="547639.333">
            <text:p>547639.333000</text:p>
          </table:table-cell>
          <table:table-cell office:value-type="float" office:value="201.33799">
            <text:p>201.337990</text:p>
          </table:table-cell>
          <table:table-cell office:value-type="float" office:value="24349">
            <text:p>24349.000000</text:p>
          </table:table-cell>
          <table:table-cell office:value-type="float" office:value="8.95184">
            <text:p>8.951840</text:p>
          </table:table-cell>
          <table:table-cell office:value-type="float" office:value="0.03219">
            <text:p>0.032190</text:p>
          </table:table-cell>
          <table:table-cell office:value-type="float" office:value="0.96525">
            <text:p>0.965250</text:p>
          </table:table-cell>
          <table:table-cell office:value-type="float" office:value="0.03265">
            <text:p>0.032650</text:p>
          </table:table-cell>
          <table:table-cell office:value-type="float" office:value="0.97906">
            <text:p>0.979060</text:p>
          </table:table-cell>
          <table:table-cell office:value-type="float" office:value="0.03335">
            <text:p>0.0333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Bsen</text:p>
          </table:table-cell>
          <table:table-cell office:value-type="float" office:value="3575">
            <text:p>3575</text:p>
          </table:table-cell>
          <table:table-cell office:value-type="float" office:value="1551">
            <text:p>1551</text:p>
          </table:table-cell>
          <table:table-cell office:value-type="float" office:value="309376.035">
            <text:p>309376.035000</text:p>
          </table:table-cell>
          <table:table-cell office:value-type="float" office:value="199.46875">
            <text:p>199.468750</text:p>
          </table:table-cell>
          <table:table-cell office:value-type="float" office:value="13145">
            <text:p>13145.000000</text:p>
          </table:table-cell>
          <table:table-cell office:value-type="float" office:value="8.47518">
            <text:p>8.475180</text:p>
          </table:table-cell>
          <table:table-cell office:value-type="float" office:value="0.01818">
            <text:p>0.018180</text:p>
          </table:table-cell>
          <table:table-cell office:value-type="float" office:value="0.95629">
            <text:p>0.956290</text:p>
          </table:table-cell>
          <table:table-cell office:value-type="float" office:value="0.01763">
            <text:p>0.017630</text:p>
          </table:table-cell>
          <table:table-cell office:value-type="float" office:value="0.92692">
            <text:p>0.926920</text:p>
          </table:table-cell>
          <table:table-cell office:value-type="float" office:value="0.01902">
            <text:p>0.019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Bsta</text:p>
          </table:table-cell>
          <table:table-cell office:value-type="float" office:value="883">
            <text:p>883</text:p>
          </table:table-cell>
          <table:table-cell office:value-type="float" office:value="336">
            <text:p>336</text:p>
          </table:table-cell>
          <table:table-cell office:value-type="float" office:value="69382.035">
            <text:p>69382.035000</text:p>
          </table:table-cell>
          <table:table-cell office:value-type="float" office:value="206.49415">
            <text:p>206.494150</text:p>
          </table:table-cell>
          <table:table-cell office:value-type="float" office:value="2486">
            <text:p>2486.000000</text:p>
          </table:table-cell>
          <table:table-cell office:value-type="float" office:value="7.39881">
            <text:p>7.398810</text:p>
          </table:table-cell>
          <table:table-cell office:value-type="float" office:value="0.00408">
            <text:p>0.004080</text:p>
          </table:table-cell>
          <table:table-cell office:value-type="float" office:value="0.98997">
            <text:p>0.989970</text:p>
          </table:table-cell>
          <table:table-cell office:value-type="float" office:value="0.00333">
            <text:p>0.003330</text:p>
          </table:table-cell>
          <table:table-cell office:value-type="float" office:value="0.8092">
            <text:p>0.809200</text:p>
          </table:table-cell>
          <table:table-cell office:value-type="float" office:value="0.00412">
            <text:p>0.0041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D</text:p>
          </table:table-cell>
          <table:table-cell office:value-type="float" office:value="430">
            <text:p>430</text:p>
          </table:table-cell>
          <table:table-cell office:value-type="float" office:value="171">
            <text:p>171</text:p>
          </table:table-cell>
          <table:table-cell office:value-type="float" office:value="30337.191">
            <text:p>30337.191000</text:p>
          </table:table-cell>
          <table:table-cell office:value-type="float" office:value="177.41047">
            <text:p>177.410470</text:p>
          </table:table-cell>
          <table:table-cell office:value-type="float" office:value="1035">
            <text:p>1035.000000</text:p>
          </table:table-cell>
          <table:table-cell office:value-type="float" office:value="6.05263">
            <text:p>6.052630</text:p>
          </table:table-cell>
          <table:table-cell office:value-type="float" office:value="0.00178">
            <text:p>0.001780</text:p>
          </table:table-cell>
          <table:table-cell office:value-type="float" office:value="0.85054">
            <text:p>0.850540</text:p>
          </table:table-cell>
          <table:table-cell office:value-type="float" office:value="0.00139">
            <text:p>0.001390</text:p>
          </table:table-cell>
          <table:table-cell office:value-type="float" office:value="0.66197">
            <text:p>0.661970</text:p>
          </table:table-cell>
          <table:table-cell office:value-type="float" office:value="0.0021">
            <text:p>0.0021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EA</text:p>
          </table:table-cell>
          <table:table-cell office:value-type="float" office:value="641">
            <text:p>641</text:p>
          </table:table-cell>
          <table:table-cell office:value-type="float" office:value="383">
            <text:p>383</text:p>
          </table:table-cell>
          <table:table-cell office:value-type="float" office:value="82959.713">
            <text:p>82959.713000</text:p>
          </table:table-cell>
          <table:table-cell office:value-type="float" office:value="216.60499">
            <text:p>216.604990</text:p>
          </table:table-cell>
          <table:table-cell office:value-type="float" office:value="3761">
            <text:p>3761.000000</text:p>
          </table:table-cell>
          <table:table-cell office:value-type="float" office:value="9.81984">
            <text:p>9.819840</text:p>
          </table:table-cell>
          <table:table-cell office:value-type="float" office:value="0.00488">
            <text:p>0.004880</text:p>
          </table:table-cell>
          <table:table-cell office:value-type="float" office:value="1.03844">
            <text:p>1.038440</text:p>
          </table:table-cell>
          <table:table-cell office:value-type="float" office:value="0.00504">
            <text:p>0.005040</text:p>
          </table:table-cell>
          <table:table-cell office:value-type="float" office:value="1.07399">
            <text:p>1.073990</text:p>
          </table:table-cell>
          <table:table-cell office:value-type="float" office:value="0.0047">
            <text:p>0.0047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ED</text:p>
          </table:table-cell>
          <table:table-cell office:value-type="float" office:value="627">
            <text:p>627</text:p>
          </table:table-cell>
          <table:table-cell office:value-type="float" office:value="248">
            <text:p>248</text:p>
          </table:table-cell>
          <table:table-cell office:value-type="float" office:value="44520.821">
            <text:p>44520.821000</text:p>
          </table:table-cell>
          <table:table-cell office:value-type="float" office:value="179.51944">
            <text:p>179.519440</text:p>
          </table:table-cell>
          <table:table-cell office:value-type="float" office:value="1529">
            <text:p>1529.000000</text:p>
          </table:table-cell>
          <table:table-cell office:value-type="float" office:value="6.16532">
            <text:p>6.165320</text:p>
          </table:table-cell>
          <table:table-cell office:value-type="float" office:value="0.00262">
            <text:p>0.002620</text:p>
          </table:table-cell>
          <table:table-cell office:value-type="float" office:value="0.86065">
            <text:p>0.860650</text:p>
          </table:table-cell>
          <table:table-cell office:value-type="float" office:value="0.00205">
            <text:p>0.002050</text:p>
          </table:table-cell>
          <table:table-cell office:value-type="float" office:value="0.6743">
            <text:p>0.674300</text:p>
          </table:table-cell>
          <table:table-cell office:value-type="float" office:value="0.00304">
            <text:p>0.003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EPO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87.343">
            <text:p>387.343000</text:p>
          </table:table-cell>
          <table:table-cell office:value-type="float" office:value="193.6715">
            <text:p>193.671500</text:p>
          </table:table-cell>
          <table:table-cell office:value-type="float" office:value="17">
            <text:p>17.000000</text:p>
          </table:table-cell>
          <table:table-cell office:value-type="float" office:value="8.5">
            <text:p>8.500000</text:p>
          </table:table-cell>
          <table:table-cell office:value-type="float" office:value="0.00002">
            <text:p>0.000020</text:p>
          </table:table-cell>
          <table:table-cell office:value-type="float" office:value="0.92849">
            <text:p>0.928490</text:p>
          </table:table-cell>
          <table:table-cell office:value-type="float" office:value="0.00002">
            <text:p>0.000020</text:p>
          </table:table-cell>
          <table:table-cell office:value-type="float" office:value="0.92964">
            <text:p>0.929640</text:p>
          </table:table-cell>
          <table:table-cell office:value-type="float" office:value="0.00002">
            <text:p>0.000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EV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5089.28">
            <text:p>5089.280000</text:p>
          </table:table-cell>
          <table:table-cell office:value-type="float" office:value="203.5712">
            <text:p>203.571200</text:p>
          </table:table-cell>
          <table:table-cell office:value-type="float" office:value="244">
            <text:p>244.000000</text:p>
          </table:table-cell>
          <table:table-cell office:value-type="float" office:value="9.76">
            <text:p>9.760000</text:p>
          </table:table-cell>
          <table:table-cell office:value-type="float" office:value="0.0003">
            <text:p>0.000300</text:p>
          </table:table-cell>
          <table:table-cell office:value-type="float" office:value="0.97596">
            <text:p>0.975960</text:p>
          </table:table-cell>
          <table:table-cell office:value-type="float" office:value="0.00033">
            <text:p>0.000330</text:p>
          </table:table-cell>
          <table:table-cell office:value-type="float" office:value="1.06744">
            <text:p>1.067440</text:p>
          </table:table-cell>
          <table:table-cell office:value-type="float" office:value="0.00031">
            <text:p>0.0003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EZ</text:p>
          </table:table-cell>
          <table:table-cell office:value-type="float" office:value="1379">
            <text:p>1379</text:p>
          </table:table-cell>
          <table:table-cell office:value-type="float" office:value="413">
            <text:p>413</text:p>
          </table:table-cell>
          <table:table-cell office:value-type="float" office:value="84563.101">
            <text:p>84563.101000</text:p>
          </table:table-cell>
          <table:table-cell office:value-type="float" office:value="204.75327">
            <text:p>204.753270</text:p>
          </table:table-cell>
          <table:table-cell office:value-type="float" office:value="2775">
            <text:p>2775.000000</text:p>
          </table:table-cell>
          <table:table-cell office:value-type="float" office:value="6.71913">
            <text:p>6.719130</text:p>
          </table:table-cell>
          <table:table-cell office:value-type="float" office:value="0.00497">
            <text:p>0.004970</text:p>
          </table:table-cell>
          <table:table-cell office:value-type="float" office:value="0.98162">
            <text:p>0.981620</text:p>
          </table:table-cell>
          <table:table-cell office:value-type="float" office:value="0.00372">
            <text:p>0.003720</text:p>
          </table:table-cell>
          <table:table-cell office:value-type="float" office:value="0.73487">
            <text:p>0.734870</text:p>
          </table:table-cell>
          <table:table-cell office:value-type="float" office:value="0.00506">
            <text:p>0.005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G</text:p>
          </table:table-cell>
          <table:table-cell office:value-type="float" office:value="320">
            <text:p>320</text:p>
          </table:table-cell>
          <table:table-cell office:value-type="float" office:value="132">
            <text:p>132</text:p>
          </table:table-cell>
          <table:table-cell office:value-type="float" office:value="24882.659">
            <text:p>24882.659000</text:p>
          </table:table-cell>
          <table:table-cell office:value-type="float" office:value="188.50499">
            <text:p>188.504990</text:p>
          </table:table-cell>
          <table:table-cell office:value-type="float" office:value="1341">
            <text:p>1341.000000</text:p>
          </table:table-cell>
          <table:table-cell office:value-type="float" office:value="10.15909">
            <text:p>10.159090</text:p>
          </table:table-cell>
          <table:table-cell office:value-type="float" office:value="0.00146">
            <text:p>0.001460</text:p>
          </table:table-cell>
          <table:table-cell office:value-type="float" office:value="0.90373">
            <text:p>0.903730</text:p>
          </table:table-cell>
          <table:table-cell office:value-type="float" office:value="0.0018">
            <text:p>0.001800</text:p>
          </table:table-cell>
          <table:table-cell office:value-type="float" office:value="1.11109">
            <text:p>1.111090</text:p>
          </table:table-cell>
          <table:table-cell office:value-type="float" office:value="0.00162">
            <text:p>0.0016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H</text:p>
          </table:table-cell>
          <table:table-cell office:value-type="float" office:value="108">
            <text:p>108</text:p>
          </table:table-cell>
          <table:table-cell office:value-type="float" office:value="58">
            <text:p>58</text:p>
          </table:table-cell>
          <table:table-cell office:value-type="float" office:value="11017.768">
            <text:p>11017.768000</text:p>
          </table:table-cell>
          <table:table-cell office:value-type="float" office:value="189.96152">
            <text:p>189.961520</text:p>
          </table:table-cell>
          <table:table-cell office:value-type="float" office:value="440">
            <text:p>440.000000</text:p>
          </table:table-cell>
          <table:table-cell office:value-type="float" office:value="7.58621">
            <text:p>7.586210</text:p>
          </table:table-cell>
          <table:table-cell office:value-type="float" office:value="0.00065">
            <text:p>0.000650</text:p>
          </table:table-cell>
          <table:table-cell office:value-type="float" office:value="0.91071">
            <text:p>0.910710</text:p>
          </table:table-cell>
          <table:table-cell office:value-type="float" office:value="0.00059">
            <text:p>0.000590</text:p>
          </table:table-cell>
          <table:table-cell office:value-type="float" office:value="0.8297">
            <text:p>0.829700</text:p>
          </table:table-cell>
          <table:table-cell office:value-type="float" office:value="0.00071">
            <text:p>0.0007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M</text:p>
          </table:table-cell>
          <table:table-cell office:value-type="float" office:value="167">
            <text:p>167</text:p>
          </table:table-cell>
          <table:table-cell office:value-type="float" office:value="52">
            <text:p>52</text:p>
          </table:table-cell>
          <table:table-cell office:value-type="float" office:value="10731.392">
            <text:p>10731.392000</text:p>
          </table:table-cell>
          <table:table-cell office:value-type="float" office:value="206.37292">
            <text:p>206.372920</text:p>
          </table:table-cell>
          <table:table-cell office:value-type="float" office:value="306">
            <text:p>306.000000</text:p>
          </table:table-cell>
          <table:table-cell office:value-type="float" office:value="5.88462">
            <text:p>5.884620</text:p>
          </table:table-cell>
          <table:table-cell office:value-type="float" office:value="0.00063">
            <text:p>0.000630</text:p>
          </table:table-cell>
          <table:table-cell office:value-type="float" office:value="0.98939">
            <text:p>0.989390</text:p>
          </table:table-cell>
          <table:table-cell office:value-type="float" office:value="0.00041">
            <text:p>0.000410</text:p>
          </table:table-cell>
          <table:table-cell office:value-type="float" office:value="0.6436">
            <text:p>0.643600</text:p>
          </table:table-cell>
          <table:table-cell office:value-type="float" office:value="0.00064">
            <text:p>0.0006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OB</text:p>
          </table:table-cell>
          <table:table-cell office:value-type="float" office:value="7884">
            <text:p>7884</text:p>
          </table:table-cell>
          <table:table-cell office:value-type="float" office:value="2592">
            <text:p>2592</text:p>
          </table:table-cell>
          <table:table-cell office:value-type="float" office:value="573186.254">
            <text:p>573186.254000</text:p>
          </table:table-cell>
          <table:table-cell office:value-type="float" office:value="221.13667">
            <text:p>221.136670</text:p>
          </table:table-cell>
          <table:table-cell office:value-type="float" office:value="22004">
            <text:p>22004.000000</text:p>
          </table:table-cell>
          <table:table-cell office:value-type="float" office:value="8.4892">
            <text:p>8.489200</text:p>
          </table:table-cell>
          <table:table-cell office:value-type="float" office:value="0.03369">
            <text:p>0.033690</text:p>
          </table:table-cell>
          <table:table-cell office:value-type="float" office:value="1.06017">
            <text:p>1.060170</text:p>
          </table:table-cell>
          <table:table-cell office:value-type="float" office:value="0.02951">
            <text:p>0.029510</text:p>
          </table:table-cell>
          <table:table-cell office:value-type="float" office:value="0.92846">
            <text:p>0.928460</text:p>
          </table:table-cell>
          <table:table-cell office:value-type="float" office:value="0.03178">
            <text:p>0.0317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PN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table:number-columns-repeated="2" office:value-type="float" office:value="215.222">
            <text:p>215.222000</text:p>
          </table:table-cell>
          <table:table-cell table:number-columns-repeated="2" office:value-type="float" office:value="9">
            <text:p>9.000000</text:p>
          </table:table-cell>
          <table:table-cell office:value-type="float" office:value="0.00001">
            <text:p>0.000010</text:p>
          </table:table-cell>
          <table:table-cell office:value-type="float" office:value="1.03181">
            <text:p>1.031810</text:p>
          </table:table-cell>
          <table:table-cell office:value-type="float" office:value="0.00001">
            <text:p>0.000010</text:p>
          </table:table-cell>
          <table:table-cell office:value-type="float" office:value="0.98432">
            <text:p>0.98432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PT</text:p>
          </table:table-cell>
          <table:table-cell office:value-type="float" office:value="44">
            <text:p>44</text:p>
          </table:table-cell>
          <table:table-cell office:value-type="float" office:value="20">
            <text:p>20</text:p>
          </table:table-cell>
          <table:table-cell office:value-type="float" office:value="3767.375">
            <text:p>3767.375000</text:p>
          </table:table-cell>
          <table:table-cell office:value-type="float" office:value="188.36875">
            <text:p>188.368750</text:p>
          </table:table-cell>
          <table:table-cell office:value-type="float" office:value="159">
            <text:p>159.000000</text:p>
          </table:table-cell>
          <table:table-cell office:value-type="float" office:value="7.95">
            <text:p>7.950000</text:p>
          </table:table-cell>
          <table:table-cell office:value-type="float" office:value="0.00022">
            <text:p>0.000220</text:p>
          </table:table-cell>
          <table:table-cell office:value-type="float" office:value="0.90307">
            <text:p>0.903070</text:p>
          </table:table-cell>
          <table:table-cell office:value-type="float" office:value="0.00021">
            <text:p>0.000210</text:p>
          </table:table-cell>
          <table:table-cell office:value-type="float" office:value="0.86949">
            <text:p>0.86949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RNmg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3834.831">
            <text:p>3834.831000</text:p>
          </table:table-cell>
          <table:table-cell office:value-type="float" office:value="191.74155">
            <text:p>191.741550</text:p>
          </table:table-cell>
          <table:table-cell office:value-type="float" office:value="190">
            <text:p>190.000000</text:p>
          </table:table-cell>
          <table:table-cell office:value-type="float" office:value="9.5">
            <text:p>9.500000</text:p>
          </table:table-cell>
          <table:table-cell office:value-type="float" office:value="0.00023">
            <text:p>0.000230</text:p>
          </table:table-cell>
          <table:table-cell office:value-type="float" office:value="0.91924">
            <text:p>0.919240</text:p>
          </table:table-cell>
          <table:table-cell office:value-type="float" office:value="0.00025">
            <text:p>0.000250</text:p>
          </table:table-cell>
          <table:table-cell office:value-type="float" office:value="1.03901">
            <text:p>1.03901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V</text:p>
          </table:table-cell>
          <table:table-cell office:value-type="float" office:value="432">
            <text:p>432</text:p>
          </table:table-cell>
          <table:table-cell office:value-type="float" office:value="142">
            <text:p>142</text:p>
          </table:table-cell>
          <table:table-cell office:value-type="float" office:value="29233.771">
            <text:p>29233.771000</text:p>
          </table:table-cell>
          <table:table-cell office:value-type="float" office:value="205.87163">
            <text:p>205.871630</text:p>
          </table:table-cell>
          <table:table-cell office:value-type="float" office:value="1665">
            <text:p>1665.000000</text:p>
          </table:table-cell>
          <table:table-cell office:value-type="float" office:value="11.72535">
            <text:p>11.725350</text:p>
          </table:table-cell>
          <table:table-cell office:value-type="float" office:value="0.00172">
            <text:p>0.001720</text:p>
          </table:table-cell>
          <table:table-cell office:value-type="float" office:value="0.98698">
            <text:p>0.986980</text:p>
          </table:table-cell>
          <table:table-cell office:value-type="float" office:value="0.00223">
            <text:p>0.002230</text:p>
          </table:table-cell>
          <table:table-cell office:value-type="float" office:value="1.28239">
            <text:p>1.282390</text:p>
          </table:table-cell>
          <table:table-cell office:value-type="float" office:value="0.00174">
            <text:p>0.0017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Y</text:p>
          </table:table-cell>
          <table:table-cell office:value-type="float" office:value="12148">
            <text:p>12148</text:p>
          </table:table-cell>
          <table:table-cell office:value-type="float" office:value="4772">
            <text:p>4772</text:p>
          </table:table-cell>
          <table:table-cell office:value-type="float" office:value="997255.551">
            <text:p>997255.551000</text:p>
          </table:table-cell>
          <table:table-cell office:value-type="float" office:value="208.98063">
            <text:p>208.980630</text:p>
          </table:table-cell>
          <table:table-cell office:value-type="float" office:value="41766">
            <text:p>41766.000000</text:p>
          </table:table-cell>
          <table:table-cell office:value-type="float" office:value="8.75231">
            <text:p>8.752310</text:p>
          </table:table-cell>
          <table:table-cell office:value-type="float" office:value="0.05862">
            <text:p>0.058620</text:p>
          </table:table-cell>
          <table:table-cell office:value-type="float" office:value="1.00189">
            <text:p>1.001890</text:p>
          </table:table-cell>
          <table:table-cell office:value-type="float" office:value="0.05601">
            <text:p>0.056010</text:p>
          </table:table-cell>
          <table:table-cell office:value-type="float" office:value="0.95723">
            <text:p>0.957230</text:p>
          </table:table-cell>
          <table:table-cell office:value-type="float" office:value="0.05851">
            <text:p>0.0585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Y-mot</text:p>
          </table:table-cell>
          <table:table-cell office:value-type="float" office:value="3378">
            <text:p>3378</text:p>
          </table:table-cell>
          <table:table-cell office:value-type="float" office:value="1269">
            <text:p>1269</text:p>
          </table:table-cell>
          <table:table-cell office:value-type="float" office:value="266803.032">
            <text:p>266803.032000</text:p>
          </table:table-cell>
          <table:table-cell office:value-type="float" office:value="210.24668">
            <text:p>210.246680</text:p>
          </table:table-cell>
          <table:table-cell office:value-type="float" office:value="11727">
            <text:p>11727.000000</text:p>
          </table:table-cell>
          <table:table-cell office:value-type="float" office:value="9.24113">
            <text:p>9.241130</text:p>
          </table:table-cell>
          <table:table-cell office:value-type="float" office:value="0.01568">
            <text:p>0.015680</text:p>
          </table:table-cell>
          <table:table-cell office:value-type="float" office:value="1.00796">
            <text:p>1.007960</text:p>
          </table:table-cell>
          <table:table-cell office:value-type="float" office:value="0.01573">
            <text:p>0.015730</text:p>
          </table:table-cell>
          <table:table-cell office:value-type="float" office:value="1.0107">
            <text:p>1.010700</text:p>
          </table:table-cell>
          <table:table-cell office:value-type="float" office:value="0.01556">
            <text:p>0.0155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Y-sat</text:p>
          </table:table-cell>
          <table:table-cell office:value-type="float" office:value="221">
            <text:p>221</text:p>
          </table:table-cell>
          <table:table-cell office:value-type="float" office:value="57">
            <text:p>57</text:p>
          </table:table-cell>
          <table:table-cell office:value-type="float" office:value="11404.053">
            <text:p>11404.053000</text:p>
          </table:table-cell>
          <table:table-cell office:value-type="float" office:value="200.07111">
            <text:p>200.071110</text:p>
          </table:table-cell>
          <table:table-cell office:value-type="float" office:value="345">
            <text:p>345.000000</text:p>
          </table:table-cell>
          <table:table-cell office:value-type="float" office:value="6.05263">
            <text:p>6.052630</text:p>
          </table:table-cell>
          <table:table-cell office:value-type="float" office:value="0.00067">
            <text:p>0.000670</text:p>
          </table:table-cell>
          <table:table-cell office:value-type="float" office:value="0.95918">
            <text:p>0.959180</text:p>
          </table:table-cell>
          <table:table-cell office:value-type="float" office:value="0.00046">
            <text:p>0.000460</text:p>
          </table:table-cell>
          <table:table-cell office:value-type="float" office:value="0.66197">
            <text:p>0.661970</text:p>
          </table:table-cell>
          <table:table-cell office:value-type="float" office:value="0.0007">
            <text:p>0.0007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MY-sen</text:p>
          </table:table-cell>
          <table:table-cell office:value-type="float" office:value="2597">
            <text:p>2597</text:p>
          </table:table-cell>
          <table:table-cell office:value-type="float" office:value="1172">
            <text:p>1172</text:p>
          </table:table-cell>
          <table:table-cell office:value-type="float" office:value="246797.774">
            <text:p>246797.774000</text:p>
          </table:table-cell>
          <table:table-cell office:value-type="float" office:value="210.57831">
            <text:p>210.578310</text:p>
          </table:table-cell>
          <table:table-cell office:value-type="float" office:value="11427">
            <text:p>11427.000000</text:p>
          </table:table-cell>
          <table:table-cell office:value-type="float" office:value="9.75">
            <text:p>9.750000</text:p>
          </table:table-cell>
          <table:table-cell office:value-type="float" office:value="0.01451">
            <text:p>0.014510</text:p>
          </table:table-cell>
          <table:table-cell office:value-type="float" office:value="1.00955">
            <text:p>1.009550</text:p>
          </table:table-cell>
          <table:table-cell office:value-type="float" office:value="0.01532">
            <text:p>0.015320</text:p>
          </table:table-cell>
          <table:table-cell office:value-type="float" office:value="1.06635">
            <text:p>1.066350</text:p>
          </table:table-cell>
          <table:table-cell office:value-type="float" office:value="0.01437">
            <text:p>0.0143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B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5569.602">
            <text:p>5569.602000</text:p>
          </table:table-cell>
          <table:table-cell office:value-type="float" office:value="206.28156">
            <text:p>206.281560</text:p>
          </table:table-cell>
          <table:table-cell office:value-type="float" office:value="187">
            <text:p>187.000000</text:p>
          </table:table-cell>
          <table:table-cell office:value-type="float" office:value="6.92593">
            <text:p>6.925930</text:p>
          </table:table-cell>
          <table:table-cell office:value-type="float" office:value="0.00033">
            <text:p>0.000330</text:p>
          </table:table-cell>
          <table:table-cell office:value-type="float" office:value="0.98895">
            <text:p>0.988950</text:p>
          </table:table-cell>
          <table:table-cell office:value-type="float" office:value="0.00025">
            <text:p>0.000250</text:p>
          </table:table-cell>
          <table:table-cell office:value-type="float" office:value="0.75748">
            <text:p>0.757480</text:p>
          </table:table-cell>
          <table:table-cell office:value-type="float" office:value="0.00033">
            <text:p>0.0003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I</text:p>
          </table:table-cell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 office:value-type="float" office:value="5031.371">
            <text:p>5031.371000</text:p>
          </table:table-cell>
          <table:table-cell office:value-type="float" office:value="193.51427">
            <text:p>193.514270</text:p>
          </table:table-cell>
          <table:table-cell office:value-type="float" office:value="244">
            <text:p>244.000000</text:p>
          </table:table-cell>
          <table:table-cell office:value-type="float" office:value="9.38462">
            <text:p>9.384620</text:p>
          </table:table-cell>
          <table:table-cell office:value-type="float" office:value="0.0003">
            <text:p>0.000300</text:p>
          </table:table-cell>
          <table:table-cell office:value-type="float" office:value="0.92774">
            <text:p>0.927740</text:p>
          </table:table-cell>
          <table:table-cell office:value-type="float" office:value="0.00033">
            <text:p>0.000330</text:p>
          </table:table-cell>
          <table:table-cell office:value-type="float" office:value="1.02639">
            <text:p>1.026390</text:p>
          </table:table-cell>
          <table:table-cell office:value-type="float" office:value="0.00032">
            <text:p>0.0003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LL</text:p>
          </table:table-cell>
          <table:table-cell office:value-type="float" office:value="452">
            <text:p>452</text:p>
          </table:table-cell>
          <table:table-cell office:value-type="float" office:value="250">
            <text:p>250</text:p>
          </table:table-cell>
          <table:table-cell office:value-type="float" office:value="51001.839">
            <text:p>51001.839000</text:p>
          </table:table-cell>
          <table:table-cell office:value-type="float" office:value="204.00736">
            <text:p>204.007360</text:p>
          </table:table-cell>
          <table:table-cell office:value-type="float" office:value="1980">
            <text:p>1980.000000</text:p>
          </table:table-cell>
          <table:table-cell office:value-type="float" office:value="7.92">
            <text:p>7.920000</text:p>
          </table:table-cell>
          <table:table-cell office:value-type="float" office:value="0.003">
            <text:p>0.003000</text:p>
          </table:table-cell>
          <table:table-cell office:value-type="float" office:value="0.97805">
            <text:p>0.978050</text:p>
          </table:table-cell>
          <table:table-cell office:value-type="float" office:value="0.00266">
            <text:p>0.002660</text:p>
          </table:table-cell>
          <table:table-cell office:value-type="float" office:value="0.86621">
            <text:p>0.866210</text:p>
          </table:table-cell>
          <table:table-cell office:value-type="float" office:value="0.00307">
            <text:p>0.0030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LOT</text:p>
          </table:table-cell>
          <table:table-cell office:value-type="float" office:value="186">
            <text:p>186</text:p>
          </table:table-cell>
          <table:table-cell office:value-type="float" office:value="85">
            <text:p>85</text:p>
          </table:table-cell>
          <table:table-cell office:value-type="float" office:value="18344.214">
            <text:p>18344.214000</text:p>
          </table:table-cell>
          <table:table-cell office:value-type="float" office:value="215.81428">
            <text:p>215.814280</text:p>
          </table:table-cell>
          <table:table-cell office:value-type="float" office:value="546">
            <text:p>546.000000</text:p>
          </table:table-cell>
          <table:table-cell office:value-type="float" office:value="6.42353">
            <text:p>6.423530</text:p>
          </table:table-cell>
          <table:table-cell office:value-type="float" office:value="0.00108">
            <text:p>0.001080</text:p>
          </table:table-cell>
          <table:table-cell office:value-type="float" office:value="1.03465">
            <text:p>1.034650</text:p>
          </table:table-cell>
          <table:table-cell office:value-type="float" office:value="0.00073">
            <text:p>0.000730</text:p>
          </table:table-cell>
          <table:table-cell office:value-type="float" office:value="0.70254">
            <text:p>0.702540</text:p>
          </table:table-cell>
          <table:table-cell office:value-type="float" office:value="0.00104">
            <text:p>0.001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OT</text:p>
          </table:table-cell>
          <table:table-cell office:value-type="float" office:value="85">
            <text:p>85</text:p>
          </table:table-cell>
          <table:table-cell office:value-type="float" office:value="31">
            <text:p>31</text:p>
          </table:table-cell>
          <table:table-cell office:value-type="float" office:value="6323.078">
            <text:p>6323.078000</text:p>
          </table:table-cell>
          <table:table-cell office:value-type="float" office:value="203.97026">
            <text:p>203.970260</text:p>
          </table:table-cell>
          <table:table-cell office:value-type="float" office:value="324">
            <text:p>324.000000</text:p>
          </table:table-cell>
          <table:table-cell office:value-type="float" office:value="10.45161">
            <text:p>10.451610</text:p>
          </table:table-cell>
          <table:table-cell office:value-type="float" office:value="0.00037">
            <text:p>0.000370</text:p>
          </table:table-cell>
          <table:table-cell office:value-type="float" office:value="0.97787">
            <text:p>0.977870</text:p>
          </table:table-cell>
          <table:table-cell office:value-type="float" office:value="0.00043">
            <text:p>0.000430</text:p>
          </table:table-cell>
          <table:table-cell office:value-type="float" office:value="1.14309">
            <text:p>1.143090</text:p>
          </table:table-cell>
          <table:table-cell office:value-type="float" office:value="0.00038">
            <text:p>0.0003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PC</text:p>
          </table:table-cell>
          <table:table-cell office:value-type="float" office:value="134">
            <text:p>134</text:p>
          </table:table-cell>
          <table:table-cell office:value-type="float" office:value="59">
            <text:p>59</text:p>
          </table:table-cell>
          <table:table-cell office:value-type="float" office:value="11784.853">
            <text:p>11784.853000</text:p>
          </table:table-cell>
          <table:table-cell office:value-type="float" office:value="199.74327">
            <text:p>199.743270</text:p>
          </table:table-cell>
          <table:table-cell office:value-type="float" office:value="616">
            <text:p>616.000000</text:p>
          </table:table-cell>
          <table:table-cell office:value-type="float" office:value="10.44068">
            <text:p>10.440680</text:p>
          </table:table-cell>
          <table:table-cell office:value-type="float" office:value="0.00069">
            <text:p>0.000690</text:p>
          </table:table-cell>
          <table:table-cell office:value-type="float" office:value="0.9576">
            <text:p>0.957600</text:p>
          </table:table-cell>
          <table:table-cell office:value-type="float" office:value="0.00083">
            <text:p>0.000830</text:p>
          </table:table-cell>
          <table:table-cell office:value-type="float" office:value="1.14189">
            <text:p>1.141890</text:p>
          </table:table-cell>
          <table:table-cell office:value-type="float" office:value="0.00072">
            <text:p>0.0007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NTS</text:p>
          </table:table-cell>
          <table:table-cell office:value-type="float" office:value="278">
            <text:p>278</text:p>
          </table:table-cell>
          <table:table-cell office:value-type="float" office:value="75">
            <text:p>75</text:p>
          </table:table-cell>
          <table:table-cell office:value-type="float" office:value="15618.939">
            <text:p>15618.939000</text:p>
          </table:table-cell>
          <table:table-cell office:value-type="float" office:value="208.25252">
            <text:p>208.252520</text:p>
          </table:table-cell>
          <table:table-cell office:value-type="float" office:value="788">
            <text:p>788.000000</text:p>
          </table:table-cell>
          <table:table-cell office:value-type="float" office:value="10.50667">
            <text:p>10.506670</text:p>
          </table:table-cell>
          <table:table-cell office:value-type="float" office:value="0.00092">
            <text:p>0.000920</text:p>
          </table:table-cell>
          <table:table-cell office:value-type="float" office:value="0.9984">
            <text:p>0.998400</text:p>
          </table:table-cell>
          <table:table-cell office:value-type="float" office:value="0.00106">
            <text:p>0.001060</text:p>
          </table:table-cell>
          <table:table-cell office:value-type="float" office:value="1.14911">
            <text:p>1.149110</text:p>
          </table:table-cell>
          <table:table-cell office:value-type="float" office:value="0.00092">
            <text:p>0.0009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OLF</text:p>
          </table:table-cell>
          <table:table-cell office:value-type="float" office:value="18769">
            <text:p>18769</text:p>
          </table:table-cell>
          <table:table-cell office:value-type="float" office:value="5579">
            <text:p>5579</text:p>
          </table:table-cell>
          <table:table-cell office:value-type="float" office:value="1221418.221">
            <text:p>1221418.221000</text:p>
          </table:table-cell>
          <table:table-cell office:value-type="float" office:value="218.93139">
            <text:p>218.931390</text:p>
          </table:table-cell>
          <table:table-cell office:value-type="float" office:value="47456">
            <text:p>47456.000000</text:p>
          </table:table-cell>
          <table:table-cell office:value-type="float" office:value="8.50618">
            <text:p>8.506180</text:p>
          </table:table-cell>
          <table:table-cell office:value-type="float" office:value="0.07179">
            <text:p>0.071790</text:p>
          </table:table-cell>
          <table:table-cell office:value-type="float" office:value="1.04959">
            <text:p>1.049590</text:p>
          </table:table-cell>
          <table:table-cell office:value-type="float" office:value="0.06364">
            <text:p>0.063640</text:p>
          </table:table-cell>
          <table:table-cell office:value-type="float" office:value="0.93032">
            <text:p>0.930320</text:p>
          </table:table-cell>
          <table:table-cell office:value-type="float" office:value="0.0684">
            <text:p>0.0684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OP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1956.456">
            <text:p>1956.456000</text:p>
          </table:table-cell>
          <table:table-cell office:value-type="float" office:value="195.6456">
            <text:p>195.645600</text:p>
          </table:table-cell>
          <table:table-cell office:value-type="float" office:value="166">
            <text:p>166.000000</text:p>
          </table:table-cell>
          <table:table-cell office:value-type="float" office:value="16.6">
            <text:p>16.600000</text:p>
          </table:table-cell>
          <table:table-cell office:value-type="float" office:value="0.00011">
            <text:p>0.000110</text:p>
          </table:table-cell>
          <table:table-cell office:value-type="float" office:value="0.93796">
            <text:p>0.937960</text:p>
          </table:table-cell>
          <table:table-cell office:value-type="float" office:value="0.00022">
            <text:p>0.000220</text:p>
          </table:table-cell>
          <table:table-cell office:value-type="float" office:value="1.81553">
            <text:p>1.81553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OT</text:p>
          </table:table-cell>
          <table:table-cell office:value-type="float" office:value="1513">
            <text:p>1513</text:p>
          </table:table-cell>
          <table:table-cell office:value-type="float" office:value="640">
            <text:p>640</text:p>
          </table:table-cell>
          <table:table-cell office:value-type="float" office:value="136560.841">
            <text:p>136560.841000</text:p>
          </table:table-cell>
          <table:table-cell office:value-type="float" office:value="213.37631">
            <text:p>213.376310</text:p>
          </table:table-cell>
          <table:table-cell office:value-type="float" office:value="4941">
            <text:p>4941.000000</text:p>
          </table:table-cell>
          <table:table-cell office:value-type="float" office:value="7.72031">
            <text:p>7.720310</text:p>
          </table:table-cell>
          <table:table-cell office:value-type="float" office:value="0.00803">
            <text:p>0.008030</text:p>
          </table:table-cell>
          <table:table-cell office:value-type="float" office:value="1.02296">
            <text:p>1.022960</text:p>
          </table:table-cell>
          <table:table-cell office:value-type="float" office:value="0.00663">
            <text:p>0.006630</text:p>
          </table:table-cell>
          <table:table-cell office:value-type="float" office:value="0.84437">
            <text:p>0.844370</text:p>
          </table:table-cell>
          <table:table-cell office:value-type="float" office:value="0.00785">
            <text:p>0.0078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</text:p>
          </table:table-cell>
          <table:table-cell office:value-type="float" office:value="9475">
            <text:p>9475</text:p>
          </table:table-cell>
          <table:table-cell office:value-type="float" office:value="3929">
            <text:p>3929</text:p>
          </table:table-cell>
          <table:table-cell office:value-type="float" office:value="804770.673">
            <text:p>804770.673000</text:p>
          </table:table-cell>
          <table:table-cell office:value-type="float" office:value="204.82837">
            <text:p>204.828370</text:p>
          </table:table-cell>
          <table:table-cell office:value-type="float" office:value="31395">
            <text:p>31395.000000</text:p>
          </table:table-cell>
          <table:table-cell office:value-type="float" office:value="7.99058">
            <text:p>7.990580</text:p>
          </table:table-cell>
          <table:table-cell office:value-type="float" office:value="0.0473">
            <text:p>0.047300</text:p>
          </table:table-cell>
          <table:table-cell office:value-type="float" office:value="0.98198">
            <text:p>0.981980</text:p>
          </table:table-cell>
          <table:table-cell office:value-type="float" office:value="0.0421">
            <text:p>0.042100</text:p>
          </table:table-cell>
          <table:table-cell office:value-type="float" office:value="0.87392">
            <text:p>0.873920</text:p>
          </table:table-cell>
          <table:table-cell office:value-type="float" office:value="0.04817">
            <text:p>0.0481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-mot</text:p>
          </table:table-cell>
          <table:table-cell office:value-type="float" office:value="1377">
            <text:p>1377</text:p>
          </table:table-cell>
          <table:table-cell office:value-type="float" office:value="477">
            <text:p>477</text:p>
          </table:table-cell>
          <table:table-cell office:value-type="float" office:value="101081.692">
            <text:p>101081.692000</text:p>
          </table:table-cell>
          <table:table-cell office:value-type="float" office:value="211.9113">
            <text:p>211.911300</text:p>
          </table:table-cell>
          <table:table-cell office:value-type="float" office:value="3905">
            <text:p>3905.000000</text:p>
          </table:table-cell>
          <table:table-cell office:value-type="float" office:value="8.18658">
            <text:p>8.186580</text:p>
          </table:table-cell>
          <table:table-cell office:value-type="float" office:value="0.00594">
            <text:p>0.005940</text:p>
          </table:table-cell>
          <table:table-cell office:value-type="float" office:value="1.01594">
            <text:p>1.015940</text:p>
          </table:table-cell>
          <table:table-cell office:value-type="float" office:value="0.00524">
            <text:p>0.005240</text:p>
          </table:table-cell>
          <table:table-cell office:value-type="float" office:value="0.89536">
            <text:p>0.895360</text:p>
          </table:table-cell>
          <table:table-cell office:value-type="float" office:value="0.00585">
            <text:p>0.0058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-sat</text:p>
          </table:table-cell>
          <table:table-cell office:value-type="float" office:value="557">
            <text:p>557</text:p>
          </table:table-cell>
          <table:table-cell office:value-type="float" office:value="209">
            <text:p>209</text:p>
          </table:table-cell>
          <table:table-cell office:value-type="float" office:value="41979.296">
            <text:p>41979.296000</text:p>
          </table:table-cell>
          <table:table-cell office:value-type="float" office:value="200.85788">
            <text:p>200.857880</text:p>
          </table:table-cell>
          <table:table-cell office:value-type="float" office:value="1581">
            <text:p>1581.000000</text:p>
          </table:table-cell>
          <table:table-cell office:value-type="float" office:value="7.56459">
            <text:p>7.564590</text:p>
          </table:table-cell>
          <table:table-cell office:value-type="float" office:value="0.00247">
            <text:p>0.002470</text:p>
          </table:table-cell>
          <table:table-cell office:value-type="float" office:value="0.96295">
            <text:p>0.962950</text:p>
          </table:table-cell>
          <table:table-cell office:value-type="float" office:value="0.00212">
            <text:p>0.002120</text:p>
          </table:table-cell>
          <table:table-cell office:value-type="float" office:value="0.82733">
            <text:p>0.827330</text:p>
          </table:table-cell>
          <table:table-cell office:value-type="float" office:value="0.00256">
            <text:p>0.0025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-sen</text:p>
          </table:table-cell>
          <table:table-cell office:value-type="float" office:value="1875">
            <text:p>1875</text:p>
          </table:table-cell>
          <table:table-cell office:value-type="float" office:value="904">
            <text:p>904</text:p>
          </table:table-cell>
          <table:table-cell office:value-type="float" office:value="186826.894">
            <text:p>186826.894000</text:p>
          </table:table-cell>
          <table:table-cell office:value-type="float" office:value="206.66692">
            <text:p>206.666920</text:p>
          </table:table-cell>
          <table:table-cell office:value-type="float" office:value="8400">
            <text:p>8400.000000</text:p>
          </table:table-cell>
          <table:table-cell office:value-type="float" office:value="9.29204">
            <text:p>9.292040</text:p>
          </table:table-cell>
          <table:table-cell office:value-type="float" office:value="0.01098">
            <text:p>0.010980</text:p>
          </table:table-cell>
          <table:table-cell office:value-type="float" office:value="0.9908">
            <text:p>0.990800</text:p>
          </table:table-cell>
          <table:table-cell office:value-type="float" office:value="0.01126">
            <text:p>0.011260</text:p>
          </table:table-cell>
          <table:table-cell office:value-type="float" office:value="1.01626">
            <text:p>1.016260</text:p>
          </table:table-cell>
          <table:table-cell office:value-type="float" office:value="0.01108">
            <text:p>0.0110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A</text:p>
          </table:table-cell>
          <table:table-cell office:value-type="float" office:value="364">
            <text:p>364</text:p>
          </table:table-cell>
          <table:table-cell office:value-type="float" office:value="84">
            <text:p>84</text:p>
          </table:table-cell>
          <table:table-cell office:value-type="float" office:value="18599.348">
            <text:p>18599.348000</text:p>
          </table:table-cell>
          <table:table-cell office:value-type="float" office:value="221.42081">
            <text:p>221.420810</text:p>
          </table:table-cell>
          <table:table-cell office:value-type="float" office:value="485">
            <text:p>485.000000</text:p>
          </table:table-cell>
          <table:table-cell office:value-type="float" office:value="5.77381">
            <text:p>5.773810</text:p>
          </table:table-cell>
          <table:table-cell office:value-type="float" office:value="0.00109">
            <text:p>0.001090</text:p>
          </table:table-cell>
          <table:table-cell office:value-type="float" office:value="1.06153">
            <text:p>1.061530</text:p>
          </table:table-cell>
          <table:table-cell office:value-type="float" office:value="0.00065">
            <text:p>0.000650</text:p>
          </table:table-cell>
          <table:table-cell office:value-type="float" office:value="0.63148">
            <text:p>0.631480</text:p>
          </table:table-cell>
          <table:table-cell office:value-type="float" office:value="0.00103">
            <text:p>0.0010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G</text:p>
          </table:table-cell>
          <table:table-cell office:value-type="float" office:value="1913">
            <text:p>1913</text:p>
          </table:table-cell>
          <table:table-cell office:value-type="float" office:value="524">
            <text:p>524</text:p>
          </table:table-cell>
          <table:table-cell office:value-type="float" office:value="105251.291">
            <text:p>105251.291000</text:p>
          </table:table-cell>
          <table:table-cell office:value-type="float" office:value="200.86124">
            <text:p>200.861240</text:p>
          </table:table-cell>
          <table:table-cell office:value-type="float" office:value="5495">
            <text:p>5495.000000</text:p>
          </table:table-cell>
          <table:table-cell office:value-type="float" office:value="10.48664">
            <text:p>10.486640</text:p>
          </table:table-cell>
          <table:table-cell office:value-type="float" office:value="0.00619">
            <text:p>0.006190</text:p>
          </table:table-cell>
          <table:table-cell office:value-type="float" office:value="0.96296">
            <text:p>0.962960</text:p>
          </table:table-cell>
          <table:table-cell office:value-type="float" office:value="0.00737">
            <text:p>0.007370</text:p>
          </table:table-cell>
          <table:table-cell office:value-type="float" office:value="1.14692">
            <text:p>1.146920</text:p>
          </table:table-cell>
          <table:table-cell office:value-type="float" office:value="0.00642">
            <text:p>0.0064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L</text:p>
          </table:table-cell>
          <table:table-cell office:value-type="float" office:value="3902">
            <text:p>3902</text:p>
          </table:table-cell>
          <table:table-cell office:value-type="float" office:value="1716">
            <text:p>1716</text:p>
          </table:table-cell>
          <table:table-cell office:value-type="float" office:value="357941.539">
            <text:p>357941.539000</text:p>
          </table:table-cell>
          <table:table-cell office:value-type="float" office:value="208.59064">
            <text:p>208.590640</text:p>
          </table:table-cell>
          <table:table-cell office:value-type="float" office:value="12195">
            <text:p>12195.000000</text:p>
          </table:table-cell>
          <table:table-cell office:value-type="float" office:value="7.10664">
            <text:p>7.106640</text:p>
          </table:table-cell>
          <table:table-cell office:value-type="float" office:value="0.02104">
            <text:p>0.021040</text:p>
          </table:table-cell>
          <table:table-cell office:value-type="float" office:value="1.00002">
            <text:p>1.000020</text:p>
          </table:table-cell>
          <table:table-cell office:value-type="float" office:value="0.01635">
            <text:p>0.016350</text:p>
          </table:table-cell>
          <table:table-cell office:value-type="float" office:value="0.77725">
            <text:p>0.777250</text:p>
          </table:table-cell>
          <table:table-cell office:value-type="float" office:value="0.02104">
            <text:p>0.021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Lc</text:p>
          </table:table-cell>
          <table:table-cell office:value-type="float" office:value="640">
            <text:p>640</text:p>
          </table:table-cell>
          <table:table-cell office:value-type="float" office:value="370">
            <text:p>370</text:p>
          </table:table-cell>
          <table:table-cell office:value-type="float" office:value="78327.382">
            <text:p>78327.382000</text:p>
          </table:table-cell>
          <table:table-cell office:value-type="float" office:value="211.69563">
            <text:p>211.695630</text:p>
          </table:table-cell>
          <table:table-cell office:value-type="float" office:value="3069">
            <text:p>3069.000000</text:p>
          </table:table-cell>
          <table:table-cell office:value-type="float" office:value="8.29459">
            <text:p>8.294590</text:p>
          </table:table-cell>
          <table:table-cell office:value-type="float" office:value="0.0046">
            <text:p>0.004600</text:p>
          </table:table-cell>
          <table:table-cell office:value-type="float" office:value="1.01491">
            <text:p>1.014910</text:p>
          </table:table-cell>
          <table:table-cell office:value-type="float" office:value="0.00412">
            <text:p>0.004120</text:p>
          </table:table-cell>
          <table:table-cell office:value-type="float" office:value="0.90717">
            <text:p>0.907170</text:p>
          </table:table-cell>
          <table:table-cell office:value-type="float" office:value="0.00454">
            <text:p>0.0045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Ld</text:p>
          </table:table-cell>
          <table:table-cell office:value-type="float" office:value="874">
            <text:p>874</text:p>
          </table:table-cell>
          <table:table-cell office:value-type="float" office:value="428">
            <text:p>428</text:p>
          </table:table-cell>
          <table:table-cell office:value-type="float" office:value="87558.855">
            <text:p>87558.855000</text:p>
          </table:table-cell>
          <table:table-cell office:value-type="float" office:value="204.57676">
            <text:p>204.576760</text:p>
          </table:table-cell>
          <table:table-cell office:value-type="float" office:value="2582">
            <text:p>2582.000000</text:p>
          </table:table-cell>
          <table:table-cell office:value-type="float" office:value="6.03271">
            <text:p>6.032710</text:p>
          </table:table-cell>
          <table:table-cell office:value-type="float" office:value="0.00515">
            <text:p>0.005150</text:p>
          </table:table-cell>
          <table:table-cell office:value-type="float" office:value="0.98078">
            <text:p>0.980780</text:p>
          </table:table-cell>
          <table:table-cell office:value-type="float" office:value="0.00346">
            <text:p>0.003460</text:p>
          </table:table-cell>
          <table:table-cell office:value-type="float" office:value="0.65979">
            <text:p>0.659790</text:p>
          </table:table-cell>
          <table:table-cell office:value-type="float" office:value="0.00525">
            <text:p>0.005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Lm</text:p>
          </table:table-cell>
          <table:table-cell office:value-type="float" office:value="744">
            <text:p>744</text:p>
          </table:table-cell>
          <table:table-cell office:value-type="float" office:value="146">
            <text:p>146</text:p>
          </table:table-cell>
          <table:table-cell office:value-type="float" office:value="30724.319">
            <text:p>30724.319000</text:p>
          </table:table-cell>
          <table:table-cell office:value-type="float" office:value="210.44054">
            <text:p>210.440540</text:p>
          </table:table-cell>
          <table:table-cell office:value-type="float" office:value="1204">
            <text:p>1204.000000</text:p>
          </table:table-cell>
          <table:table-cell office:value-type="float" office:value="8.24658">
            <text:p>8.246580</text:p>
          </table:table-cell>
          <table:table-cell office:value-type="float" office:value="0.00181">
            <text:p>0.001810</text:p>
          </table:table-cell>
          <table:table-cell office:value-type="float" office:value="1.00889">
            <text:p>1.008890</text:p>
          </table:table-cell>
          <table:table-cell office:value-type="float" office:value="0.00161">
            <text:p>0.001610</text:p>
          </table:table-cell>
          <table:table-cell office:value-type="float" office:value="0.90192">
            <text:p>0.901920</text:p>
          </table:table-cell>
          <table:table-cell office:value-type="float" office:value="0.00179">
            <text:p>0.0017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Lv</text:p>
          </table:table-cell>
          <table:table-cell office:value-type="float" office:value="1416">
            <text:p>1416</text:p>
          </table:table-cell>
          <table:table-cell office:value-type="float" office:value="677">
            <text:p>677</text:p>
          </table:table-cell>
          <table:table-cell office:value-type="float" office:value="141574.12">
            <text:p>141574.120000</text:p>
          </table:table-cell>
          <table:table-cell office:value-type="float" office:value="209.11982">
            <text:p>209.119820</text:p>
          </table:table-cell>
          <table:table-cell office:value-type="float" office:value="4670">
            <text:p>4670.000000</text:p>
          </table:table-cell>
          <table:table-cell office:value-type="float" office:value="6.89808">
            <text:p>6.898080</text:p>
          </table:table-cell>
          <table:table-cell office:value-type="float" office:value="0.00832">
            <text:p>0.008320</text:p>
          </table:table-cell>
          <table:table-cell office:value-type="float" office:value="1.00256">
            <text:p>1.002560</text:p>
          </table:table-cell>
          <table:table-cell office:value-type="float" office:value="0.00626">
            <text:p>0.006260</text:p>
          </table:table-cell>
          <table:table-cell office:value-type="float" office:value="0.75444">
            <text:p>0.754440</text:p>
          </table:table-cell>
          <table:table-cell office:value-type="float" office:value="0.0083">
            <text:p>0.0083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A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534.219">
            <text:p>534.219000</text:p>
          </table:table-cell>
          <table:table-cell office:value-type="float" office:value="178.073">
            <text:p>178.073000</text:p>
          </table:table-cell>
          <table:table-cell office:value-type="float" office:value="18">
            <text:p>18.000000</text:p>
          </table:table-cell>
          <table:table-cell office:value-type="float" office:value="6">
            <text:p>6.000000</text:p>
          </table:table-cell>
          <table:table-cell office:value-type="float" office:value="0.00003">
            <text:p>0.000030</text:p>
          </table:table-cell>
          <table:table-cell office:value-type="float" office:value="0.85371">
            <text:p>0.853710</text:p>
          </table:table-cell>
          <table:table-cell office:value-type="float" office:value="0.00002">
            <text:p>0.000020</text:p>
          </table:table-cell>
          <table:table-cell office:value-type="float" office:value="0.65622">
            <text:p>0.656220</text:p>
          </table:table-cell>
          <table:table-cell office:value-type="float" office:value="0.00004">
            <text:p>0.000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B</text:p>
          </table:table-cell>
          <table:table-cell office:value-type="float" office:value="437">
            <text:p>437</text:p>
          </table:table-cell>
          <table:table-cell office:value-type="float" office:value="213">
            <text:p>213</text:p>
          </table:table-cell>
          <table:table-cell office:value-type="float" office:value="43493.444">
            <text:p>43493.444000</text:p>
          </table:table-cell>
          <table:table-cell office:value-type="float" office:value="204.19457">
            <text:p>204.194570</text:p>
          </table:table-cell>
          <table:table-cell office:value-type="float" office:value="2356">
            <text:p>2356.000000</text:p>
          </table:table-cell>
          <table:table-cell office:value-type="float" office:value="11.06103">
            <text:p>11.061030</text:p>
          </table:table-cell>
          <table:table-cell office:value-type="float" office:value="0.00256">
            <text:p>0.002560</text:p>
          </table:table-cell>
          <table:table-cell office:value-type="float" office:value="0.97894">
            <text:p>0.978940</text:p>
          </table:table-cell>
          <table:table-cell office:value-type="float" office:value="0.00316">
            <text:p>0.003160</text:p>
          </table:table-cell>
          <table:table-cell office:value-type="float" office:value="1.20974">
            <text:p>1.209740</text:p>
          </table:table-cell>
          <table:table-cell office:value-type="float" office:value="0.00261">
            <text:p>0.0026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BG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486.822">
            <text:p>2486.822000</text:p>
          </table:table-cell>
          <table:table-cell office:value-type="float" office:value="226.07473">
            <text:p>226.074730</text:p>
          </table:table-cell>
          <table:table-cell office:value-type="float" office:value="77">
            <text:p>77.000000</text:p>
          </table:table-cell>
          <table:table-cell office:value-type="float" office:value="7">
            <text:p>7.000000</text:p>
          </table:table-cell>
          <table:table-cell office:value-type="float" office:value="0.00015">
            <text:p>0.000150</text:p>
          </table:table-cell>
          <table:table-cell office:value-type="float" office:value="1.08384">
            <text:p>1.083840</text:p>
          </table:table-cell>
          <table:table-cell office:value-type="float" office:value="0.0001">
            <text:p>0.000100</text:p>
          </table:table-cell>
          <table:table-cell office:value-type="float" office:value="0.76559">
            <text:p>0.765590</text:p>
          </table:table-cell>
          <table:table-cell office:value-type="float" office:value="0.00013">
            <text:p>0.0001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CG</text:p>
          </table:table-cell>
          <table:table-cell office:value-type="float" office:value="294">
            <text:p>294</text:p>
          </table:table-cell>
          <table:table-cell office:value-type="float" office:value="83">
            <text:p>83</text:p>
          </table:table-cell>
          <table:table-cell office:value-type="float" office:value="16486.329">
            <text:p>16486.329000</text:p>
          </table:table-cell>
          <table:table-cell office:value-type="float" office:value="198.63047">
            <text:p>198.630470</text:p>
          </table:table-cell>
          <table:table-cell office:value-type="float" office:value="1081">
            <text:p>1081.000000</text:p>
          </table:table-cell>
          <table:table-cell office:value-type="float" office:value="13.0241">
            <text:p>13.024100</text:p>
          </table:table-cell>
          <table:table-cell office:value-type="float" office:value="0.00097">
            <text:p>0.000970</text:p>
          </table:table-cell>
          <table:table-cell office:value-type="float" office:value="0.95227">
            <text:p>0.952270</text:p>
          </table:table-cell>
          <table:table-cell office:value-type="float" office:value="0.00145">
            <text:p>0.001450</text:p>
          </table:table-cell>
          <table:table-cell office:value-type="float" office:value="1.42444">
            <text:p>1.424440</text:p>
          </table:table-cell>
          <table:table-cell office:value-type="float" office:value="0.00102">
            <text:p>0.001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CN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8603.533">
            <text:p>8603.533000</text:p>
          </table:table-cell>
          <table:table-cell office:value-type="float" office:value="175.58231">
            <text:p>175.582310</text:p>
          </table:table-cell>
          <table:table-cell office:value-type="float" office:value="266">
            <text:p>266.000000</text:p>
          </table:table-cell>
          <table:table-cell office:value-type="float" office:value="5.42857">
            <text:p>5.428570</text:p>
          </table:table-cell>
          <table:table-cell office:value-type="float" office:value="0.00051">
            <text:p>0.000510</text:p>
          </table:table-cell>
          <table:table-cell office:value-type="float" office:value="0.84177">
            <text:p>0.841770</text:p>
          </table:table-cell>
          <table:table-cell office:value-type="float" office:value="0.00036">
            <text:p>0.000360</text:p>
          </table:table-cell>
          <table:table-cell office:value-type="float" office:value="0.59372">
            <text:p>0.593720</text:p>
          </table:table-cell>
          <table:table-cell office:value-type="float" office:value="0.0006">
            <text:p>0.0006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F</text:p>
          </table:table-cell>
          <table:table-cell office:value-type="float" office:value="214">
            <text:p>214</text:p>
          </table:table-cell>
          <table:table-cell office:value-type="float" office:value="106">
            <text:p>106</text:p>
          </table:table-cell>
          <table:table-cell office:value-type="float" office:value="21340.045">
            <text:p>21340.045000</text:p>
          </table:table-cell>
          <table:table-cell office:value-type="float" office:value="201.32118">
            <text:p>201.321180</text:p>
          </table:table-cell>
          <table:table-cell office:value-type="float" office:value="870">
            <text:p>870.000000</text:p>
          </table:table-cell>
          <table:table-cell office:value-type="float" office:value="8.20755">
            <text:p>8.207550</text:p>
          </table:table-cell>
          <table:table-cell office:value-type="float" office:value="0.00125">
            <text:p>0.001250</text:p>
          </table:table-cell>
          <table:table-cell office:value-type="float" office:value="0.96517">
            <text:p>0.965170</text:p>
          </table:table-cell>
          <table:table-cell office:value-type="float" office:value="0.00117">
            <text:p>0.001170</text:p>
          </table:table-cell>
          <table:table-cell office:value-type="float" office:value="0.89765">
            <text:p>0.897650</text:p>
          </table:table-cell>
          <table:table-cell office:value-type="float" office:value="0.0013">
            <text:p>0.0013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G</text:p>
          </table:table-cell>
          <table:table-cell office:value-type="float" office:value="406">
            <text:p>406</text:p>
          </table:table-cell>
          <table:table-cell office:value-type="float" office:value="130">
            <text:p>130</text:p>
          </table:table-cell>
          <table:table-cell office:value-type="float" office:value="29128.736">
            <text:p>29128.736000</text:p>
          </table:table-cell>
          <table:table-cell office:value-type="float" office:value="224.0672">
            <text:p>224.067200</text:p>
          </table:table-cell>
          <table:table-cell office:value-type="float" office:value="815">
            <text:p>815.000000</text:p>
          </table:table-cell>
          <table:table-cell office:value-type="float" office:value="6.26923">
            <text:p>6.269230</text:p>
          </table:table-cell>
          <table:table-cell office:value-type="float" office:value="0.00171">
            <text:p>0.001710</text:p>
          </table:table-cell>
          <table:table-cell office:value-type="float" office:value="1.07422">
            <text:p>1.074220</text:p>
          </table:table-cell>
          <table:table-cell office:value-type="float" office:value="0.00109">
            <text:p>0.001090</text:p>
          </table:table-cell>
          <table:table-cell office:value-type="float" office:value="0.68566">
            <text:p>0.685660</text:p>
          </table:table-cell>
          <table:table-cell office:value-type="float" office:value="0.00159">
            <text:p>0.0015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GRN</text:p>
          </table:table-cell>
          <table:table-cell office:value-type="float" office:value="376">
            <text:p>376</text:p>
          </table:table-cell>
          <table:table-cell office:value-type="float" office:value="147">
            <text:p>147</text:p>
          </table:table-cell>
          <table:table-cell office:value-type="float" office:value="31862.625">
            <text:p>31862.625000</text:p>
          </table:table-cell>
          <table:table-cell office:value-type="float" office:value="216.75255">
            <text:p>216.752550</text:p>
          </table:table-cell>
          <table:table-cell office:value-type="float" office:value="1152">
            <text:p>1152.000000</text:p>
          </table:table-cell>
          <table:table-cell office:value-type="float" office:value="7.83673">
            <text:p>7.836730</text:p>
          </table:table-cell>
          <table:table-cell office:value-type="float" office:value="0.00187">
            <text:p>0.001870</text:p>
          </table:table-cell>
          <table:table-cell office:value-type="float" office:value="1.03915">
            <text:p>1.039150</text:p>
          </table:table-cell>
          <table:table-cell office:value-type="float" office:value="0.00154">
            <text:p>0.001540</text:p>
          </table:table-cell>
          <table:table-cell office:value-type="float" office:value="0.8571">
            <text:p>0.857100</text:p>
          </table:table-cell>
          <table:table-cell office:value-type="float" office:value="0.0018">
            <text:p>0.0018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H</text:p>
          </table:table-cell>
          <table:table-cell office:value-type="float" office:value="335">
            <text:p>335</text:p>
          </table:table-cell>
          <table:table-cell office:value-type="float" office:value="97">
            <text:p>97</text:p>
          </table:table-cell>
          <table:table-cell office:value-type="float" office:value="19963.95">
            <text:p>19963.950000</text:p>
          </table:table-cell>
          <table:table-cell office:value-type="float" office:value="205.81392">
            <text:p>205.813920</text:p>
          </table:table-cell>
          <table:table-cell office:value-type="float" office:value="564">
            <text:p>564.000000</text:p>
          </table:table-cell>
          <table:table-cell office:value-type="float" office:value="5.81443">
            <text:p>5.814430</text:p>
          </table:table-cell>
          <table:table-cell office:value-type="float" office:value="0.00117">
            <text:p>0.001170</text:p>
          </table:table-cell>
          <table:table-cell office:value-type="float" office:value="0.98671">
            <text:p>0.986710</text:p>
          </table:table-cell>
          <table:table-cell office:value-type="float" office:value="0.00076">
            <text:p>0.000760</text:p>
          </table:table-cell>
          <table:table-cell office:value-type="float" office:value="0.63592">
            <text:p>0.635920</text:p>
          </table:table-cell>
          <table:table-cell office:value-type="float" office:value="0.00119">
            <text:p>0.0011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IR</text:p>
          </table:table-cell>
          <table:table-cell office:value-type="float" office:value="5282">
            <text:p>5282</text:p>
          </table:table-cell>
          <table:table-cell office:value-type="float" office:value="1121">
            <text:p>1121</text:p>
          </table:table-cell>
          <table:table-cell office:value-type="float" office:value="243090.194">
            <text:p>243090.194000</text:p>
          </table:table-cell>
          <table:table-cell office:value-type="float" office:value="216.8512">
            <text:p>216.851200</text:p>
          </table:table-cell>
          <table:table-cell office:value-type="float" office:value="8366">
            <text:p>8366.000000</text:p>
          </table:table-cell>
          <table:table-cell office:value-type="float" office:value="7.46298">
            <text:p>7.462980</text:p>
          </table:table-cell>
          <table:table-cell office:value-type="float" office:value="0.01429">
            <text:p>0.014290</text:p>
          </table:table-cell>
          <table:table-cell office:value-type="float" office:value="1.03962">
            <text:p>1.039620</text:p>
          </table:table-cell>
          <table:table-cell office:value-type="float" office:value="0.01122">
            <text:p>0.011220</text:p>
          </table:table-cell>
          <table:table-cell office:value-type="float" office:value="0.81622">
            <text:p>0.816220</text:p>
          </table:table-cell>
          <table:table-cell office:value-type="float" office:value="0.01374">
            <text:p>0.0137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Md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2520.974">
            <text:p>2520.974000</text:p>
          </table:table-cell>
          <table:table-cell office:value-type="float" office:value="193.92108">
            <text:p>193.921080</text:p>
          </table:table-cell>
          <table:table-cell office:value-type="float" office:value="86">
            <text:p>86.000000</text:p>
          </table:table-cell>
          <table:table-cell office:value-type="float" office:value="6.61538">
            <text:p>6.615380</text:p>
          </table:table-cell>
          <table:table-cell office:value-type="float" office:value="0.00015">
            <text:p>0.000150</text:p>
          </table:table-cell>
          <table:table-cell office:value-type="float" office:value="0.92969">
            <text:p>0.929690</text:p>
          </table:table-cell>
          <table:table-cell office:value-type="float" office:value="0.00012">
            <text:p>0.000120</text:p>
          </table:table-cell>
          <table:table-cell office:value-type="float" office:value="0.72352">
            <text:p>0.723520</text:p>
          </table:table-cell>
          <table:table-cell office:value-type="float" office:value="0.00016">
            <text:p>0.0001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Mv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office:value-type="float" office:value="3379.882">
            <text:p>3379.882000</text:p>
          </table:table-cell>
          <table:table-cell office:value-type="float" office:value="211.24263">
            <text:p>211.242630</text:p>
          </table:table-cell>
          <table:table-cell office:value-type="float" office:value="118">
            <text:p>118.000000</text:p>
          </table:table-cell>
          <table:table-cell office:value-type="float" office:value="7.375">
            <text:p>7.375000</text:p>
          </table:table-cell>
          <table:table-cell office:value-type="float" office:value="0.0002">
            <text:p>0.000200</text:p>
          </table:table-cell>
          <table:table-cell office:value-type="float" office:value="1.01273">
            <text:p>1.012730</text:p>
          </table:table-cell>
          <table:table-cell office:value-type="float" office:value="0.00016">
            <text:p>0.000160</text:p>
          </table:table-cell>
          <table:table-cell office:value-type="float" office:value="0.8066">
            <text:p>0.80660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P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883.295">
            <text:p>4883.295000</text:p>
          </table:table-cell>
          <table:table-cell office:value-type="float" office:value="203.47063">
            <text:p>203.470630</text:p>
          </table:table-cell>
          <table:table-cell office:value-type="float" office:value="344">
            <text:p>344.000000</text:p>
          </table:table-cell>
          <table:table-cell office:value-type="float" office:value="14.33333">
            <text:p>14.333330</text:p>
          </table:table-cell>
          <table:table-cell office:value-type="float" office:value="0.00029">
            <text:p>0.000290</text:p>
          </table:table-cell>
          <table:table-cell office:value-type="float" office:value="0.97547">
            <text:p>0.975470</text:p>
          </table:table-cell>
          <table:table-cell office:value-type="float" office:value="0.00046">
            <text:p>0.000460</text:p>
          </table:table-cell>
          <table:table-cell office:value-type="float" office:value="1.56763">
            <text:p>1.567630</text:p>
          </table:table-cell>
          <table:table-cell office:value-type="float" office:value="0.00029">
            <text:p>0.0002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PN</text:p>
          </table:table-cell>
          <table:table-cell office:value-type="float" office:value="265">
            <text:p>265</text:p>
          </table:table-cell>
          <table:table-cell office:value-type="float" office:value="137">
            <text:p>137</text:p>
          </table:table-cell>
          <table:table-cell office:value-type="float" office:value="27630.39">
            <text:p>27630.390000</text:p>
          </table:table-cell>
          <table:table-cell office:value-type="float" office:value="201.68168">
            <text:p>201.681680</text:p>
          </table:table-cell>
          <table:table-cell office:value-type="float" office:value="1084">
            <text:p>1084.000000</text:p>
          </table:table-cell>
          <table:table-cell office:value-type="float" office:value="7.91241">
            <text:p>7.912410</text:p>
          </table:table-cell>
          <table:table-cell office:value-type="float" office:value="0.00162">
            <text:p>0.001620</text:p>
          </table:table-cell>
          <table:table-cell office:value-type="float" office:value="0.9669">
            <text:p>0.966900</text:p>
          </table:table-cell>
          <table:table-cell office:value-type="float" office:value="0.00145">
            <text:p>0.001450</text:p>
          </table:table-cell>
          <table:table-cell office:value-type="float" office:value="0.86538">
            <text:p>0.865380</text:p>
          </table:table-cell>
          <table:table-cell office:value-type="float" office:value="0.00168">
            <text:p>0.0016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PY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3683.302">
            <text:p>3683.302000</text:p>
          </table:table-cell>
          <table:table-cell office:value-type="float" office:value="216.66482">
            <text:p>216.664820</text:p>
          </table:table-cell>
          <table:table-cell office:value-type="float" office:value="111">
            <text:p>111.000000</text:p>
          </table:table-cell>
          <table:table-cell office:value-type="float" office:value="6.52941">
            <text:p>6.529410</text:p>
          </table:table-cell>
          <table:table-cell office:value-type="float" office:value="0.00022">
            <text:p>0.000220</text:p>
          </table:table-cell>
          <table:table-cell office:value-type="float" office:value="1.03873">
            <text:p>1.038730</text:p>
          </table:table-cell>
          <table:table-cell office:value-type="float" office:value="0.00015">
            <text:p>0.000150</text:p>
          </table:table-cell>
          <table:table-cell office:value-type="float" office:value="0.71412">
            <text:p>0.714120</text:p>
          </table:table-cell>
          <table:table-cell office:value-type="float" office:value="0.00021">
            <text:p>0.0002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R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2597.456">
            <text:p>2597.456000</text:p>
          </table:table-cell>
          <table:table-cell office:value-type="float" office:value="199.80431">
            <text:p>199.804310</text:p>
          </table:table-cell>
          <table:table-cell office:value-type="float" office:value="93">
            <text:p>93.000000</text:p>
          </table:table-cell>
          <table:table-cell office:value-type="float" office:value="7.15385">
            <text:p>7.153850</text:p>
          </table:table-cell>
          <table:table-cell office:value-type="float" office:value="0.00015">
            <text:p>0.000150</text:p>
          </table:table-cell>
          <table:table-cell office:value-type="float" office:value="0.9579">
            <text:p>0.957900</text:p>
          </table:table-cell>
          <table:table-cell office:value-type="float" office:value="0.00012">
            <text:p>0.000120</text:p>
          </table:table-cell>
          <table:table-cell office:value-type="float" office:value="0.78241">
            <text:p>0.782410</text:p>
          </table:table-cell>
          <table:table-cell office:value-type="float" office:value="0.00016">
            <text:p>0.0001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RT</text:p>
          </table:table-cell>
          <table:table-cell office:value-type="float" office:value="696">
            <text:p>696</text:p>
          </table:table-cell>
          <table:table-cell office:value-type="float" office:value="238">
            <text:p>238</text:p>
          </table:table-cell>
          <table:table-cell office:value-type="float" office:value="47774.849">
            <text:p>47774.849000</text:p>
          </table:table-cell>
          <table:table-cell office:value-type="float" office:value="200.73466">
            <text:p>200.734660</text:p>
          </table:table-cell>
          <table:table-cell office:value-type="float" office:value="2465">
            <text:p>2465.000000</text:p>
          </table:table-cell>
          <table:table-cell office:value-type="float" office:value="10.35714">
            <text:p>10.357140</text:p>
          </table:table-cell>
          <table:table-cell office:value-type="float" office:value="0.00281">
            <text:p>0.002810</text:p>
          </table:table-cell>
          <table:table-cell office:value-type="float" office:value="0.96236">
            <text:p>0.962360</text:p>
          </table:table-cell>
          <table:table-cell office:value-type="float" office:value="0.00331">
            <text:p>0.003310</text:p>
          </table:table-cell>
          <table:table-cell office:value-type="float" office:value="1.13275">
            <text:p>1.132750</text:p>
          </table:table-cell>
          <table:table-cell office:value-type="float" office:value="0.00292">
            <text:p>0.0029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067.033">
            <text:p>1067.033000</text:p>
          </table:table-cell>
          <table:table-cell office:value-type="float" office:value="213.4066">
            <text:p>213.406600</text:p>
          </table:table-cell>
          <table:table-cell office:value-type="float" office:value="36">
            <text:p>36.000000</text:p>
          </table:table-cell>
          <table:table-cell office:value-type="float" office:value="7.2">
            <text:p>7.200000</text:p>
          </table:table-cell>
          <table:table-cell office:value-type="float" office:value="0.00006">
            <text:p>0.000060</text:p>
          </table:table-cell>
          <table:table-cell office:value-type="float" office:value="1.02311">
            <text:p>1.023110</text:p>
          </table:table-cell>
          <table:table-cell office:value-type="float" office:value="0.00005">
            <text:p>0.000050</text:p>
          </table:table-cell>
          <table:table-cell office:value-type="float" office:value="0.78746">
            <text:p>0.78746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SV</text:p>
          </table:table-cell>
          <table:table-cell office:value-type="float" office:value="480">
            <text:p>480</text:p>
          </table:table-cell>
          <table:table-cell office:value-type="float" office:value="282">
            <text:p>282</text:p>
          </table:table-cell>
          <table:table-cell office:value-type="float" office:value="58801.033">
            <text:p>58801.033000</text:p>
          </table:table-cell>
          <table:table-cell office:value-type="float" office:value="208.5143">
            <text:p>208.514300</text:p>
          </table:table-cell>
          <table:table-cell office:value-type="float" office:value="2864">
            <text:p>2864.000000</text:p>
          </table:table-cell>
          <table:table-cell office:value-type="float" office:value="10.15603">
            <text:p>10.156030</text:p>
          </table:table-cell>
          <table:table-cell office:value-type="float" office:value="0.00346">
            <text:p>0.003460</text:p>
          </table:table-cell>
          <table:table-cell office:value-type="float" office:value="0.99965">
            <text:p>0.999650</text:p>
          </table:table-cell>
          <table:table-cell office:value-type="float" office:value="0.00384">
            <text:p>0.003840</text:p>
          </table:table-cell>
          <table:table-cell office:value-type="float" office:value="1.11076">
            <text:p>1.110760</text:p>
          </table:table-cell>
          <table:table-cell office:value-type="float" office:value="0.00346">
            <text:p>0.0034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VH</text:p>
          </table:table-cell>
          <table:table-cell office:value-type="float" office:value="165">
            <text:p>165</text:p>
          </table:table-cell>
          <table:table-cell office:value-type="float" office:value="23">
            <text:p>23</text:p>
          </table:table-cell>
          <table:table-cell office:value-type="float" office:value="4596.454">
            <text:p>4596.454000</text:p>
          </table:table-cell>
          <table:table-cell office:value-type="float" office:value="199.84583">
            <text:p>199.845830</text:p>
          </table:table-cell>
          <table:table-cell office:value-type="float" office:value="145">
            <text:p>145.000000</text:p>
          </table:table-cell>
          <table:table-cell office:value-type="float" office:value="6.30435">
            <text:p>6.304350</text:p>
          </table:table-cell>
          <table:table-cell office:value-type="float" office:value="0.00027">
            <text:p>0.000270</text:p>
          </table:table-cell>
          <table:table-cell office:value-type="float" office:value="0.9581">
            <text:p>0.958100</text:p>
          </table:table-cell>
          <table:table-cell office:value-type="float" office:value="0.00019">
            <text:p>0.000190</text:p>
          </table:table-cell>
          <table:table-cell office:value-type="float" office:value="0.6895">
            <text:p>0.689500</text:p>
          </table:table-cell>
          <table:table-cell office:value-type="float" office:value="0.00028">
            <text:p>0.0002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VR</text:p>
          </table:table-cell>
          <table:table-cell office:value-type="float" office:value="589">
            <text:p>589</text:p>
          </table:table-cell>
          <table:table-cell office:value-type="float" office:value="116">
            <text:p>116</text:p>
          </table:table-cell>
          <table:table-cell office:value-type="float" office:value="24824.724">
            <text:p>24824.724000</text:p>
          </table:table-cell>
          <table:table-cell office:value-type="float" office:value="214.00624">
            <text:p>214.006240</text:p>
          </table:table-cell>
          <table:table-cell office:value-type="float" office:value="875">
            <text:p>875.000000</text:p>
          </table:table-cell>
          <table:table-cell office:value-type="float" office:value="7.5431">
            <text:p>7.543100</text:p>
          </table:table-cell>
          <table:table-cell office:value-type="float" office:value="0.00146">
            <text:p>0.001460</text:p>
          </table:table-cell>
          <table:table-cell office:value-type="float" office:value="1.02598">
            <text:p>1.025980</text:p>
          </table:table-cell>
          <table:table-cell office:value-type="float" office:value="0.00117">
            <text:p>0.001170</text:p>
          </table:table-cell>
          <table:table-cell office:value-type="float" office:value="0.82498">
            <text:p>0.824980</text:p>
          </table:table-cell>
          <table:table-cell office:value-type="float" office:value="0.00142">
            <text:p>0.0014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PVZ</text:p>
          </table:table-cell>
          <table:table-cell office:value-type="float" office:value="344">
            <text:p>344</text:p>
          </table:table-cell>
          <table:table-cell office:value-type="float" office:value="61">
            <text:p>61</text:p>
          </table:table-cell>
          <table:table-cell office:value-type="float" office:value="13354.498">
            <text:p>13354.498000</text:p>
          </table:table-cell>
          <table:table-cell office:value-type="float" office:value="218.9262">
            <text:p>218.926200</text:p>
          </table:table-cell>
          <table:table-cell office:value-type="float" office:value="463">
            <text:p>463.000000</text:p>
          </table:table-cell>
          <table:table-cell office:value-type="float" office:value="7.59016">
            <text:p>7.590160</text:p>
          </table:table-cell>
          <table:table-cell office:value-type="float" office:value="0.00078">
            <text:p>0.000780</text:p>
          </table:table-cell>
          <table:table-cell office:value-type="float" office:value="1.04957">
            <text:p>1.049570</text:p>
          </table:table-cell>
          <table:table-cell office:value-type="float" office:value="0.00062">
            <text:p>0.000620</text:p>
          </table:table-cell>
          <table:table-cell office:value-type="float" office:value="0.83013">
            <text:p>0.830130</text:p>
          </table:table-cell>
          <table:table-cell office:value-type="float" office:value="0.00075">
            <text:p>0.0007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Amb</text:p>
          </table:table-cell>
          <table:table-cell office:value-type="float" office:value="357">
            <text:p>357</text:p>
          </table:table-cell>
          <table:table-cell office:value-type="float" office:value="83">
            <text:p>83</text:p>
          </table:table-cell>
          <table:table-cell office:value-type="float" office:value="16822.473">
            <text:p>16822.473000</text:p>
          </table:table-cell>
          <table:table-cell office:value-type="float" office:value="202.6804">
            <text:p>202.680400</text:p>
          </table:table-cell>
          <table:table-cell office:value-type="float" office:value="551">
            <text:p>551.000000</text:p>
          </table:table-cell>
          <table:table-cell office:value-type="float" office:value="6.63855">
            <text:p>6.638550</text:p>
          </table:table-cell>
          <table:table-cell office:value-type="float" office:value="0.00099">
            <text:p>0.000990</text:p>
          </table:table-cell>
          <table:table-cell office:value-type="float" office:value="0.97168">
            <text:p>0.971680</text:p>
          </table:table-cell>
          <table:table-cell office:value-type="float" office:value="0.00074">
            <text:p>0.000740</text:p>
          </table:table-cell>
          <table:table-cell office:value-type="float" office:value="0.72605">
            <text:p>0.726050</text:p>
          </table:table-cell>
          <table:table-cell office:value-type="float" office:value="0.00102">
            <text:p>0.001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HP</text:p>
          </table:table-cell>
          <table:table-cell office:value-type="float" office:value="8097">
            <text:p>8097</text:p>
          </table:table-cell>
          <table:table-cell office:value-type="float" office:value="1390">
            <text:p>1390</text:p>
          </table:table-cell>
          <table:table-cell office:value-type="float" office:value="296442.081">
            <text:p>296442.081000</text:p>
          </table:table-cell>
          <table:table-cell office:value-type="float" office:value="213.26768">
            <text:p>213.267680</text:p>
          </table:table-cell>
          <table:table-cell office:value-type="float" office:value="14467">
            <text:p>14467.000000</text:p>
          </table:table-cell>
          <table:table-cell office:value-type="float" office:value="10.40791">
            <text:p>10.407910</text:p>
          </table:table-cell>
          <table:table-cell office:value-type="float" office:value="0.01742">
            <text:p>0.017420</text:p>
          </table:table-cell>
          <table:table-cell office:value-type="float" office:value="1.02244">
            <text:p>1.022440</text:p>
          </table:table-cell>
          <table:table-cell office:value-type="float" office:value="0.0194">
            <text:p>0.019400</text:p>
          </table:table-cell>
          <table:table-cell office:value-type="float" office:value="1.13831">
            <text:p>1.138310</text:p>
          </table:table-cell>
          <table:table-cell office:value-type="float" office:value="0.01704">
            <text:p>0.017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M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6011.402">
            <text:p>6011.402000</text:p>
          </table:table-cell>
          <table:table-cell office:value-type="float" office:value="200.38007">
            <text:p>200.380070</text:p>
          </table:table-cell>
          <table:table-cell office:value-type="float" office:value="180">
            <text:p>180.000000</text:p>
          </table:table-cell>
          <table:table-cell office:value-type="float" office:value="6">
            <text:p>6.000000</text:p>
          </table:table-cell>
          <table:table-cell office:value-type="float" office:value="0.00035">
            <text:p>0.000350</text:p>
          </table:table-cell>
          <table:table-cell office:value-type="float" office:value="0.96066">
            <text:p>0.960660</text:p>
          </table:table-cell>
          <table:table-cell office:value-type="float" office:value="0.00024">
            <text:p>0.000240</text:p>
          </table:table-cell>
          <table:table-cell office:value-type="float" office:value="0.65622">
            <text:p>0.656220</text:p>
          </table:table-cell>
          <table:table-cell office:value-type="float" office:value="0.00037">
            <text:p>0.0003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N</text:p>
          </table:table-cell>
          <table:table-cell office:value-type="float" office:value="169">
            <text:p>169</text:p>
          </table:table-cell>
          <table:table-cell office:value-type="float" office:value="81">
            <text:p>81</text:p>
          </table:table-cell>
          <table:table-cell office:value-type="float" office:value="16520.413">
            <text:p>16520.413000</text:p>
          </table:table-cell>
          <table:table-cell office:value-type="float" office:value="203.95572">
            <text:p>203.955720</text:p>
          </table:table-cell>
          <table:table-cell office:value-type="float" office:value="424">
            <text:p>424.000000</text:p>
          </table:table-cell>
          <table:table-cell office:value-type="float" office:value="5.23457">
            <text:p>5.234570</text:p>
          </table:table-cell>
          <table:table-cell office:value-type="float" office:value="0.00097">
            <text:p>0.000970</text:p>
          </table:table-cell>
          <table:table-cell office:value-type="float" office:value="0.9778">
            <text:p>0.977800</text:p>
          </table:table-cell>
          <table:table-cell office:value-type="float" office:value="0.00057">
            <text:p>0.000570</text:p>
          </table:table-cell>
          <table:table-cell office:value-type="float" office:value="0.5725">
            <text:p>0.572500</text:p>
          </table:table-cell>
          <table:table-cell office:value-type="float" office:value="0.00099">
            <text:p>0.0009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749.179">
            <text:p>1749.179000</text:p>
          </table:table-cell>
          <table:table-cell office:value-type="float" office:value="194.35322">
            <text:p>194.353220</text:p>
          </table:table-cell>
          <table:table-cell office:value-type="float" office:value="55">
            <text:p>55.000000</text:p>
          </table:table-cell>
          <table:table-cell office:value-type="float" office:value="6.11111">
            <text:p>6.111110</text:p>
          </table:table-cell>
          <table:table-cell office:value-type="float" office:value="0.0001">
            <text:p>0.000100</text:p>
          </table:table-cell>
          <table:table-cell office:value-type="float" office:value="0.93176">
            <text:p>0.931760</text:p>
          </table:table-cell>
          <table:table-cell office:value-type="float" office:value="0.00007">
            <text:p>0.000070</text:p>
          </table:table-cell>
          <table:table-cell office:value-type="float" office:value="0.66837">
            <text:p>0.66837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PO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1044.408">
            <text:p>1044.408000</text:p>
          </table:table-cell>
          <table:table-cell office:value-type="float" office:value="208.8816">
            <text:p>208.881600</text:p>
          </table:table-cell>
          <table:table-cell office:value-type="float" office:value="26">
            <text:p>26.000000</text:p>
          </table:table-cell>
          <table:table-cell office:value-type="float" office:value="5.2">
            <text:p>5.200000</text:p>
          </table:table-cell>
          <table:table-cell office:value-type="float" office:value="0.00006">
            <text:p>0.000060</text:p>
          </table:table-cell>
          <table:table-cell office:value-type="float" office:value="1.00141">
            <text:p>1.001410</text:p>
          </table:table-cell>
          <table:table-cell office:value-type="float" office:value="0.00003">
            <text:p>0.000030</text:p>
          </table:table-cell>
          <table:table-cell office:value-type="float" office:value="0.56872">
            <text:p>0.56872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R</text:p>
          </table:table-cell>
          <table:table-cell office:value-type="float" office:value="216">
            <text:p>216</text:p>
          </table:table-cell>
          <table:table-cell office:value-type="float" office:value="101">
            <text:p>101</text:p>
          </table:table-cell>
          <table:table-cell office:value-type="float" office:value="21246.639">
            <text:p>21246.639000</text:p>
          </table:table-cell>
          <table:table-cell office:value-type="float" office:value="210.36276">
            <text:p>210.362760</text:p>
          </table:table-cell>
          <table:table-cell office:value-type="float" office:value="846">
            <text:p>846.000000</text:p>
          </table:table-cell>
          <table:table-cell office:value-type="float" office:value="8.37624">
            <text:p>8.376240</text:p>
          </table:table-cell>
          <table:table-cell office:value-type="float" office:value="0.00125">
            <text:p>0.001250</text:p>
          </table:table-cell>
          <table:table-cell office:value-type="float" office:value="1.00852">
            <text:p>1.008520</text:p>
          </table:table-cell>
          <table:table-cell office:value-type="float" office:value="0.00113">
            <text:p>0.001130</text:p>
          </table:table-cell>
          <table:table-cell office:value-type="float" office:value="0.9161">
            <text:p>0.916100</text:p>
          </table:table-cell>
          <table:table-cell office:value-type="float" office:value="0.00124">
            <text:p>0.0012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RT</text:p>
          </table:table-cell>
          <table:table-cell office:value-type="float" office:value="644">
            <text:p>644</text:p>
          </table:table-cell>
          <table:table-cell office:value-type="float" office:value="328">
            <text:p>328</text:p>
          </table:table-cell>
          <table:table-cell office:value-type="float" office:value="67819.733">
            <text:p>67819.733000</text:p>
          </table:table-cell>
          <table:table-cell office:value-type="float" office:value="206.76748">
            <text:p>206.767480</text:p>
          </table:table-cell>
          <table:table-cell office:value-type="float" office:value="2290">
            <text:p>2290.000000</text:p>
          </table:table-cell>
          <table:table-cell office:value-type="float" office:value="6.98171">
            <text:p>6.981710</text:p>
          </table:table-cell>
          <table:table-cell office:value-type="float" office:value="0.00399">
            <text:p>0.003990</text:p>
          </table:table-cell>
          <table:table-cell office:value-type="float" office:value="0.99128">
            <text:p>0.991280</text:p>
          </table:table-cell>
          <table:table-cell office:value-type="float" office:value="0.00307">
            <text:p>0.003070</text:p>
          </table:table-cell>
          <table:table-cell office:value-type="float" office:value="0.76359">
            <text:p>0.763590</text:p>
          </table:table-cell>
          <table:table-cell office:value-type="float" office:value="0.00402">
            <text:p>0.004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AG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276.515">
            <text:p>3276.515000</text:p>
          </table:table-cell>
          <table:table-cell office:value-type="float" office:value="204.78219">
            <text:p>204.782190</text:p>
          </table:table-cell>
          <table:table-cell office:value-type="float" office:value="168">
            <text:p>168.000000</text:p>
          </table:table-cell>
          <table:table-cell office:value-type="float" office:value="10.5">
            <text:p>10.500000</text:p>
          </table:table-cell>
          <table:table-cell office:value-type="float" office:value="0.00019">
            <text:p>0.000190</text:p>
          </table:table-cell>
          <table:table-cell office:value-type="float" office:value="0.98176">
            <text:p>0.981760</text:p>
          </table:table-cell>
          <table:table-cell office:value-type="float" office:value="0.00023">
            <text:p>0.000230</text:p>
          </table:table-cell>
          <table:table-cell office:value-type="float" office:value="1.14838">
            <text:p>1.14838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CH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number-columns-repeated="2" office:value-type="float" office:value="207.833">
            <text:p>207.833000</text:p>
          </table:table-cell>
          <table:table-cell table:number-columns-repeated="2" office:value-type="float" office:value="6">
            <text:p>6.000000</text:p>
          </table:table-cell>
          <table:table-cell office:value-type="float" office:value="0.00001">
            <text:p>0.000010</text:p>
          </table:table-cell>
          <table:table-cell office:value-type="float" office:value="0.99639">
            <text:p>0.996390</text:p>
          </table:table-cell>
          <table:table-cell office:value-type="float" office:value="0.00001">
            <text:p>0.000010</text:p>
          </table:table-cell>
          <table:table-cell office:value-type="float" office:value="0.65622">
            <text:p>0.65622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Cm</text:p>
          </table:table-cell>
          <table:table-cell office:value-type="float" office:value="2646">
            <text:p>2646</text:p>
          </table:table-cell>
          <table:table-cell office:value-type="float" office:value="1123">
            <text:p>1123</text:p>
          </table:table-cell>
          <table:table-cell office:value-type="float" office:value="222153.437">
            <text:p>222153.437000</text:p>
          </table:table-cell>
          <table:table-cell office:value-type="float" office:value="197.8214">
            <text:p>197.821400</text:p>
          </table:table-cell>
          <table:table-cell office:value-type="float" office:value="10253">
            <text:p>10253.000000</text:p>
          </table:table-cell>
          <table:table-cell office:value-type="float" office:value="9.13001">
            <text:p>9.130010</text:p>
          </table:table-cell>
          <table:table-cell office:value-type="float" office:value="0.01306">
            <text:p>0.013060</text:p>
          </table:table-cell>
          <table:table-cell office:value-type="float" office:value="0.94839">
            <text:p>0.948390</text:p>
          </table:table-cell>
          <table:table-cell office:value-type="float" office:value="0.01375">
            <text:p>0.013750</text:p>
          </table:table-cell>
          <table:table-cell office:value-type="float" office:value="0.99854">
            <text:p>0.998540</text:p>
          </table:table-cell>
          <table:table-cell office:value-type="float" office:value="0.01377">
            <text:p>0.0137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Cs</text:p>
          </table:table-cell>
          <table:table-cell office:value-type="float" office:value="976">
            <text:p>976</text:p>
          </table:table-cell>
          <table:table-cell office:value-type="float" office:value="390">
            <text:p>390</text:p>
          </table:table-cell>
          <table:table-cell office:value-type="float" office:value="77276.9">
            <text:p>77276.900000</text:p>
          </table:table-cell>
          <table:table-cell office:value-type="float" office:value="198.1459">
            <text:p>198.145900</text:p>
          </table:table-cell>
          <table:table-cell office:value-type="float" office:value="3487">
            <text:p>3487.000000</text:p>
          </table:table-cell>
          <table:table-cell office:value-type="float" office:value="8.94103">
            <text:p>8.941030</text:p>
          </table:table-cell>
          <table:table-cell office:value-type="float" office:value="0.00454">
            <text:p>0.004540</text:p>
          </table:table-cell>
          <table:table-cell office:value-type="float" office:value="0.94995">
            <text:p>0.949950</text:p>
          </table:table-cell>
          <table:table-cell office:value-type="float" office:value="0.00468">
            <text:p>0.004680</text:p>
          </table:table-cell>
          <table:table-cell office:value-type="float" office:value="0.97787">
            <text:p>0.977870</text:p>
          </table:table-cell>
          <table:table-cell office:value-type="float" office:value="0.00478">
            <text:p>0.0047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F</text:p>
          </table:table-cell>
          <table:table-cell office:value-type="float" office:value="157">
            <text:p>157</text:p>
          </table:table-cell>
          <table:table-cell office:value-type="float" office:value="45">
            <text:p>45</text:p>
          </table:table-cell>
          <table:table-cell office:value-type="float" office:value="8530.212">
            <text:p>8530.212000</text:p>
          </table:table-cell>
          <table:table-cell office:value-type="float" office:value="189.56027">
            <text:p>189.560270</text:p>
          </table:table-cell>
          <table:table-cell office:value-type="float" office:value="411">
            <text:p>411.000000</text:p>
          </table:table-cell>
          <table:table-cell office:value-type="float" office:value="9.13333">
            <text:p>9.133330</text:p>
          </table:table-cell>
          <table:table-cell office:value-type="float" office:value="0.0005">
            <text:p>0.000500</text:p>
          </table:table-cell>
          <table:table-cell office:value-type="float" office:value="0.90878">
            <text:p>0.908780</text:p>
          </table:table-cell>
          <table:table-cell office:value-type="float" office:value="0.00055">
            <text:p>0.000550</text:p>
          </table:table-cell>
          <table:table-cell office:value-type="float" office:value="0.99891">
            <text:p>0.998910</text:p>
          </table:table-cell>
          <table:table-cell office:value-type="float" office:value="0.00055">
            <text:p>0.0005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G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033.017">
            <text:p>1033.017000</text:p>
          </table:table-cell>
          <table:table-cell office:value-type="float" office:value="206.6034">
            <text:p>206.603400</text:p>
          </table:table-cell>
          <table:table-cell office:value-type="float" office:value="45">
            <text:p>45.000000</text:p>
          </table:table-cell>
          <table:table-cell office:value-type="float" office:value="9">
            <text:p>9.000000</text:p>
          </table:table-cell>
          <table:table-cell office:value-type="float" office:value="0.00006">
            <text:p>0.000060</text:p>
          </table:table-cell>
          <table:table-cell office:value-type="float" office:value="0.99049">
            <text:p>0.990490</text:p>
          </table:table-cell>
          <table:table-cell office:value-type="float" office:value="0.00006">
            <text:p>0.000060</text:p>
          </table:table-cell>
          <table:table-cell office:value-type="float" office:value="0.98432">
            <text:p>0.98432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GN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6109.19">
            <text:p>6109.190000</text:p>
          </table:table-cell>
          <table:table-cell office:value-type="float" office:value="190.91219">
            <text:p>190.912190</text:p>
          </table:table-cell>
          <table:table-cell office:value-type="float" office:value="202">
            <text:p>202.000000</text:p>
          </table:table-cell>
          <table:table-cell office:value-type="float" office:value="6.3125">
            <text:p>6.312500</text:p>
          </table:table-cell>
          <table:table-cell office:value-type="float" office:value="0.00036">
            <text:p>0.000360</text:p>
          </table:table-cell>
          <table:table-cell office:value-type="float" office:value="0.91527">
            <text:p>0.915270</text:p>
          </table:table-cell>
          <table:table-cell office:value-type="float" office:value="0.00027">
            <text:p>0.000270</text:p>
          </table:table-cell>
          <table:table-cell office:value-type="float" office:value="0.69039">
            <text:p>0.690390</text:p>
          </table:table-cell>
          <table:table-cell office:value-type="float" office:value="0.00039">
            <text:p>0.0003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I</text:p>
          </table:table-cell>
          <table:table-cell office:value-type="float" office:value="1221">
            <text:p>1221</text:p>
          </table:table-cell>
          <table:table-cell office:value-type="float" office:value="591">
            <text:p>591</text:p>
          </table:table-cell>
          <table:table-cell office:value-type="float" office:value="122803.113">
            <text:p>122803.113000</text:p>
          </table:table-cell>
          <table:table-cell office:value-type="float" office:value="207.78869">
            <text:p>207.788690</text:p>
          </table:table-cell>
          <table:table-cell office:value-type="float" office:value="4009">
            <text:p>4009.000000</text:p>
          </table:table-cell>
          <table:table-cell office:value-type="float" office:value="6.78342">
            <text:p>6.783420</text:p>
          </table:table-cell>
          <table:table-cell office:value-type="float" office:value="0.00722">
            <text:p>0.007220</text:p>
          </table:table-cell>
          <table:table-cell office:value-type="float" office:value="0.99617">
            <text:p>0.996170</text:p>
          </table:table-cell>
          <table:table-cell office:value-type="float" office:value="0.00538">
            <text:p>0.005380</text:p>
          </table:table-cell>
          <table:table-cell office:value-type="float" office:value="0.7419">
            <text:p>0.741900</text:p>
          </table:table-cell>
          <table:table-cell office:value-type="float" office:value="0.00725">
            <text:p>0.0072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LC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341.55">
            <text:p>1341.550000</text:p>
          </table:table-cell>
          <table:table-cell office:value-type="float" office:value="191.65">
            <text:p>191.650000</text:p>
          </table:table-cell>
          <table:table-cell office:value-type="float" office:value="60">
            <text:p>60.000000</text:p>
          </table:table-cell>
          <table:table-cell office:value-type="float" office:value="8.57143">
            <text:p>8.571430</text:p>
          </table:table-cell>
          <table:table-cell office:value-type="float" office:value="0.00008">
            <text:p>0.000080</text:p>
          </table:table-cell>
          <table:table-cell office:value-type="float" office:value="0.9188">
            <text:p>0.918800</text:p>
          </table:table-cell>
          <table:table-cell office:value-type="float" office:value="0.00008">
            <text:p>0.000080</text:p>
          </table:table-cell>
          <table:table-cell office:value-type="float" office:value="0.93745">
            <text:p>0.93745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LD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67.502">
            <text:p>767.502000</text:p>
          </table:table-cell>
          <table:table-cell office:value-type="float" office:value="191.8755">
            <text:p>191.875500</text:p>
          </table:table-cell>
          <table:table-cell office:value-type="float" office:value="30">
            <text:p>30.000000</text:p>
          </table:table-cell>
          <table:table-cell office:value-type="float" office:value="7.5">
            <text:p>7.500000</text:p>
          </table:table-cell>
          <table:table-cell office:value-type="float" office:value="0.00005">
            <text:p>0.000050</text:p>
          </table:table-cell>
          <table:table-cell office:value-type="float" office:value="0.91988">
            <text:p>0.919880</text:p>
          </table:table-cell>
          <table:table-cell office:value-type="float" office:value="0.00004">
            <text:p>0.000040</text:p>
          </table:table-cell>
          <table:table-cell office:value-type="float" office:value="0.82027">
            <text:p>0.820270</text:p>
          </table:table-cell>
          <table:table-cell office:value-type="float" office:value="0.00005">
            <text:p>0.0000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Nc</text:p>
          </table:table-cell>
          <table:table-cell office:value-type="float" office:value="242">
            <text:p>242</text:p>
          </table:table-cell>
          <table:table-cell office:value-type="float" office:value="113">
            <text:p>113</text:p>
          </table:table-cell>
          <table:table-cell office:value-type="float" office:value="24263.029">
            <text:p>24263.029000</text:p>
          </table:table-cell>
          <table:table-cell office:value-type="float" office:value="214.71707">
            <text:p>214.717070</text:p>
          </table:table-cell>
          <table:table-cell office:value-type="float" office:value="833">
            <text:p>833.000000</text:p>
          </table:table-cell>
          <table:table-cell office:value-type="float" office:value="7.37168">
            <text:p>7.371680</text:p>
          </table:table-cell>
          <table:table-cell office:value-type="float" office:value="0.00143">
            <text:p>0.001430</text:p>
          </table:table-cell>
          <table:table-cell office:value-type="float" office:value="1.02939">
            <text:p>1.029390</text:p>
          </table:table-cell>
          <table:table-cell office:value-type="float" office:value="0.00112">
            <text:p>0.001120</text:p>
          </table:table-cell>
          <table:table-cell office:value-type="float" office:value="0.80624">
            <text:p>0.806240</text:p>
          </table:table-cell>
          <table:table-cell office:value-type="float" office:value="0.00139">
            <text:p>0.0013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Nr</text:p>
          </table:table-cell>
          <table:table-cell office:value-type="float" office:value="540">
            <text:p>540</text:p>
          </table:table-cell>
          <table:table-cell office:value-type="float" office:value="270">
            <text:p>270</text:p>
          </table:table-cell>
          <table:table-cell office:value-type="float" office:value="57760.107">
            <text:p>57760.107000</text:p>
          </table:table-cell>
          <table:table-cell office:value-type="float" office:value="213.92632">
            <text:p>213.926320</text:p>
          </table:table-cell>
          <table:table-cell office:value-type="float" office:value="1744">
            <text:p>1744.000000</text:p>
          </table:table-cell>
          <table:table-cell office:value-type="float" office:value="6.45926">
            <text:p>6.459260</text:p>
          </table:table-cell>
          <table:table-cell office:value-type="float" office:value="0.0034">
            <text:p>0.003400</text:p>
          </table:table-cell>
          <table:table-cell office:value-type="float" office:value="1.0256">
            <text:p>1.025600</text:p>
          </table:table-cell>
          <table:table-cell office:value-type="float" office:value="0.00234">
            <text:p>0.002340</text:p>
          </table:table-cell>
          <table:table-cell office:value-type="float" office:value="0.70645">
            <text:p>0.706450</text:p>
          </table:table-cell>
          <table:table-cell office:value-type="float" office:value="0.00331">
            <text:p>0.0033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OC</text:p>
          </table:table-cell>
          <table:table-cell office:value-type="float" office:value="435">
            <text:p>435</text:p>
          </table:table-cell>
          <table:table-cell office:value-type="float" office:value="111">
            <text:p>111</text:p>
          </table:table-cell>
          <table:table-cell office:value-type="float" office:value="23556.171">
            <text:p>23556.171000</text:p>
          </table:table-cell>
          <table:table-cell office:value-type="float" office:value="212.21776">
            <text:p>212.217760</text:p>
          </table:table-cell>
          <table:table-cell office:value-type="float" office:value="767">
            <text:p>767.000000</text:p>
          </table:table-cell>
          <table:table-cell office:value-type="float" office:value="6.90991">
            <text:p>6.909910</text:p>
          </table:table-cell>
          <table:table-cell office:value-type="float" office:value="0.00138">
            <text:p>0.001380</text:p>
          </table:table-cell>
          <table:table-cell office:value-type="float" office:value="1.01741">
            <text:p>1.017410</text:p>
          </table:table-cell>
          <table:table-cell office:value-type="float" office:value="0.00103">
            <text:p>0.001030</text:p>
          </table:table-cell>
          <table:table-cell office:value-type="float" office:value="0.75573">
            <text:p>0.755730</text:p>
          </table:table-cell>
          <table:table-cell office:value-type="float" office:value="0.00136">
            <text:p>0.0013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PVC</text:p>
          </table:table-cell>
          <table:table-cell office:value-type="float" office:value="255">
            <text:p>255</text:p>
          </table:table-cell>
          <table:table-cell office:value-type="float" office:value="117">
            <text:p>117</text:p>
          </table:table-cell>
          <table:table-cell office:value-type="float" office:value="25366.831">
            <text:p>25366.831000</text:p>
          </table:table-cell>
          <table:table-cell office:value-type="float" office:value="216.81052">
            <text:p>216.810520</text:p>
          </table:table-cell>
          <table:table-cell office:value-type="float" office:value="1398">
            <text:p>1398.000000</text:p>
          </table:table-cell>
          <table:table-cell office:value-type="float" office:value="11.94872">
            <text:p>11.948720</text:p>
          </table:table-cell>
          <table:table-cell office:value-type="float" office:value="0.00149">
            <text:p>0.001490</text:p>
          </table:table-cell>
          <table:table-cell office:value-type="float" office:value="1.03943">
            <text:p>1.039430</text:p>
          </table:table-cell>
          <table:table-cell office:value-type="float" office:value="0.00187">
            <text:p>0.001870</text:p>
          </table:table-cell>
          <table:table-cell office:value-type="float" office:value="1.30682">
            <text:p>1.306820</text:p>
          </table:table-cell>
          <table:table-cell office:value-type="float" office:value="0.00143">
            <text:p>0.0014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PVI</text:p>
          </table:table-cell>
          <table:table-cell office:value-type="float" office:value="669">
            <text:p>669</text:p>
          </table:table-cell>
          <table:table-cell office:value-type="float" office:value="380">
            <text:p>380</text:p>
          </table:table-cell>
          <table:table-cell office:value-type="float" office:value="81197.304">
            <text:p>81197.304000</text:p>
          </table:table-cell>
          <table:table-cell office:value-type="float" office:value="213.67712">
            <text:p>213.677120</text:p>
          </table:table-cell>
          <table:table-cell office:value-type="float" office:value="3783">
            <text:p>3783.000000</text:p>
          </table:table-cell>
          <table:table-cell office:value-type="float" office:value="9.95526">
            <text:p>9.955260</text:p>
          </table:table-cell>
          <table:table-cell office:value-type="float" office:value="0.00477">
            <text:p>0.004770</text:p>
          </table:table-cell>
          <table:table-cell office:value-type="float" office:value="1.0244">
            <text:p>1.024400</text:p>
          </table:table-cell>
          <table:table-cell office:value-type="float" office:value="0.00507">
            <text:p>0.005070</text:p>
          </table:table-cell>
          <table:table-cell office:value-type="float" office:value="1.0888">
            <text:p>1.088800</text:p>
          </table:table-cell>
          <table:table-cell office:value-type="float" office:value="0.00466">
            <text:p>0.00466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PVO</text:p>
          </table:table-cell>
          <table:table-cell office:value-type="float" office:value="248">
            <text:p>248</text:p>
          </table:table-cell>
          <table:table-cell office:value-type="float" office:value="137">
            <text:p>137</text:p>
          </table:table-cell>
          <table:table-cell office:value-type="float" office:value="28343.448">
            <text:p>28343.448000</text:p>
          </table:table-cell>
          <table:table-cell office:value-type="float" office:value="206.88648">
            <text:p>206.886480</text:p>
          </table:table-cell>
          <table:table-cell office:value-type="float" office:value="1060">
            <text:p>1060.000000</text:p>
          </table:table-cell>
          <table:table-cell office:value-type="float" office:value="7.73723">
            <text:p>7.737230</text:p>
          </table:table-cell>
          <table:table-cell office:value-type="float" office:value="0.00167">
            <text:p>0.001670</text:p>
          </table:table-cell>
          <table:table-cell office:value-type="float" office:value="0.99185">
            <text:p>0.991850</text:p>
          </table:table-cell>
          <table:table-cell office:value-type="float" office:value="0.00142">
            <text:p>0.001420</text:p>
          </table:table-cell>
          <table:table-cell office:value-type="float" office:value="0.84622">
            <text:p>0.846220</text:p>
          </table:table-cell>
          <table:table-cell office:value-type="float" office:value="0.00168">
            <text:p>0.0016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TN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15225.58">
            <text:p>15225.580000</text:p>
          </table:table-cell>
          <table:table-cell office:value-type="float" office:value="205.75108">
            <text:p>205.751080</text:p>
          </table:table-cell>
          <table:table-cell office:value-type="float" office:value="525">
            <text:p>525.000000</text:p>
          </table:table-cell>
          <table:table-cell office:value-type="float" office:value="7.09459">
            <text:p>7.094590</text:p>
          </table:table-cell>
          <table:table-cell office:value-type="float" office:value="0.00089">
            <text:p>0.000890</text:p>
          </table:table-cell>
          <table:table-cell office:value-type="float" office:value="0.98641">
            <text:p>0.986410</text:p>
          </table:table-cell>
          <table:table-cell office:value-type="float" office:value="0.0007">
            <text:p>0.000700</text:p>
          </table:table-cell>
          <table:table-cell office:value-type="float" office:value="0.77593">
            <text:p>0.775930</text:p>
          </table:table-cell>
          <table:table-cell office:value-type="float" office:value="0.00091">
            <text:p>0.0009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TR</text:p>
          </table:table-cell>
          <table:table-cell office:value-type="float" office:value="17452">
            <text:p>17452</text:p>
          </table:table-cell>
          <table:table-cell office:value-type="float" office:value="7458">
            <text:p>7458</text:p>
          </table:table-cell>
          <table:table-cell office:value-type="float" office:value="1547988.633">
            <text:p>1547988.633000</text:p>
          </table:table-cell>
          <table:table-cell office:value-type="float" office:value="207.56083">
            <text:p>207.560830</text:p>
          </table:table-cell>
          <table:table-cell office:value-type="float" office:value="68178">
            <text:p>68178.000000</text:p>
          </table:table-cell>
          <table:table-cell office:value-type="float" office:value="9.14159">
            <text:p>9.141590</text:p>
          </table:table-cell>
          <table:table-cell office:value-type="float" office:value="0.09099">
            <text:p>0.090990</text:p>
          </table:table-cell>
          <table:table-cell office:value-type="float" office:value="0.99508">
            <text:p>0.995080</text:p>
          </table:table-cell>
          <table:table-cell office:value-type="float" office:value="0.09142">
            <text:p>0.091420</text:p>
          </table:table-cell>
          <table:table-cell office:value-type="float" office:value="0.99981">
            <text:p>0.999810</text:p>
          </table:table-cell>
          <table:table-cell office:value-type="float" office:value="0.09144">
            <text:p>0.0914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TRd</text:p>
          </table:table-cell>
          <table:table-cell office:value-type="float" office:value="10105">
            <text:p>10105</text:p>
          </table:table-cell>
          <table:table-cell office:value-type="float" office:value="4294">
            <text:p>4294</text:p>
          </table:table-cell>
          <table:table-cell office:value-type="float" office:value="882870.852">
            <text:p>882870.852000</text:p>
          </table:table-cell>
          <table:table-cell office:value-type="float" office:value="205.60569">
            <text:p>205.605690</text:p>
          </table:table-cell>
          <table:table-cell office:value-type="float" office:value="40285">
            <text:p>40285.000000</text:p>
          </table:table-cell>
          <table:table-cell office:value-type="float" office:value="9.3817">
            <text:p>9.381700</text:p>
          </table:table-cell>
          <table:table-cell office:value-type="float" office:value="0.05189">
            <text:p>0.051890</text:p>
          </table:table-cell>
          <table:table-cell office:value-type="float" office:value="0.98571">
            <text:p>0.985710</text:p>
          </table:table-cell>
          <table:table-cell office:value-type="float" office:value="0.05402">
            <text:p>0.054020</text:p>
          </table:table-cell>
          <table:table-cell office:value-type="float" office:value="1.02607">
            <text:p>1.026070</text:p>
          </table:table-cell>
          <table:table-cell office:value-type="float" office:value="0.05265">
            <text:p>0.0526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TRv</text:p>
          </table:table-cell>
          <table:table-cell office:value-type="float" office:value="3834">
            <text:p>3834</text:p>
          </table:table-cell>
          <table:table-cell office:value-type="float" office:value="1731">
            <text:p>1731</text:p>
          </table:table-cell>
          <table:table-cell office:value-type="float" office:value="363964.086">
            <text:p>363964.086000</text:p>
          </table:table-cell>
          <table:table-cell office:value-type="float" office:value="210.26233">
            <text:p>210.262330</text:p>
          </table:table-cell>
          <table:table-cell office:value-type="float" office:value="14394">
            <text:p>14394.000000</text:p>
          </table:table-cell>
          <table:table-cell office:value-type="float" office:value="8.31542">
            <text:p>8.315420</text:p>
          </table:table-cell>
          <table:table-cell office:value-type="float" office:value="0.02139">
            <text:p>0.021390</text:p>
          </table:table-cell>
          <table:table-cell office:value-type="float" office:value="1.00803">
            <text:p>1.008030</text:p>
          </table:table-cell>
          <table:table-cell office:value-type="float" office:value="0.0193">
            <text:p>0.019300</text:p>
          </table:table-cell>
          <table:table-cell office:value-type="float" office:value="0.90945">
            <text:p>0.909450</text:p>
          </table:table-cell>
          <table:table-cell office:value-type="float" office:value="0.02122">
            <text:p>0.0212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UB</text:p>
          </table:table-cell>
          <table:table-cell office:value-type="float" office:value="2031">
            <text:p>2031</text:p>
          </table:table-cell>
          <table:table-cell office:value-type="float" office:value="586">
            <text:p>586</text:p>
          </table:table-cell>
          <table:table-cell office:value-type="float" office:value="125923.409">
            <text:p>125923.409000</text:p>
          </table:table-cell>
          <table:table-cell office:value-type="float" office:value="214.88636">
            <text:p>214.886360</text:p>
          </table:table-cell>
          <table:table-cell office:value-type="float" office:value="5736">
            <text:p>5736.000000</text:p>
          </table:table-cell>
          <table:table-cell office:value-type="float" office:value="9.7884">
            <text:p>9.788400</text:p>
          </table:table-cell>
          <table:table-cell office:value-type="float" office:value="0.0074">
            <text:p>0.007400</text:p>
          </table:table-cell>
          <table:table-cell office:value-type="float" office:value="1.0302">
            <text:p>1.030200</text:p>
          </table:table-cell>
          <table:table-cell office:value-type="float" office:value="0.00769">
            <text:p>0.007690</text:p>
          </table:table-cell>
          <table:table-cell office:value-type="float" office:value="1.07055">
            <text:p>1.070550</text:p>
          </table:table-cell>
          <table:table-cell office:value-type="float" office:value="0.00718">
            <text:p>0.0071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UM</text:p>
          </table:table-cell>
          <table:table-cell office:value-type="float" office:value="116">
            <text:p>116</text:p>
          </table:table-cell>
          <table:table-cell office:value-type="float" office:value="49">
            <text:p>49</text:p>
          </table:table-cell>
          <table:table-cell office:value-type="float" office:value="10087.649">
            <text:p>10087.649000</text:p>
          </table:table-cell>
          <table:table-cell office:value-type="float" office:value="205.87039">
            <text:p>205.870390</text:p>
          </table:table-cell>
          <table:table-cell office:value-type="float" office:value="310">
            <text:p>310.000000</text:p>
          </table:table-cell>
          <table:table-cell office:value-type="float" office:value="6.32653">
            <text:p>6.326530</text:p>
          </table:table-cell>
          <table:table-cell office:value-type="float" office:value="0.00059">
            <text:p>0.000590</text:p>
          </table:table-cell>
          <table:table-cell office:value-type="float" office:value="0.98698">
            <text:p>0.986980</text:p>
          </table:table-cell>
          <table:table-cell office:value-type="float" office:value="0.00042">
            <text:p>0.000420</text:p>
          </table:table-cell>
          <table:table-cell office:value-type="float" office:value="0.69193">
            <text:p>0.691930</text:p>
          </table:table-cell>
          <table:table-cell office:value-type="float" office:value="0.0006">
            <text:p>0.0006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UT</text:p>
          </table:table-cell>
          <table:table-cell office:value-type="float" office:value="82">
            <text:p>82</text:p>
          </table:table-cell>
          <table:table-cell office:value-type="float" office:value="49">
            <text:p>49</text:p>
          </table:table-cell>
          <table:table-cell office:value-type="float" office:value="10154.553">
            <text:p>10154.553000</text:p>
          </table:table-cell>
          <table:table-cell office:value-type="float" office:value="207.23578">
            <text:p>207.235780</text:p>
          </table:table-cell>
          <table:table-cell office:value-type="float" office:value="555">
            <text:p>555.000000</text:p>
          </table:table-cell>
          <table:table-cell office:value-type="float" office:value="11.32653">
            <text:p>11.326530</text:p>
          </table:table-cell>
          <table:table-cell office:value-type="float" office:value="0.0006">
            <text:p>0.000600</text:p>
          </table:table-cell>
          <table:table-cell office:value-type="float" office:value="0.99352">
            <text:p>0.993520</text:p>
          </table:table-cell>
          <table:table-cell office:value-type="float" office:value="0.00074">
            <text:p>0.000740</text:p>
          </table:table-cell>
          <table:table-cell office:value-type="float" office:value="1.23878">
            <text:p>1.238780</text:p>
          </table:table-cell>
          <table:table-cell office:value-type="float" office:value="0.0006">
            <text:p>0.00060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TH</text:p>
          </table:table-cell>
          <table:table-cell office:value-type="float" office:value="8733">
            <text:p>8733</text:p>
          </table:table-cell>
          <table:table-cell office:value-type="float" office:value="3751">
            <text:p>3751</text:p>
          </table:table-cell>
          <table:table-cell office:value-type="float" office:value="723838.609">
            <text:p>723838.609000</text:p>
          </table:table-cell>
          <table:table-cell office:value-type="float" office:value="192.97217">
            <text:p>192.972170</text:p>
          </table:table-cell>
          <table:table-cell office:value-type="float" office:value="28286">
            <text:p>28286.000000</text:p>
          </table:table-cell>
          <table:table-cell office:value-type="float" office:value="7.54092">
            <text:p>7.540920</text:p>
          </table:table-cell>
          <table:table-cell office:value-type="float" office:value="0.04255">
            <text:p>0.042550</text:p>
          </table:table-cell>
          <table:table-cell office:value-type="float" office:value="0.92514">
            <text:p>0.925140</text:p>
          </table:table-cell>
          <table:table-cell office:value-type="float" office:value="0.03793">
            <text:p>0.037930</text:p>
          </table:table-cell>
          <table:table-cell office:value-type="float" office:value="0.82475">
            <text:p>0.824750</text:p>
          </table:table-cell>
          <table:table-cell office:value-type="float" office:value="0.04599">
            <text:p>0.0459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TR</text:p>
          </table:table-cell>
          <table:table-cell office:value-type="float" office:value="431">
            <text:p>431</text:p>
          </table:table-cell>
          <table:table-cell office:value-type="float" office:value="2">
            <text:p>2</text:p>
          </table:table-cell>
          <table:table-cell office:value-type="float" office:value="432.6">
            <text:p>432.600000</text:p>
          </table:table-cell>
          <table:table-cell office:value-type="float" office:value="216.3">
            <text:p>216.300000</text:p>
          </table:table-cell>
          <table:table-cell office:value-type="float" office:value="11">
            <text:p>11.000000</text:p>
          </table:table-cell>
          <table:table-cell office:value-type="float" office:value="5.5">
            <text:p>5.500000</text:p>
          </table:table-cell>
          <table:table-cell office:value-type="float" office:value="0.00003">
            <text:p>0.000030</text:p>
          </table:table-cell>
          <table:table-cell office:value-type="float" office:value="1.03698">
            <text:p>1.036980</text:p>
          </table:table-cell>
          <table:table-cell office:value-type="float" office:value="0.00001">
            <text:p>0.000010</text:p>
          </table:table-cell>
          <table:table-cell office:value-type="float" office:value="0.60153">
            <text:p>0.601530</text:p>
          </table:table-cell>
          <table:table-cell office:value-type="float" office:value="0.00002">
            <text:p>0.000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TRN</text:p>
          </table:table-cell>
          <table:table-cell office:value-type="float" office:value="283">
            <text:p>283</text:p>
          </table:table-cell>
          <table:table-cell office:value-type="float" office:value="93">
            <text:p>93</text:p>
          </table:table-cell>
          <table:table-cell office:value-type="float" office:value="20257.607">
            <text:p>20257.607000</text:p>
          </table:table-cell>
          <table:table-cell office:value-type="float" office:value="217.82373">
            <text:p>217.823730</text:p>
          </table:table-cell>
          <table:table-cell office:value-type="float" office:value="517">
            <text:p>517.000000</text:p>
          </table:table-cell>
          <table:table-cell office:value-type="float" office:value="5.55914">
            <text:p>5.559140</text:p>
          </table:table-cell>
          <table:table-cell office:value-type="float" office:value="0.00119">
            <text:p>0.001190</text:p>
          </table:table-cell>
          <table:table-cell office:value-type="float" office:value="1.04428">
            <text:p>1.044280</text:p>
          </table:table-cell>
          <table:table-cell office:value-type="float" office:value="0.00069">
            <text:p>0.000690</text:p>
          </table:table-cell>
          <table:table-cell office:value-type="float" office:value="0.608">
            <text:p>0.608000</text:p>
          </table:table-cell>
          <table:table-cell office:value-type="float" office:value="0.00114">
            <text:p>0.0011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TT</text:p>
          </table:table-cell>
          <table:table-cell office:value-type="float" office:value="653">
            <text:p>653</text:p>
          </table:table-cell>
          <table:table-cell office:value-type="float" office:value="121">
            <text:p>121</text:p>
          </table:table-cell>
          <table:table-cell office:value-type="float" office:value="25791.776">
            <text:p>25791.776000</text:p>
          </table:table-cell>
          <table:table-cell office:value-type="float" office:value="213.15517">
            <text:p>213.155170</text:p>
          </table:table-cell>
          <table:table-cell office:value-type="float" office:value="1574">
            <text:p>1574.000000</text:p>
          </table:table-cell>
          <table:table-cell office:value-type="float" office:value="13.00826">
            <text:p>13.008260</text:p>
          </table:table-cell>
          <table:table-cell office:value-type="float" office:value="0.00152">
            <text:p>0.001520</text:p>
          </table:table-cell>
          <table:table-cell office:value-type="float" office:value="1.0219">
            <text:p>1.021900</text:p>
          </table:table-cell>
          <table:table-cell office:value-type="float" office:value="0.00211">
            <text:p>0.002110</text:p>
          </table:table-cell>
          <table:table-cell office:value-type="float" office:value="1.4227">
            <text:p>1.422700</text:p>
          </table:table-cell>
          <table:table-cell office:value-type="float" office:value="0.00148">
            <text:p>0.0014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TU</text:p>
          </table:table-cell>
          <table:table-cell office:value-type="float" office:value="234">
            <text:p>234</text:p>
          </table:table-cell>
          <table:table-cell office:value-type="float" office:value="87">
            <text:p>87</text:p>
          </table:table-cell>
          <table:table-cell office:value-type="float" office:value="18764.933">
            <text:p>18764.933000</text:p>
          </table:table-cell>
          <table:table-cell office:value-type="float" office:value="215.68889">
            <text:p>215.688890</text:p>
          </table:table-cell>
          <table:table-cell office:value-type="float" office:value="557">
            <text:p>557.000000</text:p>
          </table:table-cell>
          <table:table-cell office:value-type="float" office:value="6.4023">
            <text:p>6.402300</text:p>
          </table:table-cell>
          <table:table-cell office:value-type="float" office:value="0.0011">
            <text:p>0.001100</text:p>
          </table:table-cell>
          <table:table-cell office:value-type="float" office:value="1.03405">
            <text:p>1.034050</text:p>
          </table:table-cell>
          <table:table-cell office:value-type="float" office:value="0.00075">
            <text:p>0.000750</text:p>
          </table:table-cell>
          <table:table-cell office:value-type="float" office:value="0.70022">
            <text:p>0.700220</text:p>
          </table:table-cell>
          <table:table-cell office:value-type="float" office:value="0.00107">
            <text:p>0.0010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</text:p>
          </table:table-cell>
          <table:table-cell office:value-type="float" office:value="191">
            <text:p>191</text:p>
          </table:table-cell>
          <table:table-cell office:value-type="float" office:value="83">
            <text:p>83</text:p>
          </table:table-cell>
          <table:table-cell office:value-type="float" office:value="17178.043">
            <text:p>17178.043000</text:p>
          </table:table-cell>
          <table:table-cell office:value-type="float" office:value="206.96437">
            <text:p>206.964370</text:p>
          </table:table-cell>
          <table:table-cell office:value-type="float" office:value="592">
            <text:p>592.000000</text:p>
          </table:table-cell>
          <table:table-cell office:value-type="float" office:value="7.13253">
            <text:p>7.132530</text:p>
          </table:table-cell>
          <table:table-cell office:value-type="float" office:value="0.00101">
            <text:p>0.001010</text:p>
          </table:table-cell>
          <table:table-cell office:value-type="float" office:value="0.99222">
            <text:p>0.992220</text:p>
          </table:table-cell>
          <table:table-cell office:value-type="float" office:value="0.00079">
            <text:p>0.000790</text:p>
          </table:table-cell>
          <table:table-cell office:value-type="float" office:value="0.78008">
            <text:p>0.780080</text:p>
          </table:table-cell>
          <table:table-cell office:value-type="float" office:value="0.00102">
            <text:p>0.00102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ENT</text:p>
          </table:table-cell>
          <table:table-cell office:value-type="float" office:value="1869">
            <text:p>1869</text:p>
          </table:table-cell>
          <table:table-cell office:value-type="float" office:value="885">
            <text:p>885</text:p>
          </table:table-cell>
          <table:table-cell office:value-type="float" office:value="176203.26">
            <text:p>176203.260000</text:p>
          </table:table-cell>
          <table:table-cell office:value-type="float" office:value="199.09973">
            <text:p>199.099730</text:p>
          </table:table-cell>
          <table:table-cell office:value-type="float" office:value="6556">
            <text:p>6556.000000</text:p>
          </table:table-cell>
          <table:table-cell office:value-type="float" office:value="7.40791">
            <text:p>7.407910</text:p>
          </table:table-cell>
          <table:table-cell office:value-type="float" office:value="0.01036">
            <text:p>0.010360</text:p>
          </table:table-cell>
          <table:table-cell office:value-type="float" office:value="0.95452">
            <text:p>0.954520</text:p>
          </table:table-cell>
          <table:table-cell office:value-type="float" office:value="0.00879">
            <text:p>0.008790</text:p>
          </table:table-cell>
          <table:table-cell office:value-type="float" office:value="0.8102">
            <text:p>0.810200</text:p>
          </table:table-cell>
          <table:table-cell office:value-type="float" office:value="0.01085">
            <text:p>0.0108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36.622">
            <text:p>536.622000</text:p>
          </table:table-cell>
          <table:table-cell office:value-type="float" office:value="178.874">
            <text:p>178.874000</text:p>
          </table:table-cell>
          <table:table-cell office:value-type="float" office:value="21">
            <text:p>21.000000</text:p>
          </table:table-cell>
          <table:table-cell office:value-type="float" office:value="7">
            <text:p>7.000000</text:p>
          </table:table-cell>
          <table:table-cell office:value-type="float" office:value="0.00003">
            <text:p>0.000030</text:p>
          </table:table-cell>
          <table:table-cell office:value-type="float" office:value="0.85755">
            <text:p>0.857550</text:p>
          </table:table-cell>
          <table:table-cell office:value-type="float" office:value="0.00003">
            <text:p>0.000030</text:p>
          </table:table-cell>
          <table:table-cell office:value-type="float" office:value="0.76559">
            <text:p>0.765590</text:p>
          </table:table-cell>
          <table:table-cell office:value-type="float" office:value="0.00004">
            <text:p>0.00004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II</text:p>
          </table:table-cell>
          <table:table-cell office:value-type="float" office:value="255">
            <text:p>255</text:p>
          </table:table-cell>
          <table:table-cell office:value-type="float" office:value="112">
            <text:p>112</text:p>
          </table:table-cell>
          <table:table-cell office:value-type="float" office:value="23674.402">
            <text:p>23674.402000</text:p>
          </table:table-cell>
          <table:table-cell office:value-type="float" office:value="211.37859">
            <text:p>211.378590</text:p>
          </table:table-cell>
          <table:table-cell office:value-type="float" office:value="851">
            <text:p>851.000000</text:p>
          </table:table-cell>
          <table:table-cell office:value-type="float" office:value="7.59821">
            <text:p>7.598210</text:p>
          </table:table-cell>
          <table:table-cell office:value-type="float" office:value="0.00139">
            <text:p>0.001390</text:p>
          </table:table-cell>
          <table:table-cell office:value-type="float" office:value="1.01339">
            <text:p>1.013390</text:p>
          </table:table-cell>
          <table:table-cell office:value-type="float" office:value="0.00114">
            <text:p>0.001140</text:p>
          </table:table-cell>
          <table:table-cell office:value-type="float" office:value="0.83101">
            <text:p>0.831010</text:p>
          </table:table-cell>
          <table:table-cell office:value-type="float" office:value="0.00137">
            <text:p>0.0013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M</text:p>
          </table:table-cell>
          <table:table-cell office:value-type="float" office:value="355">
            <text:p>355</text:p>
          </table:table-cell>
          <table:table-cell office:value-type="float" office:value="151">
            <text:p>151</text:p>
          </table:table-cell>
          <table:table-cell office:value-type="float" office:value="28718.062">
            <text:p>28718.062000</text:p>
          </table:table-cell>
          <table:table-cell office:value-type="float" office:value="190.18584">
            <text:p>190.185840</text:p>
          </table:table-cell>
          <table:table-cell office:value-type="float" office:value="1022">
            <text:p>1022.000000</text:p>
          </table:table-cell>
          <table:table-cell office:value-type="float" office:value="6.76821">
            <text:p>6.768210</text:p>
          </table:table-cell>
          <table:table-cell office:value-type="float" office:value="0.00169">
            <text:p>0.001690</text:p>
          </table:table-cell>
          <table:table-cell office:value-type="float" office:value="0.91178">
            <text:p>0.911780</text:p>
          </table:table-cell>
          <table:table-cell office:value-type="float" office:value="0.00137">
            <text:p>0.001370</text:p>
          </table:table-cell>
          <table:table-cell office:value-type="float" office:value="0.74023">
            <text:p>0.740230</text:p>
          </table:table-cell>
          <table:table-cell office:value-type="float" office:value="0.00185">
            <text:p>0.00185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MH</text:p>
          </table:table-cell>
          <table:table-cell office:value-type="float" office:value="187">
            <text:p>187</text:p>
          </table:table-cell>
          <table:table-cell office:value-type="float" office:value="56">
            <text:p>56</text:p>
          </table:table-cell>
          <table:table-cell office:value-type="float" office:value="11862.766">
            <text:p>11862.766000</text:p>
          </table:table-cell>
          <table:table-cell office:value-type="float" office:value="211.83511">
            <text:p>211.835110</text:p>
          </table:table-cell>
          <table:table-cell office:value-type="float" office:value="417">
            <text:p>417.000000</text:p>
          </table:table-cell>
          <table:table-cell office:value-type="float" office:value="7.44643">
            <text:p>7.446430</text:p>
          </table:table-cell>
          <table:table-cell office:value-type="float" office:value="0.0007">
            <text:p>0.000700</text:p>
          </table:table-cell>
          <table:table-cell office:value-type="float" office:value="1.01557">
            <text:p>1.015570</text:p>
          </table:table-cell>
          <table:table-cell office:value-type="float" office:value="0.00056">
            <text:p>0.000560</text:p>
          </table:table-cell>
          <table:table-cell office:value-type="float" office:value="0.81441">
            <text:p>0.814410</text:p>
          </table:table-cell>
          <table:table-cell office:value-type="float" office:value="0.00069">
            <text:p>0.0006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NC</text:p>
          </table:table-cell>
          <table:table-cell office:value-type="float" office:value="1048">
            <text:p>1048</text:p>
          </table:table-cell>
          <table:table-cell office:value-type="float" office:value="488">
            <text:p>488</text:p>
          </table:table-cell>
          <table:table-cell office:value-type="float" office:value="100250.668">
            <text:p>100250.668000</text:p>
          </table:table-cell>
          <table:table-cell office:value-type="float" office:value="205.4317">
            <text:p>205.431700</text:p>
          </table:table-cell>
          <table:table-cell office:value-type="float" office:value="5488">
            <text:p>5488.000000</text:p>
          </table:table-cell>
          <table:table-cell office:value-type="float" office:value="11.2459">
            <text:p>11.245900</text:p>
          </table:table-cell>
          <table:table-cell office:value-type="float" office:value="0.00589">
            <text:p>0.005890</text:p>
          </table:table-cell>
          <table:table-cell office:value-type="float" office:value="0.98487">
            <text:p>0.984870</text:p>
          </table:table-cell>
          <table:table-cell office:value-type="float" office:value="0.00736">
            <text:p>0.007360</text:p>
          </table:table-cell>
          <table:table-cell office:value-type="float" office:value="1.22996">
            <text:p>1.229960</text:p>
          </table:table-cell>
          <table:table-cell office:value-type="float" office:value="0.00598">
            <text:p>0.0059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P</text:p>
          </table:table-cell>
          <table:table-cell office:value-type="float" office:value="965">
            <text:p>965</text:p>
          </table:table-cell>
          <table:table-cell office:value-type="float" office:value="539">
            <text:p>539</text:p>
          </table:table-cell>
          <table:table-cell office:value-type="float" office:value="109573.409">
            <text:p>109573.409000</text:p>
          </table:table-cell>
          <table:table-cell office:value-type="float" office:value="203.29018">
            <text:p>203.290180</text:p>
          </table:table-cell>
          <table:table-cell office:value-type="float" office:value="4366">
            <text:p>4366.000000</text:p>
          </table:table-cell>
          <table:table-cell office:value-type="float" office:value="8.10019">
            <text:p>8.100190</text:p>
          </table:table-cell>
          <table:table-cell office:value-type="float" office:value="0.00644">
            <text:p>0.006440</text:p>
          </table:table-cell>
          <table:table-cell office:value-type="float" office:value="0.97461">
            <text:p>0.974610</text:p>
          </table:table-cell>
          <table:table-cell office:value-type="float" office:value="0.00585">
            <text:p>0.005850</text:p>
          </table:table-cell>
          <table:table-cell office:value-type="float" office:value="0.88591">
            <text:p>0.885910</text:p>
          </table:table-cell>
          <table:table-cell office:value-type="float" office:value="0.00661">
            <text:p>0.00661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TA</text:p>
          </table:table-cell>
          <table:table-cell office:value-type="float" office:value="322">
            <text:p>322</text:p>
          </table:table-cell>
          <table:table-cell office:value-type="float" office:value="120">
            <text:p>120</text:p>
          </table:table-cell>
          <table:table-cell office:value-type="float" office:value="24386.061">
            <text:p>24386.061000</text:p>
          </table:table-cell>
          <table:table-cell office:value-type="float" office:value="203.21717">
            <text:p>203.217170</text:p>
          </table:table-cell>
          <table:table-cell office:value-type="float" office:value="760">
            <text:p>760.000000</text:p>
          </table:table-cell>
          <table:table-cell office:value-type="float" office:value="6.33333">
            <text:p>6.333330</text:p>
          </table:table-cell>
          <table:table-cell office:value-type="float" office:value="0.00143">
            <text:p>0.001430</text:p>
          </table:table-cell>
          <table:table-cell office:value-type="float" office:value="0.97426">
            <text:p>0.974260</text:p>
          </table:table-cell>
          <table:table-cell office:value-type="float" office:value="0.00102">
            <text:p>0.001020</text:p>
          </table:table-cell>
          <table:table-cell office:value-type="float" office:value="0.69267">
            <text:p>0.692670</text:p>
          </table:table-cell>
          <table:table-cell office:value-type="float" office:value="0.00147">
            <text:p>0.00147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VTN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2076.836">
            <text:p>2076.836000</text:p>
          </table:table-cell>
          <table:table-cell office:value-type="float" office:value="188.80327">
            <text:p>188.803270</text:p>
          </table:table-cell>
          <table:table-cell office:value-type="float" office:value="107">
            <text:p>107.000000</text:p>
          </table:table-cell>
          <table:table-cell office:value-type="float" office:value="9.72727">
            <text:p>9.727270</text:p>
          </table:table-cell>
          <table:table-cell office:value-type="float" office:value="0.00012">
            <text:p>0.000120</text:p>
          </table:table-cell>
          <table:table-cell office:value-type="float" office:value="0.90516">
            <text:p>0.905160</text:p>
          </table:table-cell>
          <table:table-cell office:value-type="float" office:value="0.00014">
            <text:p>0.000140</text:p>
          </table:table-cell>
          <table:table-cell office:value-type="float" office:value="1.06387">
            <text:p>1.063870</text:p>
          </table:table-cell>
          <table:table-cell office:value-type="float" office:value="0.00013">
            <text:p>0.0001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XII</text:p>
          </table:table-cell>
          <table:table-cell office:value-type="float" office:value="152">
            <text:p>152</text:p>
          </table:table-cell>
          <table:table-cell office:value-type="float" office:value="35">
            <text:p>35</text:p>
          </table:table-cell>
          <table:table-cell office:value-type="float" office:value="7425.693">
            <text:p>7425.693000</text:p>
          </table:table-cell>
          <table:table-cell office:value-type="float" office:value="212.16266">
            <text:p>212.162660</text:p>
          </table:table-cell>
          <table:table-cell office:value-type="float" office:value="259">
            <text:p>259.000000</text:p>
          </table:table-cell>
          <table:table-cell office:value-type="float" office:value="7.4">
            <text:p>7.400000</text:p>
          </table:table-cell>
          <table:table-cell office:value-type="float" office:value="0.00044">
            <text:p>0.000440</text:p>
          </table:table-cell>
          <table:table-cell office:value-type="float" office:value="1.01714">
            <text:p>1.017140</text:p>
          </table:table-cell>
          <table:table-cell office:value-type="float" office:value="0.00035">
            <text:p>0.000350</text:p>
          </table:table-cell>
          <table:table-cell office:value-type="float" office:value="0.80933">
            <text:p>0.809330</text:p>
          </table:table-cell>
          <table:table-cell office:value-type="float" office:value="0.00043">
            <text:p>0.0004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ZI</text:p>
          </table:table-cell>
          <table:table-cell office:value-type="float" office:value="810">
            <text:p>810</text:p>
          </table:table-cell>
          <table:table-cell office:value-type="float" office:value="415">
            <text:p>415</text:p>
          </table:table-cell>
          <table:table-cell office:value-type="float" office:value="85194.711">
            <text:p>85194.711000</text:p>
          </table:table-cell>
          <table:table-cell office:value-type="float" office:value="205.28846">
            <text:p>205.288460</text:p>
          </table:table-cell>
          <table:table-cell office:value-type="float" office:value="3194">
            <text:p>3194.000000</text:p>
          </table:table-cell>
          <table:table-cell office:value-type="float" office:value="7.69639">
            <text:p>7.696390</text:p>
          </table:table-cell>
          <table:table-cell office:value-type="float" office:value="0.00501">
            <text:p>0.005010</text:p>
          </table:table-cell>
          <table:table-cell office:value-type="float" office:value="0.98419">
            <text:p>0.984190</text:p>
          </table:table-cell>
          <table:table-cell office:value-type="float" office:value="0.00428">
            <text:p>0.004280</text:p>
          </table:table-cell>
          <table:table-cell office:value-type="float" office:value="0.84175">
            <text:p>0.841750</text:p>
          </table:table-cell>
          <table:table-cell office:value-type="float" office:value="0.00509">
            <text:p>0.00509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sAMY</text:p>
          </table:table-cell>
          <table:table-cell office:value-type="float" office:value="1685">
            <text:p>1685</text:p>
          </table:table-cell>
          <table:table-cell office:value-type="float" office:value="883">
            <text:p>883</text:p>
          </table:table-cell>
          <table:table-cell office:value-type="float" office:value="189573.417">
            <text:p>189573.417000</text:p>
          </table:table-cell>
          <table:table-cell office:value-type="float" office:value="214.69243">
            <text:p>214.692430</text:p>
          </table:table-cell>
          <table:table-cell office:value-type="float" office:value="7913">
            <text:p>7913.000000</text:p>
          </table:table-cell>
          <table:table-cell office:value-type="float" office:value="8.96149">
            <text:p>8.961490</text:p>
          </table:table-cell>
          <table:table-cell office:value-type="float" office:value="0.01114">
            <text:p>0.011140</text:p>
          </table:table-cell>
          <table:table-cell office:value-type="float" office:value="1.02927">
            <text:p>1.029270</text:p>
          </table:table-cell>
          <table:table-cell office:value-type="float" office:value="0.01061">
            <text:p>0.010610</text:p>
          </table:table-cell>
          <table:table-cell office:value-type="float" office:value="0.98011">
            <text:p>0.980110</text:p>
          </table:table-cell>
          <table:table-cell office:value-type="float" office:value="0.01083">
            <text:p>0.01083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3142.537">
            <text:p>3142.537000</text:p>
          </table:table-cell>
          <table:table-cell office:value-type="float" office:value="209.50247">
            <text:p>209.502470</text:p>
          </table:table-cell>
          <table:table-cell office:value-type="float" office:value="131">
            <text:p>131.000000</text:p>
          </table:table-cell>
          <table:table-cell office:value-type="float" office:value="8.73333">
            <text:p>8.733330</text:p>
          </table:table-cell>
          <table:table-cell office:value-type="float" office:value="0.00018">
            <text:p>0.000180</text:p>
          </table:table-cell>
          <table:table-cell office:value-type="float" office:value="1.00439">
            <text:p>1.004390</text:p>
          </table:table-cell>
          <table:table-cell office:value-type="float" office:value="0.00018">
            <text:p>0.000180</text:p>
          </table:table-cell>
          <table:table-cell office:value-type="float" office:value="0.95516">
            <text:p>0.955160</text:p>
          </table:table-cell>
          <table:table-cell office:value-type="float" office:value="0.00018">
            <text:p>0.000180</text:p>
          </table:table-cell>
          <table:table-cell/>
        </table:table-row>
        <table:table-row table:style-name="ro1">
          <table:table-cell office:value-type="string">
            <text:p>0610005G16Rik</text:p>
          </table:table-cell>
          <table:table-cell office:value-type="string">
            <text:p>sagittal</text:p>
          </table:table-cell>
          <table:table-cell office:value-type="string">
            <text:p>0610005G16Rik_sagittal_74357755.xpr</text:p>
          </table:table-cell>
          <table:table-cell office:value-type="string">
            <text:p>y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67.968">
            <text:p>867.968000</text:p>
          </table:table-cell>
          <table:table-cell office:value-type="float" office:value="216.992">
            <text:p>216.992000</text:p>
          </table:table-cell>
          <table:table-cell office:value-type="float" office:value="34">
            <text:p>34.000000</text:p>
          </table:table-cell>
          <table:table-cell office:value-type="float" office:value="8.5">
            <text:p>8.500000</text:p>
          </table:table-cell>
          <table:table-cell office:value-type="float" office:value="0.00005">
            <text:p>0.000050</text:p>
          </table:table-cell>
          <table:table-cell office:value-type="float" office:value="1.0403">
            <text:p>1.040300</text:p>
          </table:table-cell>
          <table:table-cell office:value-type="float" office:value="0.00005">
            <text:p>0.000050</text:p>
          </table:table-cell>
          <table:table-cell office:value-type="float" office:value="0.92964">
            <text:p>0.929640</text:p>
          </table:table-cell>
          <table:table-cell office:value-type="float" office:value="0.00005">
            <text:p>0.0000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nternal_background</text:p>
          </table:table-cell>
          <table:table-cell table:number-columns-repeated="2" office:value-type="float" office:value="89361">
            <text:p>89361</text:p>
          </table:table-cell>
          <table:table-cell office:value-type="float" office:value="18926124.514">
            <text:p>18926124.514000</text:p>
          </table:table-cell>
          <table:table-cell office:value-type="float" office:value="211.79401">
            <text:p>211.794010</text:p>
          </table:table-cell>
          <table:table-cell office:value-type="float" office:value="802867">
            <text:p>802867.000000</text:p>
          </table:table-cell>
          <table:table-cell office:value-type="float" office:value="8.98453">
            <text:p>8.984530</text:p>
          </table:table-cell>
          <table:table-cell table:number-columns-repeated="5" office:value-type="float" office:value="1">
            <text:p>1.000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AA</text:p>
          </table:table-cell>
          <table:table-cell office:value-type="float" office:value="301">
            <text:p>301</text:p>
          </table:table-cell>
          <table:table-cell office:value-type="float" office:value="144">
            <text:p>144</text:p>
          </table:table-cell>
          <table:table-cell office:value-type="float" office:value="30793.382">
            <text:p>30793.382000</text:p>
          </table:table-cell>
          <table:table-cell office:value-type="float" office:value="213.84293">
            <text:p>213.842930</text:p>
          </table:table-cell>
          <table:table-cell office:value-type="float" office:value="1045">
            <text:p>1045.000000</text:p>
          </table:table-cell>
          <table:table-cell office:value-type="float" office:value="7.25694">
            <text:p>7.256940</text:p>
          </table:table-cell>
          <table:table-cell office:value-type="float" office:value="0.00163">
            <text:p>0.001630</text:p>
          </table:table-cell>
          <table:table-cell office:value-type="float" office:value="1.00967">
            <text:p>1.009670</text:p>
          </table:table-cell>
          <table:table-cell office:value-type="float" office:value="0.0013">
            <text:p>0.001300</text:p>
          </table:table-cell>
          <table:table-cell office:value-type="float" office:value="0.80772">
            <text:p>0.807720</text:p>
          </table:table-cell>
          <table:table-cell office:value-type="float" office:value="0.00161">
            <text:p>0.0016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CB</text:p>
          </table:table-cell>
          <table:table-cell office:value-type="float" office:value="2024">
            <text:p>2024</text:p>
          </table:table-cell>
          <table:table-cell office:value-type="float" office:value="1130">
            <text:p>1130</text:p>
          </table:table-cell>
          <table:table-cell office:value-type="float" office:value="234513.123">
            <text:p>234513.123000</text:p>
          </table:table-cell>
          <table:table-cell office:value-type="float" office:value="207.53374">
            <text:p>207.533740</text:p>
          </table:table-cell>
          <table:table-cell office:value-type="float" office:value="9501">
            <text:p>9501.000000</text:p>
          </table:table-cell>
          <table:table-cell office:value-type="float" office:value="8.40796">
            <text:p>8.407960</text:p>
          </table:table-cell>
          <table:table-cell office:value-type="float" office:value="0.01239">
            <text:p>0.012390</text:p>
          </table:table-cell>
          <table:table-cell office:value-type="float" office:value="0.97988">
            <text:p>0.979880</text:p>
          </table:table-cell>
          <table:table-cell office:value-type="float" office:value="0.01183">
            <text:p>0.011830</text:p>
          </table:table-cell>
          <table:table-cell office:value-type="float" office:value="0.93583">
            <text:p>0.935830</text:p>
          </table:table-cell>
          <table:table-cell office:value-type="float" office:value="0.01265">
            <text:p>0.0126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D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6349.423">
            <text:p>6349.423000</text:p>
          </table:table-cell>
          <table:table-cell office:value-type="float" office:value="211.64743">
            <text:p>211.647430</text:p>
          </table:table-cell>
          <table:table-cell office:value-type="float" office:value="266">
            <text:p>266.000000</text:p>
          </table:table-cell>
          <table:table-cell office:value-type="float" office:value="8.86667">
            <text:p>8.866670</text:p>
          </table:table-cell>
          <table:table-cell office:value-type="float" office:value="0.00034">
            <text:p>0.000340</text:p>
          </table:table-cell>
          <table:table-cell office:value-type="float" office:value="0.99931">
            <text:p>0.999310</text:p>
          </table:table-cell>
          <table:table-cell office:value-type="float" office:value="0.00033">
            <text:p>0.000330</text:p>
          </table:table-cell>
          <table:table-cell office:value-type="float" office:value="0.98688">
            <text:p>0.986880</text:p>
          </table:table-cell>
          <table:table-cell office:value-type="float" office:value="0.00034">
            <text:p>0.0003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DP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47.822">
            <text:p>647.822000</text:p>
          </table:table-cell>
          <table:table-cell office:value-type="float" office:value="215.94067">
            <text:p>215.940670</text:p>
          </table:table-cell>
          <table:table-cell office:value-type="float" office:value="25">
            <text:p>25.000000</text:p>
          </table:table-cell>
          <table:table-cell office:value-type="float" office:value="8.33333">
            <text:p>8.333330</text:p>
          </table:table-cell>
          <table:table-cell office:value-type="float" office:value="0.00003">
            <text:p>0.000030</text:p>
          </table:table-cell>
          <table:table-cell office:value-type="float" office:value="1.01958">
            <text:p>1.019580</text:p>
          </table:table-cell>
          <table:table-cell office:value-type="float" office:value="0.00003">
            <text:p>0.000030</text:p>
          </table:table-cell>
          <table:table-cell office:value-type="float" office:value="0.92752">
            <text:p>0.927520</text:p>
          </table:table-cell>
          <table:table-cell office:value-type="float" office:value="0.00003">
            <text:p>0.0000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HN</text:p>
          </table:table-cell>
          <table:table-cell office:value-type="float" office:value="314">
            <text:p>314</text:p>
          </table:table-cell>
          <table:table-cell office:value-type="float" office:value="175">
            <text:p>175</text:p>
          </table:table-cell>
          <table:table-cell office:value-type="float" office:value="36826.073">
            <text:p>36826.073000</text:p>
          </table:table-cell>
          <table:table-cell office:value-type="float" office:value="210.4347">
            <text:p>210.434700</text:p>
          </table:table-cell>
          <table:table-cell office:value-type="float" office:value="1732">
            <text:p>1732.000000</text:p>
          </table:table-cell>
          <table:table-cell office:value-type="float" office:value="9.89714">
            <text:p>9.897140</text:p>
          </table:table-cell>
          <table:table-cell office:value-type="float" office:value="0.00195">
            <text:p>0.001950</text:p>
          </table:table-cell>
          <table:table-cell office:value-type="float" office:value="0.99358">
            <text:p>0.993580</text:p>
          </table:table-cell>
          <table:table-cell office:value-type="float" office:value="0.00216">
            <text:p>0.002160</text:p>
          </table:table-cell>
          <table:table-cell office:value-type="float" office:value="1.10158">
            <text:p>1.101580</text:p>
          </table:table-cell>
          <table:table-cell office:value-type="float" office:value="0.00196">
            <text:p>0.0019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M</text:p>
          </table:table-cell>
          <table:table-cell office:value-type="float" office:value="211">
            <text:p>211</text:p>
          </table:table-cell>
          <table:table-cell office:value-type="float" office:value="103">
            <text:p>103</text:p>
          </table:table-cell>
          <table:table-cell office:value-type="float" office:value="18817.84">
            <text:p>18817.840000</text:p>
          </table:table-cell>
          <table:table-cell office:value-type="float" office:value="182.69748">
            <text:p>182.697480</text:p>
          </table:table-cell>
          <table:table-cell office:value-type="float" office:value="762">
            <text:p>762.000000</text:p>
          </table:table-cell>
          <table:table-cell office:value-type="float" office:value="7.39806">
            <text:p>7.398060</text:p>
          </table:table-cell>
          <table:table-cell office:value-type="float" office:value="0.00099">
            <text:p>0.000990</text:p>
          </table:table-cell>
          <table:table-cell office:value-type="float" office:value="0.86262">
            <text:p>0.862620</text:p>
          </table:table-cell>
          <table:table-cell office:value-type="float" office:value="0.00095">
            <text:p>0.000950</text:p>
          </table:table-cell>
          <table:table-cell office:value-type="float" office:value="0.82342">
            <text:p>0.823420</text:p>
          </table:table-cell>
          <table:table-cell office:value-type="float" office:value="0.00115">
            <text:p>0.0011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MB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7271.698">
            <text:p>7271.698000</text:p>
          </table:table-cell>
          <table:table-cell office:value-type="float" office:value="220.35448">
            <text:p>220.354480</text:p>
          </table:table-cell>
          <table:table-cell office:value-type="float" office:value="443">
            <text:p>443.000000</text:p>
          </table:table-cell>
          <table:table-cell office:value-type="float" office:value="13.42424">
            <text:p>13.424240</text:p>
          </table:table-cell>
          <table:table-cell office:value-type="float" office:value="0.00038">
            <text:p>0.000380</text:p>
          </table:table-cell>
          <table:table-cell office:value-type="float" office:value="1.04042">
            <text:p>1.040420</text:p>
          </table:table-cell>
          <table:table-cell office:value-type="float" office:value="0.00055">
            <text:p>0.000550</text:p>
          </table:table-cell>
          <table:table-cell office:value-type="float" office:value="1.49415">
            <text:p>1.494150</text:p>
          </table:table-cell>
          <table:table-cell office:value-type="float" office:value="0.00037">
            <text:p>0.0003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OB</text:p>
          </table:table-cell>
          <table:table-cell office:value-type="float" office:value="302">
            <text:p>302</text:p>
          </table:table-cell>
          <table:table-cell office:value-type="float" office:value="109">
            <text:p>109</text:p>
          </table:table-cell>
          <table:table-cell office:value-type="float" office:value="23893.585">
            <text:p>23893.585000</text:p>
          </table:table-cell>
          <table:table-cell office:value-type="float" office:value="219.2072">
            <text:p>219.207200</text:p>
          </table:table-cell>
          <table:table-cell office:value-type="float" office:value="504">
            <text:p>504.000000</text:p>
          </table:table-cell>
          <table:table-cell office:value-type="float" office:value="4.62385">
            <text:p>4.623850</text:p>
          </table:table-cell>
          <table:table-cell office:value-type="float" office:value="0.00126">
            <text:p>0.001260</text:p>
          </table:table-cell>
          <table:table-cell office:value-type="float" office:value="1.035">
            <text:p>1.035000</text:p>
          </table:table-cell>
          <table:table-cell office:value-type="float" office:value="0.00063">
            <text:p>0.000630</text:p>
          </table:table-cell>
          <table:table-cell office:value-type="float" office:value="0.51465">
            <text:p>0.514650</text:p>
          </table:table-cell>
          <table:table-cell office:value-type="float" office:value="0.00122">
            <text:p>0.0012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ON</text:p>
          </table:table-cell>
          <table:table-cell office:value-type="float" office:value="1805">
            <text:p>1805</text:p>
          </table:table-cell>
          <table:table-cell office:value-type="float" office:value="851">
            <text:p>851</text:p>
          </table:table-cell>
          <table:table-cell office:value-type="float" office:value="185623.452">
            <text:p>185623.452000</text:p>
          </table:table-cell>
          <table:table-cell office:value-type="float" office:value="218.12392">
            <text:p>218.123920</text:p>
          </table:table-cell>
          <table:table-cell office:value-type="float" office:value="7713">
            <text:p>7713.000000</text:p>
          </table:table-cell>
          <table:table-cell office:value-type="float" office:value="9.06345">
            <text:p>9.063450</text:p>
          </table:table-cell>
          <table:table-cell office:value-type="float" office:value="0.00981">
            <text:p>0.009810</text:p>
          </table:table-cell>
          <table:table-cell office:value-type="float" office:value="1.02989">
            <text:p>1.029890</text:p>
          </table:table-cell>
          <table:table-cell office:value-type="float" office:value="0.00961">
            <text:p>0.009610</text:p>
          </table:table-cell>
          <table:table-cell office:value-type="float" office:value="1.00878">
            <text:p>1.008780</text:p>
          </table:table-cell>
          <table:table-cell office:value-type="float" office:value="0.00952">
            <text:p>0.0095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P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2634.231">
            <text:p>2634.231000</text:p>
          </table:table-cell>
          <table:table-cell office:value-type="float" office:value="219.51925">
            <text:p>219.519250</text:p>
          </table:table-cell>
          <table:table-cell office:value-type="float" office:value="118">
            <text:p>118.000000</text:p>
          </table:table-cell>
          <table:table-cell office:value-type="float" office:value="9.83333">
            <text:p>9.833330</text:p>
          </table:table-cell>
          <table:table-cell office:value-type="float" office:value="0.00014">
            <text:p>0.000140</text:p>
          </table:table-cell>
          <table:table-cell office:value-type="float" office:value="1.03648">
            <text:p>1.036480</text:p>
          </table:table-cell>
          <table:table-cell office:value-type="float" office:value="0.00015">
            <text:p>0.000150</text:p>
          </table:table-cell>
          <table:table-cell office:value-type="float" office:value="1.09447">
            <text:p>1.094470</text:p>
          </table:table-cell>
          <table:table-cell office:value-type="float" office:value="0.00013">
            <text:p>0.0001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PN</text:p>
          </table:table-cell>
          <table:table-cell office:value-type="float" office:value="332">
            <text:p>332</text:p>
          </table:table-cell>
          <table:table-cell office:value-type="float" office:value="139">
            <text:p>139</text:p>
          </table:table-cell>
          <table:table-cell office:value-type="float" office:value="28814.912">
            <text:p>28814.912000</text:p>
          </table:table-cell>
          <table:table-cell office:value-type="float" office:value="207.30153">
            <text:p>207.301530</text:p>
          </table:table-cell>
          <table:table-cell office:value-type="float" office:value="1155">
            <text:p>1155.000000</text:p>
          </table:table-cell>
          <table:table-cell office:value-type="float" office:value="8.30935">
            <text:p>8.309350</text:p>
          </table:table-cell>
          <table:table-cell office:value-type="float" office:value="0.00152">
            <text:p>0.001520</text:p>
          </table:table-cell>
          <table:table-cell office:value-type="float" office:value="0.97879">
            <text:p>0.978790</text:p>
          </table:table-cell>
          <table:table-cell office:value-type="float" office:value="0.00144">
            <text:p>0.001440</text:p>
          </table:table-cell>
          <table:table-cell office:value-type="float" office:value="0.92485">
            <text:p>0.924850</text:p>
          </table:table-cell>
          <table:table-cell office:value-type="float" office:value="0.00156">
            <text:p>0.0015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RH</text:p>
          </table:table-cell>
          <table:table-cell office:value-type="float" office:value="162">
            <text:p>162</text:p>
          </table:table-cell>
          <table:table-cell office:value-type="float" office:value="66">
            <text:p>66</text:p>
          </table:table-cell>
          <table:table-cell office:value-type="float" office:value="14845.601">
            <text:p>14845.601000</text:p>
          </table:table-cell>
          <table:table-cell office:value-type="float" office:value="224.93335">
            <text:p>224.933350</text:p>
          </table:table-cell>
          <table:table-cell office:value-type="float" office:value="903">
            <text:p>903.000000</text:p>
          </table:table-cell>
          <table:table-cell office:value-type="float" office:value="13.68182">
            <text:p>13.681820</text:p>
          </table:table-cell>
          <table:table-cell office:value-type="float" office:value="0.00078">
            <text:p>0.000780</text:p>
          </table:table-cell>
          <table:table-cell office:value-type="float" office:value="1.06204">
            <text:p>1.062040</text:p>
          </table:table-cell>
          <table:table-cell office:value-type="float" office:value="0.00112">
            <text:p>0.001120</text:p>
          </table:table-cell>
          <table:table-cell office:value-type="float" office:value="1.52282">
            <text:p>1.522820</text:p>
          </table:table-cell>
          <table:table-cell office:value-type="float" office:value="0.00074">
            <text:p>0.0007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T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356.512">
            <text:p>1356.512000</text:p>
          </table:table-cell>
          <table:table-cell office:value-type="float" office:value="193.78743">
            <text:p>193.787430</text:p>
          </table:table-cell>
          <table:table-cell office:value-type="float" office:value="56">
            <text:p>56.000000</text:p>
          </table:table-cell>
          <table:table-cell office:value-type="float" office:value="8">
            <text:p>8.000000</text:p>
          </table:table-cell>
          <table:table-cell office:value-type="float" office:value="0.00007">
            <text:p>0.000070</text:p>
          </table:table-cell>
          <table:table-cell office:value-type="float" office:value="0.91498">
            <text:p>0.914980</text:p>
          </table:table-cell>
          <table:table-cell office:value-type="float" office:value="0.00007">
            <text:p>0.000070</text:p>
          </table:table-cell>
          <table:table-cell office:value-type="float" office:value="0.89042">
            <text:p>0.890420</text:p>
          </table:table-cell>
          <table:table-cell office:value-type="float" office:value="0.00008">
            <text:p>0.0000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TN</text:p>
          </table:table-cell>
          <table:table-cell office:value-type="float" office:value="995">
            <text:p>995</text:p>
          </table:table-cell>
          <table:table-cell office:value-type="float" office:value="520">
            <text:p>520</text:p>
          </table:table-cell>
          <table:table-cell office:value-type="float" office:value="103047.96">
            <text:p>103047.960000</text:p>
          </table:table-cell>
          <table:table-cell office:value-type="float" office:value="198.16915">
            <text:p>198.169150</text:p>
          </table:table-cell>
          <table:table-cell office:value-type="float" office:value="4507">
            <text:p>4507.000000</text:p>
          </table:table-cell>
          <table:table-cell office:value-type="float" office:value="8.66731">
            <text:p>8.667310</text:p>
          </table:table-cell>
          <table:table-cell office:value-type="float" office:value="0.00544">
            <text:p>0.005440</text:p>
          </table:table-cell>
          <table:table-cell office:value-type="float" office:value="0.93567">
            <text:p>0.935670</text:p>
          </table:table-cell>
          <table:table-cell office:value-type="float" office:value="0.00561">
            <text:p>0.005610</text:p>
          </table:table-cell>
          <table:table-cell office:value-type="float" office:value="0.96469">
            <text:p>0.964690</text:p>
          </table:table-cell>
          <table:table-cell office:value-type="float" office:value="0.00582">
            <text:p>0.0058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V</text:p>
          </table:table-cell>
          <table:table-cell office:value-type="float" office:value="188">
            <text:p>188</text:p>
          </table:table-cell>
          <table:table-cell office:value-type="float" office:value="118">
            <text:p>118</text:p>
          </table:table-cell>
          <table:table-cell office:value-type="float" office:value="22438.634">
            <text:p>22438.634000</text:p>
          </table:table-cell>
          <table:table-cell office:value-type="float" office:value="190.15792">
            <text:p>190.157920</text:p>
          </table:table-cell>
          <table:table-cell office:value-type="float" office:value="1134">
            <text:p>1134.000000</text:p>
          </table:table-cell>
          <table:table-cell office:value-type="float" office:value="9.61017">
            <text:p>9.610170</text:p>
          </table:table-cell>
          <table:table-cell office:value-type="float" office:value="0.00119">
            <text:p>0.001190</text:p>
          </table:table-cell>
          <table:table-cell office:value-type="float" office:value="0.89784">
            <text:p>0.897840</text:p>
          </table:table-cell>
          <table:table-cell office:value-type="float" office:value="0.00141">
            <text:p>0.001410</text:p>
          </table:table-cell>
          <table:table-cell office:value-type="float" office:value="1.06964">
            <text:p>1.069640</text:p>
          </table:table-cell>
          <table:table-cell office:value-type="float" office:value="0.00132">
            <text:p>0.0013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VP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740.605">
            <text:p>3740.605000</text:p>
          </table:table-cell>
          <table:table-cell office:value-type="float" office:value="220.03559">
            <text:p>220.035590</text:p>
          </table:table-cell>
          <table:table-cell office:value-type="float" office:value="112">
            <text:p>112.000000</text:p>
          </table:table-cell>
          <table:table-cell office:value-type="float" office:value="6.58824">
            <text:p>6.588240</text:p>
          </table:table-cell>
          <table:table-cell office:value-type="float" office:value="0.0002">
            <text:p>0.000200</text:p>
          </table:table-cell>
          <table:table-cell office:value-type="float" office:value="1.03891">
            <text:p>1.038910</text:p>
          </table:table-cell>
          <table:table-cell office:value-type="float" office:value="0.00014">
            <text:p>0.000140</text:p>
          </table:table-cell>
          <table:table-cell office:value-type="float" office:value="0.73329">
            <text:p>0.733290</text:p>
          </table:table-cell>
          <table:table-cell office:value-type="float" office:value="0.00019">
            <text:p>0.0001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AVPV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4043.947">
            <text:p>4043.947000</text:p>
          </table:table-cell>
          <table:table-cell office:value-type="float" office:value="224.66372">
            <text:p>224.663720</text:p>
          </table:table-cell>
          <table:table-cell office:value-type="float" office:value="123">
            <text:p>123.000000</text:p>
          </table:table-cell>
          <table:table-cell office:value-type="float" office:value="6.83333">
            <text:p>6.833330</text:p>
          </table:table-cell>
          <table:table-cell office:value-type="float" office:value="0.00021">
            <text:p>0.000210</text:p>
          </table:table-cell>
          <table:table-cell office:value-type="float" office:value="1.06077">
            <text:p>1.060770</text:p>
          </table:table-cell>
          <table:table-cell office:value-type="float" office:value="0.00015">
            <text:p>0.000150</text:p>
          </table:table-cell>
          <table:table-cell office:value-type="float" office:value="0.76057">
            <text:p>0.76057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B</text:p>
          </table:table-cell>
          <table:table-cell table:number-columns-repeated="2" office:value-type="float" office:value="13">
            <text:p>13</text:p>
          </table:table-cell>
          <table:table-cell office:value-type="float" office:value="2809.996">
            <text:p>2809.996000</text:p>
          </table:table-cell>
          <table:table-cell office:value-type="float" office:value="216.15354">
            <text:p>216.153540</text:p>
          </table:table-cell>
          <table:table-cell office:value-type="float" office:value="136">
            <text:p>136.000000</text:p>
          </table:table-cell>
          <table:table-cell office:value-type="float" office:value="10.46154">
            <text:p>10.461540</text:p>
          </table:table-cell>
          <table:table-cell office:value-type="float" office:value="0.00015">
            <text:p>0.000150</text:p>
          </table:table-cell>
          <table:table-cell office:value-type="float" office:value="1.02058">
            <text:p>1.020580</text:p>
          </table:table-cell>
          <table:table-cell office:value-type="float" office:value="0.00017">
            <text:p>0.000170</text:p>
          </table:table-cell>
          <table:table-cell office:value-type="float" office:value="1.16439">
            <text:p>1.164390</text:p>
          </table:table-cell>
          <table:table-cell office:value-type="float" office:value="0.00015">
            <text:p>0.0001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BAC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194.667">
            <text:p>194.667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0001">
            <text:p>0.000010</text:p>
          </table:table-cell>
          <table:table-cell office:value-type="float" office:value="0.91913">
            <text:p>0.919130</text:p>
          </table:table-cell>
          <table:table-cell office:value-type="float" office:value="0">
            <text:p>0.000000</text:p>
          </table:table-cell>
          <table:table-cell office:value-type="float" office:value="0.33391">
            <text:p>0.33391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BS</text:p>
          </table:table-cell>
          <table:table-cell office:value-type="float" office:value="53836">
            <text:p>53836</text:p>
          </table:table-cell>
          <table:table-cell office:value-type="float" office:value="22917">
            <text:p>22917</text:p>
          </table:table-cell>
          <table:table-cell office:value-type="float" office:value="4741052.882">
            <text:p>4741052.882000</text:p>
          </table:table-cell>
          <table:table-cell office:value-type="float" office:value="206.8793">
            <text:p>206.879300</text:p>
          </table:table-cell>
          <table:table-cell office:value-type="float" office:value="182077">
            <text:p>182077.000000</text:p>
          </table:table-cell>
          <table:table-cell office:value-type="float" office:value="7.94506">
            <text:p>7.945060</text:p>
          </table:table-cell>
          <table:table-cell office:value-type="float" office:value="0.2505">
            <text:p>0.250500</text:p>
          </table:table-cell>
          <table:table-cell office:value-type="float" office:value="0.97679">
            <text:p>0.976790</text:p>
          </table:table-cell>
          <table:table-cell office:value-type="float" office:value="0.22678">
            <text:p>0.226780</text:p>
          </table:table-cell>
          <table:table-cell office:value-type="float" office:value="0.8843">
            <text:p>0.884300</text:p>
          </table:table-cell>
          <table:table-cell office:value-type="float" office:value="0.25645">
            <text:p>0.2564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BST</text:p>
          </table:table-cell>
          <table:table-cell office:value-type="float" office:value="631">
            <text:p>631</text:p>
          </table:table-cell>
          <table:table-cell office:value-type="float" office:value="391">
            <text:p>391</text:p>
          </table:table-cell>
          <table:table-cell office:value-type="float" office:value="84506.254">
            <text:p>84506.254000</text:p>
          </table:table-cell>
          <table:table-cell office:value-type="float" office:value="216.12853">
            <text:p>216.128530</text:p>
          </table:table-cell>
          <table:table-cell office:value-type="float" office:value="3907">
            <text:p>3907.000000</text:p>
          </table:table-cell>
          <table:table-cell office:value-type="float" office:value="9.99233">
            <text:p>9.992330</text:p>
          </table:table-cell>
          <table:table-cell office:value-type="float" office:value="0.00447">
            <text:p>0.004470</text:p>
          </table:table-cell>
          <table:table-cell office:value-type="float" office:value="1.02047">
            <text:p>1.020470</text:p>
          </table:table-cell>
          <table:table-cell office:value-type="float" office:value="0.00487">
            <text:p>0.004870</text:p>
          </table:table-cell>
          <table:table-cell office:value-type="float" office:value="1.11217">
            <text:p>1.112170</text:p>
          </table:table-cell>
          <table:table-cell office:value-type="float" office:value="0.00438">
            <text:p>0.0043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Brain</text:p>
          </table:table-cell>
          <table:table-cell office:value-type="float" office:value="201284">
            <text:p>201284</text:p>
          </table:table-cell>
          <table:table-cell office:value-type="float" office:value="77074">
            <text:p>77074</text:p>
          </table:table-cell>
          <table:table-cell office:value-type="float" office:value="16334225.101">
            <text:p>16334225.101000</text:p>
          </table:table-cell>
          <table:table-cell office:value-type="float" office:value="211.92912">
            <text:p>211.929120</text:p>
          </table:table-cell>
          <table:table-cell office:value-type="float" office:value="702639">
            <text:p>702639.000000</text:p>
          </table:table-cell>
          <table:table-cell office:value-type="float" office:value="9.11642">
            <text:p>9.116420</text:p>
          </table:table-cell>
          <table:table-cell office:value-type="float" office:value="0.86305">
            <text:p>0.863050</text:p>
          </table:table-cell>
          <table:table-cell office:value-type="float" office:value="1.00064">
            <text:p>1.000640</text:p>
          </table:table-cell>
          <table:table-cell office:value-type="float" office:value="0.87516">
            <text:p>0.875160</text:p>
          </table:table-cell>
          <table:table-cell office:value-type="float" office:value="1.01468">
            <text:p>1.014680</text:p>
          </table:table-cell>
          <table:table-cell office:value-type="float" office:value="0.8625">
            <text:p>0.8625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A</text:p>
          </table:table-cell>
          <table:table-cell office:value-type="float" office:value="5825">
            <text:p>5825</text:p>
          </table:table-cell>
          <table:table-cell office:value-type="float" office:value="1765">
            <text:p>1765</text:p>
          </table:table-cell>
          <table:table-cell office:value-type="float" office:value="373403.926">
            <text:p>373403.926000</text:p>
          </table:table-cell>
          <table:table-cell office:value-type="float" office:value="211.5603">
            <text:p>211.560300</text:p>
          </table:table-cell>
          <table:table-cell office:value-type="float" office:value="25108">
            <text:p>25108.000000</text:p>
          </table:table-cell>
          <table:table-cell office:value-type="float" office:value="14.2255">
            <text:p>14.225500</text:p>
          </table:table-cell>
          <table:table-cell office:value-type="float" office:value="0.01973">
            <text:p>0.019730</text:p>
          </table:table-cell>
          <table:table-cell office:value-type="float" office:value="0.9989">
            <text:p>0.998900</text:p>
          </table:table-cell>
          <table:table-cell office:value-type="float" office:value="0.03127">
            <text:p>0.031270</text:p>
          </table:table-cell>
          <table:table-cell office:value-type="float" office:value="1.58333">
            <text:p>1.583330</text:p>
          </table:table-cell>
          <table:table-cell office:value-type="float" office:value="0.01975">
            <text:p>0.0197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B</text:p>
          </table:table-cell>
          <table:table-cell office:value-type="float" office:value="22934">
            <text:p>22934</text:p>
          </table:table-cell>
          <table:table-cell office:value-type="float" office:value="7837">
            <text:p>7837</text:p>
          </table:table-cell>
          <table:table-cell office:value-type="float" office:value="1621959.05">
            <text:p>1621959.050000</text:p>
          </table:table-cell>
          <table:table-cell office:value-type="float" office:value="206.96173">
            <text:p>206.961730</text:p>
          </table:table-cell>
          <table:table-cell office:value-type="float" office:value="71188">
            <text:p>71188.000000</text:p>
          </table:table-cell>
          <table:table-cell office:value-type="float" office:value="9.08358">
            <text:p>9.083580</text:p>
          </table:table-cell>
          <table:table-cell office:value-type="float" office:value="0.0857">
            <text:p>0.085700</text:p>
          </table:table-cell>
          <table:table-cell office:value-type="float" office:value="0.97718">
            <text:p>0.977180</text:p>
          </table:table-cell>
          <table:table-cell office:value-type="float" office:value="0.08867">
            <text:p>0.088670</text:p>
          </table:table-cell>
          <table:table-cell office:value-type="float" office:value="1.01102">
            <text:p>1.011020</text:p>
          </table:table-cell>
          <table:table-cell office:value-type="float" office:value="0.0877">
            <text:p>0.0877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BN</text:p>
          </table:table-cell>
          <table:table-cell office:value-type="float" office:value="670">
            <text:p>670</text:p>
          </table:table-cell>
          <table:table-cell office:value-type="float" office:value="219">
            <text:p>219</text:p>
          </table:table-cell>
          <table:table-cell office:value-type="float" office:value="44342.313">
            <text:p>44342.313000</text:p>
          </table:table-cell>
          <table:table-cell office:value-type="float" office:value="202.47632">
            <text:p>202.476320</text:p>
          </table:table-cell>
          <table:table-cell office:value-type="float" office:value="1427">
            <text:p>1427.000000</text:p>
          </table:table-cell>
          <table:table-cell office:value-type="float" office:value="6.51598">
            <text:p>6.515980</text:p>
          </table:table-cell>
          <table:table-cell office:value-type="float" office:value="0.00234">
            <text:p>0.002340</text:p>
          </table:table-cell>
          <table:table-cell office:value-type="float" office:value="0.95601">
            <text:p>0.956010</text:p>
          </table:table-cell>
          <table:table-cell office:value-type="float" office:value="0.00178">
            <text:p>0.001780</text:p>
          </table:table-cell>
          <table:table-cell office:value-type="float" office:value="0.72524">
            <text:p>0.725240</text:p>
          </table:table-cell>
          <table:table-cell office:value-type="float" office:value="0.00245">
            <text:p>0.0024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BX</text:p>
          </table:table-cell>
          <table:table-cell office:value-type="float" office:value="21119">
            <text:p>21119</text:p>
          </table:table-cell>
          <table:table-cell office:value-type="float" office:value="7222">
            <text:p>7222</text:p>
          </table:table-cell>
          <table:table-cell office:value-type="float" office:value="1498962.088">
            <text:p>1498962.088000</text:p>
          </table:table-cell>
          <table:table-cell office:value-type="float" office:value="207.55498">
            <text:p>207.554980</text:p>
          </table:table-cell>
          <table:table-cell office:value-type="float" office:value="66609">
            <text:p>66609.000000</text:p>
          </table:table-cell>
          <table:table-cell office:value-type="float" office:value="9.22307">
            <text:p>9.223070</text:p>
          </table:table-cell>
          <table:table-cell office:value-type="float" office:value="0.0792">
            <text:p>0.079200</text:p>
          </table:table-cell>
          <table:table-cell office:value-type="float" office:value="0.97999">
            <text:p>0.979990</text:p>
          </table:table-cell>
          <table:table-cell office:value-type="float" office:value="0.08296">
            <text:p>0.082960</text:p>
          </table:table-cell>
          <table:table-cell office:value-type="float" office:value="1.02655">
            <text:p>1.026550</text:p>
          </table:table-cell>
          <table:table-cell office:value-type="float" office:value="0.08082">
            <text:p>0.0808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EA</text:p>
          </table:table-cell>
          <table:table-cell office:value-type="float" office:value="504">
            <text:p>504</text:p>
          </table:table-cell>
          <table:table-cell office:value-type="float" office:value="236">
            <text:p>236</text:p>
          </table:table-cell>
          <table:table-cell office:value-type="float" office:value="51035.893">
            <text:p>51035.893000</text:p>
          </table:table-cell>
          <table:table-cell office:value-type="float" office:value="216.25378">
            <text:p>216.253780</text:p>
          </table:table-cell>
          <table:table-cell office:value-type="float" office:value="2665">
            <text:p>2665.000000</text:p>
          </table:table-cell>
          <table:table-cell office:value-type="float" office:value="11.29237">
            <text:p>11.292370</text:p>
          </table:table-cell>
          <table:table-cell office:value-type="float" office:value="0.0027">
            <text:p>0.002700</text:p>
          </table:table-cell>
          <table:table-cell office:value-type="float" office:value="1.02106">
            <text:p>1.021060</text:p>
          </table:table-cell>
          <table:table-cell office:value-type="float" office:value="0.00332">
            <text:p>0.003320</text:p>
          </table:table-cell>
          <table:table-cell office:value-type="float" office:value="1.25687">
            <text:p>1.256870</text:p>
          </table:table-cell>
          <table:table-cell office:value-type="float" office:value="0.00264">
            <text:p>0.0026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H</text:p>
          </table:table-cell>
          <table:table-cell office:value-type="float" office:value="118136">
            <text:p>118136</text:p>
          </table:table-cell>
          <table:table-cell office:value-type="float" office:value="43850">
            <text:p>43850</text:p>
          </table:table-cell>
          <table:table-cell office:value-type="float" office:value="9471628.457">
            <text:p>9471628.457000</text:p>
          </table:table-cell>
          <table:table-cell office:value-type="float" office:value="216.00065">
            <text:p>216.000650</text:p>
          </table:table-cell>
          <table:table-cell office:value-type="float" office:value="424648">
            <text:p>424648.000000</text:p>
          </table:table-cell>
          <table:table-cell office:value-type="float" office:value="9.6841">
            <text:p>9.684100</text:p>
          </table:table-cell>
          <table:table-cell office:value-type="float" office:value="0.50045">
            <text:p>0.500450</text:p>
          </table:table-cell>
          <table:table-cell office:value-type="float" office:value="1.01986">
            <text:p>1.019860</text:p>
          </table:table-cell>
          <table:table-cell office:value-type="float" office:value="0.52891">
            <text:p>0.528910</text:p>
          </table:table-cell>
          <table:table-cell office:value-type="float" office:value="1.07786">
            <text:p>1.077860</text:p>
          </table:table-cell>
          <table:table-cell office:value-type="float" office:value="0.49071">
            <text:p>0.4907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L</text:p>
          </table:table-cell>
          <table:table-cell office:value-type="float" office:value="122">
            <text:p>122</text:p>
          </table:table-cell>
          <table:table-cell office:value-type="float" office:value="87">
            <text:p>87</text:p>
          </table:table-cell>
          <table:table-cell office:value-type="float" office:value="16627.989">
            <text:p>16627.989000</text:p>
          </table:table-cell>
          <table:table-cell office:value-type="float" office:value="191.12631">
            <text:p>191.126310</text:p>
          </table:table-cell>
          <table:table-cell office:value-type="float" office:value="617">
            <text:p>617.000000</text:p>
          </table:table-cell>
          <table:table-cell office:value-type="float" office:value="7.09195">
            <text:p>7.091950</text:p>
          </table:table-cell>
          <table:table-cell office:value-type="float" office:value="0.00088">
            <text:p>0.000880</text:p>
          </table:table-cell>
          <table:table-cell office:value-type="float" office:value="0.90242">
            <text:p>0.902420</text:p>
          </table:table-cell>
          <table:table-cell office:value-type="float" office:value="0.00077">
            <text:p>0.000770</text:p>
          </table:table-cell>
          <table:table-cell office:value-type="float" office:value="0.78935">
            <text:p>0.789350</text:p>
          </table:table-cell>
          <table:table-cell office:value-type="float" office:value="0.00097">
            <text:p>0.0009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LI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3789.372">
            <text:p>3789.372000</text:p>
          </table:table-cell>
          <table:table-cell office:value-type="float" office:value="210.52067">
            <text:p>210.520670</text:p>
          </table:table-cell>
          <table:table-cell office:value-type="float" office:value="125">
            <text:p>125.000000</text:p>
          </table:table-cell>
          <table:table-cell office:value-type="float" office:value="6.94444">
            <text:p>6.944440</text:p>
          </table:table-cell>
          <table:table-cell office:value-type="float" office:value="0.0002">
            <text:p>0.000200</text:p>
          </table:table-cell>
          <table:table-cell office:value-type="float" office:value="0.99399">
            <text:p>0.993990</text:p>
          </table:table-cell>
          <table:table-cell office:value-type="float" office:value="0.00016">
            <text:p>0.000160</text:p>
          </table:table-cell>
          <table:table-cell office:value-type="float" office:value="0.77293">
            <text:p>0.77293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M</text:p>
          </table:table-cell>
          <table:table-cell office:value-type="float" office:value="170">
            <text:p>170</text:p>
          </table:table-cell>
          <table:table-cell office:value-type="float" office:value="72">
            <text:p>72</text:p>
          </table:table-cell>
          <table:table-cell office:value-type="float" office:value="13748.944">
            <text:p>13748.944000</text:p>
          </table:table-cell>
          <table:table-cell office:value-type="float" office:value="190.95756">
            <text:p>190.957560</text:p>
          </table:table-cell>
          <table:table-cell office:value-type="float" office:value="612">
            <text:p>612.000000</text:p>
          </table:table-cell>
          <table:table-cell office:value-type="float" office:value="8.5">
            <text:p>8.500000</text:p>
          </table:table-cell>
          <table:table-cell office:value-type="float" office:value="0.00073">
            <text:p>0.000730</text:p>
          </table:table-cell>
          <table:table-cell office:value-type="float" office:value="0.90162">
            <text:p>0.901620</text:p>
          </table:table-cell>
          <table:table-cell office:value-type="float" office:value="0.00076">
            <text:p>0.000760</text:p>
          </table:table-cell>
          <table:table-cell office:value-type="float" office:value="0.94607">
            <text:p>0.946070</text:p>
          </table:table-cell>
          <table:table-cell office:value-type="float" office:value="0.00081">
            <text:p>0.0008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N</text:p>
          </table:table-cell>
          <table:table-cell office:value-type="float" office:value="668">
            <text:p>668</text:p>
          </table:table-cell>
          <table:table-cell office:value-type="float" office:value="242">
            <text:p>242</text:p>
          </table:table-cell>
          <table:table-cell office:value-type="float" office:value="51476.313">
            <text:p>51476.313000</text:p>
          </table:table-cell>
          <table:table-cell office:value-type="float" office:value="212.71204">
            <text:p>212.712040</text:p>
          </table:table-cell>
          <table:table-cell office:value-type="float" office:value="1762">
            <text:p>1762.000000</text:p>
          </table:table-cell>
          <table:table-cell office:value-type="float" office:value="7.28099">
            <text:p>7.280990</text:p>
          </table:table-cell>
          <table:table-cell office:value-type="float" office:value="0.00272">
            <text:p>0.002720</text:p>
          </table:table-cell>
          <table:table-cell office:value-type="float" office:value="1.00433">
            <text:p>1.004330</text:p>
          </table:table-cell>
          <table:table-cell office:value-type="float" office:value="0.00219">
            <text:p>0.002190</text:p>
          </table:table-cell>
          <table:table-cell office:value-type="float" office:value="0.81039">
            <text:p>0.810390</text:p>
          </table:table-cell>
          <table:table-cell office:value-type="float" office:value="0.00271">
            <text:p>0.0027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NU</text:p>
          </table:table-cell>
          <table:table-cell office:value-type="float" office:value="21980">
            <text:p>21980</text:p>
          </table:table-cell>
          <table:table-cell office:value-type="float" office:value="11120">
            <text:p>11120</text:p>
          </table:table-cell>
          <table:table-cell office:value-type="float" office:value="2324243.436">
            <text:p>2324243.436000</text:p>
          </table:table-cell>
          <table:table-cell office:value-type="float" office:value="209.0147">
            <text:p>209.014700</text:p>
          </table:table-cell>
          <table:table-cell office:value-type="float" office:value="98792">
            <text:p>98792.000000</text:p>
          </table:table-cell>
          <table:table-cell office:value-type="float" office:value="8.88417">
            <text:p>8.884170</text:p>
          </table:table-cell>
          <table:table-cell office:value-type="float" office:value="0.12281">
            <text:p>0.122810</text:p>
          </table:table-cell>
          <table:table-cell office:value-type="float" office:value="0.98688">
            <text:p>0.986880</text:p>
          </table:table-cell>
          <table:table-cell office:value-type="float" office:value="0.12305">
            <text:p>0.123050</text:p>
          </table:table-cell>
          <table:table-cell office:value-type="float" office:value="0.98883">
            <text:p>0.988830</text:p>
          </table:table-cell>
          <table:table-cell office:value-type="float" office:value="0.12444">
            <text:p>0.1244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OA</text:p>
          </table:table-cell>
          <table:table-cell office:value-type="float" office:value="947">
            <text:p>947</text:p>
          </table:table-cell>
          <table:table-cell office:value-type="float" office:value="362">
            <text:p>362</text:p>
          </table:table-cell>
          <table:table-cell office:value-type="float" office:value="80639.705">
            <text:p>80639.705000</text:p>
          </table:table-cell>
          <table:table-cell office:value-type="float" office:value="222.76162">
            <text:p>222.761620</text:p>
          </table:table-cell>
          <table:table-cell office:value-type="float" office:value="3583">
            <text:p>3583.000000</text:p>
          </table:table-cell>
          <table:table-cell office:value-type="float" office:value="9.89779">
            <text:p>9.897790</text:p>
          </table:table-cell>
          <table:table-cell office:value-type="float" office:value="0.00426">
            <text:p>0.004260</text:p>
          </table:table-cell>
          <table:table-cell office:value-type="float" office:value="1.05178">
            <text:p>1.051780</text:p>
          </table:table-cell>
          <table:table-cell office:value-type="float" office:value="0.00446">
            <text:p>0.004460</text:p>
          </table:table-cell>
          <table:table-cell office:value-type="float" office:value="1.10165">
            <text:p>1.101650</text:p>
          </table:table-cell>
          <table:table-cell office:value-type="float" office:value="0.00405">
            <text:p>0.0040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P</text:p>
          </table:table-cell>
          <table:table-cell office:value-type="float" office:value="10105">
            <text:p>10105</text:p>
          </table:table-cell>
          <table:table-cell office:value-type="float" office:value="5078">
            <text:p>5078</text:p>
          </table:table-cell>
          <table:table-cell office:value-type="float" office:value="1043719.785">
            <text:p>1043719.785000</text:p>
          </table:table-cell>
          <table:table-cell office:value-type="float" office:value="205.53757">
            <text:p>205.537570</text:p>
          </table:table-cell>
          <table:table-cell office:value-type="float" office:value="48802">
            <text:p>48802.000000</text:p>
          </table:table-cell>
          <table:table-cell office:value-type="float" office:value="9.61048">
            <text:p>9.610480</text:p>
          </table:table-cell>
          <table:table-cell office:value-type="float" office:value="0.05515">
            <text:p>0.055150</text:p>
          </table:table-cell>
          <table:table-cell office:value-type="float" office:value="0.97046">
            <text:p>0.970460</text:p>
          </table:table-cell>
          <table:table-cell office:value-type="float" office:value="0.06078">
            <text:p>0.060780</text:p>
          </table:table-cell>
          <table:table-cell office:value-type="float" office:value="1.06967">
            <text:p>1.069670</text:p>
          </table:table-cell>
          <table:table-cell office:value-type="float" office:value="0.05683">
            <text:p>0.0568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S</text:p>
          </table:table-cell>
          <table:table-cell office:value-type="float" office:value="299">
            <text:p>299</text:p>
          </table:table-cell>
          <table:table-cell office:value-type="float" office:value="124">
            <text:p>124</text:p>
          </table:table-cell>
          <table:table-cell office:value-type="float" office:value="25734.067">
            <text:p>25734.067000</text:p>
          </table:table-cell>
          <table:table-cell office:value-type="float" office:value="207.5328">
            <text:p>207.532800</text:p>
          </table:table-cell>
          <table:table-cell office:value-type="float" office:value="883">
            <text:p>883.000000</text:p>
          </table:table-cell>
          <table:table-cell office:value-type="float" office:value="7.12097">
            <text:p>7.120970</text:p>
          </table:table-cell>
          <table:table-cell office:value-type="float" office:value="0.00136">
            <text:p>0.001360</text:p>
          </table:table-cell>
          <table:table-cell office:value-type="float" office:value="0.97988">
            <text:p>0.979880</text:p>
          </table:table-cell>
          <table:table-cell office:value-type="float" office:value="0.0011">
            <text:p>0.001100</text:p>
          </table:table-cell>
          <table:table-cell office:value-type="float" office:value="0.79258">
            <text:p>0.792580</text:p>
          </table:table-cell>
          <table:table-cell office:value-type="float" office:value="0.00139">
            <text:p>0.0013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TX</text:p>
          </table:table-cell>
          <table:table-cell office:value-type="float" office:value="95185">
            <text:p>95185</text:p>
          </table:table-cell>
          <table:table-cell office:value-type="float" office:value="32321">
            <text:p>32321</text:p>
          </table:table-cell>
          <table:table-cell office:value-type="float" office:value="7063069.478">
            <text:p>7063069.478000</text:p>
          </table:table-cell>
          <table:table-cell office:value-type="float" office:value="218.5288">
            <text:p>218.528800</text:p>
          </table:table-cell>
          <table:table-cell office:value-type="float" office:value="321711">
            <text:p>321711.000000</text:p>
          </table:table-cell>
          <table:table-cell office:value-type="float" office:value="9.95362">
            <text:p>9.953620</text:p>
          </table:table-cell>
          <table:table-cell office:value-type="float" office:value="0.37319">
            <text:p>0.373190</text:p>
          </table:table-cell>
          <table:table-cell office:value-type="float" office:value="1.0318">
            <text:p>1.031800</text:p>
          </table:table-cell>
          <table:table-cell office:value-type="float" office:value="0.4007">
            <text:p>0.400700</text:p>
          </table:table-cell>
          <table:table-cell office:value-type="float" office:value="1.10786">
            <text:p>1.107860</text:p>
          </table:table-cell>
          <table:table-cell office:value-type="float" office:value="0.36169">
            <text:p>0.3616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TXpl</text:p>
          </table:table-cell>
          <table:table-cell office:value-type="float" office:value="35864">
            <text:p>35864</text:p>
          </table:table-cell>
          <table:table-cell office:value-type="float" office:value="11487">
            <text:p>11487</text:p>
          </table:table-cell>
          <table:table-cell office:value-type="float" office:value="2495559.848">
            <text:p>2495559.848000</text:p>
          </table:table-cell>
          <table:table-cell office:value-type="float" office:value="217.25079">
            <text:p>217.250790</text:p>
          </table:table-cell>
          <table:table-cell office:value-type="float" office:value="121527">
            <text:p>121527.000000</text:p>
          </table:table-cell>
          <table:table-cell office:value-type="float" office:value="10.57952">
            <text:p>10.579520</text:p>
          </table:table-cell>
          <table:table-cell office:value-type="float" office:value="0.13186">
            <text:p>0.131860</text:p>
          </table:table-cell>
          <table:table-cell office:value-type="float" office:value="1.02576">
            <text:p>1.025760</text:p>
          </table:table-cell>
          <table:table-cell office:value-type="float" office:value="0.15137">
            <text:p>0.151370</text:p>
          </table:table-cell>
          <table:table-cell office:value-type="float" office:value="1.17753">
            <text:p>1.177530</text:p>
          </table:table-cell>
          <table:table-cell office:value-type="float" office:value="0.12855">
            <text:p>0.1285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U</text:p>
          </table:table-cell>
          <table:table-cell office:value-type="float" office:value="117">
            <text:p>117</text:p>
          </table:table-cell>
          <table:table-cell office:value-type="float" office:value="39">
            <text:p>39</text:p>
          </table:table-cell>
          <table:table-cell office:value-type="float" office:value="7420.671">
            <text:p>7420.671000</text:p>
          </table:table-cell>
          <table:table-cell office:value-type="float" office:value="190.27362">
            <text:p>190.273620</text:p>
          </table:table-cell>
          <table:table-cell office:value-type="float" office:value="279">
            <text:p>279.000000</text:p>
          </table:table-cell>
          <table:table-cell office:value-type="float" office:value="7.15385">
            <text:p>7.153850</text:p>
          </table:table-cell>
          <table:table-cell office:value-type="float" office:value="0.00039">
            <text:p>0.000390</text:p>
          </table:table-cell>
          <table:table-cell office:value-type="float" office:value="0.89839">
            <text:p>0.898390</text:p>
          </table:table-cell>
          <table:table-cell office:value-type="float" office:value="0.00035">
            <text:p>0.000350</text:p>
          </table:table-cell>
          <table:table-cell office:value-type="float" office:value="0.79624">
            <text:p>0.796240</text:p>
          </table:table-cell>
          <table:table-cell office:value-type="float" office:value="0.00044">
            <text:p>0.0004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CUN</text:p>
          </table:table-cell>
          <table:table-cell office:value-type="float" office:value="151">
            <text:p>151</text:p>
          </table:table-cell>
          <table:table-cell office:value-type="float" office:value="59">
            <text:p>59</text:p>
          </table:table-cell>
          <table:table-cell office:value-type="float" office:value="12011.788">
            <text:p>12011.788000</text:p>
          </table:table-cell>
          <table:table-cell office:value-type="float" office:value="203.58963">
            <text:p>203.589630</text:p>
          </table:table-cell>
          <table:table-cell office:value-type="float" office:value="448">
            <text:p>448.000000</text:p>
          </table:table-cell>
          <table:table-cell office:value-type="float" office:value="7.59322">
            <text:p>7.593220</text:p>
          </table:table-cell>
          <table:table-cell office:value-type="float" office:value="0.00063">
            <text:p>0.000630</text:p>
          </table:table-cell>
          <table:table-cell office:value-type="float" office:value="0.96126">
            <text:p>0.961260</text:p>
          </table:table-cell>
          <table:table-cell office:value-type="float" office:value="0.00056">
            <text:p>0.000560</text:p>
          </table:table-cell>
          <table:table-cell office:value-type="float" office:value="0.84514">
            <text:p>0.845140</text:p>
          </table:table-cell>
          <table:table-cell office:value-type="float" office:value="0.00066">
            <text:p>0.0006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CN</text:p>
          </table:table-cell>
          <table:table-cell office:value-type="float" office:value="134">
            <text:p>134</text:p>
          </table:table-cell>
          <table:table-cell office:value-type="float" office:value="40">
            <text:p>40</text:p>
          </table:table-cell>
          <table:table-cell office:value-type="float" office:value="7625.671">
            <text:p>7625.671000</text:p>
          </table:table-cell>
          <table:table-cell office:value-type="float" office:value="190.64177">
            <text:p>190.641770</text:p>
          </table:table-cell>
          <table:table-cell office:value-type="float" office:value="286">
            <text:p>286.000000</text:p>
          </table:table-cell>
          <table:table-cell office:value-type="float" office:value="7.15">
            <text:p>7.150000</text:p>
          </table:table-cell>
          <table:table-cell office:value-type="float" office:value="0.0004">
            <text:p>0.000400</text:p>
          </table:table-cell>
          <table:table-cell office:value-type="float" office:value="0.90013">
            <text:p>0.900130</text:p>
          </table:table-cell>
          <table:table-cell office:value-type="float" office:value="0.00036">
            <text:p>0.000360</text:p>
          </table:table-cell>
          <table:table-cell office:value-type="float" office:value="0.79581">
            <text:p>0.795810</text:p>
          </table:table-cell>
          <table:table-cell office:value-type="float" office:value="0.00045">
            <text:p>0.0004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G</text:p>
          </table:table-cell>
          <table:table-cell office:value-type="float" office:value="2319">
            <text:p>2319</text:p>
          </table:table-cell>
          <table:table-cell office:value-type="float" office:value="778">
            <text:p>778</text:p>
          </table:table-cell>
          <table:table-cell office:value-type="float" office:value="164223.775">
            <text:p>164223.775000</text:p>
          </table:table-cell>
          <table:table-cell office:value-type="float" office:value="211.08454">
            <text:p>211.084540</text:p>
          </table:table-cell>
          <table:table-cell office:value-type="float" office:value="12580">
            <text:p>12580.000000</text:p>
          </table:table-cell>
          <table:table-cell office:value-type="float" office:value="16.16967">
            <text:p>16.169670</text:p>
          </table:table-cell>
          <table:table-cell office:value-type="float" office:value="0.00868">
            <text:p>0.008680</text:p>
          </table:table-cell>
          <table:table-cell office:value-type="float" office:value="0.99665">
            <text:p>0.996650</text:p>
          </table:table-cell>
          <table:table-cell office:value-type="float" office:value="0.01567">
            <text:p>0.015670</text:p>
          </table:table-cell>
          <table:table-cell office:value-type="float" office:value="1.79972">
            <text:p>1.799720</text:p>
          </table:table-cell>
          <table:table-cell office:value-type="float" office:value="0.00871">
            <text:p>0.0087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MH</text:p>
          </table:table-cell>
          <table:table-cell office:value-type="float" office:value="194">
            <text:p>194</text:p>
          </table:table-cell>
          <table:table-cell office:value-type="float" office:value="102">
            <text:p>102</text:p>
          </table:table-cell>
          <table:table-cell office:value-type="float" office:value="22637.39">
            <text:p>22637.390000</text:p>
          </table:table-cell>
          <table:table-cell office:value-type="float" office:value="221.9352">
            <text:p>221.935200</text:p>
          </table:table-cell>
          <table:table-cell office:value-type="float" office:value="734">
            <text:p>734.000000</text:p>
          </table:table-cell>
          <table:table-cell office:value-type="float" office:value="7.19608">
            <text:p>7.196080</text:p>
          </table:table-cell>
          <table:table-cell office:value-type="float" office:value="0.0012">
            <text:p>0.001200</text:p>
          </table:table-cell>
          <table:table-cell office:value-type="float" office:value="1.04788">
            <text:p>1.047880</text:p>
          </table:table-cell>
          <table:table-cell office:value-type="float" office:value="0.00091">
            <text:p>0.000910</text:p>
          </table:table-cell>
          <table:table-cell office:value-type="float" office:value="0.80094">
            <text:p>0.800940</text:p>
          </table:table-cell>
          <table:table-cell office:value-type="float" office:value="0.00114">
            <text:p>0.0011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MX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2361.835">
            <text:p>2361.835000</text:p>
          </table:table-cell>
          <table:table-cell office:value-type="float" office:value="214.71227">
            <text:p>214.712270</text:p>
          </table:table-cell>
          <table:table-cell office:value-type="float" office:value="140">
            <text:p>140.000000</text:p>
          </table:table-cell>
          <table:table-cell office:value-type="float" office:value="12.72727">
            <text:p>12.727270</text:p>
          </table:table-cell>
          <table:table-cell office:value-type="float" office:value="0.00012">
            <text:p>0.000120</text:p>
          </table:table-cell>
          <table:table-cell office:value-type="float" office:value="1.01378">
            <text:p>1.013780</text:p>
          </table:table-cell>
          <table:table-cell office:value-type="float" office:value="0.00017">
            <text:p>0.000170</text:p>
          </table:table-cell>
          <table:table-cell office:value-type="float" office:value="1.41658">
            <text:p>1.41658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N</text:p>
          </table:table-cell>
          <table:table-cell office:value-type="float" office:value="155">
            <text:p>155</text:p>
          </table:table-cell>
          <table:table-cell office:value-type="float" office:value="32">
            <text:p>32</text:p>
          </table:table-cell>
          <table:table-cell office:value-type="float" office:value="6750.562">
            <text:p>6750.562000</text:p>
          </table:table-cell>
          <table:table-cell office:value-type="float" office:value="210.95506">
            <text:p>210.955060</text:p>
          </table:table-cell>
          <table:table-cell office:value-type="float" office:value="172">
            <text:p>172.000000</text:p>
          </table:table-cell>
          <table:table-cell office:value-type="float" office:value="5.375">
            <text:p>5.375000</text:p>
          </table:table-cell>
          <table:table-cell office:value-type="float" office:value="0.00036">
            <text:p>0.000360</text:p>
          </table:table-cell>
          <table:table-cell office:value-type="float" office:value="0.99604">
            <text:p>0.996040</text:p>
          </table:table-cell>
          <table:table-cell office:value-type="float" office:value="0.00021">
            <text:p>0.000210</text:p>
          </table:table-cell>
          <table:table-cell office:value-type="float" office:value="0.59825">
            <text:p>0.598250</text:p>
          </table:table-cell>
          <table:table-cell office:value-type="float" office:value="0.00036">
            <text:p>0.0003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ORpm</text:p>
          </table:table-cell>
          <table:table-cell office:value-type="float" office:value="5459">
            <text:p>5459</text:p>
          </table:table-cell>
          <table:table-cell office:value-type="float" office:value="2564">
            <text:p>2564</text:p>
          </table:table-cell>
          <table:table-cell office:value-type="float" office:value="511396.524">
            <text:p>511396.524000</text:p>
          </table:table-cell>
          <table:table-cell office:value-type="float" office:value="199.45262">
            <text:p>199.452620</text:p>
          </table:table-cell>
          <table:table-cell office:value-type="float" office:value="20638">
            <text:p>20638.000000</text:p>
          </table:table-cell>
          <table:table-cell office:value-type="float" office:value="8.04914">
            <text:p>8.049140</text:p>
          </table:table-cell>
          <table:table-cell office:value-type="float" office:value="0.02702">
            <text:p>0.027020</text:p>
          </table:table-cell>
          <table:table-cell office:value-type="float" office:value="0.94173">
            <text:p>0.941730</text:p>
          </table:table-cell>
          <table:table-cell office:value-type="float" office:value="0.02571">
            <text:p>0.025710</text:p>
          </table:table-cell>
          <table:table-cell office:value-type="float" office:value="0.89589">
            <text:p>0.895890</text:p>
          </table:table-cell>
          <table:table-cell office:value-type="float" office:value="0.02869">
            <text:p>0.0286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ORsm</text:p>
          </table:table-cell>
          <table:table-cell office:value-type="float" office:value="2615">
            <text:p>2615</text:p>
          </table:table-cell>
          <table:table-cell office:value-type="float" office:value="1216">
            <text:p>1216</text:p>
          </table:table-cell>
          <table:table-cell office:value-type="float" office:value="244966.159">
            <text:p>244966.159000</text:p>
          </table:table-cell>
          <table:table-cell office:value-type="float" office:value="201.45243">
            <text:p>201.452430</text:p>
          </table:table-cell>
          <table:table-cell office:value-type="float" office:value="9821">
            <text:p>9821.000000</text:p>
          </table:table-cell>
          <table:table-cell office:value-type="float" office:value="8.07648">
            <text:p>8.076480</text:p>
          </table:table-cell>
          <table:table-cell office:value-type="float" office:value="0.01294">
            <text:p>0.012940</text:p>
          </table:table-cell>
          <table:table-cell office:value-type="float" office:value="0.95117">
            <text:p>0.951170</text:p>
          </table:table-cell>
          <table:table-cell office:value-type="float" office:value="0.01223">
            <text:p>0.012230</text:p>
          </table:table-cell>
          <table:table-cell office:value-type="float" office:value="0.89893">
            <text:p>0.898930</text:p>
          </table:table-cell>
          <table:table-cell office:value-type="float" office:value="0.01361">
            <text:p>0.0136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R</text:p>
          </table:table-cell>
          <table:table-cell office:value-type="float" office:value="112">
            <text:p>112</text:p>
          </table:table-cell>
          <table:table-cell office:value-type="float" office:value="51">
            <text:p>51</text:p>
          </table:table-cell>
          <table:table-cell office:value-type="float" office:value="10905.138">
            <text:p>10905.138000</text:p>
          </table:table-cell>
          <table:table-cell office:value-type="float" office:value="213.82624">
            <text:p>213.826240</text:p>
          </table:table-cell>
          <table:table-cell office:value-type="float" office:value="464">
            <text:p>464.000000</text:p>
          </table:table-cell>
          <table:table-cell office:value-type="float" office:value="9.09804">
            <text:p>9.098040</text:p>
          </table:table-cell>
          <table:table-cell office:value-type="float" office:value="0.00058">
            <text:p>0.000580</text:p>
          </table:table-cell>
          <table:table-cell office:value-type="float" office:value="1.0096">
            <text:p>1.009600</text:p>
          </table:table-cell>
          <table:table-cell office:value-type="float" office:value="0.00058">
            <text:p>0.000580</text:p>
          </table:table-cell>
          <table:table-cell office:value-type="float" office:value="1.01263">
            <text:p>1.012630</text:p>
          </table:table-cell>
          <table:table-cell office:value-type="float" office:value="0.00057">
            <text:p>0.0005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DTN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3881.065">
            <text:p>3881.065000</text:p>
          </table:table-cell>
          <table:table-cell office:value-type="float" office:value="194.05325">
            <text:p>194.053250</text:p>
          </table:table-cell>
          <table:table-cell office:value-type="float" office:value="168">
            <text:p>168.000000</text:p>
          </table:table-cell>
          <table:table-cell office:value-type="float" office:value="8.4">
            <text:p>8.400000</text:p>
          </table:table-cell>
          <table:table-cell office:value-type="float" office:value="0.00021">
            <text:p>0.000210</text:p>
          </table:table-cell>
          <table:table-cell office:value-type="float" office:value="0.91624">
            <text:p>0.916240</text:p>
          </table:table-cell>
          <table:table-cell office:value-type="float" office:value="0.00021">
            <text:p>0.000210</text:p>
          </table:table-cell>
          <table:table-cell office:value-type="float" office:value="0.93494">
            <text:p>0.934940</text:p>
          </table:table-cell>
          <table:table-cell office:value-type="float" office:value="0.00022">
            <text:p>0.0002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ECU</text:p>
          </table:table-cell>
          <table:table-cell office:value-type="float" office:value="142">
            <text:p>142</text:p>
          </table:table-cell>
          <table:table-cell office:value-type="float" office:value="50">
            <text:p>50</text:p>
          </table:table-cell>
          <table:table-cell office:value-type="float" office:value="10081.75">
            <text:p>10081.750000</text:p>
          </table:table-cell>
          <table:table-cell office:value-type="float" office:value="201.635">
            <text:p>201.635000</text:p>
          </table:table-cell>
          <table:table-cell office:value-type="float" office:value="486">
            <text:p>486.000000</text:p>
          </table:table-cell>
          <table:table-cell office:value-type="float" office:value="9.72">
            <text:p>9.720000</text:p>
          </table:table-cell>
          <table:table-cell office:value-type="float" office:value="0.00053">
            <text:p>0.000530</text:p>
          </table:table-cell>
          <table:table-cell office:value-type="float" office:value="0.95203">
            <text:p>0.952030</text:p>
          </table:table-cell>
          <table:table-cell office:value-type="float" office:value="0.00061">
            <text:p>0.000610</text:p>
          </table:table-cell>
          <table:table-cell office:value-type="float" office:value="1.08186">
            <text:p>1.081860</text:p>
          </table:table-cell>
          <table:table-cell office:value-type="float" office:value="0.00056">
            <text:p>0.0005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EPI</text:p>
          </table:table-cell>
          <table:table-cell office:value-type="float" office:value="287">
            <text:p>287</text:p>
          </table:table-cell>
          <table:table-cell office:value-type="float" office:value="134">
            <text:p>134</text:p>
          </table:table-cell>
          <table:table-cell office:value-type="float" office:value="27361.498">
            <text:p>27361.498000</text:p>
          </table:table-cell>
          <table:table-cell office:value-type="float" office:value="204.19028">
            <text:p>204.190280</text:p>
          </table:table-cell>
          <table:table-cell office:value-type="float" office:value="932">
            <text:p>932.000000</text:p>
          </table:table-cell>
          <table:table-cell office:value-type="float" office:value="6.95522">
            <text:p>6.955220</text:p>
          </table:table-cell>
          <table:table-cell office:value-type="float" office:value="0.00145">
            <text:p>0.001450</text:p>
          </table:table-cell>
          <table:table-cell office:value-type="float" office:value="0.9641">
            <text:p>0.964100</text:p>
          </table:table-cell>
          <table:table-cell office:value-type="float" office:value="0.00116">
            <text:p>0.001160</text:p>
          </table:table-cell>
          <table:table-cell office:value-type="float" office:value="0.77413">
            <text:p>0.774130</text:p>
          </table:table-cell>
          <table:table-cell office:value-type="float" office:value="0.0015">
            <text:p>0.0015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EW</text:p>
          </table:table-cell>
          <table:table-cell table:number-columns-repeated="2" office:value-type="float" office:value="18">
            <text:p>18</text:p>
          </table:table-cell>
          <table:table-cell office:value-type="float" office:value="4022.937">
            <text:p>4022.937000</text:p>
          </table:table-cell>
          <table:table-cell office:value-type="float" office:value="223.4965">
            <text:p>223.496500</text:p>
          </table:table-cell>
          <table:table-cell office:value-type="float" office:value="192">
            <text:p>192.000000</text:p>
          </table:table-cell>
          <table:table-cell office:value-type="float" office:value="10.66667">
            <text:p>10.666670</text:p>
          </table:table-cell>
          <table:table-cell office:value-type="float" office:value="0.00021">
            <text:p>0.000210</text:p>
          </table:table-cell>
          <table:table-cell office:value-type="float" office:value="1.05525">
            <text:p>1.055250</text:p>
          </table:table-cell>
          <table:table-cell office:value-type="float" office:value="0.00024">
            <text:p>0.000240</text:p>
          </table:table-cell>
          <table:table-cell office:value-type="float" office:value="1.18723">
            <text:p>1.18723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FN</text:p>
          </table:table-cell>
          <table:table-cell office:value-type="float" office:value="205">
            <text:p>205</text:p>
          </table:table-cell>
          <table:table-cell office:value-type="float" office:value="58">
            <text:p>58</text:p>
          </table:table-cell>
          <table:table-cell office:value-type="float" office:value="11222.892">
            <text:p>11222.892000</text:p>
          </table:table-cell>
          <table:table-cell office:value-type="float" office:value="193.49814">
            <text:p>193.498140</text:p>
          </table:table-cell>
          <table:table-cell office:value-type="float" office:value="392">
            <text:p>392.000000</text:p>
          </table:table-cell>
          <table:table-cell office:value-type="float" office:value="6.75862">
            <text:p>6.758620</text:p>
          </table:table-cell>
          <table:table-cell office:value-type="float" office:value="0.00059">
            <text:p>0.000590</text:p>
          </table:table-cell>
          <table:table-cell office:value-type="float" office:value="0.91361">
            <text:p>0.913610</text:p>
          </table:table-cell>
          <table:table-cell office:value-type="float" office:value="0.00049">
            <text:p>0.000490</text:p>
          </table:table-cell>
          <table:table-cell office:value-type="float" office:value="0.75225">
            <text:p>0.752250</text:p>
          </table:table-cell>
          <table:table-cell office:value-type="float" office:value="0.00065">
            <text:p>0.0006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FS</text:p>
          </table:table-cell>
          <table:table-cell office:value-type="float" office:value="188">
            <text:p>188</text:p>
          </table:table-cell>
          <table:table-cell office:value-type="float" office:value="80">
            <text:p>80</text:p>
          </table:table-cell>
          <table:table-cell office:value-type="float" office:value="16766.195">
            <text:p>16766.195000</text:p>
          </table:table-cell>
          <table:table-cell office:value-type="float" office:value="209.57744">
            <text:p>209.577440</text:p>
          </table:table-cell>
          <table:table-cell office:value-type="float" office:value="480">
            <text:p>480.000000</text:p>
          </table:table-cell>
          <table:table-cell office:value-type="float" office:value="6">
            <text:p>6.000000</text:p>
          </table:table-cell>
          <table:table-cell office:value-type="float" office:value="0.00089">
            <text:p>0.000890</text:p>
          </table:table-cell>
          <table:table-cell office:value-type="float" office:value="0.98953">
            <text:p>0.989530</text:p>
          </table:table-cell>
          <table:table-cell office:value-type="float" office:value="0.0006">
            <text:p>0.000600</text:p>
          </table:table-cell>
          <table:table-cell office:value-type="float" office:value="0.66781">
            <text:p>0.667810</text:p>
          </table:table-cell>
          <table:table-cell office:value-type="float" office:value="0.0009">
            <text:p>0.0009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GENd</text:p>
          </table:table-cell>
          <table:table-cell office:value-type="float" office:value="566">
            <text:p>566</text:p>
          </table:table-cell>
          <table:table-cell office:value-type="float" office:value="225">
            <text:p>225</text:p>
          </table:table-cell>
          <table:table-cell office:value-type="float" office:value="41983.876">
            <text:p>41983.876000</text:p>
          </table:table-cell>
          <table:table-cell office:value-type="float" office:value="186.595">
            <text:p>186.595000</text:p>
          </table:table-cell>
          <table:table-cell office:value-type="float" office:value="1778">
            <text:p>1778.000000</text:p>
          </table:table-cell>
          <table:table-cell office:value-type="float" office:value="7.90222">
            <text:p>7.902220</text:p>
          </table:table-cell>
          <table:table-cell office:value-type="float" office:value="0.00222">
            <text:p>0.002220</text:p>
          </table:table-cell>
          <table:table-cell office:value-type="float" office:value="0.88102">
            <text:p>0.881020</text:p>
          </table:table-cell>
          <table:table-cell office:value-type="float" office:value="0.00221">
            <text:p>0.002210</text:p>
          </table:table-cell>
          <table:table-cell office:value-type="float" office:value="0.87954">
            <text:p>0.879540</text:p>
          </table:table-cell>
          <table:table-cell office:value-type="float" office:value="0.00252">
            <text:p>0.0025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GENv</text:p>
          </table:table-cell>
          <table:table-cell office:value-type="float" office:value="292">
            <text:p>292</text:p>
          </table:table-cell>
          <table:table-cell office:value-type="float" office:value="95">
            <text:p>95</text:p>
          </table:table-cell>
          <table:table-cell office:value-type="float" office:value="19336.272">
            <text:p>19336.272000</text:p>
          </table:table-cell>
          <table:table-cell office:value-type="float" office:value="203.53971">
            <text:p>203.539710</text:p>
          </table:table-cell>
          <table:table-cell office:value-type="float" office:value="679">
            <text:p>679.000000</text:p>
          </table:table-cell>
          <table:table-cell office:value-type="float" office:value="7.14737">
            <text:p>7.147370</text:p>
          </table:table-cell>
          <table:table-cell office:value-type="float" office:value="0.00102">
            <text:p>0.001020</text:p>
          </table:table-cell>
          <table:table-cell office:value-type="float" office:value="0.96103">
            <text:p>0.961030</text:p>
          </table:table-cell>
          <table:table-cell office:value-type="float" office:value="0.00085">
            <text:p>0.000850</text:p>
          </table:table-cell>
          <table:table-cell office:value-type="float" office:value="0.79552">
            <text:p>0.795520</text:p>
          </table:table-cell>
          <table:table-cell office:value-type="float" office:value="0.00106">
            <text:p>0.0010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G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205">
            <text:p>205.000000</text:p>
          </table:table-cell>
          <table:table-cell table:number-columns-repeated="2" office:value-type="float" office:value="7">
            <text:p>7.000000</text:p>
          </table:table-cell>
          <table:table-cell office:value-type="float" office:value="0.00001">
            <text:p>0.000010</text:p>
          </table:table-cell>
          <table:table-cell office:value-type="float" office:value="0.96792">
            <text:p>0.967920</text:p>
          </table:table-cell>
          <table:table-cell office:value-type="float" office:value="0.00001">
            <text:p>0.000010</text:p>
          </table:table-cell>
          <table:table-cell office:value-type="float" office:value="0.77912">
            <text:p>0.77912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HB</text:p>
          </table:table-cell>
          <table:table-cell office:value-type="float" office:value="21824">
            <text:p>21824</text:p>
          </table:table-cell>
          <table:table-cell office:value-type="float" office:value="8636">
            <text:p>8636</text:p>
          </table:table-cell>
          <table:table-cell office:value-type="float" office:value="1803292.928">
            <text:p>1803292.928000</text:p>
          </table:table-cell>
          <table:table-cell office:value-type="float" office:value="208.81113">
            <text:p>208.811130</text:p>
          </table:table-cell>
          <table:table-cell office:value-type="float" office:value="68325">
            <text:p>68325.000000</text:p>
          </table:table-cell>
          <table:table-cell office:value-type="float" office:value="7.91165">
            <text:p>7.911650</text:p>
          </table:table-cell>
          <table:table-cell office:value-type="float" office:value="0.09528">
            <text:p>0.095280</text:p>
          </table:table-cell>
          <table:table-cell office:value-type="float" office:value="0.98592">
            <text:p>0.985920</text:p>
          </table:table-cell>
          <table:table-cell office:value-type="float" office:value="0.0851">
            <text:p>0.085100</text:p>
          </table:table-cell>
          <table:table-cell office:value-type="float" office:value="0.88059">
            <text:p>0.880590</text:p>
          </table:table-cell>
          <table:table-cell office:value-type="float" office:value="0.09664">
            <text:p>0.0966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HIP</text:p>
          </table:table-cell>
          <table:table-cell office:value-type="float" office:value="8486">
            <text:p>8486</text:p>
          </table:table-cell>
          <table:table-cell office:value-type="float" office:value="2651">
            <text:p>2651</text:p>
          </table:table-cell>
          <table:table-cell office:value-type="float" office:value="560105.901">
            <text:p>560105.901000</text:p>
          </table:table-cell>
          <table:table-cell office:value-type="float" office:value="211.28099">
            <text:p>211.280990</text:p>
          </table:table-cell>
          <table:table-cell office:value-type="float" office:value="38794">
            <text:p>38794.000000</text:p>
          </table:table-cell>
          <table:table-cell office:value-type="float" office:value="14.63372">
            <text:p>14.633720</text:p>
          </table:table-cell>
          <table:table-cell office:value-type="float" office:value="0.02959">
            <text:p>0.029590</text:p>
          </table:table-cell>
          <table:table-cell office:value-type="float" office:value="0.99758">
            <text:p>0.997580</text:p>
          </table:table-cell>
          <table:table-cell office:value-type="float" office:value="0.04832">
            <text:p>0.048320</text:p>
          </table:table-cell>
          <table:table-cell office:value-type="float" office:value="1.62877">
            <text:p>1.628770</text:p>
          </table:table-cell>
          <table:table-cell office:value-type="float" office:value="0.02967">
            <text:p>0.0296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HPF</text:p>
          </table:table-cell>
          <table:table-cell office:value-type="float" office:value="16899">
            <text:p>16899</text:p>
          </table:table-cell>
          <table:table-cell office:value-type="float" office:value="4708">
            <text:p>4708</text:p>
          </table:table-cell>
          <table:table-cell office:value-type="float" office:value="1007254.54">
            <text:p>1007254.540000</text:p>
          </table:table-cell>
          <table:table-cell office:value-type="float" office:value="213.94531">
            <text:p>213.945310</text:p>
          </table:table-cell>
          <table:table-cell office:value-type="float" office:value="61348">
            <text:p>61348.000000</text:p>
          </table:table-cell>
          <table:table-cell office:value-type="float" office:value="13.03059">
            <text:p>13.030590</text:p>
          </table:table-cell>
          <table:table-cell office:value-type="float" office:value="0.05322">
            <text:p>0.053220</text:p>
          </table:table-cell>
          <table:table-cell office:value-type="float" office:value="1.01016">
            <text:p>1.010160</text:p>
          </table:table-cell>
          <table:table-cell office:value-type="float" office:value="0.07641">
            <text:p>0.076410</text:p>
          </table:table-cell>
          <table:table-cell office:value-type="float" office:value="1.45034">
            <text:p>1.450340</text:p>
          </table:table-cell>
          <table:table-cell office:value-type="float" office:value="0.05269">
            <text:p>0.0526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HY</text:p>
          </table:table-cell>
          <table:table-cell office:value-type="float" office:value="6927">
            <text:p>6927</text:p>
          </table:table-cell>
          <table:table-cell office:value-type="float" office:value="3008">
            <text:p>3008</text:p>
          </table:table-cell>
          <table:table-cell office:value-type="float" office:value="643679.504">
            <text:p>643679.504000</text:p>
          </table:table-cell>
          <table:table-cell office:value-type="float" office:value="213.9892">
            <text:p>213.989200</text:p>
          </table:table-cell>
          <table:table-cell office:value-type="float" office:value="24128">
            <text:p>24128.000000</text:p>
          </table:table-cell>
          <table:table-cell office:value-type="float" office:value="8.02128">
            <text:p>8.021280</text:p>
          </table:table-cell>
          <table:table-cell office:value-type="float" office:value="0.03401">
            <text:p>0.034010</text:p>
          </table:table-cell>
          <table:table-cell office:value-type="float" office:value="1.01036">
            <text:p>1.010360</text:p>
          </table:table-cell>
          <table:table-cell office:value-type="float" office:value="0.03005">
            <text:p>0.030050</text:p>
          </table:table-cell>
          <table:table-cell office:value-type="float" office:value="0.89279">
            <text:p>0.892790</text:p>
          </table:table-cell>
          <table:table-cell office:value-type="float" office:value="0.03366">
            <text:p>0.0336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AD</text:p>
          </table:table-cell>
          <table:table-cell office:value-type="float" office:value="72">
            <text:p>72</text:p>
          </table:table-cell>
          <table:table-cell office:value-type="float" office:value="29">
            <text:p>29</text:p>
          </table:table-cell>
          <table:table-cell office:value-type="float" office:value="5170.712">
            <text:p>5170.712000</text:p>
          </table:table-cell>
          <table:table-cell office:value-type="float" office:value="178.30041">
            <text:p>178.300410</text:p>
          </table:table-cell>
          <table:table-cell office:value-type="float" office:value="228">
            <text:p>228.000000</text:p>
          </table:table-cell>
          <table:table-cell office:value-type="float" office:value="7.86207">
            <text:p>7.862070</text:p>
          </table:table-cell>
          <table:table-cell office:value-type="float" office:value="0.00027">
            <text:p>0.000270</text:p>
          </table:table-cell>
          <table:table-cell office:value-type="float" office:value="0.84186">
            <text:p>0.841860</text:p>
          </table:table-cell>
          <table:table-cell office:value-type="float" office:value="0.00028">
            <text:p>0.000280</text:p>
          </table:table-cell>
          <table:table-cell office:value-type="float" office:value="0.87507">
            <text:p>0.875070</text:p>
          </table:table-cell>
          <table:table-cell office:value-type="float" office:value="0.00032">
            <text:p>0.0003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AM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3112.669">
            <text:p>3112.669000</text:p>
          </table:table-cell>
          <table:table-cell office:value-type="float" office:value="222.3335">
            <text:p>222.333500</text:p>
          </table:table-cell>
          <table:table-cell office:value-type="float" office:value="121">
            <text:p>121.000000</text:p>
          </table:table-cell>
          <table:table-cell office:value-type="float" office:value="8.64286">
            <text:p>8.642860</text:p>
          </table:table-cell>
          <table:table-cell office:value-type="float" office:value="0.00016">
            <text:p>0.000160</text:p>
          </table:table-cell>
          <table:table-cell office:value-type="float" office:value="1.04976">
            <text:p>1.049760</text:p>
          </table:table-cell>
          <table:table-cell office:value-type="float" office:value="0.00015">
            <text:p>0.000150</text:p>
          </table:table-cell>
          <table:table-cell office:value-type="float" office:value="0.96197">
            <text:p>0.961970</text:p>
          </table:table-cell>
          <table:table-cell office:value-type="float" office:value="0.00016">
            <text:p>0.0001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B</text:p>
          </table:table-cell>
          <table:table-cell office:value-type="float" office:value="15824">
            <text:p>15824</text:p>
          </table:table-cell>
          <table:table-cell office:value-type="float" office:value="7151">
            <text:p>7151</text:p>
          </table:table-cell>
          <table:table-cell office:value-type="float" office:value="1473211.348">
            <text:p>1473211.348000</text:p>
          </table:table-cell>
          <table:table-cell office:value-type="float" office:value="206.01473">
            <text:p>206.014730</text:p>
          </table:table-cell>
          <table:table-cell office:value-type="float" office:value="57287">
            <text:p>57287.000000</text:p>
          </table:table-cell>
          <table:table-cell office:value-type="float" office:value="8.01105">
            <text:p>8.011050</text:p>
          </table:table-cell>
          <table:table-cell office:value-type="float" office:value="0.07784">
            <text:p>0.077840</text:p>
          </table:table-cell>
          <table:table-cell office:value-type="float" office:value="0.97271">
            <text:p>0.972710</text:p>
          </table:table-cell>
          <table:table-cell office:value-type="float" office:value="0.07135">
            <text:p>0.071350</text:p>
          </table:table-cell>
          <table:table-cell office:value-type="float" office:value="0.89165">
            <text:p>0.891650</text:p>
          </table:table-cell>
          <table:table-cell office:value-type="float" office:value="0.08002">
            <text:p>0.0800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C</text:p>
          </table:table-cell>
          <table:table-cell office:value-type="float" office:value="2367">
            <text:p>2367</text:p>
          </table:table-cell>
          <table:table-cell office:value-type="float" office:value="990">
            <text:p>990</text:p>
          </table:table-cell>
          <table:table-cell office:value-type="float" office:value="200081.568">
            <text:p>200081.568000</text:p>
          </table:table-cell>
          <table:table-cell office:value-type="float" office:value="202.10259">
            <text:p>202.102590</text:p>
          </table:table-cell>
          <table:table-cell office:value-type="float" office:value="8405">
            <text:p>8405.000000</text:p>
          </table:table-cell>
          <table:table-cell office:value-type="float" office:value="8.4899">
            <text:p>8.489900</text:p>
          </table:table-cell>
          <table:table-cell office:value-type="float" office:value="0.01057">
            <text:p>0.010570</text:p>
          </table:table-cell>
          <table:table-cell office:value-type="float" office:value="0.95424">
            <text:p>0.954240</text:p>
          </table:table-cell>
          <table:table-cell office:value-type="float" office:value="0.01047">
            <text:p>0.010470</text:p>
          </table:table-cell>
          <table:table-cell office:value-type="float" office:value="0.94495">
            <text:p>0.944950</text:p>
          </table:table-cell>
          <table:table-cell office:value-type="float" office:value="0.01108">
            <text:p>0.0110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GL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3087.916">
            <text:p>3087.916000</text:p>
          </table:table-cell>
          <table:table-cell office:value-type="float" office:value="205.86107">
            <text:p>205.861070</text:p>
          </table:table-cell>
          <table:table-cell office:value-type="float" office:value="78">
            <text:p>78.000000</text:p>
          </table:table-cell>
          <table:table-cell office:value-type="float" office:value="5.2">
            <text:p>5.200000</text:p>
          </table:table-cell>
          <table:table-cell office:value-type="float" office:value="0.00016">
            <text:p>0.000160</text:p>
          </table:table-cell>
          <table:table-cell office:value-type="float" office:value="0.97199">
            <text:p>0.971990</text:p>
          </table:table-cell>
          <table:table-cell office:value-type="float" office:value="0.0001">
            <text:p>0.000100</text:p>
          </table:table-cell>
          <table:table-cell office:value-type="float" office:value="0.57877">
            <text:p>0.578770</text:p>
          </table:table-cell>
          <table:table-cell office:value-type="float" office:value="0.00017">
            <text:p>0.0001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II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225.781">
            <text:p>1225.781000</text:p>
          </table:table-cell>
          <table:table-cell office:value-type="float" office:value="204.29683">
            <text:p>204.296830</text:p>
          </table:table-cell>
          <table:table-cell office:value-type="float" office:value="59">
            <text:p>59.000000</text:p>
          </table:table-cell>
          <table:table-cell office:value-type="float" office:value="9.83333">
            <text:p>9.833330</text:p>
          </table:table-cell>
          <table:table-cell office:value-type="float" office:value="0.00006">
            <text:p>0.000060</text:p>
          </table:table-cell>
          <table:table-cell office:value-type="float" office:value="0.9646">
            <text:p>0.964600</text:p>
          </table:table-cell>
          <table:table-cell office:value-type="float" office:value="0.00007">
            <text:p>0.000070</text:p>
          </table:table-cell>
          <table:table-cell office:value-type="float" office:value="1.09447">
            <text:p>1.094470</text:p>
          </table:table-cell>
          <table:table-cell office:value-type="float" office:value="0.00007">
            <text:p>0.0000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LM</text:p>
          </table:table-cell>
          <table:table-cell office:value-type="float" office:value="797">
            <text:p>797</text:p>
          </table:table-cell>
          <table:table-cell office:value-type="float" office:value="400">
            <text:p>400</text:p>
          </table:table-cell>
          <table:table-cell office:value-type="float" office:value="78595.359">
            <text:p>78595.359000</text:p>
          </table:table-cell>
          <table:table-cell office:value-type="float" office:value="196.4884">
            <text:p>196.488400</text:p>
          </table:table-cell>
          <table:table-cell office:value-type="float" office:value="3095">
            <text:p>3095.000000</text:p>
          </table:table-cell>
          <table:table-cell office:value-type="float" office:value="7.7375">
            <text:p>7.737500</text:p>
          </table:table-cell>
          <table:table-cell office:value-type="float" office:value="0.00415">
            <text:p>0.004150</text:p>
          </table:table-cell>
          <table:table-cell office:value-type="float" office:value="0.92773">
            <text:p>0.927730</text:p>
          </table:table-cell>
          <table:table-cell office:value-type="float" office:value="0.00385">
            <text:p>0.003850</text:p>
          </table:table-cell>
          <table:table-cell office:value-type="float" office:value="0.8612">
            <text:p>0.861200</text:p>
          </table:table-cell>
          <table:table-cell office:value-type="float" office:value="0.00448">
            <text:p>0.0044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MD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709.969">
            <text:p>5709.969000</text:p>
          </table:table-cell>
          <table:table-cell office:value-type="float" office:value="190.3323">
            <text:p>190.332300</text:p>
          </table:table-cell>
          <table:table-cell office:value-type="float" office:value="258">
            <text:p>258.000000</text:p>
          </table:table-cell>
          <table:table-cell office:value-type="float" office:value="8.6">
            <text:p>8.600000</text:p>
          </table:table-cell>
          <table:table-cell office:value-type="float" office:value="0.0003">
            <text:p>0.000300</text:p>
          </table:table-cell>
          <table:table-cell office:value-type="float" office:value="0.89867">
            <text:p>0.898670</text:p>
          </table:table-cell>
          <table:table-cell office:value-type="float" office:value="0.00032">
            <text:p>0.000320</text:p>
          </table:table-cell>
          <table:table-cell office:value-type="float" office:value="0.9572">
            <text:p>0.957200</text:p>
          </table:table-cell>
          <table:table-cell office:value-type="float" office:value="0.00034">
            <text:p>0.0003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NC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25.397">
            <text:p>425.397000</text:p>
          </table:table-cell>
          <table:table-cell office:value-type="float" office:value="212.6985">
            <text:p>212.698500</text:p>
          </table:table-cell>
          <table:table-cell office:value-type="float" office:value="16">
            <text:p>16.000000</text:p>
          </table:table-cell>
          <table:table-cell office:value-type="float" office:value="8">
            <text:p>8.000000</text:p>
          </table:table-cell>
          <table:table-cell office:value-type="float" office:value="0.00002">
            <text:p>0.000020</text:p>
          </table:table-cell>
          <table:table-cell office:value-type="float" office:value="1.00427">
            <text:p>1.004270</text:p>
          </table:table-cell>
          <table:table-cell office:value-type="float" office:value="0.00002">
            <text:p>0.000020</text:p>
          </table:table-cell>
          <table:table-cell office:value-type="float" office:value="0.89042">
            <text:p>0.890420</text:p>
          </table:table-cell>
          <table:table-cell office:value-type="float" office:value="0.00002">
            <text:p>0.0000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O</text:p>
          </table:table-cell>
          <table:table-cell office:value-type="float" office:value="344">
            <text:p>344</text:p>
          </table:table-cell>
          <table:table-cell office:value-type="float" office:value="97">
            <text:p>97</text:p>
          </table:table-cell>
          <table:table-cell office:value-type="float" office:value="20901.909">
            <text:p>20901.909000</text:p>
          </table:table-cell>
          <table:table-cell office:value-type="float" office:value="215.4836">
            <text:p>215.483600</text:p>
          </table:table-cell>
          <table:table-cell office:value-type="float" office:value="566">
            <text:p>566.000000</text:p>
          </table:table-cell>
          <table:table-cell office:value-type="float" office:value="5.83505">
            <text:p>5.835050</text:p>
          </table:table-cell>
          <table:table-cell office:value-type="float" office:value="0.0011">
            <text:p>0.001100</text:p>
          </table:table-cell>
          <table:table-cell office:value-type="float" office:value="1.01742">
            <text:p>1.017420</text:p>
          </table:table-cell>
          <table:table-cell office:value-type="float" office:value="0.0007">
            <text:p>0.000700</text:p>
          </table:table-cell>
          <table:table-cell office:value-type="float" office:value="0.64946">
            <text:p>0.649460</text:p>
          </table:table-cell>
          <table:table-cell office:value-type="float" office:value="0.00109">
            <text:p>0.0010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P</text:p>
          </table:table-cell>
          <table:table-cell office:value-type="float" office:value="298">
            <text:p>298</text:p>
          </table:table-cell>
          <table:table-cell office:value-type="float" office:value="125">
            <text:p>125</text:p>
          </table:table-cell>
          <table:table-cell office:value-type="float" office:value="25533.818">
            <text:p>25533.818000</text:p>
          </table:table-cell>
          <table:table-cell office:value-type="float" office:value="204.27054">
            <text:p>204.270540</text:p>
          </table:table-cell>
          <table:table-cell office:value-type="float" office:value="842">
            <text:p>842.000000</text:p>
          </table:table-cell>
          <table:table-cell office:value-type="float" office:value="6.736">
            <text:p>6.736000</text:p>
          </table:table-cell>
          <table:table-cell office:value-type="float" office:value="0.00135">
            <text:p>0.001350</text:p>
          </table:table-cell>
          <table:table-cell office:value-type="float" office:value="0.96448">
            <text:p>0.964480</text:p>
          </table:table-cell>
          <table:table-cell office:value-type="float" office:value="0.00105">
            <text:p>0.001050</text:p>
          </table:table-cell>
          <table:table-cell office:value-type="float" office:value="0.74973">
            <text:p>0.749730</text:p>
          </table:table-cell>
          <table:table-cell office:value-type="float" office:value="0.0014">
            <text:p>0.0014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PN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office:value-type="float" office:value="4736.676">
            <text:p>4736.676000</text:p>
          </table:table-cell>
          <table:table-cell office:value-type="float" office:value="215.30345">
            <text:p>215.303450</text:p>
          </table:table-cell>
          <table:table-cell office:value-type="float" office:value="122">
            <text:p>122.000000</text:p>
          </table:table-cell>
          <table:table-cell office:value-type="float" office:value="5.54545">
            <text:p>5.545450</text:p>
          </table:table-cell>
          <table:table-cell office:value-type="float" office:value="0.00025">
            <text:p>0.000250</text:p>
          </table:table-cell>
          <table:table-cell office:value-type="float" office:value="1.01657">
            <text:p>1.016570</text:p>
          </table:table-cell>
          <table:table-cell office:value-type="float" office:value="0.00015">
            <text:p>0.000150</text:p>
          </table:table-cell>
          <table:table-cell office:value-type="float" office:value="0.61722">
            <text:p>0.61722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SN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1085.093">
            <text:p>1085.093000</text:p>
          </table:table-cell>
          <table:table-cell office:value-type="float" office:value="217.0186">
            <text:p>217.018600</text:p>
          </table:table-cell>
          <table:table-cell office:value-type="float" office:value="26">
            <text:p>26.000000</text:p>
          </table:table-cell>
          <table:table-cell office:value-type="float" office:value="5.2">
            <text:p>5.200000</text:p>
          </table:table-cell>
          <table:table-cell office:value-type="float" office:value="0.00006">
            <text:p>0.000060</text:p>
          </table:table-cell>
          <table:table-cell office:value-type="float" office:value="1.02467">
            <text:p>1.024670</text:p>
          </table:table-cell>
          <table:table-cell office:value-type="float" office:value="0.00003">
            <text:p>0.000030</text:p>
          </table:table-cell>
          <table:table-cell office:value-type="float" office:value="0.57877">
            <text:p>0.578770</text:p>
          </table:table-cell>
          <table:table-cell office:value-type="float" office:value="0.00006">
            <text:p>0.0000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191.667">
            <text:p>191.667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0001">
            <text:p>0.000010</text:p>
          </table:table-cell>
          <table:table-cell office:value-type="float" office:value="0.90497">
            <text:p>0.904970</text:p>
          </table:table-cell>
          <table:table-cell office:value-type="float" office:value="0">
            <text:p>0.000000</text:p>
          </table:table-cell>
          <table:table-cell office:value-type="float" office:value="0.33391">
            <text:p>0.33391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AT</text:p>
          </table:table-cell>
          <table:table-cell office:value-type="float" office:value="967">
            <text:p>967</text:p>
          </table:table-cell>
          <table:table-cell office:value-type="float" office:value="437">
            <text:p>437</text:p>
          </table:table-cell>
          <table:table-cell office:value-type="float" office:value="83355.276">
            <text:p>83355.276000</text:p>
          </table:table-cell>
          <table:table-cell office:value-type="float" office:value="190.74434">
            <text:p>190.744340</text:p>
          </table:table-cell>
          <table:table-cell office:value-type="float" office:value="3787">
            <text:p>3787.000000</text:p>
          </table:table-cell>
          <table:table-cell office:value-type="float" office:value="8.6659">
            <text:p>8.665900</text:p>
          </table:table-cell>
          <table:table-cell office:value-type="float" office:value="0.0044">
            <text:p>0.004400</text:p>
          </table:table-cell>
          <table:table-cell office:value-type="float" office:value="0.90061">
            <text:p>0.900610</text:p>
          </table:table-cell>
          <table:table-cell office:value-type="float" office:value="0.00472">
            <text:p>0.004720</text:p>
          </table:table-cell>
          <table:table-cell office:value-type="float" office:value="0.96454">
            <text:p>0.964540</text:p>
          </table:table-cell>
          <table:table-cell office:value-type="float" office:value="0.00489">
            <text:p>0.0048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AV</text:p>
          </table:table-cell>
          <table:table-cell office:value-type="float" office:value="219">
            <text:p>219</text:p>
          </table:table-cell>
          <table:table-cell office:value-type="float" office:value="87">
            <text:p>87</text:p>
          </table:table-cell>
          <table:table-cell office:value-type="float" office:value="18062.402">
            <text:p>18062.402000</text:p>
          </table:table-cell>
          <table:table-cell office:value-type="float" office:value="207.61382">
            <text:p>207.613820</text:p>
          </table:table-cell>
          <table:table-cell office:value-type="float" office:value="729">
            <text:p>729.000000</text:p>
          </table:table-cell>
          <table:table-cell office:value-type="float" office:value="8.37931">
            <text:p>8.379310</text:p>
          </table:table-cell>
          <table:table-cell office:value-type="float" office:value="0.00095">
            <text:p>0.000950</text:p>
          </table:table-cell>
          <table:table-cell office:value-type="float" office:value="0.98026">
            <text:p>0.980260</text:p>
          </table:table-cell>
          <table:table-cell office:value-type="float" office:value="0.00091">
            <text:p>0.000910</text:p>
          </table:table-cell>
          <table:table-cell office:value-type="float" office:value="0.93264">
            <text:p>0.932640</text:p>
          </table:table-cell>
          <table:table-cell office:value-type="float" office:value="0.00097">
            <text:p>0.0009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C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2115.435">
            <text:p>2115.435000</text:p>
          </table:table-cell>
          <table:table-cell office:value-type="float" office:value="211.5435">
            <text:p>211.543500</text:p>
          </table:table-cell>
          <table:table-cell office:value-type="float" office:value="84">
            <text:p>84.000000</text:p>
          </table:table-cell>
          <table:table-cell office:value-type="float" office:value="8.4">
            <text:p>8.400000</text:p>
          </table:table-cell>
          <table:table-cell office:value-type="float" office:value="0.00011">
            <text:p>0.000110</text:p>
          </table:table-cell>
          <table:table-cell office:value-type="float" office:value="0.99882">
            <text:p>0.998820</text:p>
          </table:table-cell>
          <table:table-cell office:value-type="float" office:value="0.0001">
            <text:p>0.000100</text:p>
          </table:table-cell>
          <table:table-cell office:value-type="float" office:value="0.93494">
            <text:p>0.93494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D</text:p>
          </table:table-cell>
          <table:table-cell office:value-type="float" office:value="378">
            <text:p>378</text:p>
          </table:table-cell>
          <table:table-cell office:value-type="float" office:value="210">
            <text:p>210</text:p>
          </table:table-cell>
          <table:table-cell office:value-type="float" office:value="44089.928">
            <text:p>44089.928000</text:p>
          </table:table-cell>
          <table:table-cell office:value-type="float" office:value="209.95204">
            <text:p>209.952040</text:p>
          </table:table-cell>
          <table:table-cell office:value-type="float" office:value="1876">
            <text:p>1876.000000</text:p>
          </table:table-cell>
          <table:table-cell office:value-type="float" office:value="8.93333">
            <text:p>8.933330</text:p>
          </table:table-cell>
          <table:table-cell office:value-type="float" office:value="0.00233">
            <text:p>0.002330</text:p>
          </table:table-cell>
          <table:table-cell office:value-type="float" office:value="0.9913">
            <text:p>0.991300</text:p>
          </table:table-cell>
          <table:table-cell office:value-type="float" office:value="0.00234">
            <text:p>0.002340</text:p>
          </table:table-cell>
          <table:table-cell office:value-type="float" office:value="0.9943">
            <text:p>0.994300</text:p>
          </table:table-cell>
          <table:table-cell office:value-type="float" office:value="0.00235">
            <text:p>0.0023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Gd</text:p>
          </table:table-cell>
          <table:table-cell office:value-type="float" office:value="227">
            <text:p>227</text:p>
          </table:table-cell>
          <table:table-cell office:value-type="float" office:value="78">
            <text:p>78</text:p>
          </table:table-cell>
          <table:table-cell office:value-type="float" office:value="14908.571">
            <text:p>14908.571000</text:p>
          </table:table-cell>
          <table:table-cell office:value-type="float" office:value="191.13553">
            <text:p>191.135530</text:p>
          </table:table-cell>
          <table:table-cell office:value-type="float" office:value="551">
            <text:p>551.000000</text:p>
          </table:table-cell>
          <table:table-cell office:value-type="float" office:value="7.0641">
            <text:p>7.064100</text:p>
          </table:table-cell>
          <table:table-cell office:value-type="float" office:value="0.00079">
            <text:p>0.000790</text:p>
          </table:table-cell>
          <table:table-cell office:value-type="float" office:value="0.90246">
            <text:p>0.902460</text:p>
          </table:table-cell>
          <table:table-cell office:value-type="float" office:value="0.00069">
            <text:p>0.000690</text:p>
          </table:table-cell>
          <table:table-cell office:value-type="float" office:value="0.78625">
            <text:p>0.786250</text:p>
          </table:table-cell>
          <table:table-cell office:value-type="float" office:value="0.00087">
            <text:p>0.0008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Gv</text:p>
          </table:table-cell>
          <table:table-cell office:value-type="float" office:value="226">
            <text:p>226</text:p>
          </table:table-cell>
          <table:table-cell office:value-type="float" office:value="72">
            <text:p>72</text:p>
          </table:table-cell>
          <table:table-cell office:value-type="float" office:value="14669.043">
            <text:p>14669.043000</text:p>
          </table:table-cell>
          <table:table-cell office:value-type="float" office:value="203.73671">
            <text:p>203.736710</text:p>
          </table:table-cell>
          <table:table-cell office:value-type="float" office:value="567">
            <text:p>567.000000</text:p>
          </table:table-cell>
          <table:table-cell office:value-type="float" office:value="7.875">
            <text:p>7.875000</text:p>
          </table:table-cell>
          <table:table-cell office:value-type="float" office:value="0.00078">
            <text:p>0.000780</text:p>
          </table:table-cell>
          <table:table-cell office:value-type="float" office:value="0.96196">
            <text:p>0.961960</text:p>
          </table:table-cell>
          <table:table-cell office:value-type="float" office:value="0.00071">
            <text:p>0.000710</text:p>
          </table:table-cell>
          <table:table-cell office:value-type="float" office:value="0.87651">
            <text:p>0.876510</text:p>
          </table:table-cell>
          <table:table-cell office:value-type="float" office:value="0.00081">
            <text:p>0.0008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H</text:p>
          </table:table-cell>
          <table:table-cell office:value-type="float" office:value="159">
            <text:p>159</text:p>
          </table:table-cell>
          <table:table-cell office:value-type="float" office:value="85">
            <text:p>85</text:p>
          </table:table-cell>
          <table:table-cell office:value-type="float" office:value="16946.981">
            <text:p>16946.981000</text:p>
          </table:table-cell>
          <table:table-cell office:value-type="float" office:value="199.37625">
            <text:p>199.376250</text:p>
          </table:table-cell>
          <table:table-cell office:value-type="float" office:value="581">
            <text:p>581.000000</text:p>
          </table:table-cell>
          <table:table-cell office:value-type="float" office:value="6.83529">
            <text:p>6.835290</text:p>
          </table:table-cell>
          <table:table-cell office:value-type="float" office:value="0.0009">
            <text:p>0.000900</text:p>
          </table:table-cell>
          <table:table-cell office:value-type="float" office:value="0.94137">
            <text:p>0.941370</text:p>
          </table:table-cell>
          <table:table-cell office:value-type="float" office:value="0.00072">
            <text:p>0.000720</text:p>
          </table:table-cell>
          <table:table-cell office:value-type="float" office:value="0.76078">
            <text:p>0.760780</text:p>
          </table:table-cell>
          <table:table-cell office:value-type="float" office:value="0.00095">
            <text:p>0.0009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IN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1284.113">
            <text:p>1284.113000</text:p>
          </table:table-cell>
          <table:table-cell office:value-type="float" office:value="214.01883">
            <text:p>214.018830</text:p>
          </table:table-cell>
          <table:table-cell office:value-type="float" office:value="41">
            <text:p>41.000000</text:p>
          </table:table-cell>
          <table:table-cell office:value-type="float" office:value="6.83333">
            <text:p>6.833330</text:p>
          </table:table-cell>
          <table:table-cell office:value-type="float" office:value="0.00007">
            <text:p>0.000070</text:p>
          </table:table-cell>
          <table:table-cell office:value-type="float" office:value="1.0105">
            <text:p>1.010500</text:p>
          </table:table-cell>
          <table:table-cell office:value-type="float" office:value="0.00005">
            <text:p>0.000050</text:p>
          </table:table-cell>
          <table:table-cell office:value-type="float" office:value="0.76057">
            <text:p>0.760570</text:p>
          </table:table-cell>
          <table:table-cell office:value-type="float" office:value="0.00007">
            <text:p>0.0000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M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office:value-type="float" office:value="2070.703">
            <text:p>2070.703000</text:p>
          </table:table-cell>
          <table:table-cell office:value-type="float" office:value="207.0703">
            <text:p>207.070300</text:p>
          </table:table-cell>
          <table:table-cell office:value-type="float" office:value="54">
            <text:p>54.000000</text:p>
          </table:table-cell>
          <table:table-cell office:value-type="float" office:value="5.4">
            <text:p>5.400000</text:p>
          </table:table-cell>
          <table:table-cell office:value-type="float" office:value="0.00011">
            <text:p>0.000110</text:p>
          </table:table-cell>
          <table:table-cell office:value-type="float" office:value="0.9777">
            <text:p>0.977700</text:p>
          </table:table-cell>
          <table:table-cell office:value-type="float" office:value="0.00007">
            <text:p>0.000070</text:p>
          </table:table-cell>
          <table:table-cell office:value-type="float" office:value="0.60103">
            <text:p>0.60103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P</text:p>
          </table:table-cell>
          <table:table-cell office:value-type="float" office:value="403">
            <text:p>403</text:p>
          </table:table-cell>
          <table:table-cell office:value-type="float" office:value="190">
            <text:p>190</text:p>
          </table:table-cell>
          <table:table-cell office:value-type="float" office:value="36444.988">
            <text:p>36444.988000</text:p>
          </table:table-cell>
          <table:table-cell office:value-type="float" office:value="191.81573">
            <text:p>191.815730</text:p>
          </table:table-cell>
          <table:table-cell office:value-type="float" office:value="1819">
            <text:p>1819.000000</text:p>
          </table:table-cell>
          <table:table-cell office:value-type="float" office:value="9.57368">
            <text:p>9.573680</text:p>
          </table:table-cell>
          <table:table-cell office:value-type="float" office:value="0.00193">
            <text:p>0.001930</text:p>
          </table:table-cell>
          <table:table-cell office:value-type="float" office:value="0.90567">
            <text:p>0.905670</text:p>
          </table:table-cell>
          <table:table-cell office:value-type="float" office:value="0.00227">
            <text:p>0.002270</text:p>
          </table:table-cell>
          <table:table-cell office:value-type="float" office:value="1.06557">
            <text:p>1.065570</text:p>
          </table:table-cell>
          <table:table-cell office:value-type="float" office:value="0.00213">
            <text:p>0.0021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RN</text:p>
          </table:table-cell>
          <table:table-cell office:value-type="float" office:value="302">
            <text:p>302</text:p>
          </table:table-cell>
          <table:table-cell office:value-type="float" office:value="99">
            <text:p>99</text:p>
          </table:table-cell>
          <table:table-cell office:value-type="float" office:value="21098.268">
            <text:p>21098.268000</text:p>
          </table:table-cell>
          <table:table-cell office:value-type="float" office:value="213.11382">
            <text:p>213.113820</text:p>
          </table:table-cell>
          <table:table-cell office:value-type="float" office:value="731">
            <text:p>731.000000</text:p>
          </table:table-cell>
          <table:table-cell office:value-type="float" office:value="7.38384">
            <text:p>7.383840</text:p>
          </table:table-cell>
          <table:table-cell office:value-type="float" office:value="0.00111">
            <text:p>0.001110</text:p>
          </table:table-cell>
          <table:table-cell office:value-type="float" office:value="1.00623">
            <text:p>1.006230</text:p>
          </table:table-cell>
          <table:table-cell office:value-type="float" office:value="0.00091">
            <text:p>0.000910</text:p>
          </table:table-cell>
          <table:table-cell office:value-type="float" office:value="0.82184">
            <text:p>0.821840</text:p>
          </table:table-cell>
          <table:table-cell office:value-type="float" office:value="0.00111">
            <text:p>0.001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S</text:p>
          </table:table-cell>
          <table:table-cell office:value-type="float" office:value="1122">
            <text:p>1122</text:p>
          </table:table-cell>
          <table:table-cell office:value-type="float" office:value="613">
            <text:p>613</text:p>
          </table:table-cell>
          <table:table-cell office:value-type="float" office:value="128918.308">
            <text:p>128918.308000</text:p>
          </table:table-cell>
          <table:table-cell office:value-type="float" office:value="210.30719">
            <text:p>210.307190</text:p>
          </table:table-cell>
          <table:table-cell office:value-type="float" office:value="5897">
            <text:p>5897.000000</text:p>
          </table:table-cell>
          <table:table-cell office:value-type="float" office:value="9.6199">
            <text:p>9.619900</text:p>
          </table:table-cell>
          <table:table-cell office:value-type="float" office:value="0.00681">
            <text:p>0.006810</text:p>
          </table:table-cell>
          <table:table-cell office:value-type="float" office:value="0.99298">
            <text:p>0.992980</text:p>
          </table:table-cell>
          <table:table-cell office:value-type="float" office:value="0.00734">
            <text:p>0.007340</text:p>
          </table:table-cell>
          <table:table-cell office:value-type="float" office:value="1.07072">
            <text:p>1.070720</text:p>
          </table:table-cell>
          <table:table-cell office:value-type="float" office:value="0.00686">
            <text:p>0.0068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SX</text:p>
          </table:table-cell>
          <table:table-cell office:value-type="float" office:value="1360">
            <text:p>1360</text:p>
          </table:table-cell>
          <table:table-cell office:value-type="float" office:value="715">
            <text:p>715</text:p>
          </table:table-cell>
          <table:table-cell office:value-type="float" office:value="149465.243">
            <text:p>149465.243000</text:p>
          </table:table-cell>
          <table:table-cell office:value-type="float" office:value="209.0423">
            <text:p>209.042300</text:p>
          </table:table-cell>
          <table:table-cell office:value-type="float" office:value="6747">
            <text:p>6747.000000</text:p>
          </table:table-cell>
          <table:table-cell office:value-type="float" office:value="9.43636">
            <text:p>9.436360</text:p>
          </table:table-cell>
          <table:table-cell office:value-type="float" office:value="0.0079">
            <text:p>0.007900</text:p>
          </table:table-cell>
          <table:table-cell office:value-type="float" office:value="0.98701">
            <text:p>0.987010</text:p>
          </table:table-cell>
          <table:table-cell office:value-type="float" office:value="0.0084">
            <text:p>0.008400</text:p>
          </table:table-cell>
          <table:table-cell office:value-type="float" office:value="1.05029">
            <text:p>1.050290</text:p>
          </table:table-cell>
          <table:table-cell office:value-type="float" office:value="0.008">
            <text:p>0.008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LZ</text:p>
          </table:table-cell>
          <table:table-cell office:value-type="float" office:value="1207">
            <text:p>1207</text:p>
          </table:table-cell>
          <table:table-cell office:value-type="float" office:value="532">
            <text:p>532</text:p>
          </table:table-cell>
          <table:table-cell office:value-type="float" office:value="114536.01">
            <text:p>114536.010000</text:p>
          </table:table-cell>
          <table:table-cell office:value-type="float" office:value="215.29325">
            <text:p>215.293250</text:p>
          </table:table-cell>
          <table:table-cell office:value-type="float" office:value="4102">
            <text:p>4102.000000</text:p>
          </table:table-cell>
          <table:table-cell office:value-type="float" office:value="7.71053">
            <text:p>7.710530</text:p>
          </table:table-cell>
          <table:table-cell office:value-type="float" office:value="0.00605">
            <text:p>0.006050</text:p>
          </table:table-cell>
          <table:table-cell office:value-type="float" office:value="1.01652">
            <text:p>1.016520</text:p>
          </table:table-cell>
          <table:table-cell office:value-type="float" office:value="0.00511">
            <text:p>0.005110</text:p>
          </table:table-cell>
          <table:table-cell office:value-type="float" office:value="0.8582">
            <text:p>0.858200</text:p>
          </table:table-cell>
          <table:table-cell office:value-type="float" office:value="0.00595">
            <text:p>0.0059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A</text:p>
          </table:table-cell>
          <table:table-cell office:value-type="float" office:value="174">
            <text:p>174</text:p>
          </table:table-cell>
          <table:table-cell office:value-type="float" office:value="92">
            <text:p>92</text:p>
          </table:table-cell>
          <table:table-cell office:value-type="float" office:value="20042.347">
            <text:p>20042.347000</text:p>
          </table:table-cell>
          <table:table-cell office:value-type="float" office:value="217.8516">
            <text:p>217.851600</text:p>
          </table:table-cell>
          <table:table-cell office:value-type="float" office:value="585">
            <text:p>585.000000</text:p>
          </table:table-cell>
          <table:table-cell office:value-type="float" office:value="6.3587">
            <text:p>6.358700</text:p>
          </table:table-cell>
          <table:table-cell office:value-type="float" office:value="0.00106">
            <text:p>0.001060</text:p>
          </table:table-cell>
          <table:table-cell office:value-type="float" office:value="1.0286">
            <text:p>1.028600</text:p>
          </table:table-cell>
          <table:table-cell office:value-type="float" office:value="0.00073">
            <text:p>0.000730</text:p>
          </table:table-cell>
          <table:table-cell office:value-type="float" office:value="0.70774">
            <text:p>0.707740</text:p>
          </table:table-cell>
          <table:table-cell office:value-type="float" office:value="0.00103">
            <text:p>0.0010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ARN</text:p>
          </table:table-cell>
          <table:table-cell office:value-type="float" office:value="357">
            <text:p>357</text:p>
          </table:table-cell>
          <table:table-cell office:value-type="float" office:value="131">
            <text:p>131</text:p>
          </table:table-cell>
          <table:table-cell office:value-type="float" office:value="27659.794">
            <text:p>27659.794000</text:p>
          </table:table-cell>
          <table:table-cell office:value-type="float" office:value="211.14347">
            <text:p>211.143470</text:p>
          </table:table-cell>
          <table:table-cell office:value-type="float" office:value="783">
            <text:p>783.000000</text:p>
          </table:table-cell>
          <table:table-cell office:value-type="float" office:value="5.9771">
            <text:p>5.977100</text:p>
          </table:table-cell>
          <table:table-cell office:value-type="float" office:value="0.00146">
            <text:p>0.001460</text:p>
          </table:table-cell>
          <table:table-cell office:value-type="float" office:value="0.99693">
            <text:p>0.996930</text:p>
          </table:table-cell>
          <table:table-cell office:value-type="float" office:value="0.00098">
            <text:p>0.000980</text:p>
          </table:table-cell>
          <table:table-cell office:value-type="float" office:value="0.66527">
            <text:p>0.665270</text:p>
          </table:table-cell>
          <table:table-cell office:value-type="float" office:value="0.00147">
            <text:p>0.0014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B</text:p>
          </table:table-cell>
          <table:table-cell office:value-type="float" office:value="15825">
            <text:p>15825</text:p>
          </table:table-cell>
          <table:table-cell office:value-type="float" office:value="6975">
            <text:p>6975</text:p>
          </table:table-cell>
          <table:table-cell office:value-type="float" office:value="1432863.346">
            <text:p>1432863.346000</text:p>
          </table:table-cell>
          <table:table-cell office:value-type="float" office:value="205.42844">
            <text:p>205.428440</text:p>
          </table:table-cell>
          <table:table-cell office:value-type="float" office:value="55207">
            <text:p>55207.000000</text:p>
          </table:table-cell>
          <table:table-cell office:value-type="float" office:value="7.91498">
            <text:p>7.914980</text:p>
          </table:table-cell>
          <table:table-cell office:value-type="float" office:value="0.07571">
            <text:p>0.075710</text:p>
          </table:table-cell>
          <table:table-cell office:value-type="float" office:value="0.96994">
            <text:p>0.969940</text:p>
          </table:table-cell>
          <table:table-cell office:value-type="float" office:value="0.06876">
            <text:p>0.068760</text:p>
          </table:table-cell>
          <table:table-cell office:value-type="float" office:value="0.88096">
            <text:p>0.880960</text:p>
          </table:table-cell>
          <table:table-cell office:value-type="float" office:value="0.07805">
            <text:p>0.0780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BO</text:p>
          </table:table-cell>
          <table:table-cell office:value-type="float" office:value="330">
            <text:p>330</text:p>
          </table:table-cell>
          <table:table-cell office:value-type="float" office:value="170">
            <text:p>170</text:p>
          </table:table-cell>
          <table:table-cell office:value-type="float" office:value="34831.188">
            <text:p>34831.188000</text:p>
          </table:table-cell>
          <table:table-cell office:value-type="float" office:value="204.88934">
            <text:p>204.889340</text:p>
          </table:table-cell>
          <table:table-cell office:value-type="float" office:value="1027">
            <text:p>1027.000000</text:p>
          </table:table-cell>
          <table:table-cell office:value-type="float" office:value="6.04118">
            <text:p>6.041180</text:p>
          </table:table-cell>
          <table:table-cell office:value-type="float" office:value="0.00184">
            <text:p>0.001840</text:p>
          </table:table-cell>
          <table:table-cell office:value-type="float" office:value="0.9674">
            <text:p>0.967400</text:p>
          </table:table-cell>
          <table:table-cell office:value-type="float" office:value="0.00128">
            <text:p>0.001280</text:p>
          </table:table-cell>
          <table:table-cell office:value-type="float" office:value="0.6724">
            <text:p>0.672400</text:p>
          </table:table-cell>
          <table:table-cell office:value-type="float" office:value="0.0019">
            <text:p>0.0019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Bmot</text:p>
          </table:table-cell>
          <table:table-cell office:value-type="float" office:value="7195">
            <text:p>7195</text:p>
          </table:table-cell>
          <table:table-cell office:value-type="float" office:value="3217">
            <text:p>3217</text:p>
          </table:table-cell>
          <table:table-cell office:value-type="float" office:value="662173.655">
            <text:p>662173.655000</text:p>
          </table:table-cell>
          <table:table-cell office:value-type="float" office:value="205.83576">
            <text:p>205.835760</text:p>
          </table:table-cell>
          <table:table-cell office:value-type="float" office:value="25703">
            <text:p>25703.000000</text:p>
          </table:table-cell>
          <table:table-cell office:value-type="float" office:value="7.98974">
            <text:p>7.989740</text:p>
          </table:table-cell>
          <table:table-cell office:value-type="float" office:value="0.03499">
            <text:p>0.034990</text:p>
          </table:table-cell>
          <table:table-cell office:value-type="float" office:value="0.97187">
            <text:p>0.971870</text:p>
          </table:table-cell>
          <table:table-cell office:value-type="float" office:value="0.03201">
            <text:p>0.032010</text:p>
          </table:table-cell>
          <table:table-cell office:value-type="float" office:value="0.88928">
            <text:p>0.889280</text:p>
          </table:table-cell>
          <table:table-cell office:value-type="float" office:value="0.036">
            <text:p>0.036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Bsen</text:p>
          </table:table-cell>
          <table:table-cell office:value-type="float" office:value="3575">
            <text:p>3575</text:p>
          </table:table-cell>
          <table:table-cell office:value-type="float" office:value="1529">
            <text:p>1529</text:p>
          </table:table-cell>
          <table:table-cell office:value-type="float" office:value="310262.456">
            <text:p>310262.456000</text:p>
          </table:table-cell>
          <table:table-cell office:value-type="float" office:value="202.91855">
            <text:p>202.918550</text:p>
          </table:table-cell>
          <table:table-cell office:value-type="float" office:value="13008">
            <text:p>13008.000000</text:p>
          </table:table-cell>
          <table:table-cell office:value-type="float" office:value="8.50752">
            <text:p>8.507520</text:p>
          </table:table-cell>
          <table:table-cell office:value-type="float" office:value="0.01639">
            <text:p>0.016390</text:p>
          </table:table-cell>
          <table:table-cell office:value-type="float" office:value="0.95809">
            <text:p>0.958090</text:p>
          </table:table-cell>
          <table:table-cell office:value-type="float" office:value="0.0162">
            <text:p>0.016200</text:p>
          </table:table-cell>
          <table:table-cell office:value-type="float" office:value="0.94691">
            <text:p>0.946910</text:p>
          </table:table-cell>
          <table:table-cell office:value-type="float" office:value="0.01711">
            <text:p>0.017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Bsta</text:p>
          </table:table-cell>
          <table:table-cell office:value-type="float" office:value="883">
            <text:p>883</text:p>
          </table:table-cell>
          <table:table-cell office:value-type="float" office:value="368">
            <text:p>368</text:p>
          </table:table-cell>
          <table:table-cell office:value-type="float" office:value="77973.823">
            <text:p>77973.823000</text:p>
          </table:table-cell>
          <table:table-cell office:value-type="float" office:value="211.88539">
            <text:p>211.885390</text:p>
          </table:table-cell>
          <table:table-cell office:value-type="float" office:value="2551">
            <text:p>2551.000000</text:p>
          </table:table-cell>
          <table:table-cell office:value-type="float" office:value="6.93207">
            <text:p>6.932070</text:p>
          </table:table-cell>
          <table:table-cell office:value-type="float" office:value="0.00412">
            <text:p>0.004120</text:p>
          </table:table-cell>
          <table:table-cell office:value-type="float" office:value="1.00043">
            <text:p>1.000430</text:p>
          </table:table-cell>
          <table:table-cell office:value-type="float" office:value="0.00318">
            <text:p>0.003180</text:p>
          </table:table-cell>
          <table:table-cell office:value-type="float" office:value="0.77156">
            <text:p>0.771560</text:p>
          </table:table-cell>
          <table:table-cell office:value-type="float" office:value="0.00412">
            <text:p>0.0041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D</text:p>
          </table:table-cell>
          <table:table-cell office:value-type="float" office:value="430">
            <text:p>430</text:p>
          </table:table-cell>
          <table:table-cell office:value-type="float" office:value="223">
            <text:p>223</text:p>
          </table:table-cell>
          <table:table-cell office:value-type="float" office:value="42092.649">
            <text:p>42092.649000</text:p>
          </table:table-cell>
          <table:table-cell office:value-type="float" office:value="188.75627">
            <text:p>188.756270</text:p>
          </table:table-cell>
          <table:table-cell office:value-type="float" office:value="1604">
            <text:p>1604.000000</text:p>
          </table:table-cell>
          <table:table-cell office:value-type="float" office:value="7.19283">
            <text:p>7.192830</text:p>
          </table:table-cell>
          <table:table-cell office:value-type="float" office:value="0.00222">
            <text:p>0.002220</text:p>
          </table:table-cell>
          <table:table-cell office:value-type="float" office:value="0.89123">
            <text:p>0.891230</text:p>
          </table:table-cell>
          <table:table-cell office:value-type="float" office:value="0.002">
            <text:p>0.002000</text:p>
          </table:table-cell>
          <table:table-cell office:value-type="float" office:value="0.80058">
            <text:p>0.800580</text:p>
          </table:table-cell>
          <table:table-cell office:value-type="float" office:value="0.0025">
            <text:p>0.0025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EA</text:p>
          </table:table-cell>
          <table:table-cell office:value-type="float" office:value="641">
            <text:p>641</text:p>
          </table:table-cell>
          <table:table-cell office:value-type="float" office:value="376">
            <text:p>376</text:p>
          </table:table-cell>
          <table:table-cell office:value-type="float" office:value="81668.518">
            <text:p>81668.518000</text:p>
          </table:table-cell>
          <table:table-cell office:value-type="float" office:value="217.20351">
            <text:p>217.203510</text:p>
          </table:table-cell>
          <table:table-cell office:value-type="float" office:value="3802">
            <text:p>3802.000000</text:p>
          </table:table-cell>
          <table:table-cell office:value-type="float" office:value="10.1117">
            <text:p>10.111700</text:p>
          </table:table-cell>
          <table:table-cell office:value-type="float" office:value="0.00432">
            <text:p>0.004320</text:p>
          </table:table-cell>
          <table:table-cell office:value-type="float" office:value="1.02554">
            <text:p>1.025540</text:p>
          </table:table-cell>
          <table:table-cell office:value-type="float" office:value="0.00474">
            <text:p>0.004740</text:p>
          </table:table-cell>
          <table:table-cell office:value-type="float" office:value="1.12546">
            <text:p>1.125460</text:p>
          </table:table-cell>
          <table:table-cell office:value-type="float" office:value="0.00421">
            <text:p>0.0042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ED</text:p>
          </table:table-cell>
          <table:table-cell office:value-type="float" office:value="627">
            <text:p>627</text:p>
          </table:table-cell>
          <table:table-cell office:value-type="float" office:value="311">
            <text:p>311</text:p>
          </table:table-cell>
          <table:table-cell office:value-type="float" office:value="59573.492">
            <text:p>59573.492000</text:p>
          </table:table-cell>
          <table:table-cell office:value-type="float" office:value="191.55464">
            <text:p>191.554640</text:p>
          </table:table-cell>
          <table:table-cell office:value-type="float" office:value="2371">
            <text:p>2371.000000</text:p>
          </table:table-cell>
          <table:table-cell office:value-type="float" office:value="7.62379">
            <text:p>7.623790</text:p>
          </table:table-cell>
          <table:table-cell office:value-type="float" office:value="0.00315">
            <text:p>0.003150</text:p>
          </table:table-cell>
          <table:table-cell office:value-type="float" office:value="0.90444">
            <text:p>0.904440</text:p>
          </table:table-cell>
          <table:table-cell office:value-type="float" office:value="0.00295">
            <text:p>0.002950</text:p>
          </table:table-cell>
          <table:table-cell office:value-type="float" office:value="0.84855">
            <text:p>0.848550</text:p>
          </table:table-cell>
          <table:table-cell office:value-type="float" office:value="0.00348">
            <text:p>0.0034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EPO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361.353">
            <text:p>2361.353000</text:p>
          </table:table-cell>
          <table:table-cell office:value-type="float" office:value="214.66845">
            <text:p>214.668450</text:p>
          </table:table-cell>
          <table:table-cell office:value-type="float" office:value="78">
            <text:p>78.000000</text:p>
          </table:table-cell>
          <table:table-cell office:value-type="float" office:value="7.09091">
            <text:p>7.090910</text:p>
          </table:table-cell>
          <table:table-cell office:value-type="float" office:value="0.00012">
            <text:p>0.000120</text:p>
          </table:table-cell>
          <table:table-cell office:value-type="float" office:value="1.01357">
            <text:p>1.013570</text:p>
          </table:table-cell>
          <table:table-cell office:value-type="float" office:value="0.0001">
            <text:p>0.000100</text:p>
          </table:table-cell>
          <table:table-cell office:value-type="float" office:value="0.78924">
            <text:p>0.78924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EV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6414.854">
            <text:p>6414.854000</text:p>
          </table:table-cell>
          <table:table-cell office:value-type="float" office:value="200.46419">
            <text:p>200.464190</text:p>
          </table:table-cell>
          <table:table-cell office:value-type="float" office:value="251">
            <text:p>251.000000</text:p>
          </table:table-cell>
          <table:table-cell office:value-type="float" office:value="7.84375">
            <text:p>7.843750</text:p>
          </table:table-cell>
          <table:table-cell office:value-type="float" office:value="0.00034">
            <text:p>0.000340</text:p>
          </table:table-cell>
          <table:table-cell office:value-type="float" office:value="0.94651">
            <text:p>0.946510</text:p>
          </table:table-cell>
          <table:table-cell office:value-type="float" office:value="0.00031">
            <text:p>0.000310</text:p>
          </table:table-cell>
          <table:table-cell office:value-type="float" office:value="0.87303">
            <text:p>0.873030</text:p>
          </table:table-cell>
          <table:table-cell office:value-type="float" office:value="0.00036">
            <text:p>0.0003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EZ</text:p>
          </table:table-cell>
          <table:table-cell office:value-type="float" office:value="1379">
            <text:p>1379</text:p>
          </table:table-cell>
          <table:table-cell office:value-type="float" office:value="707">
            <text:p>707</text:p>
          </table:table-cell>
          <table:table-cell office:value-type="float" office:value="150018.902">
            <text:p>150018.902000</text:p>
          </table:table-cell>
          <table:table-cell office:value-type="float" office:value="212.19081">
            <text:p>212.190810</text:p>
          </table:table-cell>
          <table:table-cell office:value-type="float" office:value="5410">
            <text:p>5410.000000</text:p>
          </table:table-cell>
          <table:table-cell office:value-type="float" office:value="7.65205">
            <text:p>7.652050</text:p>
          </table:table-cell>
          <table:table-cell office:value-type="float" office:value="0.00793">
            <text:p>0.007930</text:p>
          </table:table-cell>
          <table:table-cell office:value-type="float" office:value="1.00187">
            <text:p>1.001870</text:p>
          </table:table-cell>
          <table:table-cell office:value-type="float" office:value="0.00674">
            <text:p>0.006740</text:p>
          </table:table-cell>
          <table:table-cell office:value-type="float" office:value="0.85169">
            <text:p>0.851690</text:p>
          </table:table-cell>
          <table:table-cell office:value-type="float" office:value="0.00791">
            <text:p>0.0079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G</text:p>
          </table:table-cell>
          <table:table-cell office:value-type="float" office:value="320">
            <text:p>320</text:p>
          </table:table-cell>
          <table:table-cell office:value-type="float" office:value="137">
            <text:p>137</text:p>
          </table:table-cell>
          <table:table-cell office:value-type="float" office:value="25241.324">
            <text:p>25241.324000</text:p>
          </table:table-cell>
          <table:table-cell office:value-type="float" office:value="184.24324">
            <text:p>184.243240</text:p>
          </table:table-cell>
          <table:table-cell office:value-type="float" office:value="1161">
            <text:p>1161.000000</text:p>
          </table:table-cell>
          <table:table-cell office:value-type="float" office:value="8.47445">
            <text:p>8.474450</text:p>
          </table:table-cell>
          <table:table-cell office:value-type="float" office:value="0.00133">
            <text:p>0.001330</text:p>
          </table:table-cell>
          <table:table-cell office:value-type="float" office:value="0.86992">
            <text:p>0.869920</text:p>
          </table:table-cell>
          <table:table-cell office:value-type="float" office:value="0.00145">
            <text:p>0.001450</text:p>
          </table:table-cell>
          <table:table-cell office:value-type="float" office:value="0.94323">
            <text:p>0.943230</text:p>
          </table:table-cell>
          <table:table-cell office:value-type="float" office:value="0.00153">
            <text:p>0.0015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H</text:p>
          </table:table-cell>
          <table:table-cell office:value-type="float" office:value="108">
            <text:p>108</text:p>
          </table:table-cell>
          <table:table-cell office:value-type="float" office:value="43">
            <text:p>43</text:p>
          </table:table-cell>
          <table:table-cell office:value-type="float" office:value="9221.601">
            <text:p>9221.601000</text:p>
          </table:table-cell>
          <table:table-cell office:value-type="float" office:value="214.45584">
            <text:p>214.455840</text:p>
          </table:table-cell>
          <table:table-cell office:value-type="float" office:value="320">
            <text:p>320.000000</text:p>
          </table:table-cell>
          <table:table-cell office:value-type="float" office:value="7.44186">
            <text:p>7.441860</text:p>
          </table:table-cell>
          <table:table-cell office:value-type="float" office:value="0.00049">
            <text:p>0.000490</text:p>
          </table:table-cell>
          <table:table-cell office:value-type="float" office:value="1.01257">
            <text:p>1.012570</text:p>
          </table:table-cell>
          <table:table-cell office:value-type="float" office:value="0.0004">
            <text:p>0.000400</text:p>
          </table:table-cell>
          <table:table-cell office:value-type="float" office:value="0.8283">
            <text:p>0.828300</text:p>
          </table:table-cell>
          <table:table-cell office:value-type="float" office:value="0.00048">
            <text:p>0.0004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M</text:p>
          </table:table-cell>
          <table:table-cell office:value-type="float" office:value="167">
            <text:p>167</text:p>
          </table:table-cell>
          <table:table-cell office:value-type="float" office:value="85">
            <text:p>85</text:p>
          </table:table-cell>
          <table:table-cell office:value-type="float" office:value="17181.659">
            <text:p>17181.659000</text:p>
          </table:table-cell>
          <table:table-cell office:value-type="float" office:value="202.13716">
            <text:p>202.137160</text:p>
          </table:table-cell>
          <table:table-cell office:value-type="float" office:value="555">
            <text:p>555.000000</text:p>
          </table:table-cell>
          <table:table-cell office:value-type="float" office:value="6.52941">
            <text:p>6.529410</text:p>
          </table:table-cell>
          <table:table-cell office:value-type="float" office:value="0.00091">
            <text:p>0.000910</text:p>
          </table:table-cell>
          <table:table-cell office:value-type="float" office:value="0.9544">
            <text:p>0.954400</text:p>
          </table:table-cell>
          <table:table-cell office:value-type="float" office:value="0.00069">
            <text:p>0.000690</text:p>
          </table:table-cell>
          <table:table-cell office:value-type="float" office:value="0.72674">
            <text:p>0.726740</text:p>
          </table:table-cell>
          <table:table-cell office:value-type="float" office:value="0.00095">
            <text:p>0.0009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OB</text:p>
          </table:table-cell>
          <table:table-cell office:value-type="float" office:value="7884">
            <text:p>7884</text:p>
          </table:table-cell>
          <table:table-cell office:value-type="float" office:value="3005">
            <text:p>3005</text:p>
          </table:table-cell>
          <table:table-cell office:value-type="float" office:value="656344.586">
            <text:p>656344.586000</text:p>
          </table:table-cell>
          <table:table-cell office:value-type="float" office:value="218.4175">
            <text:p>218.417500</text:p>
          </table:table-cell>
          <table:table-cell office:value-type="float" office:value="24782">
            <text:p>24782.000000</text:p>
          </table:table-cell>
          <table:table-cell office:value-type="float" office:value="8.24692">
            <text:p>8.246920</text:p>
          </table:table-cell>
          <table:table-cell office:value-type="float" office:value="0.03468">
            <text:p>0.034680</text:p>
          </table:table-cell>
          <table:table-cell office:value-type="float" office:value="1.03127">
            <text:p>1.031270</text:p>
          </table:table-cell>
          <table:table-cell office:value-type="float" office:value="0.03087">
            <text:p>0.030870</text:p>
          </table:table-cell>
          <table:table-cell office:value-type="float" office:value="0.9179">
            <text:p>0.917900</text:p>
          </table:table-cell>
          <table:table-cell office:value-type="float" office:value="0.03363">
            <text:p>0.0336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PN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7440.658">
            <text:p>7440.658000</text:p>
          </table:table-cell>
          <table:table-cell office:value-type="float" office:value="218.84288">
            <text:p>218.842880</text:p>
          </table:table-cell>
          <table:table-cell office:value-type="float" office:value="261">
            <text:p>261.000000</text:p>
          </table:table-cell>
          <table:table-cell office:value-type="float" office:value="7.67647">
            <text:p>7.676470</text:p>
          </table:table-cell>
          <table:table-cell office:value-type="float" office:value="0.00039">
            <text:p>0.000390</text:p>
          </table:table-cell>
          <table:table-cell office:value-type="float" office:value="1.03328">
            <text:p>1.033280</text:p>
          </table:table-cell>
          <table:table-cell office:value-type="float" office:value="0.00033">
            <text:p>0.000330</text:p>
          </table:table-cell>
          <table:table-cell office:value-type="float" office:value="0.85441">
            <text:p>0.854410</text:p>
          </table:table-cell>
          <table:table-cell office:value-type="float" office:value="0.00038">
            <text:p>0.0003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PT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2682.151">
            <text:p>2682.151000</text:p>
          </table:table-cell>
          <table:table-cell office:value-type="float" office:value="206.31931">
            <text:p>206.319310</text:p>
          </table:table-cell>
          <table:table-cell office:value-type="float" office:value="88">
            <text:p>88.000000</text:p>
          </table:table-cell>
          <table:table-cell office:value-type="float" office:value="6.76923">
            <text:p>6.769230</text:p>
          </table:table-cell>
          <table:table-cell office:value-type="float" office:value="0.00014">
            <text:p>0.000140</text:p>
          </table:table-cell>
          <table:table-cell office:value-type="float" office:value="0.97415">
            <text:p>0.974150</text:p>
          </table:table-cell>
          <table:table-cell office:value-type="float" office:value="0.00011">
            <text:p>0.000110</text:p>
          </table:table-cell>
          <table:table-cell office:value-type="float" office:value="0.75343">
            <text:p>0.753430</text:p>
          </table:table-cell>
          <table:table-cell office:value-type="float" office:value="0.00015">
            <text:p>0.0001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RNmg</text:p>
          </table:table-cell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float" office:value="3593.979">
            <text:p>3593.979000</text:p>
          </table:table-cell>
          <table:table-cell office:value-type="float" office:value="199.6655">
            <text:p>199.665500</text:p>
          </table:table-cell>
          <table:table-cell office:value-type="float" office:value="163">
            <text:p>163.000000</text:p>
          </table:table-cell>
          <table:table-cell office:value-type="float" office:value="9.05556">
            <text:p>9.055560</text:p>
          </table:table-cell>
          <table:table-cell office:value-type="float" office:value="0.00019">
            <text:p>0.000190</text:p>
          </table:table-cell>
          <table:table-cell office:value-type="float" office:value="0.94273">
            <text:p>0.942730</text:p>
          </table:table-cell>
          <table:table-cell office:value-type="float" office:value="0.0002">
            <text:p>0.000200</text:p>
          </table:table-cell>
          <table:table-cell office:value-type="float" office:value="1.00791">
            <text:p>1.007910</text:p>
          </table:table-cell>
          <table:table-cell office:value-type="float" office:value="0.0002">
            <text:p>0.0002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V</text:p>
          </table:table-cell>
          <table:table-cell office:value-type="float" office:value="432">
            <text:p>432</text:p>
          </table:table-cell>
          <table:table-cell office:value-type="float" office:value="248">
            <text:p>248</text:p>
          </table:table-cell>
          <table:table-cell office:value-type="float" office:value="51442.226">
            <text:p>51442.226000</text:p>
          </table:table-cell>
          <table:table-cell office:value-type="float" office:value="207.42833">
            <text:p>207.428330</text:p>
          </table:table-cell>
          <table:table-cell office:value-type="float" office:value="2724">
            <text:p>2724.000000</text:p>
          </table:table-cell>
          <table:table-cell office:value-type="float" office:value="10.98387">
            <text:p>10.983870</text:p>
          </table:table-cell>
          <table:table-cell office:value-type="float" office:value="0.00272">
            <text:p>0.002720</text:p>
          </table:table-cell>
          <table:table-cell office:value-type="float" office:value="0.97939">
            <text:p>0.979390</text:p>
          </table:table-cell>
          <table:table-cell office:value-type="float" office:value="0.00339">
            <text:p>0.003390</text:p>
          </table:table-cell>
          <table:table-cell office:value-type="float" office:value="1.22253">
            <text:p>1.222530</text:p>
          </table:table-cell>
          <table:table-cell office:value-type="float" office:value="0.00278">
            <text:p>0.0027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Y</text:p>
          </table:table-cell>
          <table:table-cell office:value-type="float" office:value="12148">
            <text:p>12148</text:p>
          </table:table-cell>
          <table:table-cell office:value-type="float" office:value="4802">
            <text:p>4802</text:p>
          </table:table-cell>
          <table:table-cell office:value-type="float" office:value="1004587.919">
            <text:p>1004587.919000</text:p>
          </table:table-cell>
          <table:table-cell office:value-type="float" office:value="209.20198">
            <text:p>209.201980</text:p>
          </table:table-cell>
          <table:table-cell office:value-type="float" office:value="40473">
            <text:p>40473.000000</text:p>
          </table:table-cell>
          <table:table-cell office:value-type="float" office:value="8.42836">
            <text:p>8.428360</text:p>
          </table:table-cell>
          <table:table-cell office:value-type="float" office:value="0.05308">
            <text:p>0.053080</text:p>
          </table:table-cell>
          <table:table-cell office:value-type="float" office:value="0.98776">
            <text:p>0.987760</text:p>
          </table:table-cell>
          <table:table-cell office:value-type="float" office:value="0.05041">
            <text:p>0.050410</text:p>
          </table:table-cell>
          <table:table-cell office:value-type="float" office:value="0.9381">
            <text:p>0.938100</text:p>
          </table:table-cell>
          <table:table-cell office:value-type="float" office:value="0.05374">
            <text:p>0.0537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Y-mot</text:p>
          </table:table-cell>
          <table:table-cell office:value-type="float" office:value="3378">
            <text:p>3378</text:p>
          </table:table-cell>
          <table:table-cell office:value-type="float" office:value="1230">
            <text:p>1230</text:p>
          </table:table-cell>
          <table:table-cell office:value-type="float" office:value="259465.226">
            <text:p>259465.226000</text:p>
          </table:table-cell>
          <table:table-cell office:value-type="float" office:value="210.94734">
            <text:p>210.947340</text:p>
          </table:table-cell>
          <table:table-cell office:value-type="float" office:value="10464">
            <text:p>10464.000000</text:p>
          </table:table-cell>
          <table:table-cell office:value-type="float" office:value="8.50732">
            <text:p>8.507320</text:p>
          </table:table-cell>
          <table:table-cell office:value-type="float" office:value="0.01371">
            <text:p>0.013710</text:p>
          </table:table-cell>
          <table:table-cell office:value-type="float" office:value="0.996">
            <text:p>0.996000</text:p>
          </table:table-cell>
          <table:table-cell office:value-type="float" office:value="0.01303">
            <text:p>0.013030</text:p>
          </table:table-cell>
          <table:table-cell office:value-type="float" office:value="0.94689">
            <text:p>0.946890</text:p>
          </table:table-cell>
          <table:table-cell office:value-type="float" office:value="0.01376">
            <text:p>0.0137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Y-sat</text:p>
          </table:table-cell>
          <table:table-cell office:value-type="float" office:value="221">
            <text:p>221</text:p>
          </table:table-cell>
          <table:table-cell office:value-type="float" office:value="84">
            <text:p>84</text:p>
          </table:table-cell>
          <table:table-cell office:value-type="float" office:value="17499.555">
            <text:p>17499.555000</text:p>
          </table:table-cell>
          <table:table-cell office:value-type="float" office:value="208.32804">
            <text:p>208.328040</text:p>
          </table:table-cell>
          <table:table-cell office:value-type="float" office:value="639">
            <text:p>639.000000</text:p>
          </table:table-cell>
          <table:table-cell office:value-type="float" office:value="7.60714">
            <text:p>7.607140</text:p>
          </table:table-cell>
          <table:table-cell office:value-type="float" office:value="0.00092">
            <text:p>0.000920</text:p>
          </table:table-cell>
          <table:table-cell office:value-type="float" office:value="0.98364">
            <text:p>0.983640</text:p>
          </table:table-cell>
          <table:table-cell office:value-type="float" office:value="0.0008">
            <text:p>0.000800</text:p>
          </table:table-cell>
          <table:table-cell office:value-type="float" office:value="0.84669">
            <text:p>0.846690</text:p>
          </table:table-cell>
          <table:table-cell office:value-type="float" office:value="0.00094">
            <text:p>0.0009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MY-sen</text:p>
          </table:table-cell>
          <table:table-cell office:value-type="float" office:value="2597">
            <text:p>2597</text:p>
          </table:table-cell>
          <table:table-cell office:value-type="float" office:value="1207">
            <text:p>1207</text:p>
          </table:table-cell>
          <table:table-cell office:value-type="float" office:value="252624.199">
            <text:p>252624.199000</text:p>
          </table:table-cell>
          <table:table-cell office:value-type="float" office:value="209.29925">
            <text:p>209.299250</text:p>
          </table:table-cell>
          <table:table-cell office:value-type="float" office:value="11837">
            <text:p>11837.000000</text:p>
          </table:table-cell>
          <table:table-cell office:value-type="float" office:value="9.80696">
            <text:p>9.806960</text:p>
          </table:table-cell>
          <table:table-cell office:value-type="float" office:value="0.01335">
            <text:p>0.013350</text:p>
          </table:table-cell>
          <table:table-cell office:value-type="float" office:value="0.98822">
            <text:p>0.988220</text:p>
          </table:table-cell>
          <table:table-cell office:value-type="float" office:value="0.01474">
            <text:p>0.014740</text:p>
          </table:table-cell>
          <table:table-cell office:value-type="float" office:value="1.09154">
            <text:p>1.091540</text:p>
          </table:table-cell>
          <table:table-cell office:value-type="float" office:value="0.01351">
            <text:p>0.0135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B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5305.706">
            <text:p>5305.706000</text:p>
          </table:table-cell>
          <table:table-cell office:value-type="float" office:value="204.06562">
            <text:p>204.065620</text:p>
          </table:table-cell>
          <table:table-cell office:value-type="float" office:value="149">
            <text:p>149.000000</text:p>
          </table:table-cell>
          <table:table-cell office:value-type="float" office:value="5.73077">
            <text:p>5.730770</text:p>
          </table:table-cell>
          <table:table-cell office:value-type="float" office:value="0.00028">
            <text:p>0.000280</text:p>
          </table:table-cell>
          <table:table-cell office:value-type="float" office:value="0.96351">
            <text:p>0.963510</text:p>
          </table:table-cell>
          <table:table-cell office:value-type="float" office:value="0.00019">
            <text:p>0.000190</text:p>
          </table:table-cell>
          <table:table-cell office:value-type="float" office:value="0.63785">
            <text:p>0.637850</text:p>
          </table:table-cell>
          <table:table-cell office:value-type="float" office:value="0.00029">
            <text:p>0.0002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I</text:p>
          </table:table-cell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4510.903">
            <text:p>4510.903000</text:p>
          </table:table-cell>
          <table:table-cell office:value-type="float" office:value="205.04105">
            <text:p>205.041050</text:p>
          </table:table-cell>
          <table:table-cell office:value-type="float" office:value="201">
            <text:p>201.000000</text:p>
          </table:table-cell>
          <table:table-cell office:value-type="float" office:value="9.13636">
            <text:p>9.136360</text:p>
          </table:table-cell>
          <table:table-cell office:value-type="float" office:value="0.00024">
            <text:p>0.000240</text:p>
          </table:table-cell>
          <table:table-cell office:value-type="float" office:value="0.96812">
            <text:p>0.968120</text:p>
          </table:table-cell>
          <table:table-cell office:value-type="float" office:value="0.00025">
            <text:p>0.000250</text:p>
          </table:table-cell>
          <table:table-cell office:value-type="float" office:value="1.0169">
            <text:p>1.01690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LL</text:p>
          </table:table-cell>
          <table:table-cell office:value-type="float" office:value="452">
            <text:p>452</text:p>
          </table:table-cell>
          <table:table-cell office:value-type="float" office:value="177">
            <text:p>177</text:p>
          </table:table-cell>
          <table:table-cell office:value-type="float" office:value="36538.604">
            <text:p>36538.604000</text:p>
          </table:table-cell>
          <table:table-cell office:value-type="float" office:value="206.43279">
            <text:p>206.432790</text:p>
          </table:table-cell>
          <table:table-cell office:value-type="float" office:value="1443">
            <text:p>1443.000000</text:p>
          </table:table-cell>
          <table:table-cell office:value-type="float" office:value="8.15254">
            <text:p>8.152540</text:p>
          </table:table-cell>
          <table:table-cell office:value-type="float" office:value="0.00193">
            <text:p>0.001930</text:p>
          </table:table-cell>
          <table:table-cell office:value-type="float" office:value="0.97469">
            <text:p>0.974690</text:p>
          </table:table-cell>
          <table:table-cell office:value-type="float" office:value="0.0018">
            <text:p>0.001800</text:p>
          </table:table-cell>
          <table:table-cell office:value-type="float" office:value="0.9074">
            <text:p>0.907400</text:p>
          </table:table-cell>
          <table:table-cell office:value-type="float" office:value="0.00198">
            <text:p>0.0019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LOT</text:p>
          </table:table-cell>
          <table:table-cell office:value-type="float" office:value="186">
            <text:p>186</text:p>
          </table:table-cell>
          <table:table-cell office:value-type="float" office:value="91">
            <text:p>91</text:p>
          </table:table-cell>
          <table:table-cell office:value-type="float" office:value="20000.915">
            <text:p>20000.915000</text:p>
          </table:table-cell>
          <table:table-cell office:value-type="float" office:value="219.79027">
            <text:p>219.790270</text:p>
          </table:table-cell>
          <table:table-cell office:value-type="float" office:value="580">
            <text:p>580.000000</text:p>
          </table:table-cell>
          <table:table-cell office:value-type="float" office:value="6.37363">
            <text:p>6.373630</text:p>
          </table:table-cell>
          <table:table-cell office:value-type="float" office:value="0.00106">
            <text:p>0.001060</text:p>
          </table:table-cell>
          <table:table-cell office:value-type="float" office:value="1.03775">
            <text:p>1.037750</text:p>
          </table:table-cell>
          <table:table-cell office:value-type="float" office:value="0.00072">
            <text:p>0.000720</text:p>
          </table:table-cell>
          <table:table-cell office:value-type="float" office:value="0.7094">
            <text:p>0.709400</text:p>
          </table:table-cell>
          <table:table-cell office:value-type="float" office:value="0.00102">
            <text:p>0.0010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OT</text:p>
          </table:table-cell>
          <table:table-cell office:value-type="float" office:value="85">
            <text:p>85</text:p>
          </table:table-cell>
          <table:table-cell office:value-type="float" office:value="32">
            <text:p>32</text:p>
          </table:table-cell>
          <table:table-cell office:value-type="float" office:value="6502.512">
            <text:p>6502.512000</text:p>
          </table:table-cell>
          <table:table-cell office:value-type="float" office:value="203.2035">
            <text:p>203.203500</text:p>
          </table:table-cell>
          <table:table-cell office:value-type="float" office:value="284">
            <text:p>284.000000</text:p>
          </table:table-cell>
          <table:table-cell office:value-type="float" office:value="8.875">
            <text:p>8.875000</text:p>
          </table:table-cell>
          <table:table-cell office:value-type="float" office:value="0.00034">
            <text:p>0.000340</text:p>
          </table:table-cell>
          <table:table-cell office:value-type="float" office:value="0.95944">
            <text:p>0.959440</text:p>
          </table:table-cell>
          <table:table-cell office:value-type="float" office:value="0.00035">
            <text:p>0.000350</text:p>
          </table:table-cell>
          <table:table-cell office:value-type="float" office:value="0.98781">
            <text:p>0.987810</text:p>
          </table:table-cell>
          <table:table-cell office:value-type="float" office:value="0.00036">
            <text:p>0.0003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PC</text:p>
          </table:table-cell>
          <table:table-cell office:value-type="float" office:value="134">
            <text:p>134</text:p>
          </table:table-cell>
          <table:table-cell office:value-type="float" office:value="68">
            <text:p>68</text:p>
          </table:table-cell>
          <table:table-cell office:value-type="float" office:value="14155.11">
            <text:p>14155.110000</text:p>
          </table:table-cell>
          <table:table-cell office:value-type="float" office:value="208.16338">
            <text:p>208.163380</text:p>
          </table:table-cell>
          <table:table-cell office:value-type="float" office:value="596">
            <text:p>596.000000</text:p>
          </table:table-cell>
          <table:table-cell office:value-type="float" office:value="8.76471">
            <text:p>8.764710</text:p>
          </table:table-cell>
          <table:table-cell office:value-type="float" office:value="0.00075">
            <text:p>0.000750</text:p>
          </table:table-cell>
          <table:table-cell office:value-type="float" office:value="0.98286">
            <text:p>0.982860</text:p>
          </table:table-cell>
          <table:table-cell office:value-type="float" office:value="0.00074">
            <text:p>0.000740</text:p>
          </table:table-cell>
          <table:table-cell office:value-type="float" office:value="0.97553">
            <text:p>0.975530</text:p>
          </table:table-cell>
          <table:table-cell office:value-type="float" office:value="0.00076">
            <text:p>0.0007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NTS</text:p>
          </table:table-cell>
          <table:table-cell office:value-type="float" office:value="278">
            <text:p>278</text:p>
          </table:table-cell>
          <table:table-cell office:value-type="float" office:value="128">
            <text:p>128</text:p>
          </table:table-cell>
          <table:table-cell office:value-type="float" office:value="27418.246">
            <text:p>27418.246000</text:p>
          </table:table-cell>
          <table:table-cell office:value-type="float" office:value="214.20505">
            <text:p>214.205050</text:p>
          </table:table-cell>
          <table:table-cell office:value-type="float" office:value="1401">
            <text:p>1401.000000</text:p>
          </table:table-cell>
          <table:table-cell office:value-type="float" office:value="10.94531">
            <text:p>10.945310</text:p>
          </table:table-cell>
          <table:table-cell office:value-type="float" office:value="0.00145">
            <text:p>0.001450</text:p>
          </table:table-cell>
          <table:table-cell office:value-type="float" office:value="1.01138">
            <text:p>1.011380</text:p>
          </table:table-cell>
          <table:table-cell office:value-type="float" office:value="0.00174">
            <text:p>0.001740</text:p>
          </table:table-cell>
          <table:table-cell office:value-type="float" office:value="1.21824">
            <text:p>1.218240</text:p>
          </table:table-cell>
          <table:table-cell office:value-type="float" office:value="0.00143">
            <text:p>0.0014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OLF</text:p>
          </table:table-cell>
          <table:table-cell office:value-type="float" office:value="18769">
            <text:p>18769</text:p>
          </table:table-cell>
          <table:table-cell office:value-type="float" office:value="6740">
            <text:p>6740</text:p>
          </table:table-cell>
          <table:table-cell office:value-type="float" office:value="1479523.415">
            <text:p>1479523.415000</text:p>
          </table:table-cell>
          <table:table-cell office:value-type="float" office:value="219.51386">
            <text:p>219.513860</text:p>
          </table:table-cell>
          <table:table-cell office:value-type="float" office:value="59706">
            <text:p>59706.000000</text:p>
          </table:table-cell>
          <table:table-cell office:value-type="float" office:value="8.85846">
            <text:p>8.858460</text:p>
          </table:table-cell>
          <table:table-cell office:value-type="float" office:value="0.07817">
            <text:p>0.078170</text:p>
          </table:table-cell>
          <table:table-cell office:value-type="float" office:value="1.03645">
            <text:p>1.036450</text:p>
          </table:table-cell>
          <table:table-cell office:value-type="float" office:value="0.07437">
            <text:p>0.074370</text:p>
          </table:table-cell>
          <table:table-cell office:value-type="float" office:value="0.98597">
            <text:p>0.985970</text:p>
          </table:table-cell>
          <table:table-cell office:value-type="float" office:value="0.07542">
            <text:p>0.0754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OP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1606.098">
            <text:p>1606.098000</text:p>
          </table:table-cell>
          <table:table-cell office:value-type="float" office:value="200.76225">
            <text:p>200.762250</text:p>
          </table:table-cell>
          <table:table-cell office:value-type="float" office:value="52">
            <text:p>52.000000</text:p>
          </table:table-cell>
          <table:table-cell office:value-type="float" office:value="6.5">
            <text:p>6.500000</text:p>
          </table:table-cell>
          <table:table-cell office:value-type="float" office:value="0.00008">
            <text:p>0.000080</text:p>
          </table:table-cell>
          <table:table-cell office:value-type="float" office:value="0.94791">
            <text:p>0.947910</text:p>
          </table:table-cell>
          <table:table-cell office:value-type="float" office:value="0.00006">
            <text:p>0.000060</text:p>
          </table:table-cell>
          <table:table-cell office:value-type="float" office:value="0.72347">
            <text:p>0.72347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OT</text:p>
          </table:table-cell>
          <table:table-cell office:value-type="float" office:value="1513">
            <text:p>1513</text:p>
          </table:table-cell>
          <table:table-cell office:value-type="float" office:value="709">
            <text:p>709</text:p>
          </table:table-cell>
          <table:table-cell office:value-type="float" office:value="153727.466">
            <text:p>153727.466000</text:p>
          </table:table-cell>
          <table:table-cell office:value-type="float" office:value="216.82294">
            <text:p>216.822940</text:p>
          </table:table-cell>
          <table:table-cell office:value-type="float" office:value="5202">
            <text:p>5202.000000</text:p>
          </table:table-cell>
          <table:table-cell office:value-type="float" office:value="7.33709">
            <text:p>7.337090</text:p>
          </table:table-cell>
          <table:table-cell office:value-type="float" office:value="0.00812">
            <text:p>0.008120</text:p>
          </table:table-cell>
          <table:table-cell office:value-type="float" office:value="1.02374">
            <text:p>1.023740</text:p>
          </table:table-cell>
          <table:table-cell office:value-type="float" office:value="0.00648">
            <text:p>0.006480</text:p>
          </table:table-cell>
          <table:table-cell office:value-type="float" office:value="0.81664">
            <text:p>0.816640</text:p>
          </table:table-cell>
          <table:table-cell office:value-type="float" office:value="0.00793">
            <text:p>0.0079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</text:p>
          </table:table-cell>
          <table:table-cell office:value-type="float" office:value="9475">
            <text:p>9475</text:p>
          </table:table-cell>
          <table:table-cell office:value-type="float" office:value="3763">
            <text:p>3763</text:p>
          </table:table-cell>
          <table:table-cell office:value-type="float" office:value="784184.734">
            <text:p>784184.734000</text:p>
          </table:table-cell>
          <table:table-cell office:value-type="float" office:value="208.3935">
            <text:p>208.393500</text:p>
          </table:table-cell>
          <table:table-cell office:value-type="float" office:value="27458">
            <text:p>27458.000000</text:p>
          </table:table-cell>
          <table:table-cell office:value-type="float" office:value="7.29684">
            <text:p>7.296840</text:p>
          </table:table-cell>
          <table:table-cell office:value-type="float" office:value="0.04143">
            <text:p>0.041430</text:p>
          </table:table-cell>
          <table:table-cell office:value-type="float" office:value="0.98394">
            <text:p>0.983940</text:p>
          </table:table-cell>
          <table:table-cell office:value-type="float" office:value="0.0342">
            <text:p>0.034200</text:p>
          </table:table-cell>
          <table:table-cell office:value-type="float" office:value="0.81216">
            <text:p>0.812160</text:p>
          </table:table-cell>
          <table:table-cell office:value-type="float" office:value="0.04211">
            <text:p>0.042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-mot</text:p>
          </table:table-cell>
          <table:table-cell office:value-type="float" office:value="1377">
            <text:p>1377</text:p>
          </table:table-cell>
          <table:table-cell office:value-type="float" office:value="540">
            <text:p>540</text:p>
          </table:table-cell>
          <table:table-cell office:value-type="float" office:value="116884.797">
            <text:p>116884.797000</text:p>
          </table:table-cell>
          <table:table-cell office:value-type="float" office:value="216.45333">
            <text:p>216.453330</text:p>
          </table:table-cell>
          <table:table-cell office:value-type="float" office:value="3993">
            <text:p>3993.000000</text:p>
          </table:table-cell>
          <table:table-cell office:value-type="float" office:value="7.39444">
            <text:p>7.394440</text:p>
          </table:table-cell>
          <table:table-cell office:value-type="float" office:value="0.00618">
            <text:p>0.006180</text:p>
          </table:table-cell>
          <table:table-cell office:value-type="float" office:value="1.022">
            <text:p>1.022000</text:p>
          </table:table-cell>
          <table:table-cell office:value-type="float" office:value="0.00497">
            <text:p>0.004970</text:p>
          </table:table-cell>
          <table:table-cell office:value-type="float" office:value="0.82302">
            <text:p>0.823020</text:p>
          </table:table-cell>
          <table:table-cell office:value-type="float" office:value="0.00604">
            <text:p>0.0060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-sat</text:p>
          </table:table-cell>
          <table:table-cell office:value-type="float" office:value="557">
            <text:p>557</text:p>
          </table:table-cell>
          <table:table-cell office:value-type="float" office:value="246">
            <text:p>246</text:p>
          </table:table-cell>
          <table:table-cell office:value-type="float" office:value="50400.427">
            <text:p>50400.427000</text:p>
          </table:table-cell>
          <table:table-cell office:value-type="float" office:value="204.87978">
            <text:p>204.879780</text:p>
          </table:table-cell>
          <table:table-cell office:value-type="float" office:value="1959">
            <text:p>1959.000000</text:p>
          </table:table-cell>
          <table:table-cell office:value-type="float" office:value="7.96341">
            <text:p>7.963410</text:p>
          </table:table-cell>
          <table:table-cell office:value-type="float" office:value="0.00266">
            <text:p>0.002660</text:p>
          </table:table-cell>
          <table:table-cell office:value-type="float" office:value="0.96735">
            <text:p>0.967350</text:p>
          </table:table-cell>
          <table:table-cell office:value-type="float" office:value="0.00244">
            <text:p>0.002440</text:p>
          </table:table-cell>
          <table:table-cell office:value-type="float" office:value="0.88635">
            <text:p>0.886350</text:p>
          </table:table-cell>
          <table:table-cell office:value-type="float" office:value="0.00275">
            <text:p>0.0027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-sen</text:p>
          </table:table-cell>
          <table:table-cell office:value-type="float" office:value="1875">
            <text:p>1875</text:p>
          </table:table-cell>
          <table:table-cell office:value-type="float" office:value="780">
            <text:p>780</text:p>
          </table:table-cell>
          <table:table-cell office:value-type="float" office:value="162961.306">
            <text:p>162961.306000</text:p>
          </table:table-cell>
          <table:table-cell office:value-type="float" office:value="208.92475">
            <text:p>208.924750</text:p>
          </table:table-cell>
          <table:table-cell office:value-type="float" office:value="6512">
            <text:p>6512.000000</text:p>
          </table:table-cell>
          <table:table-cell office:value-type="float" office:value="8.34872">
            <text:p>8.348720</text:p>
          </table:table-cell>
          <table:table-cell office:value-type="float" office:value="0.00861">
            <text:p>0.008610</text:p>
          </table:table-cell>
          <table:table-cell office:value-type="float" office:value="0.98645">
            <text:p>0.986450</text:p>
          </table:table-cell>
          <table:table-cell office:value-type="float" office:value="0.00811">
            <text:p>0.008110</text:p>
          </table:table-cell>
          <table:table-cell office:value-type="float" office:value="0.92923">
            <text:p>0.929230</text:p>
          </table:table-cell>
          <table:table-cell office:value-type="float" office:value="0.00873">
            <text:p>0.0087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A</text:p>
          </table:table-cell>
          <table:table-cell office:value-type="float" office:value="364">
            <text:p>364</text:p>
          </table:table-cell>
          <table:table-cell office:value-type="float" office:value="165">
            <text:p>165</text:p>
          </table:table-cell>
          <table:table-cell office:value-type="float" office:value="36981.631">
            <text:p>36981.631000</text:p>
          </table:table-cell>
          <table:table-cell office:value-type="float" office:value="224.1311">
            <text:p>224.131100</text:p>
          </table:table-cell>
          <table:table-cell office:value-type="float" office:value="1390">
            <text:p>1390.000000</text:p>
          </table:table-cell>
          <table:table-cell office:value-type="float" office:value="8.42424">
            <text:p>8.424240</text:p>
          </table:table-cell>
          <table:table-cell office:value-type="float" office:value="0.00195">
            <text:p>0.001950</text:p>
          </table:table-cell>
          <table:table-cell office:value-type="float" office:value="1.05825">
            <text:p>1.058250</text:p>
          </table:table-cell>
          <table:table-cell office:value-type="float" office:value="0.00173">
            <text:p>0.001730</text:p>
          </table:table-cell>
          <table:table-cell office:value-type="float" office:value="0.93764">
            <text:p>0.937640</text:p>
          </table:table-cell>
          <table:table-cell office:value-type="float" office:value="0.00185">
            <text:p>0.0018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G</text:p>
          </table:table-cell>
          <table:table-cell office:value-type="float" office:value="1913">
            <text:p>1913</text:p>
          </table:table-cell>
          <table:table-cell office:value-type="float" office:value="808">
            <text:p>808</text:p>
          </table:table-cell>
          <table:table-cell office:value-type="float" office:value="166330.072">
            <text:p>166330.072000</text:p>
          </table:table-cell>
          <table:table-cell office:value-type="float" office:value="205.85405">
            <text:p>205.854050</text:p>
          </table:table-cell>
          <table:table-cell office:value-type="float" office:value="6699">
            <text:p>6699.000000</text:p>
          </table:table-cell>
          <table:table-cell office:value-type="float" office:value="8.29084">
            <text:p>8.290840</text:p>
          </table:table-cell>
          <table:table-cell office:value-type="float" office:value="0.00879">
            <text:p>0.008790</text:p>
          </table:table-cell>
          <table:table-cell office:value-type="float" office:value="0.97195">
            <text:p>0.971950</text:p>
          </table:table-cell>
          <table:table-cell office:value-type="float" office:value="0.00834">
            <text:p>0.008340</text:p>
          </table:table-cell>
          <table:table-cell office:value-type="float" office:value="0.92279">
            <text:p>0.922790</text:p>
          </table:table-cell>
          <table:table-cell office:value-type="float" office:value="0.00904">
            <text:p>0.0090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L</text:p>
          </table:table-cell>
          <table:table-cell office:value-type="float" office:value="3902">
            <text:p>3902</text:p>
          </table:table-cell>
          <table:table-cell office:value-type="float" office:value="1941">
            <text:p>1941</text:p>
          </table:table-cell>
          <table:table-cell office:value-type="float" office:value="412837.448">
            <text:p>412837.448000</text:p>
          </table:table-cell>
          <table:table-cell office:value-type="float" office:value="212.69317">
            <text:p>212.693170</text:p>
          </table:table-cell>
          <table:table-cell office:value-type="float" office:value="14300">
            <text:p>14300.000000</text:p>
          </table:table-cell>
          <table:table-cell office:value-type="float" office:value="7.36734">
            <text:p>7.367340</text:p>
          </table:table-cell>
          <table:table-cell office:value-type="float" office:value="0.02181">
            <text:p>0.021810</text:p>
          </table:table-cell>
          <table:table-cell office:value-type="float" office:value="1.00425">
            <text:p>1.004250</text:p>
          </table:table-cell>
          <table:table-cell office:value-type="float" office:value="0.01781">
            <text:p>0.017810</text:p>
          </table:table-cell>
          <table:table-cell office:value-type="float" office:value="0.82">
            <text:p>0.820000</text:p>
          </table:table-cell>
          <table:table-cell office:value-type="float" office:value="0.02172">
            <text:p>0.0217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Lc</text:p>
          </table:table-cell>
          <table:table-cell office:value-type="float" office:value="640">
            <text:p>640</text:p>
          </table:table-cell>
          <table:table-cell office:value-type="float" office:value="395">
            <text:p>395</text:p>
          </table:table-cell>
          <table:table-cell office:value-type="float" office:value="85252.54">
            <text:p>85252.540000</text:p>
          </table:table-cell>
          <table:table-cell office:value-type="float" office:value="215.82922">
            <text:p>215.829220</text:p>
          </table:table-cell>
          <table:table-cell office:value-type="float" office:value="3927">
            <text:p>3927.000000</text:p>
          </table:table-cell>
          <table:table-cell office:value-type="float" office:value="9.94177">
            <text:p>9.941770</text:p>
          </table:table-cell>
          <table:table-cell office:value-type="float" office:value="0.0045">
            <text:p>0.004500</text:p>
          </table:table-cell>
          <table:table-cell office:value-type="float" office:value="1.01905">
            <text:p>1.019050</text:p>
          </table:table-cell>
          <table:table-cell office:value-type="float" office:value="0.00489">
            <text:p>0.004890</text:p>
          </table:table-cell>
          <table:table-cell office:value-type="float" office:value="1.10654">
            <text:p>1.106540</text:p>
          </table:table-cell>
          <table:table-cell office:value-type="float" office:value="0.00442">
            <text:p>0.0044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Ld</text:p>
          </table:table-cell>
          <table:table-cell office:value-type="float" office:value="874">
            <text:p>874</text:p>
          </table:table-cell>
          <table:table-cell office:value-type="float" office:value="383">
            <text:p>383</text:p>
          </table:table-cell>
          <table:table-cell office:value-type="float" office:value="80582.684">
            <text:p>80582.684000</text:p>
          </table:table-cell>
          <table:table-cell office:value-type="float" office:value="210.39865">
            <text:p>210.398650</text:p>
          </table:table-cell>
          <table:table-cell office:value-type="float" office:value="2496">
            <text:p>2496.000000</text:p>
          </table:table-cell>
          <table:table-cell office:value-type="float" office:value="6.51697">
            <text:p>6.516970</text:p>
          </table:table-cell>
          <table:table-cell office:value-type="float" office:value="0.00426">
            <text:p>0.004260</text:p>
          </table:table-cell>
          <table:table-cell office:value-type="float" office:value="0.99341">
            <text:p>0.993410</text:p>
          </table:table-cell>
          <table:table-cell office:value-type="float" office:value="0.00311">
            <text:p>0.003110</text:p>
          </table:table-cell>
          <table:table-cell office:value-type="float" office:value="0.72535">
            <text:p>0.725350</text:p>
          </table:table-cell>
          <table:table-cell office:value-type="float" office:value="0.00429">
            <text:p>0.0042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Lm</text:p>
          </table:table-cell>
          <table:table-cell office:value-type="float" office:value="744">
            <text:p>744</text:p>
          </table:table-cell>
          <table:table-cell office:value-type="float" office:value="319">
            <text:p>319</text:p>
          </table:table-cell>
          <table:table-cell office:value-type="float" office:value="67925.85">
            <text:p>67925.850000</text:p>
          </table:table-cell>
          <table:table-cell office:value-type="float" office:value="212.9337">
            <text:p>212.933700</text:p>
          </table:table-cell>
          <table:table-cell office:value-type="float" office:value="2423">
            <text:p>2423.000000</text:p>
          </table:table-cell>
          <table:table-cell office:value-type="float" office:value="7.59561">
            <text:p>7.595610</text:p>
          </table:table-cell>
          <table:table-cell office:value-type="float" office:value="0.00359">
            <text:p>0.003590</text:p>
          </table:table-cell>
          <table:table-cell office:value-type="float" office:value="1.00538">
            <text:p>1.005380</text:p>
          </table:table-cell>
          <table:table-cell office:value-type="float" office:value="0.00302">
            <text:p>0.003020</text:p>
          </table:table-cell>
          <table:table-cell office:value-type="float" office:value="0.84541">
            <text:p>0.845410</text:p>
          </table:table-cell>
          <table:table-cell office:value-type="float" office:value="0.00357">
            <text:p>0.0035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Lv</text:p>
          </table:table-cell>
          <table:table-cell office:value-type="float" office:value="1416">
            <text:p>1416</text:p>
          </table:table-cell>
          <table:table-cell office:value-type="float" office:value="735">
            <text:p>735</text:p>
          </table:table-cell>
          <table:table-cell office:value-type="float" office:value="156098.114">
            <text:p>156098.114000</text:p>
          </table:table-cell>
          <table:table-cell office:value-type="float" office:value="212.37839">
            <text:p>212.378390</text:p>
          </table:table-cell>
          <table:table-cell office:value-type="float" office:value="4718">
            <text:p>4718.000000</text:p>
          </table:table-cell>
          <table:table-cell office:value-type="float" office:value="6.41905">
            <text:p>6.419050</text:p>
          </table:table-cell>
          <table:table-cell office:value-type="float" office:value="0.00825">
            <text:p>0.008250</text:p>
          </table:table-cell>
          <table:table-cell office:value-type="float" office:value="1.00276">
            <text:p>1.002760</text:p>
          </table:table-cell>
          <table:table-cell office:value-type="float" office:value="0.00588">
            <text:p>0.005880</text:p>
          </table:table-cell>
          <table:table-cell office:value-type="float" office:value="0.71446">
            <text:p>0.714460</text:p>
          </table:table-cell>
          <table:table-cell office:value-type="float" office:value="0.00823">
            <text:p>0.0082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A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08.556">
            <text:p>608.556000</text:p>
          </table:table-cell>
          <table:table-cell office:value-type="float" office:value="202.852">
            <text:p>202.852000</text:p>
          </table:table-cell>
          <table:table-cell office:value-type="float" office:value="31">
            <text:p>31.000000</text:p>
          </table:table-cell>
          <table:table-cell office:value-type="float" office:value="10.33333">
            <text:p>10.333330</text:p>
          </table:table-cell>
          <table:table-cell office:value-type="float" office:value="0.00003">
            <text:p>0.000030</text:p>
          </table:table-cell>
          <table:table-cell office:value-type="float" office:value="0.95778">
            <text:p>0.957780</text:p>
          </table:table-cell>
          <table:table-cell office:value-type="float" office:value="0.00004">
            <text:p>0.000040</text:p>
          </table:table-cell>
          <table:table-cell office:value-type="float" office:value="1.15012">
            <text:p>1.150120</text:p>
          </table:table-cell>
          <table:table-cell office:value-type="float" office:value="0.00003">
            <text:p>0.0000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B</text:p>
          </table:table-cell>
          <table:table-cell office:value-type="float" office:value="437">
            <text:p>437</text:p>
          </table:table-cell>
          <table:table-cell office:value-type="float" office:value="221">
            <text:p>221</text:p>
          </table:table-cell>
          <table:table-cell office:value-type="float" office:value="46410.913">
            <text:p>46410.913000</text:p>
          </table:table-cell>
          <table:table-cell office:value-type="float" office:value="210.00413">
            <text:p>210.004130</text:p>
          </table:table-cell>
          <table:table-cell office:value-type="float" office:value="2034">
            <text:p>2034.000000</text:p>
          </table:table-cell>
          <table:table-cell office:value-type="float" office:value="9.20362">
            <text:p>9.203620</text:p>
          </table:table-cell>
          <table:table-cell office:value-type="float" office:value="0.00245">
            <text:p>0.002450</text:p>
          </table:table-cell>
          <table:table-cell office:value-type="float" office:value="0.99155">
            <text:p>0.991550</text:p>
          </table:table-cell>
          <table:table-cell office:value-type="float" office:value="0.00253">
            <text:p>0.002530</text:p>
          </table:table-cell>
          <table:table-cell office:value-type="float" office:value="1.02439">
            <text:p>1.024390</text:p>
          </table:table-cell>
          <table:table-cell office:value-type="float" office:value="0.00247">
            <text:p>0.0024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BG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1992.396">
            <text:p>1992.396000</text:p>
          </table:table-cell>
          <table:table-cell office:value-type="float" office:value="221.37733">
            <text:p>221.377330</text:p>
          </table:table-cell>
          <table:table-cell office:value-type="float" office:value="110">
            <text:p>110.000000</text:p>
          </table:table-cell>
          <table:table-cell office:value-type="float" office:value="12.22222">
            <text:p>12.222220</text:p>
          </table:table-cell>
          <table:table-cell office:value-type="float" office:value="0.00011">
            <text:p>0.000110</text:p>
          </table:table-cell>
          <table:table-cell office:value-type="float" office:value="1.04525">
            <text:p>1.045250</text:p>
          </table:table-cell>
          <table:table-cell office:value-type="float" office:value="0.00014">
            <text:p>0.000140</text:p>
          </table:table-cell>
          <table:table-cell office:value-type="float" office:value="1.36036">
            <text:p>1.360360</text:p>
          </table:table-cell>
          <table:table-cell office:value-type="float" office:value="0.0001">
            <text:p>0.0001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CG</text:p>
          </table:table-cell>
          <table:table-cell office:value-type="float" office:value="294">
            <text:p>294</text:p>
          </table:table-cell>
          <table:table-cell office:value-type="float" office:value="131">
            <text:p>131</text:p>
          </table:table-cell>
          <table:table-cell office:value-type="float" office:value="26325.789">
            <text:p>26325.789000</text:p>
          </table:table-cell>
          <table:table-cell office:value-type="float" office:value="200.96022">
            <text:p>200.960220</text:p>
          </table:table-cell>
          <table:table-cell office:value-type="float" office:value="1405">
            <text:p>1405.000000</text:p>
          </table:table-cell>
          <table:table-cell office:value-type="float" office:value="10.72519">
            <text:p>10.725190</text:p>
          </table:table-cell>
          <table:table-cell office:value-type="float" office:value="0.00139">
            <text:p>0.001390</text:p>
          </table:table-cell>
          <table:table-cell office:value-type="float" office:value="0.94885">
            <text:p>0.948850</text:p>
          </table:table-cell>
          <table:table-cell office:value-type="float" office:value="0.00175">
            <text:p>0.001750</text:p>
          </table:table-cell>
          <table:table-cell office:value-type="float" office:value="1.19374">
            <text:p>1.193740</text:p>
          </table:table-cell>
          <table:table-cell office:value-type="float" office:value="0.00147">
            <text:p>0.0014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CN</text:p>
          </table:table-cell>
          <table:table-cell office:value-type="float" office:value="97">
            <text:p>97</text:p>
          </table:table-cell>
          <table:table-cell office:value-type="float" office:value="44">
            <text:p>44</text:p>
          </table:table-cell>
          <table:table-cell office:value-type="float" office:value="8195.023">
            <text:p>8195.023000</text:p>
          </table:table-cell>
          <table:table-cell office:value-type="float" office:value="186.25052">
            <text:p>186.250520</text:p>
          </table:table-cell>
          <table:table-cell office:value-type="float" office:value="303">
            <text:p>303.000000</text:p>
          </table:table-cell>
          <table:table-cell office:value-type="float" office:value="6.88636">
            <text:p>6.886360</text:p>
          </table:table-cell>
          <table:table-cell office:value-type="float" office:value="0.00043">
            <text:p>0.000430</text:p>
          </table:table-cell>
          <table:table-cell office:value-type="float" office:value="0.87939">
            <text:p>0.879390</text:p>
          </table:table-cell>
          <table:table-cell office:value-type="float" office:value="0.00038">
            <text:p>0.000380</text:p>
          </table:table-cell>
          <table:table-cell office:value-type="float" office:value="0.76647">
            <text:p>0.766470</text:p>
          </table:table-cell>
          <table:table-cell office:value-type="float" office:value="0.00049">
            <text:p>0.0004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D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239.4">
            <text:p>239.400000</text:p>
          </table:table-cell>
          <table:table-cell table:number-columns-repeated="2" office:value-type="float" office:value="5">
            <text:p>5.000000</text:p>
          </table:table-cell>
          <table:table-cell office:value-type="float" office:value="0.00001">
            <text:p>0.000010</text:p>
          </table:table-cell>
          <table:table-cell office:value-type="float" office:value="1.13034">
            <text:p>1.130340</text:p>
          </table:table-cell>
          <table:table-cell office:value-type="float" office:value="0.00001">
            <text:p>0.000010</text:p>
          </table:table-cell>
          <table:table-cell office:value-type="float" office:value="0.55651">
            <text:p>0.556510</text:p>
          </table:table-cell>
          <table:table-cell office:value-type="float" office:value="0.00001">
            <text:p>0.0000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F</text:p>
          </table:table-cell>
          <table:table-cell office:value-type="float" office:value="214">
            <text:p>214</text:p>
          </table:table-cell>
          <table:table-cell office:value-type="float" office:value="104">
            <text:p>104</text:p>
          </table:table-cell>
          <table:table-cell office:value-type="float" office:value="21183.722">
            <text:p>21183.722000</text:p>
          </table:table-cell>
          <table:table-cell office:value-type="float" office:value="203.68963">
            <text:p>203.689630</text:p>
          </table:table-cell>
          <table:table-cell office:value-type="float" office:value="772">
            <text:p>772.000000</text:p>
          </table:table-cell>
          <table:table-cell office:value-type="float" office:value="7.42308">
            <text:p>7.423080</text:p>
          </table:table-cell>
          <table:table-cell office:value-type="float" office:value="0.00112">
            <text:p>0.001120</text:p>
          </table:table-cell>
          <table:table-cell office:value-type="float" office:value="0.96173">
            <text:p>0.961730</text:p>
          </table:table-cell>
          <table:table-cell office:value-type="float" office:value="0.00096">
            <text:p>0.000960</text:p>
          </table:table-cell>
          <table:table-cell office:value-type="float" office:value="0.82621">
            <text:p>0.826210</text:p>
          </table:table-cell>
          <table:table-cell office:value-type="float" office:value="0.00116">
            <text:p>0.0011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G</text:p>
          </table:table-cell>
          <table:table-cell office:value-type="float" office:value="406">
            <text:p>406</text:p>
          </table:table-cell>
          <table:table-cell office:value-type="float" office:value="155">
            <text:p>155</text:p>
          </table:table-cell>
          <table:table-cell office:value-type="float" office:value="35740.09">
            <text:p>35740.090000</text:p>
          </table:table-cell>
          <table:table-cell office:value-type="float" office:value="230.58123">
            <text:p>230.581230</text:p>
          </table:table-cell>
          <table:table-cell office:value-type="float" office:value="978">
            <text:p>978.000000</text:p>
          </table:table-cell>
          <table:table-cell office:value-type="float" office:value="6.30968">
            <text:p>6.309680</text:p>
          </table:table-cell>
          <table:table-cell office:value-type="float" office:value="0.00189">
            <text:p>0.001890</text:p>
          </table:table-cell>
          <table:table-cell office:value-type="float" office:value="1.08871">
            <text:p>1.088710</text:p>
          </table:table-cell>
          <table:table-cell office:value-type="float" office:value="0.00122">
            <text:p>0.001220</text:p>
          </table:table-cell>
          <table:table-cell office:value-type="float" office:value="0.70228">
            <text:p>0.702280</text:p>
          </table:table-cell>
          <table:table-cell office:value-type="float" office:value="0.00173">
            <text:p>0.0017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GRN</text:p>
          </table:table-cell>
          <table:table-cell office:value-type="float" office:value="376">
            <text:p>376</text:p>
          </table:table-cell>
          <table:table-cell office:value-type="float" office:value="113">
            <text:p>113</text:p>
          </table:table-cell>
          <table:table-cell office:value-type="float" office:value="24435.575">
            <text:p>24435.575000</text:p>
          </table:table-cell>
          <table:table-cell office:value-type="float" office:value="216.24403">
            <text:p>216.244030</text:p>
          </table:table-cell>
          <table:table-cell office:value-type="float" office:value="800">
            <text:p>800.000000</text:p>
          </table:table-cell>
          <table:table-cell office:value-type="float" office:value="7.07965">
            <text:p>7.079650</text:p>
          </table:table-cell>
          <table:table-cell office:value-type="float" office:value="0.00129">
            <text:p>0.001290</text:p>
          </table:table-cell>
          <table:table-cell office:value-type="float" office:value="1.02101">
            <text:p>1.021010</text:p>
          </table:table-cell>
          <table:table-cell office:value-type="float" office:value="0.001">
            <text:p>0.001000</text:p>
          </table:table-cell>
          <table:table-cell office:value-type="float" office:value="0.78798">
            <text:p>0.787980</text:p>
          </table:table-cell>
          <table:table-cell office:value-type="float" office:value="0.00126">
            <text:p>0.0012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H</text:p>
          </table:table-cell>
          <table:table-cell office:value-type="float" office:value="335">
            <text:p>335</text:p>
          </table:table-cell>
          <table:table-cell office:value-type="float" office:value="177">
            <text:p>177</text:p>
          </table:table-cell>
          <table:table-cell office:value-type="float" office:value="37683.218">
            <text:p>37683.218000</text:p>
          </table:table-cell>
          <table:table-cell office:value-type="float" office:value="212.89954">
            <text:p>212.899540</text:p>
          </table:table-cell>
          <table:table-cell office:value-type="float" office:value="1303">
            <text:p>1303.000000</text:p>
          </table:table-cell>
          <table:table-cell office:value-type="float" office:value="7.36158">
            <text:p>7.361580</text:p>
          </table:table-cell>
          <table:table-cell office:value-type="float" office:value="0.00199">
            <text:p>0.001990</text:p>
          </table:table-cell>
          <table:table-cell office:value-type="float" office:value="1.00522">
            <text:p>1.005220</text:p>
          </table:table-cell>
          <table:table-cell office:value-type="float" office:value="0.00162">
            <text:p>0.001620</text:p>
          </table:table-cell>
          <table:table-cell office:value-type="float" office:value="0.81936">
            <text:p>0.819360</text:p>
          </table:table-cell>
          <table:table-cell office:value-type="float" office:value="0.00198">
            <text:p>0.0019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IR</text:p>
          </table:table-cell>
          <table:table-cell office:value-type="float" office:value="5282">
            <text:p>5282</text:p>
          </table:table-cell>
          <table:table-cell office:value-type="float" office:value="1503">
            <text:p>1503</text:p>
          </table:table-cell>
          <table:table-cell office:value-type="float" office:value="334369.097">
            <text:p>334369.097000</text:p>
          </table:table-cell>
          <table:table-cell office:value-type="float" office:value="222.4678">
            <text:p>222.467800</text:p>
          </table:table-cell>
          <table:table-cell office:value-type="float" office:value="14939">
            <text:p>14939.000000</text:p>
          </table:table-cell>
          <table:table-cell office:value-type="float" office:value="9.93945">
            <text:p>9.939450</text:p>
          </table:table-cell>
          <table:table-cell office:value-type="float" office:value="0.01767">
            <text:p>0.017670</text:p>
          </table:table-cell>
          <table:table-cell office:value-type="float" office:value="1.0504">
            <text:p>1.050400</text:p>
          </table:table-cell>
          <table:table-cell office:value-type="float" office:value="0.01861">
            <text:p>0.018610</text:p>
          </table:table-cell>
          <table:table-cell office:value-type="float" office:value="1.10628">
            <text:p>1.106280</text:p>
          </table:table-cell>
          <table:table-cell office:value-type="float" office:value="0.01682">
            <text:p>0.0168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Md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4378.837">
            <text:p>4378.837000</text:p>
          </table:table-cell>
          <table:table-cell office:value-type="float" office:value="208.51605">
            <text:p>208.516050</text:p>
          </table:table-cell>
          <table:table-cell office:value-type="float" office:value="139">
            <text:p>139.000000</text:p>
          </table:table-cell>
          <table:table-cell office:value-type="float" office:value="6.61905">
            <text:p>6.619050</text:p>
          </table:table-cell>
          <table:table-cell office:value-type="float" office:value="0.00023">
            <text:p>0.000230</text:p>
          </table:table-cell>
          <table:table-cell office:value-type="float" office:value="0.98452">
            <text:p>0.984520</text:p>
          </table:table-cell>
          <table:table-cell office:value-type="float" office:value="0.00017">
            <text:p>0.000170</text:p>
          </table:table-cell>
          <table:table-cell office:value-type="float" office:value="0.73672">
            <text:p>0.736720</text:p>
          </table:table-cell>
          <table:table-cell office:value-type="float" office:value="0.00024">
            <text:p>0.0002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Mv</text:p>
          </table:table-cell>
          <table:table-cell office:value-type="float" office:value="42">
            <text:p>42</text:p>
          </table:table-cell>
          <table:table-cell office:value-type="float" office:value="21">
            <text:p>21</text:p>
          </table:table-cell>
          <table:table-cell office:value-type="float" office:value="4727.511">
            <text:p>4727.511000</text:p>
          </table:table-cell>
          <table:table-cell office:value-type="float" office:value="225.11957">
            <text:p>225.119570</text:p>
          </table:table-cell>
          <table:table-cell office:value-type="float" office:value="188">
            <text:p>188.000000</text:p>
          </table:table-cell>
          <table:table-cell office:value-type="float" office:value="8.95238">
            <text:p>8.952380</text:p>
          </table:table-cell>
          <table:table-cell office:value-type="float" office:value="0.00025">
            <text:p>0.000250</text:p>
          </table:table-cell>
          <table:table-cell office:value-type="float" office:value="1.06292">
            <text:p>1.062920</text:p>
          </table:table-cell>
          <table:table-cell office:value-type="float" office:value="0.00023">
            <text:p>0.000230</text:p>
          </table:table-cell>
          <table:table-cell office:value-type="float" office:value="0.99642">
            <text:p>0.996420</text:p>
          </table:table-cell>
          <table:table-cell office:value-type="float" office:value="0.00024">
            <text:p>0.0002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P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563.111">
            <text:p>5563.111000</text:p>
          </table:table-cell>
          <table:table-cell office:value-type="float" office:value="198.68254">
            <text:p>198.682540</text:p>
          </table:table-cell>
          <table:table-cell office:value-type="float" office:value="239">
            <text:p>239.000000</text:p>
          </table:table-cell>
          <table:table-cell office:value-type="float" office:value="8.53571">
            <text:p>8.535710</text:p>
          </table:table-cell>
          <table:table-cell office:value-type="float" office:value="0.00029">
            <text:p>0.000290</text:p>
          </table:table-cell>
          <table:table-cell office:value-type="float" office:value="0.93809">
            <text:p>0.938090</text:p>
          </table:table-cell>
          <table:table-cell office:value-type="float" office:value="0.0003">
            <text:p>0.000300</text:p>
          </table:table-cell>
          <table:table-cell office:value-type="float" office:value="0.95005">
            <text:p>0.950050</text:p>
          </table:table-cell>
          <table:table-cell office:value-type="float" office:value="0.00031">
            <text:p>0.0003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PN</text:p>
          </table:table-cell>
          <table:table-cell office:value-type="float" office:value="265">
            <text:p>265</text:p>
          </table:table-cell>
          <table:table-cell office:value-type="float" office:value="105">
            <text:p>105</text:p>
          </table:table-cell>
          <table:table-cell office:value-type="float" office:value="22040.194">
            <text:p>22040.194000</text:p>
          </table:table-cell>
          <table:table-cell office:value-type="float" office:value="209.90661">
            <text:p>209.906610</text:p>
          </table:table-cell>
          <table:table-cell office:value-type="float" office:value="730">
            <text:p>730.000000</text:p>
          </table:table-cell>
          <table:table-cell office:value-type="float" office:value="6.95238">
            <text:p>6.952380</text:p>
          </table:table-cell>
          <table:table-cell office:value-type="float" office:value="0.00116">
            <text:p>0.001160</text:p>
          </table:table-cell>
          <table:table-cell office:value-type="float" office:value="0.99109">
            <text:p>0.991090</text:p>
          </table:table-cell>
          <table:table-cell office:value-type="float" office:value="0.00091">
            <text:p>0.000910</text:p>
          </table:table-cell>
          <table:table-cell office:value-type="float" office:value="0.77382">
            <text:p>0.773820</text:p>
          </table:table-cell>
          <table:table-cell office:value-type="float" office:value="0.00118">
            <text:p>0.0011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PY</text:p>
          </table:table-cell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1682.979">
            <text:p>1682.979000</text:p>
          </table:table-cell>
          <table:table-cell office:value-type="float" office:value="210.37237">
            <text:p>210.372370</text:p>
          </table:table-cell>
          <table:table-cell office:value-type="float" office:value="51">
            <text:p>51.000000</text:p>
          </table:table-cell>
          <table:table-cell office:value-type="float" office:value="6.375">
            <text:p>6.375000</text:p>
          </table:table-cell>
          <table:table-cell office:value-type="float" office:value="0.00009">
            <text:p>0.000090</text:p>
          </table:table-cell>
          <table:table-cell office:value-type="float" office:value="0.99329">
            <text:p>0.993290</text:p>
          </table:table-cell>
          <table:table-cell office:value-type="float" office:value="0.00006">
            <text:p>0.000060</text:p>
          </table:table-cell>
          <table:table-cell office:value-type="float" office:value="0.70955">
            <text:p>0.709550</text:p>
          </table:table-cell>
          <table:table-cell office:value-type="float" office:value="0.00009">
            <text:p>0.0000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R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4691.169">
            <text:p>4691.169000</text:p>
          </table:table-cell>
          <table:table-cell office:value-type="float" office:value="213.23495">
            <text:p>213.234950</text:p>
          </table:table-cell>
          <table:table-cell office:value-type="float" office:value="199">
            <text:p>199.000000</text:p>
          </table:table-cell>
          <table:table-cell office:value-type="float" office:value="9.04545">
            <text:p>9.045450</text:p>
          </table:table-cell>
          <table:table-cell office:value-type="float" office:value="0.00025">
            <text:p>0.000250</text:p>
          </table:table-cell>
          <table:table-cell office:value-type="float" office:value="1.0068">
            <text:p>1.006800</text:p>
          </table:table-cell>
          <table:table-cell office:value-type="float" office:value="0.00025">
            <text:p>0.000250</text:p>
          </table:table-cell>
          <table:table-cell office:value-type="float" office:value="1.00678">
            <text:p>1.00678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RT</text:p>
          </table:table-cell>
          <table:table-cell office:value-type="float" office:value="696">
            <text:p>696</text:p>
          </table:table-cell>
          <table:table-cell office:value-type="float" office:value="301">
            <text:p>301</text:p>
          </table:table-cell>
          <table:table-cell office:value-type="float" office:value="62070.836">
            <text:p>62070.836000</text:p>
          </table:table-cell>
          <table:table-cell office:value-type="float" office:value="206.2154">
            <text:p>206.215400</text:p>
          </table:table-cell>
          <table:table-cell office:value-type="float" office:value="2568">
            <text:p>2568.000000</text:p>
          </table:table-cell>
          <table:table-cell office:value-type="float" office:value="8.53156">
            <text:p>8.531560</text:p>
          </table:table-cell>
          <table:table-cell office:value-type="float" office:value="0.00328">
            <text:p>0.003280</text:p>
          </table:table-cell>
          <table:table-cell office:value-type="float" office:value="0.97366">
            <text:p>0.973660</text:p>
          </table:table-cell>
          <table:table-cell office:value-type="float" office:value="0.0032">
            <text:p>0.003200</text:p>
          </table:table-cell>
          <table:table-cell office:value-type="float" office:value="0.94958">
            <text:p>0.949580</text:p>
          </table:table-cell>
          <table:table-cell office:value-type="float" office:value="0.00337">
            <text:p>0.0033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S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944.248">
            <text:p>1944.248000</text:p>
          </table:table-cell>
          <table:table-cell office:value-type="float" office:value="216.02756">
            <text:p>216.027560</text:p>
          </table:table-cell>
          <table:table-cell office:value-type="float" office:value="74">
            <text:p>74.000000</text:p>
          </table:table-cell>
          <table:table-cell office:value-type="float" office:value="8.22222">
            <text:p>8.222220</text:p>
          </table:table-cell>
          <table:table-cell office:value-type="float" office:value="0.0001">
            <text:p>0.000100</text:p>
          </table:table-cell>
          <table:table-cell office:value-type="float" office:value="1.01999">
            <text:p>1.019990</text:p>
          </table:table-cell>
          <table:table-cell office:value-type="float" office:value="0.00009">
            <text:p>0.000090</text:p>
          </table:table-cell>
          <table:table-cell office:value-type="float" office:value="0.91515">
            <text:p>0.915150</text:p>
          </table:table-cell>
          <table:table-cell office:value-type="float" office:value="0.0001">
            <text:p>0.0001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SV</text:p>
          </table:table-cell>
          <table:table-cell office:value-type="float" office:value="480">
            <text:p>480</text:p>
          </table:table-cell>
          <table:table-cell office:value-type="float" office:value="246">
            <text:p>246</text:p>
          </table:table-cell>
          <table:table-cell office:value-type="float" office:value="50916.903">
            <text:p>50916.903000</text:p>
          </table:table-cell>
          <table:table-cell office:value-type="float" office:value="206.97928">
            <text:p>206.979280</text:p>
          </table:table-cell>
          <table:table-cell office:value-type="float" office:value="2163">
            <text:p>2163.000000</text:p>
          </table:table-cell>
          <table:table-cell office:value-type="float" office:value="8.79268">
            <text:p>8.792680</text:p>
          </table:table-cell>
          <table:table-cell office:value-type="float" office:value="0.00269">
            <text:p>0.002690</text:p>
          </table:table-cell>
          <table:table-cell office:value-type="float" office:value="0.97727">
            <text:p>0.977270</text:p>
          </table:table-cell>
          <table:table-cell office:value-type="float" office:value="0.00269">
            <text:p>0.002690</text:p>
          </table:table-cell>
          <table:table-cell office:value-type="float" office:value="0.97865">
            <text:p>0.978650</text:p>
          </table:table-cell>
          <table:table-cell office:value-type="float" office:value="0.00275">
            <text:p>0.0027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VH</text:p>
          </table:table-cell>
          <table:table-cell office:value-type="float" office:value="165">
            <text:p>165</text:p>
          </table:table-cell>
          <table:table-cell office:value-type="float" office:value="70">
            <text:p>70</text:p>
          </table:table-cell>
          <table:table-cell office:value-type="float" office:value="15030.536">
            <text:p>15030.536000</text:p>
          </table:table-cell>
          <table:table-cell office:value-type="float" office:value="214.72194">
            <text:p>214.721940</text:p>
          </table:table-cell>
          <table:table-cell office:value-type="float" office:value="566">
            <text:p>566.000000</text:p>
          </table:table-cell>
          <table:table-cell office:value-type="float" office:value="8.08571">
            <text:p>8.085710</text:p>
          </table:table-cell>
          <table:table-cell office:value-type="float" office:value="0.00079">
            <text:p>0.000790</text:p>
          </table:table-cell>
          <table:table-cell office:value-type="float" office:value="1.01382">
            <text:p>1.013820</text:p>
          </table:table-cell>
          <table:table-cell office:value-type="float" office:value="0.0007">
            <text:p>0.000700</text:p>
          </table:table-cell>
          <table:table-cell office:value-type="float" office:value="0.89996">
            <text:p>0.899960</text:p>
          </table:table-cell>
          <table:table-cell office:value-type="float" office:value="0.00078">
            <text:p>0.0007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VR</text:p>
          </table:table-cell>
          <table:table-cell office:value-type="float" office:value="589">
            <text:p>589</text:p>
          </table:table-cell>
          <table:table-cell office:value-type="float" office:value="258">
            <text:p>258</text:p>
          </table:table-cell>
          <table:table-cell office:value-type="float" office:value="56826.902">
            <text:p>56826.902000</text:p>
          </table:table-cell>
          <table:table-cell office:value-type="float" office:value="220.25931">
            <text:p>220.259310</text:p>
          </table:table-cell>
          <table:table-cell office:value-type="float" office:value="2032">
            <text:p>2032.000000</text:p>
          </table:table-cell>
          <table:table-cell office:value-type="float" office:value="7.87597">
            <text:p>7.875970</text:p>
          </table:table-cell>
          <table:table-cell office:value-type="float" office:value="0.003">
            <text:p>0.003000</text:p>
          </table:table-cell>
          <table:table-cell office:value-type="float" office:value="1.03997">
            <text:p>1.039970</text:p>
          </table:table-cell>
          <table:table-cell office:value-type="float" office:value="0.00253">
            <text:p>0.002530</text:p>
          </table:table-cell>
          <table:table-cell office:value-type="float" office:value="0.87661">
            <text:p>0.876610</text:p>
          </table:table-cell>
          <table:table-cell office:value-type="float" office:value="0.00289">
            <text:p>0.0028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PVZ</text:p>
          </table:table-cell>
          <table:table-cell office:value-type="float" office:value="344">
            <text:p>344</text:p>
          </table:table-cell>
          <table:table-cell office:value-type="float" office:value="138">
            <text:p>138</text:p>
          </table:table-cell>
          <table:table-cell office:value-type="float" office:value="30271.737">
            <text:p>30271.737000</text:p>
          </table:table-cell>
          <table:table-cell office:value-type="float" office:value="219.36041">
            <text:p>219.360410</text:p>
          </table:table-cell>
          <table:table-cell office:value-type="float" office:value="1479">
            <text:p>1479.000000</text:p>
          </table:table-cell>
          <table:table-cell office:value-type="float" office:value="10.71739">
            <text:p>10.717390</text:p>
          </table:table-cell>
          <table:table-cell office:value-type="float" office:value="0.0016">
            <text:p>0.001600</text:p>
          </table:table-cell>
          <table:table-cell office:value-type="float" office:value="1.03573">
            <text:p>1.035730</text:p>
          </table:table-cell>
          <table:table-cell office:value-type="float" office:value="0.00184">
            <text:p>0.001840</text:p>
          </table:table-cell>
          <table:table-cell office:value-type="float" office:value="1.19287">
            <text:p>1.192870</text:p>
          </table:table-cell>
          <table:table-cell office:value-type="float" office:value="0.00154">
            <text:p>0.0015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Amb</text:p>
          </table:table-cell>
          <table:table-cell office:value-type="float" office:value="357">
            <text:p>357</text:p>
          </table:table-cell>
          <table:table-cell office:value-type="float" office:value="159">
            <text:p>159</text:p>
          </table:table-cell>
          <table:table-cell office:value-type="float" office:value="33150.013">
            <text:p>33150.013000</text:p>
          </table:table-cell>
          <table:table-cell office:value-type="float" office:value="208.49065">
            <text:p>208.490650</text:p>
          </table:table-cell>
          <table:table-cell office:value-type="float" office:value="1243">
            <text:p>1243.000000</text:p>
          </table:table-cell>
          <table:table-cell office:value-type="float" office:value="7.81761">
            <text:p>7.817610</text:p>
          </table:table-cell>
          <table:table-cell office:value-type="float" office:value="0.00175">
            <text:p>0.001750</text:p>
          </table:table-cell>
          <table:table-cell office:value-type="float" office:value="0.9844">
            <text:p>0.984400</text:p>
          </table:table-cell>
          <table:table-cell office:value-type="float" office:value="0.00155">
            <text:p>0.001550</text:p>
          </table:table-cell>
          <table:table-cell office:value-type="float" office:value="0.87012">
            <text:p>0.870120</text:p>
          </table:table-cell>
          <table:table-cell office:value-type="float" office:value="0.00178">
            <text:p>0.0017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HP</text:p>
          </table:table-cell>
          <table:table-cell office:value-type="float" office:value="8097">
            <text:p>8097</text:p>
          </table:table-cell>
          <table:table-cell office:value-type="float" office:value="1972">
            <text:p>1972</text:p>
          </table:table-cell>
          <table:table-cell office:value-type="float" office:value="429533.716">
            <text:p>429533.716000</text:p>
          </table:table-cell>
          <table:table-cell office:value-type="float" office:value="217.81629">
            <text:p>217.816290</text:p>
          </table:table-cell>
          <table:table-cell office:value-type="float" office:value="21463">
            <text:p>21463.000000</text:p>
          </table:table-cell>
          <table:table-cell office:value-type="float" office:value="10.88387">
            <text:p>10.883870</text:p>
          </table:table-cell>
          <table:table-cell office:value-type="float" office:value="0.0227">
            <text:p>0.022700</text:p>
          </table:table-cell>
          <table:table-cell office:value-type="float" office:value="1.02843">
            <text:p>1.028430</text:p>
          </table:table-cell>
          <table:table-cell office:value-type="float" office:value="0.02673">
            <text:p>0.026730</text:p>
          </table:table-cell>
          <table:table-cell office:value-type="float" office:value="1.2114">
            <text:p>1.211400</text:p>
          </table:table-cell>
          <table:table-cell office:value-type="float" office:value="0.02207">
            <text:p>0.0220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M</text:p>
          </table:table-cell>
          <table:table-cell office:value-type="float" office:value="130">
            <text:p>130</text:p>
          </table:table-cell>
          <table:table-cell office:value-type="float" office:value="47">
            <text:p>47</text:p>
          </table:table-cell>
          <table:table-cell office:value-type="float" office:value="9724.363">
            <text:p>9724.363000</text:p>
          </table:table-cell>
          <table:table-cell office:value-type="float" office:value="206.90134">
            <text:p>206.901340</text:p>
          </table:table-cell>
          <table:table-cell office:value-type="float" office:value="305">
            <text:p>305.000000</text:p>
          </table:table-cell>
          <table:table-cell office:value-type="float" office:value="6.48936">
            <text:p>6.489360</text:p>
          </table:table-cell>
          <table:table-cell office:value-type="float" office:value="0.00051">
            <text:p>0.000510</text:p>
          </table:table-cell>
          <table:table-cell office:value-type="float" office:value="0.9769">
            <text:p>0.976900</text:p>
          </table:table-cell>
          <table:table-cell office:value-type="float" office:value="0.00038">
            <text:p>0.000380</text:p>
          </table:table-cell>
          <table:table-cell office:value-type="float" office:value="0.72228">
            <text:p>0.722280</text:p>
          </table:table-cell>
          <table:table-cell office:value-type="float" office:value="0.00053">
            <text:p>0.0005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N</text:p>
          </table:table-cell>
          <table:table-cell office:value-type="float" office:value="169">
            <text:p>169</text:p>
          </table:table-cell>
          <table:table-cell office:value-type="float" office:value="79">
            <text:p>79</text:p>
          </table:table-cell>
          <table:table-cell office:value-type="float" office:value="16544.207">
            <text:p>16544.207000</text:p>
          </table:table-cell>
          <table:table-cell office:value-type="float" office:value="209.42034">
            <text:p>209.420340</text:p>
          </table:table-cell>
          <table:table-cell office:value-type="float" office:value="491">
            <text:p>491.000000</text:p>
          </table:table-cell>
          <table:table-cell office:value-type="float" office:value="6.21519">
            <text:p>6.215190</text:p>
          </table:table-cell>
          <table:table-cell office:value-type="float" office:value="0.00087">
            <text:p>0.000870</text:p>
          </table:table-cell>
          <table:table-cell office:value-type="float" office:value="0.98879">
            <text:p>0.988790</text:p>
          </table:table-cell>
          <table:table-cell office:value-type="float" office:value="0.00061">
            <text:p>0.000610</text:p>
          </table:table-cell>
          <table:table-cell office:value-type="float" office:value="0.69177">
            <text:p>0.691770</text:p>
          </table:table-cell>
          <table:table-cell office:value-type="float" office:value="0.00088">
            <text:p>0.0008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O</text:p>
          </table:table-cell>
          <table:table-cell office:value-type="float" office:value="32">
            <text:p>32</text:p>
          </table:table-cell>
          <table:table-cell office:value-type="float" office:value="9">
            <text:p>9</text:p>
          </table:table-cell>
          <table:table-cell office:value-type="float" office:value="1923.412">
            <text:p>1923.412000</text:p>
          </table:table-cell>
          <table:table-cell office:value-type="float" office:value="213.71244">
            <text:p>213.712440</text:p>
          </table:table-cell>
          <table:table-cell office:value-type="float" office:value="107">
            <text:p>107.000000</text:p>
          </table:table-cell>
          <table:table-cell office:value-type="float" office:value="11.88889">
            <text:p>11.888890</text:p>
          </table:table-cell>
          <table:table-cell office:value-type="float" office:value="0.0001">
            <text:p>0.000100</text:p>
          </table:table-cell>
          <table:table-cell office:value-type="float" office:value="1.00906">
            <text:p>1.009060</text:p>
          </table:table-cell>
          <table:table-cell office:value-type="float" office:value="0.00013">
            <text:p>0.000130</text:p>
          </table:table-cell>
          <table:table-cell office:value-type="float" office:value="1.32326">
            <text:p>1.323260</text:p>
          </table:table-cell>
          <table:table-cell office:value-type="float" office:value="0.0001">
            <text:p>0.0001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PO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720.241">
            <text:p>1720.241000</text:p>
          </table:table-cell>
          <table:table-cell office:value-type="float" office:value="191.13789">
            <text:p>191.137890</text:p>
          </table:table-cell>
          <table:table-cell office:value-type="float" office:value="72">
            <text:p>72.000000</text:p>
          </table:table-cell>
          <table:table-cell office:value-type="float" office:value="8">
            <text:p>8.000000</text:p>
          </table:table-cell>
          <table:table-cell office:value-type="float" office:value="0.00009">
            <text:p>0.000090</text:p>
          </table:table-cell>
          <table:table-cell office:value-type="float" office:value="0.90247">
            <text:p>0.902470</text:p>
          </table:table-cell>
          <table:table-cell office:value-type="float" office:value="0.00009">
            <text:p>0.000090</text:p>
          </table:table-cell>
          <table:table-cell office:value-type="float" office:value="0.89042">
            <text:p>0.890420</text:p>
          </table:table-cell>
          <table:table-cell office:value-type="float" office:value="0.0001">
            <text:p>0.0001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R</text:p>
          </table:table-cell>
          <table:table-cell office:value-type="float" office:value="216">
            <text:p>216</text:p>
          </table:table-cell>
          <table:table-cell office:value-type="float" office:value="71">
            <text:p>71</text:p>
          </table:table-cell>
          <table:table-cell office:value-type="float" office:value="15154.065">
            <text:p>15154.065000</text:p>
          </table:table-cell>
          <table:table-cell office:value-type="float" office:value="213.43754">
            <text:p>213.437540</text:p>
          </table:table-cell>
          <table:table-cell office:value-type="float" office:value="580">
            <text:p>580.000000</text:p>
          </table:table-cell>
          <table:table-cell office:value-type="float" office:value="8.16901">
            <text:p>8.169010</text:p>
          </table:table-cell>
          <table:table-cell office:value-type="float" office:value="0.0008">
            <text:p>0.000800</text:p>
          </table:table-cell>
          <table:table-cell office:value-type="float" office:value="1.00776">
            <text:p>1.007760</text:p>
          </table:table-cell>
          <table:table-cell office:value-type="float" office:value="0.00072">
            <text:p>0.000720</text:p>
          </table:table-cell>
          <table:table-cell office:value-type="float" office:value="0.90923">
            <text:p>0.909230</text:p>
          </table:table-cell>
          <table:table-cell office:value-type="float" office:value="0.00079">
            <text:p>0.0007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RT</text:p>
          </table:table-cell>
          <table:table-cell office:value-type="float" office:value="644">
            <text:p>644</text:p>
          </table:table-cell>
          <table:table-cell office:value-type="float" office:value="289">
            <text:p>289</text:p>
          </table:table-cell>
          <table:table-cell office:value-type="float" office:value="61810.075">
            <text:p>61810.075000</text:p>
          </table:table-cell>
          <table:table-cell office:value-type="float" office:value="213.87569">
            <text:p>213.875690</text:p>
          </table:table-cell>
          <table:table-cell office:value-type="float" office:value="2143">
            <text:p>2143.000000</text:p>
          </table:table-cell>
          <table:table-cell office:value-type="float" office:value="7.41522">
            <text:p>7.415220</text:p>
          </table:table-cell>
          <table:table-cell office:value-type="float" office:value="0.00327">
            <text:p>0.003270</text:p>
          </table:table-cell>
          <table:table-cell office:value-type="float" office:value="1.00983">
            <text:p>1.009830</text:p>
          </table:table-cell>
          <table:table-cell office:value-type="float" office:value="0.00267">
            <text:p>0.002670</text:p>
          </table:table-cell>
          <table:table-cell office:value-type="float" office:value="0.82533">
            <text:p>0.825330</text:p>
          </table:table-cell>
          <table:table-cell office:value-type="float" office:value="0.00323">
            <text:p>0.0032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AG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3247.442">
            <text:p>3247.442000</text:p>
          </table:table-cell>
          <table:table-cell office:value-type="float" office:value="202.96513">
            <text:p>202.965130</text:p>
          </table:table-cell>
          <table:table-cell office:value-type="float" office:value="122">
            <text:p>122.000000</text:p>
          </table:table-cell>
          <table:table-cell office:value-type="float" office:value="7.625">
            <text:p>7.625000</text:p>
          </table:table-cell>
          <table:table-cell office:value-type="float" office:value="0.00017">
            <text:p>0.000170</text:p>
          </table:table-cell>
          <table:table-cell office:value-type="float" office:value="0.95831">
            <text:p>0.958310</text:p>
          </table:table-cell>
          <table:table-cell office:value-type="float" office:value="0.00015">
            <text:p>0.000150</text:p>
          </table:table-cell>
          <table:table-cell office:value-type="float" office:value="0.84868">
            <text:p>0.848680</text:p>
          </table:table-cell>
          <table:table-cell office:value-type="float" office:value="0.00018">
            <text:p>0.0001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CH</text:p>
          </table:table-cell>
          <table:table-cell office:value-type="float" office:value="49">
            <text:p>49</text:p>
          </table:table-cell>
          <table:table-cell office:value-type="float" office:value="20">
            <text:p>20</text:p>
          </table:table-cell>
          <table:table-cell office:value-type="float" office:value="4273.568">
            <text:p>4273.568000</text:p>
          </table:table-cell>
          <table:table-cell office:value-type="float" office:value="213.6784">
            <text:p>213.678400</text:p>
          </table:table-cell>
          <table:table-cell office:value-type="float" office:value="276">
            <text:p>276.000000</text:p>
          </table:table-cell>
          <table:table-cell office:value-type="float" office:value="13.8">
            <text:p>13.800000</text:p>
          </table:table-cell>
          <table:table-cell office:value-type="float" office:value="0.00023">
            <text:p>0.000230</text:p>
          </table:table-cell>
          <table:table-cell office:value-type="float" office:value="1.0089">
            <text:p>1.008900</text:p>
          </table:table-cell>
          <table:table-cell office:value-type="float" office:value="0.00034">
            <text:p>0.000340</text:p>
          </table:table-cell>
          <table:table-cell office:value-type="float" office:value="1.53597">
            <text:p>1.535970</text:p>
          </table:table-cell>
          <table:table-cell office:value-type="float" office:value="0.00022">
            <text:p>0.0002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Cm</text:p>
          </table:table-cell>
          <table:table-cell office:value-type="float" office:value="2646">
            <text:p>2646</text:p>
          </table:table-cell>
          <table:table-cell office:value-type="float" office:value="1327">
            <text:p>1327</text:p>
          </table:table-cell>
          <table:table-cell office:value-type="float" office:value="268590.843">
            <text:p>268590.843000</text:p>
          </table:table-cell>
          <table:table-cell office:value-type="float" office:value="202.40455">
            <text:p>202.404550</text:p>
          </table:table-cell>
          <table:table-cell office:value-type="float" office:value="10973">
            <text:p>10973.000000</text:p>
          </table:table-cell>
          <table:table-cell office:value-type="float" office:value="8.26903">
            <text:p>8.269030</text:p>
          </table:table-cell>
          <table:table-cell office:value-type="float" office:value="0.01419">
            <text:p>0.014190</text:p>
          </table:table-cell>
          <table:table-cell office:value-type="float" office:value="0.95567">
            <text:p>0.955670</text:p>
          </table:table-cell>
          <table:table-cell office:value-type="float" office:value="0.01367">
            <text:p>0.013670</text:p>
          </table:table-cell>
          <table:table-cell office:value-type="float" office:value="0.92036">
            <text:p>0.920360</text:p>
          </table:table-cell>
          <table:table-cell office:value-type="float" office:value="0.01485">
            <text:p>0.0148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Cs</text:p>
          </table:table-cell>
          <table:table-cell office:value-type="float" office:value="976">
            <text:p>976</text:p>
          </table:table-cell>
          <table:table-cell office:value-type="float" office:value="423">
            <text:p>423</text:p>
          </table:table-cell>
          <table:table-cell office:value-type="float" office:value="86522.378">
            <text:p>86522.378000</text:p>
          </table:table-cell>
          <table:table-cell office:value-type="float" office:value="204.54463">
            <text:p>204.544630</text:p>
          </table:table-cell>
          <table:table-cell office:value-type="float" office:value="3730">
            <text:p>3730.000000</text:p>
          </table:table-cell>
          <table:table-cell office:value-type="float" office:value="8.81797">
            <text:p>8.817970</text:p>
          </table:table-cell>
          <table:table-cell office:value-type="float" office:value="0.00457">
            <text:p>0.004570</text:p>
          </table:table-cell>
          <table:table-cell office:value-type="float" office:value="0.96577">
            <text:p>0.965770</text:p>
          </table:table-cell>
          <table:table-cell office:value-type="float" office:value="0.00465">
            <text:p>0.004650</text:p>
          </table:table-cell>
          <table:table-cell office:value-type="float" office:value="0.98146">
            <text:p>0.981460</text:p>
          </table:table-cell>
          <table:table-cell office:value-type="float" office:value="0.00473">
            <text:p>0.0047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F</text:p>
          </table:table-cell>
          <table:table-cell office:value-type="float" office:value="157">
            <text:p>157</text:p>
          </table:table-cell>
          <table:table-cell office:value-type="float" office:value="79">
            <text:p>79</text:p>
          </table:table-cell>
          <table:table-cell office:value-type="float" office:value="15906.875">
            <text:p>15906.875000</text:p>
          </table:table-cell>
          <table:table-cell office:value-type="float" office:value="201.35285">
            <text:p>201.352850</text:p>
          </table:table-cell>
          <table:table-cell office:value-type="float" office:value="671">
            <text:p>671.000000</text:p>
          </table:table-cell>
          <table:table-cell office:value-type="float" office:value="8.49367">
            <text:p>8.493670</text:p>
          </table:table-cell>
          <table:table-cell office:value-type="float" office:value="0.00084">
            <text:p>0.000840</text:p>
          </table:table-cell>
          <table:table-cell office:value-type="float" office:value="0.9507">
            <text:p>0.950700</text:p>
          </table:table-cell>
          <table:table-cell office:value-type="float" office:value="0.00084">
            <text:p>0.000840</text:p>
          </table:table-cell>
          <table:table-cell office:value-type="float" office:value="0.94537">
            <text:p>0.945370</text:p>
          </table:table-cell>
          <table:table-cell office:value-type="float" office:value="0.00088">
            <text:p>0.0008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G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619.161">
            <text:p>619.161000</text:p>
          </table:table-cell>
          <table:table-cell office:value-type="float" office:value="206.387">
            <text:p>206.387000</text:p>
          </table:table-cell>
          <table:table-cell office:value-type="float" office:value="44">
            <text:p>44.000000</text:p>
          </table:table-cell>
          <table:table-cell office:value-type="float" office:value="14.66667">
            <text:p>14.666670</text:p>
          </table:table-cell>
          <table:table-cell office:value-type="float" office:value="0.00003">
            <text:p>0.000030</text:p>
          </table:table-cell>
          <table:table-cell office:value-type="float" office:value="0.97447">
            <text:p>0.974470</text:p>
          </table:table-cell>
          <table:table-cell office:value-type="float" office:value="0.00005">
            <text:p>0.000050</text:p>
          </table:table-cell>
          <table:table-cell office:value-type="float" office:value="1.63244">
            <text:p>1.632440</text:p>
          </table:table-cell>
          <table:table-cell office:value-type="float" office:value="0.00003">
            <text:p>0.0000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GN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6631.445">
            <text:p>6631.445000</text:p>
          </table:table-cell>
          <table:table-cell office:value-type="float" office:value="189.46986">
            <text:p>189.469860</text:p>
          </table:table-cell>
          <table:table-cell office:value-type="float" office:value="217">
            <text:p>217.000000</text:p>
          </table:table-cell>
          <table:table-cell office:value-type="float" office:value="6.2">
            <text:p>6.200000</text:p>
          </table:table-cell>
          <table:table-cell office:value-type="float" office:value="0.00035">
            <text:p>0.000350</text:p>
          </table:table-cell>
          <table:table-cell office:value-type="float" office:value="0.89459">
            <text:p>0.894590</text:p>
          </table:table-cell>
          <table:table-cell office:value-type="float" office:value="0.00027">
            <text:p>0.000270</text:p>
          </table:table-cell>
          <table:table-cell office:value-type="float" office:value="0.69008">
            <text:p>0.690080</text:p>
          </table:table-cell>
          <table:table-cell office:value-type="float" office:value="0.00039">
            <text:p>0.0003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I</text:p>
          </table:table-cell>
          <table:table-cell office:value-type="float" office:value="1221">
            <text:p>1221</text:p>
          </table:table-cell>
          <table:table-cell office:value-type="float" office:value="631">
            <text:p>631</text:p>
          </table:table-cell>
          <table:table-cell office:value-type="float" office:value="133555.202">
            <text:p>133555.202000</text:p>
          </table:table-cell>
          <table:table-cell office:value-type="float" office:value="211.65642">
            <text:p>211.656420</text:p>
          </table:table-cell>
          <table:table-cell office:value-type="float" office:value="4076">
            <text:p>4076.000000</text:p>
          </table:table-cell>
          <table:table-cell office:value-type="float" office:value="6.45959">
            <text:p>6.459590</text:p>
          </table:table-cell>
          <table:table-cell office:value-type="float" office:value="0.00706">
            <text:p>0.007060</text:p>
          </table:table-cell>
          <table:table-cell office:value-type="float" office:value="0.99935">
            <text:p>0.999350</text:p>
          </table:table-cell>
          <table:table-cell office:value-type="float" office:value="0.00508">
            <text:p>0.005080</text:p>
          </table:table-cell>
          <table:table-cell office:value-type="float" office:value="0.71897">
            <text:p>0.718970</text:p>
          </table:table-cell>
          <table:table-cell office:value-type="float" office:value="0.00706">
            <text:p>0.0070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LC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275.143">
            <text:p>2275.143000</text:p>
          </table:table-cell>
          <table:table-cell office:value-type="float" office:value="206.83118">
            <text:p>206.831180</text:p>
          </table:table-cell>
          <table:table-cell office:value-type="float" office:value="87">
            <text:p>87.000000</text:p>
          </table:table-cell>
          <table:table-cell office:value-type="float" office:value="7.90909">
            <text:p>7.909090</text:p>
          </table:table-cell>
          <table:table-cell office:value-type="float" office:value="0.00012">
            <text:p>0.000120</text:p>
          </table:table-cell>
          <table:table-cell office:value-type="float" office:value="0.97657">
            <text:p>0.976570</text:p>
          </table:table-cell>
          <table:table-cell office:value-type="float" office:value="0.00011">
            <text:p>0.000110</text:p>
          </table:table-cell>
          <table:table-cell office:value-type="float" office:value="0.8803">
            <text:p>0.880300</text:p>
          </table:table-cell>
          <table:table-cell office:value-type="float" office:value="0.00012">
            <text:p>0.0001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LD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6379.898">
            <text:p>6379.898000</text:p>
          </table:table-cell>
          <table:table-cell office:value-type="float" office:value="199.37181">
            <text:p>199.371810</text:p>
          </table:table-cell>
          <table:table-cell office:value-type="float" office:value="287">
            <text:p>287.000000</text:p>
          </table:table-cell>
          <table:table-cell office:value-type="float" office:value="8.96875">
            <text:p>8.968750</text:p>
          </table:table-cell>
          <table:table-cell office:value-type="float" office:value="0.00034">
            <text:p>0.000340</text:p>
          </table:table-cell>
          <table:table-cell office:value-type="float" office:value="0.94135">
            <text:p>0.941350</text:p>
          </table:table-cell>
          <table:table-cell office:value-type="float" office:value="0.00036">
            <text:p>0.000360</text:p>
          </table:table-cell>
          <table:table-cell office:value-type="float" office:value="0.99824">
            <text:p>0.998240</text:p>
          </table:table-cell>
          <table:table-cell office:value-type="float" office:value="0.00036">
            <text:p>0.0003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Nc</text:p>
          </table:table-cell>
          <table:table-cell office:value-type="float" office:value="242">
            <text:p>242</text:p>
          </table:table-cell>
          <table:table-cell office:value-type="float" office:value="95">
            <text:p>95</text:p>
          </table:table-cell>
          <table:table-cell office:value-type="float" office:value="20858.305">
            <text:p>20858.305000</text:p>
          </table:table-cell>
          <table:table-cell office:value-type="float" office:value="219.56111">
            <text:p>219.561110</text:p>
          </table:table-cell>
          <table:table-cell office:value-type="float" office:value="507">
            <text:p>507.000000</text:p>
          </table:table-cell>
          <table:table-cell office:value-type="float" office:value="5.33684">
            <text:p>5.336840</text:p>
          </table:table-cell>
          <table:table-cell office:value-type="float" office:value="0.0011">
            <text:p>0.001100</text:p>
          </table:table-cell>
          <table:table-cell office:value-type="float" office:value="1.03667">
            <text:p>1.036670</text:p>
          </table:table-cell>
          <table:table-cell office:value-type="float" office:value="0.00063">
            <text:p>0.000630</text:p>
          </table:table-cell>
          <table:table-cell office:value-type="float" office:value="0.594">
            <text:p>0.594000</text:p>
          </table:table-cell>
          <table:table-cell office:value-type="float" office:value="0.00106">
            <text:p>0.0010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Nr</text:p>
          </table:table-cell>
          <table:table-cell office:value-type="float" office:value="540">
            <text:p>540</text:p>
          </table:table-cell>
          <table:table-cell office:value-type="float" office:value="140">
            <text:p>140</text:p>
          </table:table-cell>
          <table:table-cell office:value-type="float" office:value="30445.958">
            <text:p>30445.958000</text:p>
          </table:table-cell>
          <table:table-cell office:value-type="float" office:value="217.47113">
            <text:p>217.471130</text:p>
          </table:table-cell>
          <table:table-cell office:value-type="float" office:value="717">
            <text:p>717.000000</text:p>
          </table:table-cell>
          <table:table-cell office:value-type="float" office:value="5.12143">
            <text:p>5.121430</text:p>
          </table:table-cell>
          <table:table-cell office:value-type="float" office:value="0.00161">
            <text:p>0.001610</text:p>
          </table:table-cell>
          <table:table-cell office:value-type="float" office:value="1.0268">
            <text:p>1.026800</text:p>
          </table:table-cell>
          <table:table-cell office:value-type="float" office:value="0.00089">
            <text:p>0.000890</text:p>
          </table:table-cell>
          <table:table-cell office:value-type="float" office:value="0.57003">
            <text:p>0.570030</text:p>
          </table:table-cell>
          <table:table-cell office:value-type="float" office:value="0.00157">
            <text:p>0.0015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OC</text:p>
          </table:table-cell>
          <table:table-cell office:value-type="float" office:value="435">
            <text:p>435</text:p>
          </table:table-cell>
          <table:table-cell office:value-type="float" office:value="100">
            <text:p>100</text:p>
          </table:table-cell>
          <table:table-cell office:value-type="float" office:value="21672.559">
            <text:p>21672.559000</text:p>
          </table:table-cell>
          <table:table-cell office:value-type="float" office:value="216.72559">
            <text:p>216.725590</text:p>
          </table:table-cell>
          <table:table-cell office:value-type="float" office:value="550">
            <text:p>550.000000</text:p>
          </table:table-cell>
          <table:table-cell office:value-type="float" office:value="5.5">
            <text:p>5.500000</text:p>
          </table:table-cell>
          <table:table-cell office:value-type="float" office:value="0.00115">
            <text:p>0.001150</text:p>
          </table:table-cell>
          <table:table-cell office:value-type="float" office:value="1.02328">
            <text:p>1.023280</text:p>
          </table:table-cell>
          <table:table-cell office:value-type="float" office:value="0.00069">
            <text:p>0.000690</text:p>
          </table:table-cell>
          <table:table-cell office:value-type="float" office:value="0.61216">
            <text:p>0.612160</text:p>
          </table:table-cell>
          <table:table-cell office:value-type="float" office:value="0.00112">
            <text:p>0.0011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PVC</text:p>
          </table:table-cell>
          <table:table-cell office:value-type="float" office:value="255">
            <text:p>255</text:p>
          </table:table-cell>
          <table:table-cell office:value-type="float" office:value="103">
            <text:p>103</text:p>
          </table:table-cell>
          <table:table-cell office:value-type="float" office:value="22213.854">
            <text:p>22213.854000</text:p>
          </table:table-cell>
          <table:table-cell office:value-type="float" office:value="215.66849">
            <text:p>215.668490</text:p>
          </table:table-cell>
          <table:table-cell office:value-type="float" office:value="1351">
            <text:p>1351.000000</text:p>
          </table:table-cell>
          <table:table-cell office:value-type="float" office:value="13.1165">
            <text:p>13.116500</text:p>
          </table:table-cell>
          <table:table-cell office:value-type="float" office:value="0.00117">
            <text:p>0.001170</text:p>
          </table:table-cell>
          <table:table-cell office:value-type="float" office:value="1.01829">
            <text:p>1.018290</text:p>
          </table:table-cell>
          <table:table-cell office:value-type="float" office:value="0.00168">
            <text:p>0.001680</text:p>
          </table:table-cell>
          <table:table-cell office:value-type="float" office:value="1.4599">
            <text:p>1.459900</text:p>
          </table:table-cell>
          <table:table-cell office:value-type="float" office:value="0.00115">
            <text:p>0.0011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PVI</text:p>
          </table:table-cell>
          <table:table-cell office:value-type="float" office:value="669">
            <text:p>669</text:p>
          </table:table-cell>
          <table:table-cell office:value-type="float" office:value="401">
            <text:p>401</text:p>
          </table:table-cell>
          <table:table-cell office:value-type="float" office:value="83393.398">
            <text:p>83393.398000</text:p>
          </table:table-cell>
          <table:table-cell office:value-type="float" office:value="207.96359">
            <text:p>207.963590</text:p>
          </table:table-cell>
          <table:table-cell office:value-type="float" office:value="4493">
            <text:p>4493.000000</text:p>
          </table:table-cell>
          <table:table-cell office:value-type="float" office:value="11.20449">
            <text:p>11.204490</text:p>
          </table:table-cell>
          <table:table-cell office:value-type="float" office:value="0.00441">
            <text:p>0.004410</text:p>
          </table:table-cell>
          <table:table-cell office:value-type="float" office:value="0.98191">
            <text:p>0.981910</text:p>
          </table:table-cell>
          <table:table-cell office:value-type="float" office:value="0.0056">
            <text:p>0.005600</text:p>
          </table:table-cell>
          <table:table-cell office:value-type="float" office:value="1.24709">
            <text:p>1.247090</text:p>
          </table:table-cell>
          <table:table-cell office:value-type="float" office:value="0.00449">
            <text:p>0.0044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PVO</text:p>
          </table:table-cell>
          <table:table-cell office:value-type="float" office:value="248">
            <text:p>248</text:p>
          </table:table-cell>
          <table:table-cell office:value-type="float" office:value="151">
            <text:p>151</text:p>
          </table:table-cell>
          <table:table-cell office:value-type="float" office:value="31055.902">
            <text:p>31055.902000</text:p>
          </table:table-cell>
          <table:table-cell office:value-type="float" office:value="205.66823">
            <text:p>205.668230</text:p>
          </table:table-cell>
          <table:table-cell office:value-type="float" office:value="1179">
            <text:p>1179.000000</text:p>
          </table:table-cell>
          <table:table-cell office:value-type="float" office:value="7.80795">
            <text:p>7.807950</text:p>
          </table:table-cell>
          <table:table-cell office:value-type="float" office:value="0.00164">
            <text:p>0.001640</text:p>
          </table:table-cell>
          <table:table-cell office:value-type="float" office:value="0.97108">
            <text:p>0.971080</text:p>
          </table:table-cell>
          <table:table-cell office:value-type="float" office:value="0.00147">
            <text:p>0.001470</text:p>
          </table:table-cell>
          <table:table-cell office:value-type="float" office:value="0.86904">
            <text:p>0.869040</text:p>
          </table:table-cell>
          <table:table-cell office:value-type="float" office:value="0.00169">
            <text:p>0.0016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TN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8945.11">
            <text:p>8945.110000</text:p>
          </table:table-cell>
          <table:table-cell office:value-type="float" office:value="212.97881">
            <text:p>212.978810</text:p>
          </table:table-cell>
          <table:table-cell office:value-type="float" office:value="314">
            <text:p>314.000000</text:p>
          </table:table-cell>
          <table:table-cell office:value-type="float" office:value="7.47619">
            <text:p>7.476190</text:p>
          </table:table-cell>
          <table:table-cell office:value-type="float" office:value="0.00047">
            <text:p>0.000470</text:p>
          </table:table-cell>
          <table:table-cell office:value-type="float" office:value="1.00559">
            <text:p>1.005590</text:p>
          </table:table-cell>
          <table:table-cell office:value-type="float" office:value="0.00039">
            <text:p>0.000390</text:p>
          </table:table-cell>
          <table:table-cell office:value-type="float" office:value="0.83212">
            <text:p>0.832120</text:p>
          </table:table-cell>
          <table:table-cell office:value-type="float" office:value="0.00047">
            <text:p>0.0004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TR</text:p>
          </table:table-cell>
          <table:table-cell office:value-type="float" office:value="17452">
            <text:p>17452</text:p>
          </table:table-cell>
          <table:table-cell office:value-type="float" office:value="8897">
            <text:p>8897</text:p>
          </table:table-cell>
          <table:table-cell office:value-type="float" office:value="1852070.554">
            <text:p>1852070.554000</text:p>
          </table:table-cell>
          <table:table-cell office:value-type="float" office:value="208.16798">
            <text:p>208.167980</text:p>
          </table:table-cell>
          <table:table-cell office:value-type="float" office:value="82431">
            <text:p>82431.000000</text:p>
          </table:table-cell>
          <table:table-cell office:value-type="float" office:value="9.26503">
            <text:p>9.265030</text:p>
          </table:table-cell>
          <table:table-cell office:value-type="float" office:value="0.09786">
            <text:p>0.097860</text:p>
          </table:table-cell>
          <table:table-cell office:value-type="float" office:value="0.98288">
            <text:p>0.982880</text:p>
          </table:table-cell>
          <table:table-cell office:value-type="float" office:value="0.10267">
            <text:p>0.102670</text:p>
          </table:table-cell>
          <table:table-cell office:value-type="float" office:value="1.03122">
            <text:p>1.031220</text:p>
          </table:table-cell>
          <table:table-cell office:value-type="float" office:value="0.09956">
            <text:p>0.0995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TRd</text:p>
          </table:table-cell>
          <table:table-cell office:value-type="float" office:value="10105">
            <text:p>10105</text:p>
          </table:table-cell>
          <table:table-cell office:value-type="float" office:value="5078">
            <text:p>5078</text:p>
          </table:table-cell>
          <table:table-cell office:value-type="float" office:value="1043719.785">
            <text:p>1043719.785000</text:p>
          </table:table-cell>
          <table:table-cell office:value-type="float" office:value="205.53757">
            <text:p>205.537570</text:p>
          </table:table-cell>
          <table:table-cell office:value-type="float" office:value="48802">
            <text:p>48802.000000</text:p>
          </table:table-cell>
          <table:table-cell office:value-type="float" office:value="9.61048">
            <text:p>9.610480</text:p>
          </table:table-cell>
          <table:table-cell office:value-type="float" office:value="0.05515">
            <text:p>0.055150</text:p>
          </table:table-cell>
          <table:table-cell office:value-type="float" office:value="0.97046">
            <text:p>0.970460</text:p>
          </table:table-cell>
          <table:table-cell office:value-type="float" office:value="0.06078">
            <text:p>0.060780</text:p>
          </table:table-cell>
          <table:table-cell office:value-type="float" office:value="1.06967">
            <text:p>1.069670</text:p>
          </table:table-cell>
          <table:table-cell office:value-type="float" office:value="0.05683">
            <text:p>0.0568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TRv</text:p>
          </table:table-cell>
          <table:table-cell office:value-type="float" office:value="3834">
            <text:p>3834</text:p>
          </table:table-cell>
          <table:table-cell office:value-type="float" office:value="1982">
            <text:p>1982</text:p>
          </table:table-cell>
          <table:table-cell office:value-type="float" office:value="418068.217">
            <text:p>418068.217000</text:p>
          </table:table-cell>
          <table:table-cell office:value-type="float" office:value="210.9325">
            <text:p>210.932500</text:p>
          </table:table-cell>
          <table:table-cell office:value-type="float" office:value="15604">
            <text:p>15604.000000</text:p>
          </table:table-cell>
          <table:table-cell office:value-type="float" office:value="7.87286">
            <text:p>7.872860</text:p>
          </table:table-cell>
          <table:table-cell office:value-type="float" office:value="0.02209">
            <text:p>0.022090</text:p>
          </table:table-cell>
          <table:table-cell office:value-type="float" office:value="0.99593">
            <text:p>0.995930</text:p>
          </table:table-cell>
          <table:table-cell office:value-type="float" office:value="0.01944">
            <text:p>0.019440</text:p>
          </table:table-cell>
          <table:table-cell office:value-type="float" office:value="0.87627">
            <text:p>0.876270</text:p>
          </table:table-cell>
          <table:table-cell office:value-type="float" office:value="0.02218">
            <text:p>0.0221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UB</text:p>
          </table:table-cell>
          <table:table-cell office:value-type="float" office:value="2031">
            <text:p>2031</text:p>
          </table:table-cell>
          <table:table-cell office:value-type="float" office:value="742">
            <text:p>742</text:p>
          </table:table-cell>
          <table:table-cell office:value-type="float" office:value="161487.218">
            <text:p>161487.218000</text:p>
          </table:table-cell>
          <table:table-cell office:value-type="float" office:value="217.63776">
            <text:p>217.637760</text:p>
          </table:table-cell>
          <table:table-cell office:value-type="float" office:value="8117">
            <text:p>8117.000000</text:p>
          </table:table-cell>
          <table:table-cell office:value-type="float" office:value="10.93935">
            <text:p>10.939350</text:p>
          </table:table-cell>
          <table:table-cell office:value-type="float" office:value="0.00853">
            <text:p>0.008530</text:p>
          </table:table-cell>
          <table:table-cell office:value-type="float" office:value="1.02759">
            <text:p>1.027590</text:p>
          </table:table-cell>
          <table:table-cell office:value-type="float" office:value="0.01011">
            <text:p>0.010110</text:p>
          </table:table-cell>
          <table:table-cell office:value-type="float" office:value="1.21758">
            <text:p>1.217580</text:p>
          </table:table-cell>
          <table:table-cell office:value-type="float" office:value="0.0083">
            <text:p>0.0083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UM</text:p>
          </table:table-cell>
          <table:table-cell office:value-type="float" office:value="116">
            <text:p>116</text:p>
          </table:table-cell>
          <table:table-cell office:value-type="float" office:value="59">
            <text:p>59</text:p>
          </table:table-cell>
          <table:table-cell office:value-type="float" office:value="12165.654">
            <text:p>12165.654000</text:p>
          </table:table-cell>
          <table:table-cell office:value-type="float" office:value="206.19753">
            <text:p>206.197530</text:p>
          </table:table-cell>
          <table:table-cell office:value-type="float" office:value="330">
            <text:p>330.000000</text:p>
          </table:table-cell>
          <table:table-cell office:value-type="float" office:value="5.59322">
            <text:p>5.593220</text:p>
          </table:table-cell>
          <table:table-cell office:value-type="float" office:value="0.00064">
            <text:p>0.000640</text:p>
          </table:table-cell>
          <table:table-cell office:value-type="float" office:value="0.97358">
            <text:p>0.973580</text:p>
          </table:table-cell>
          <table:table-cell office:value-type="float" office:value="0.00041">
            <text:p>0.000410</text:p>
          </table:table-cell>
          <table:table-cell office:value-type="float" office:value="0.62254">
            <text:p>0.622540</text:p>
          </table:table-cell>
          <table:table-cell office:value-type="float" office:value="0.00066">
            <text:p>0.0006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UT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6011.865">
            <text:p>6011.865000</text:p>
          </table:table-cell>
          <table:table-cell office:value-type="float" office:value="214.70946">
            <text:p>214.709460</text:p>
          </table:table-cell>
          <table:table-cell office:value-type="float" office:value="240">
            <text:p>240.000000</text:p>
          </table:table-cell>
          <table:table-cell office:value-type="float" office:value="8.57143">
            <text:p>8.571430</text:p>
          </table:table-cell>
          <table:table-cell office:value-type="float" office:value="0.00032">
            <text:p>0.000320</text:p>
          </table:table-cell>
          <table:table-cell office:value-type="float" office:value="1.01377">
            <text:p>1.013770</text:p>
          </table:table-cell>
          <table:table-cell office:value-type="float" office:value="0.0003">
            <text:p>0.000300</text:p>
          </table:table-cell>
          <table:table-cell office:value-type="float" office:value="0.95402">
            <text:p>0.954020</text:p>
          </table:table-cell>
          <table:table-cell office:value-type="float" office:value="0.00031">
            <text:p>0.0003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TH</text:p>
          </table:table-cell>
          <table:table-cell office:value-type="float" office:value="8733">
            <text:p>8733</text:p>
          </table:table-cell>
          <table:table-cell office:value-type="float" office:value="4077">
            <text:p>4077</text:p>
          </table:table-cell>
          <table:table-cell office:value-type="float" office:value="815917.519">
            <text:p>815917.519000</text:p>
          </table:table-cell>
          <table:table-cell office:value-type="float" office:value="200.12694">
            <text:p>200.126940</text:p>
          </table:table-cell>
          <table:table-cell office:value-type="float" office:value="32644">
            <text:p>32644.000000</text:p>
          </table:table-cell>
          <table:table-cell office:value-type="float" office:value="8.00687">
            <text:p>8.006870</text:p>
          </table:table-cell>
          <table:table-cell office:value-type="float" office:value="0.04311">
            <text:p>0.043110</text:p>
          </table:table-cell>
          <table:table-cell office:value-type="float" office:value="0.94491">
            <text:p>0.944910</text:p>
          </table:table-cell>
          <table:table-cell office:value-type="float" office:value="0.04066">
            <text:p>0.040660</text:p>
          </table:table-cell>
          <table:table-cell office:value-type="float" office:value="0.89118">
            <text:p>0.891180</text:p>
          </table:table-cell>
          <table:table-cell office:value-type="float" office:value="0.04562">
            <text:p>0.0456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TR</text:p>
          </table:table-cell>
          <table:table-cell office:value-type="float" office:value="431">
            <text:p>431</text:p>
          </table:table-cell>
          <table:table-cell office:value-type="float" office:value="22">
            <text:p>22</text:p>
          </table:table-cell>
          <table:table-cell office:value-type="float" office:value="5167.022">
            <text:p>5167.022000</text:p>
          </table:table-cell>
          <table:table-cell office:value-type="float" office:value="234.86464">
            <text:p>234.864640</text:p>
          </table:table-cell>
          <table:table-cell office:value-type="float" office:value="125">
            <text:p>125.000000</text:p>
          </table:table-cell>
          <table:table-cell office:value-type="float" office:value="5.68182">
            <text:p>5.681820</text:p>
          </table:table-cell>
          <table:table-cell office:value-type="float" office:value="0.00027">
            <text:p>0.000270</text:p>
          </table:table-cell>
          <table:table-cell office:value-type="float" office:value="1.10893">
            <text:p>1.108930</text:p>
          </table:table-cell>
          <table:table-cell office:value-type="float" office:value="0.00016">
            <text:p>0.000160</text:p>
          </table:table-cell>
          <table:table-cell office:value-type="float" office:value="0.6324">
            <text:p>0.632400</text:p>
          </table:table-cell>
          <table:table-cell office:value-type="float" office:value="0.00025">
            <text:p>0.0002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TRN</text:p>
          </table:table-cell>
          <table:table-cell office:value-type="float" office:value="283">
            <text:p>283</text:p>
          </table:table-cell>
          <table:table-cell office:value-type="float" office:value="128">
            <text:p>128</text:p>
          </table:table-cell>
          <table:table-cell office:value-type="float" office:value="28302.772">
            <text:p>28302.772000</text:p>
          </table:table-cell>
          <table:table-cell office:value-type="float" office:value="221.11541">
            <text:p>221.115410</text:p>
          </table:table-cell>
          <table:table-cell office:value-type="float" office:value="664">
            <text:p>664.000000</text:p>
          </table:table-cell>
          <table:table-cell office:value-type="float" office:value="5.1875">
            <text:p>5.187500</text:p>
          </table:table-cell>
          <table:table-cell office:value-type="float" office:value="0.0015">
            <text:p>0.001500</text:p>
          </table:table-cell>
          <table:table-cell office:value-type="float" office:value="1.04401">
            <text:p>1.044010</text:p>
          </table:table-cell>
          <table:table-cell office:value-type="float" office:value="0.00083">
            <text:p>0.000830</text:p>
          </table:table-cell>
          <table:table-cell office:value-type="float" office:value="0.57738">
            <text:p>0.577380</text:p>
          </table:table-cell>
          <table:table-cell office:value-type="float" office:value="0.00143">
            <text:p>0.0014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TT</text:p>
          </table:table-cell>
          <table:table-cell office:value-type="float" office:value="653">
            <text:p>653</text:p>
          </table:table-cell>
          <table:table-cell office:value-type="float" office:value="276">
            <text:p>276</text:p>
          </table:table-cell>
          <table:table-cell office:value-type="float" office:value="59127.956">
            <text:p>59127.956000</text:p>
          </table:table-cell>
          <table:table-cell office:value-type="float" office:value="214.23172">
            <text:p>214.231720</text:p>
          </table:table-cell>
          <table:table-cell office:value-type="float" office:value="2816">
            <text:p>2816.000000</text:p>
          </table:table-cell>
          <table:table-cell office:value-type="float" office:value="10.2029">
            <text:p>10.202900</text:p>
          </table:table-cell>
          <table:table-cell office:value-type="float" office:value="0.00312">
            <text:p>0.003120</text:p>
          </table:table-cell>
          <table:table-cell office:value-type="float" office:value="1.01151">
            <text:p>1.011510</text:p>
          </table:table-cell>
          <table:table-cell office:value-type="float" office:value="0.00351">
            <text:p>0.003510</text:p>
          </table:table-cell>
          <table:table-cell office:value-type="float" office:value="1.13561">
            <text:p>1.135610</text:p>
          </table:table-cell>
          <table:table-cell office:value-type="float" office:value="0.00309">
            <text:p>0.00309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TU</text:p>
          </table:table-cell>
          <table:table-cell office:value-type="float" office:value="234">
            <text:p>234</text:p>
          </table:table-cell>
          <table:table-cell office:value-type="float" office:value="93">
            <text:p>93</text:p>
          </table:table-cell>
          <table:table-cell office:value-type="float" office:value="20810.035">
            <text:p>20810.035000</text:p>
          </table:table-cell>
          <table:table-cell office:value-type="float" office:value="223.76382">
            <text:p>223.763820</text:p>
          </table:table-cell>
          <table:table-cell office:value-type="float" office:value="684">
            <text:p>684.000000</text:p>
          </table:table-cell>
          <table:table-cell office:value-type="float" office:value="7.35484">
            <text:p>7.354840</text:p>
          </table:table-cell>
          <table:table-cell office:value-type="float" office:value="0.0011">
            <text:p>0.001100</text:p>
          </table:table-cell>
          <table:table-cell office:value-type="float" office:value="1.05652">
            <text:p>1.056520</text:p>
          </table:table-cell>
          <table:table-cell office:value-type="float" office:value="0.00085">
            <text:p>0.000850</text:p>
          </table:table-cell>
          <table:table-cell office:value-type="float" office:value="0.81861">
            <text:p>0.818610</text:p>
          </table:table-cell>
          <table:table-cell office:value-type="float" office:value="0.00104">
            <text:p>0.0010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</text:p>
          </table:table-cell>
          <table:table-cell office:value-type="float" office:value="191">
            <text:p>191</text:p>
          </table:table-cell>
          <table:table-cell office:value-type="float" office:value="42">
            <text:p>42</text:p>
          </table:table-cell>
          <table:table-cell office:value-type="float" office:value="8761.899">
            <text:p>8761.899000</text:p>
          </table:table-cell>
          <table:table-cell office:value-type="float" office:value="208.61664">
            <text:p>208.616640</text:p>
          </table:table-cell>
          <table:table-cell office:value-type="float" office:value="223">
            <text:p>223.000000</text:p>
          </table:table-cell>
          <table:table-cell office:value-type="float" office:value="5.30952">
            <text:p>5.309520</text:p>
          </table:table-cell>
          <table:table-cell office:value-type="float" office:value="0.00046">
            <text:p>0.000460</text:p>
          </table:table-cell>
          <table:table-cell office:value-type="float" office:value="0.985">
            <text:p>0.985000</text:p>
          </table:table-cell>
          <table:table-cell office:value-type="float" office:value="0.00028">
            <text:p>0.000280</text:p>
          </table:table-cell>
          <table:table-cell office:value-type="float" office:value="0.59096">
            <text:p>0.590960</text:p>
          </table:table-cell>
          <table:table-cell office:value-type="float" office:value="0.00047">
            <text:p>0.0004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ENT</text:p>
          </table:table-cell>
          <table:table-cell office:value-type="float" office:value="1869">
            <text:p>1869</text:p>
          </table:table-cell>
          <table:table-cell office:value-type="float" office:value="885">
            <text:p>885</text:p>
          </table:table-cell>
          <table:table-cell office:value-type="float" office:value="181718.557">
            <text:p>181718.557000</text:p>
          </table:table-cell>
          <table:table-cell office:value-type="float" office:value="205.3317">
            <text:p>205.331700</text:p>
          </table:table-cell>
          <table:table-cell office:value-type="float" office:value="7213">
            <text:p>7213.000000</text:p>
          </table:table-cell>
          <table:table-cell office:value-type="float" office:value="8.15028">
            <text:p>8.150280</text:p>
          </table:table-cell>
          <table:table-cell office:value-type="float" office:value="0.0096">
            <text:p>0.009600</text:p>
          </table:table-cell>
          <table:table-cell office:value-type="float" office:value="0.96949">
            <text:p>0.969490</text:p>
          </table:table-cell>
          <table:table-cell office:value-type="float" office:value="0.00898">
            <text:p>0.008980</text:p>
          </table:table-cell>
          <table:table-cell office:value-type="float" office:value="0.90715">
            <text:p>0.907150</text:p>
          </table:table-cell>
          <table:table-cell office:value-type="float" office:value="0.0099">
            <text:p>0.0099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II</text:p>
          </table:table-cell>
          <table:table-cell office:value-type="float" office:value="255">
            <text:p>255</text:p>
          </table:table-cell>
          <table:table-cell office:value-type="float" office:value="79">
            <text:p>79</text:p>
          </table:table-cell>
          <table:table-cell office:value-type="float" office:value="17027.152">
            <text:p>17027.152000</text:p>
          </table:table-cell>
          <table:table-cell office:value-type="float" office:value="215.53357">
            <text:p>215.533570</text:p>
          </table:table-cell>
          <table:table-cell office:value-type="float" office:value="393">
            <text:p>393.000000</text:p>
          </table:table-cell>
          <table:table-cell office:value-type="float" office:value="4.97468">
            <text:p>4.974680</text:p>
          </table:table-cell>
          <table:table-cell office:value-type="float" office:value="0.0009">
            <text:p>0.000900</text:p>
          </table:table-cell>
          <table:table-cell office:value-type="float" office:value="1.01766">
            <text:p>1.017660</text:p>
          </table:table-cell>
          <table:table-cell office:value-type="float" office:value="0.00049">
            <text:p>0.000490</text:p>
          </table:table-cell>
          <table:table-cell office:value-type="float" office:value="0.55369">
            <text:p>0.553690</text:p>
          </table:table-cell>
          <table:table-cell office:value-type="float" office:value="0.00088">
            <text:p>0.00088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M</text:p>
          </table:table-cell>
          <table:table-cell office:value-type="float" office:value="355">
            <text:p>355</text:p>
          </table:table-cell>
          <table:table-cell office:value-type="float" office:value="163">
            <text:p>163</text:p>
          </table:table-cell>
          <table:table-cell office:value-type="float" office:value="33482.012">
            <text:p>33482.012000</text:p>
          </table:table-cell>
          <table:table-cell office:value-type="float" office:value="205.41112">
            <text:p>205.411120</text:p>
          </table:table-cell>
          <table:table-cell office:value-type="float" office:value="1447">
            <text:p>1447.000000</text:p>
          </table:table-cell>
          <table:table-cell office:value-type="float" office:value="8.8773">
            <text:p>8.877300</text:p>
          </table:table-cell>
          <table:table-cell office:value-type="float" office:value="0.00177">
            <text:p>0.001770</text:p>
          </table:table-cell>
          <table:table-cell office:value-type="float" office:value="0.96986">
            <text:p>0.969860</text:p>
          </table:table-cell>
          <table:table-cell office:value-type="float" office:value="0.0018">
            <text:p>0.001800</text:p>
          </table:table-cell>
          <table:table-cell office:value-type="float" office:value="0.98807">
            <text:p>0.988070</text:p>
          </table:table-cell>
          <table:table-cell office:value-type="float" office:value="0.00182">
            <text:p>0.0018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MH</text:p>
          </table:table-cell>
          <table:table-cell office:value-type="float" office:value="187">
            <text:p>187</text:p>
          </table:table-cell>
          <table:table-cell office:value-type="float" office:value="91">
            <text:p>91</text:p>
          </table:table-cell>
          <table:table-cell office:value-type="float" office:value="20315.179">
            <text:p>20315.179000</text:p>
          </table:table-cell>
          <table:table-cell office:value-type="float" office:value="223.24373">
            <text:p>223.243730</text:p>
          </table:table-cell>
          <table:table-cell office:value-type="float" office:value="651">
            <text:p>651.000000</text:p>
          </table:table-cell>
          <table:table-cell office:value-type="float" office:value="7.15385">
            <text:p>7.153850</text:p>
          </table:table-cell>
          <table:table-cell office:value-type="float" office:value="0.00107">
            <text:p>0.001070</text:p>
          </table:table-cell>
          <table:table-cell office:value-type="float" office:value="1.05406">
            <text:p>1.054060</text:p>
          </table:table-cell>
          <table:table-cell office:value-type="float" office:value="0.00081">
            <text:p>0.000810</text:p>
          </table:table-cell>
          <table:table-cell office:value-type="float" office:value="0.79624">
            <text:p>0.796240</text:p>
          </table:table-cell>
          <table:table-cell office:value-type="float" office:value="0.00102">
            <text:p>0.00102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NC</text:p>
          </table:table-cell>
          <table:table-cell office:value-type="float" office:value="1048">
            <text:p>1048</text:p>
          </table:table-cell>
          <table:table-cell office:value-type="float" office:value="509">
            <text:p>509</text:p>
          </table:table-cell>
          <table:table-cell office:value-type="float" office:value="105608.078">
            <text:p>105608.078000</text:p>
          </table:table-cell>
          <table:table-cell office:value-type="float" office:value="207.48149">
            <text:p>207.481490</text:p>
          </table:table-cell>
          <table:table-cell office:value-type="float" office:value="5114">
            <text:p>5114.000000</text:p>
          </table:table-cell>
          <table:table-cell office:value-type="float" office:value="10.04715">
            <text:p>10.047150</text:p>
          </table:table-cell>
          <table:table-cell office:value-type="float" office:value="0.00558">
            <text:p>0.005580</text:p>
          </table:table-cell>
          <table:table-cell office:value-type="float" office:value="0.97964">
            <text:p>0.979640</text:p>
          </table:table-cell>
          <table:table-cell office:value-type="float" office:value="0.00637">
            <text:p>0.006370</text:p>
          </table:table-cell>
          <table:table-cell office:value-type="float" office:value="1.11827">
            <text:p>1.118270</text:p>
          </table:table-cell>
          <table:table-cell office:value-type="float" office:value="0.0057">
            <text:p>0.00570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P</text:p>
          </table:table-cell>
          <table:table-cell office:value-type="float" office:value="965">
            <text:p>965</text:p>
          </table:table-cell>
          <table:table-cell office:value-type="float" office:value="469">
            <text:p>469</text:p>
          </table:table-cell>
          <table:table-cell office:value-type="float" office:value="95867.478">
            <text:p>95867.478000</text:p>
          </table:table-cell>
          <table:table-cell office:value-type="float" office:value="204.40827">
            <text:p>204.408270</text:p>
          </table:table-cell>
          <table:table-cell office:value-type="float" office:value="4052">
            <text:p>4052.000000</text:p>
          </table:table-cell>
          <table:table-cell office:value-type="float" office:value="8.63966">
            <text:p>8.639660</text:p>
          </table:table-cell>
          <table:table-cell office:value-type="float" office:value="0.00507">
            <text:p>0.005070</text:p>
          </table:table-cell>
          <table:table-cell office:value-type="float" office:value="0.96513">
            <text:p>0.965130</text:p>
          </table:table-cell>
          <table:table-cell office:value-type="float" office:value="0.00505">
            <text:p>0.005050</text:p>
          </table:table-cell>
          <table:table-cell office:value-type="float" office:value="0.96162">
            <text:p>0.961620</text:p>
          </table:table-cell>
          <table:table-cell office:value-type="float" office:value="0.00525">
            <text:p>0.00525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TA</text:p>
          </table:table-cell>
          <table:table-cell office:value-type="float" office:value="322">
            <text:p>322</text:p>
          </table:table-cell>
          <table:table-cell office:value-type="float" office:value="181">
            <text:p>181</text:p>
          </table:table-cell>
          <table:table-cell office:value-type="float" office:value="38850.135">
            <text:p>38850.135000</text:p>
          </table:table-cell>
          <table:table-cell office:value-type="float" office:value="214.64163">
            <text:p>214.641630</text:p>
          </table:table-cell>
          <table:table-cell office:value-type="float" office:value="1068">
            <text:p>1068.000000</text:p>
          </table:table-cell>
          <table:table-cell office:value-type="float" office:value="5.90055">
            <text:p>5.900550</text:p>
          </table:table-cell>
          <table:table-cell office:value-type="float" office:value="0.00205">
            <text:p>0.002050</text:p>
          </table:table-cell>
          <table:table-cell office:value-type="float" office:value="1.01345">
            <text:p>1.013450</text:p>
          </table:table-cell>
          <table:table-cell office:value-type="float" office:value="0.00133">
            <text:p>0.001330</text:p>
          </table:table-cell>
          <table:table-cell office:value-type="float" office:value="0.65675">
            <text:p>0.656750</text:p>
          </table:table-cell>
          <table:table-cell office:value-type="float" office:value="0.00203">
            <text:p>0.00203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VTN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2029.3">
            <text:p>2029.300000</text:p>
          </table:table-cell>
          <table:table-cell office:value-type="float" office:value="202.93">
            <text:p>202.930000</text:p>
          </table:table-cell>
          <table:table-cell office:value-type="float" office:value="101">
            <text:p>101.000000</text:p>
          </table:table-cell>
          <table:table-cell office:value-type="float" office:value="10.1">
            <text:p>10.100000</text:p>
          </table:table-cell>
          <table:table-cell office:value-type="float" office:value="0.00011">
            <text:p>0.000110</text:p>
          </table:table-cell>
          <table:table-cell office:value-type="float" office:value="0.95815">
            <text:p>0.958150</text:p>
          </table:table-cell>
          <table:table-cell office:value-type="float" office:value="0.00013">
            <text:p>0.000130</text:p>
          </table:table-cell>
          <table:table-cell office:value-type="float" office:value="1.12415">
            <text:p>1.124150</text:p>
          </table:table-cell>
          <table:table-cell office:value-type="float" office:value="0.00011">
            <text:p>0.0001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XII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office:value-type="float" office:value="7611.023">
            <text:p>7611.023000</text:p>
          </table:table-cell>
          <table:table-cell office:value-type="float" office:value="205.70332">
            <text:p>205.703320</text:p>
          </table:table-cell>
          <table:table-cell office:value-type="float" office:value="202">
            <text:p>202.000000</text:p>
          </table:table-cell>
          <table:table-cell office:value-type="float" office:value="5.45946">
            <text:p>5.459460</text:p>
          </table:table-cell>
          <table:table-cell office:value-type="float" office:value="0.0004">
            <text:p>0.000400</text:p>
          </table:table-cell>
          <table:table-cell office:value-type="float" office:value="0.97124">
            <text:p>0.971240</text:p>
          </table:table-cell>
          <table:table-cell office:value-type="float" office:value="0.00025">
            <text:p>0.000250</text:p>
          </table:table-cell>
          <table:table-cell office:value-type="float" office:value="0.60765">
            <text:p>0.607650</text:p>
          </table:table-cell>
          <table:table-cell office:value-type="float" office:value="0.00041">
            <text:p>0.00041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ZI</text:p>
          </table:table-cell>
          <table:table-cell office:value-type="float" office:value="810">
            <text:p>810</text:p>
          </table:table-cell>
          <table:table-cell office:value-type="float" office:value="382">
            <text:p>382</text:p>
          </table:table-cell>
          <table:table-cell office:value-type="float" office:value="81536.495">
            <text:p>81536.495000</text:p>
          </table:table-cell>
          <table:table-cell office:value-type="float" office:value="213.44632">
            <text:p>213.446320</text:p>
          </table:table-cell>
          <table:table-cell office:value-type="float" office:value="2994">
            <text:p>2994.000000</text:p>
          </table:table-cell>
          <table:table-cell office:value-type="float" office:value="7.8377">
            <text:p>7.837700</text:p>
          </table:table-cell>
          <table:table-cell office:value-type="float" office:value="0.00431">
            <text:p>0.004310</text:p>
          </table:table-cell>
          <table:table-cell office:value-type="float" office:value="1.0078">
            <text:p>1.007800</text:p>
          </table:table-cell>
          <table:table-cell office:value-type="float" office:value="0.00373">
            <text:p>0.003730</text:p>
          </table:table-cell>
          <table:table-cell office:value-type="float" office:value="0.87236">
            <text:p>0.872360</text:p>
          </table:table-cell>
          <table:table-cell office:value-type="float" office:value="0.00427">
            <text:p>0.00427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sAMY</text:p>
          </table:table-cell>
          <table:table-cell office:value-type="float" office:value="1685">
            <text:p>1685</text:p>
          </table:table-cell>
          <table:table-cell office:value-type="float" office:value="879">
            <text:p>879</text:p>
          </table:table-cell>
          <table:table-cell office:value-type="float" office:value="189681.742">
            <text:p>189681.742000</text:p>
          </table:table-cell>
          <table:table-cell office:value-type="float" office:value="215.79265">
            <text:p>215.792650</text:p>
          </table:table-cell>
          <table:table-cell office:value-type="float" office:value="8749">
            <text:p>8749.000000</text:p>
          </table:table-cell>
          <table:table-cell office:value-type="float" office:value="9.95336">
            <text:p>9.953360</text:p>
          </table:table-cell>
          <table:table-cell office:value-type="float" office:value="0.01002">
            <text:p>0.010020</text:p>
          </table:table-cell>
          <table:table-cell office:value-type="float" office:value="1.01888">
            <text:p>1.018880</text:p>
          </table:table-cell>
          <table:table-cell office:value-type="float" office:value="0.0109">
            <text:p>0.010900</text:p>
          </table:table-cell>
          <table:table-cell office:value-type="float" office:value="1.10783">
            <text:p>1.107830</text:p>
          </table:table-cell>
          <table:table-cell office:value-type="float" office:value="0.00984">
            <text:p>0.00984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x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2864.287">
            <text:p>2864.287000</text:p>
          </table:table-cell>
          <table:table-cell office:value-type="float" office:value="204.59193">
            <text:p>204.591930</text:p>
          </table:table-cell>
          <table:table-cell office:value-type="float" office:value="160">
            <text:p>160.000000</text:p>
          </table:table-cell>
          <table:table-cell office:value-type="float" office:value="11.42857">
            <text:p>11.428570</text:p>
          </table:table-cell>
          <table:table-cell office:value-type="float" office:value="0.00015">
            <text:p>0.000150</text:p>
          </table:table-cell>
          <table:table-cell office:value-type="float" office:value="0.96599">
            <text:p>0.965990</text:p>
          </table:table-cell>
          <table:table-cell office:value-type="float" office:value="0.0002">
            <text:p>0.000200</text:p>
          </table:table-cell>
          <table:table-cell office:value-type="float" office:value="1.27203">
            <text:p>1.272030</text:p>
          </table:table-cell>
          <table:table-cell office:value-type="float" office:value="0.00016">
            <text:p>0.000160</text:p>
          </table:table-cell>
          <table:table-cell/>
        </table:table-row>
        <table:table-row table:style-name="ro1">
          <table:table-cell office:value-type="string">
            <text:p>0610005I03Rik</text:p>
          </table:table-cell>
          <table:table-cell office:value-type="string">
            <text:p>sagittal</text:p>
          </table:table-cell>
          <table:table-cell office:value-type="string">
            <text:p>0610005I03Rik_sagittal_74357749.xpr</text:p>
          </table:table-cell>
          <table:table-cell office:value-type="string">
            <text:p>y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305.442">
            <text:p>1305.442000</text:p>
          </table:table-cell>
          <table:table-cell office:value-type="float" office:value="217.57367">
            <text:p>217.573670</text:p>
          </table:table-cell>
          <table:table-cell office:value-type="float" office:value="55">
            <text:p>55.000000</text:p>
          </table:table-cell>
          <table:table-cell office:value-type="float" office:value="9.16667">
            <text:p>9.166670</text:p>
          </table:table-cell>
          <table:table-cell office:value-type="float" office:value="0.00007">
            <text:p>0.000070</text:p>
          </table:table-cell>
          <table:table-cell office:value-type="float" office:value="1.02729">
            <text:p>1.027290</text:p>
          </table:table-cell>
          <table:table-cell office:value-type="float" office:value="0.00007">
            <text:p>0.000070</text:p>
          </table:table-cell>
          <table:table-cell office:value-type="float" office:value="1.02027">
            <text:p>1.020270</text:p>
          </table:table-cell>
          <table:table-cell office:value-type="float" office:value="0.00007">
            <text:p>0.0000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nternal_background</text:p>
          </table:table-cell>
          <table:table-cell table:number-columns-repeated="2" office:value-type="float" office:value="70">
            <text:p>70</text:p>
          </table:table-cell>
          <table:table-cell office:value-type="float" office:value="13106.9">
            <text:p>13106.900000</text:p>
          </table:table-cell>
          <table:table-cell office:value-type="float" office:value="187.24143">
            <text:p>187.241430</text:p>
          </table:table-cell>
          <table:table-cell office:value-type="float" office:value="255">
            <text:p>255.000000</text:p>
          </table:table-cell>
          <table:table-cell office:value-type="float" office:value="3.64286">
            <text:p>3.642860</text:p>
          </table:table-cell>
          <table:table-cell table:number-columns-repeated="5" office:value-type="float" office:value="1">
            <text:p>1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AA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CB</text:p>
          </table:table-cell>
          <table:table-cell office:value-type="float" office:value="2024">
            <text:p>202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D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DP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HN</text:p>
          </table:table-cell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M</text:p>
          </table:table-cell>
          <table:table-cell office:value-type="float" office:value="211">
            <text:p>21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MB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OB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ON</text:p>
          </table:table-cell>
          <table:table-cell office:value-type="float" office:value="1805">
            <text:p>1805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P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PN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RH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T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TN</text:p>
          </table:table-cell>
          <table:table-cell office:value-type="float" office:value="995">
            <text:p>995</text:p>
          </table:table-cell>
          <table:table-cell office:value-type="float" office:value="1">
            <text:p>1</text:p>
          </table:table-cell>
          <table:table-cell table:number-columns-repeated="2" office:value-type="float" office:value="168">
            <text:p>168.000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1282">
            <text:p>0.012820</text:p>
          </table:table-cell>
          <table:table-cell office:value-type="float" office:value="0.89724">
            <text:p>0.897240</text:p>
          </table:table-cell>
          <table:table-cell office:value-type="float" office:value="0.01176">
            <text:p>0.011760</text:p>
          </table:table-cell>
          <table:table-cell office:value-type="float" office:value="0.82353">
            <text:p>0.823530</text:p>
          </table:table-cell>
          <table:table-cell office:value-type="float" office:value="0.01429">
            <text:p>0.01429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V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number-columns-repeated="2" office:value-type="float" office:value="168">
            <text:p>168.000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1282">
            <text:p>0.012820</text:p>
          </table:table-cell>
          <table:table-cell office:value-type="float" office:value="0.89724">
            <text:p>0.897240</text:p>
          </table:table-cell>
          <table:table-cell office:value-type="float" office:value="0.01176">
            <text:p>0.011760</text:p>
          </table:table-cell>
          <table:table-cell office:value-type="float" office:value="0.82353">
            <text:p>0.823530</text:p>
          </table:table-cell>
          <table:table-cell office:value-type="float" office:value="0.01429">
            <text:p>0.01429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VP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AVPV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B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BA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BS</text:p>
          </table:table-cell>
          <table:table-cell office:value-type="float" office:value="53836">
            <text:p>53836</text:p>
          </table:table-cell>
          <table:table-cell office:value-type="float" office:value="19">
            <text:p>19</text:p>
          </table:table-cell>
          <table:table-cell office:value-type="float" office:value="3834.982">
            <text:p>3834.982000</text:p>
          </table:table-cell>
          <table:table-cell office:value-type="float" office:value="201.84116">
            <text:p>201.841160</text:p>
          </table:table-cell>
          <table:table-cell office:value-type="float" office:value="69">
            <text:p>69.000000</text:p>
          </table:table-cell>
          <table:table-cell office:value-type="float" office:value="3.63158">
            <text:p>3.631580</text:p>
          </table:table-cell>
          <table:table-cell office:value-type="float" office:value="0.29259">
            <text:p>0.292590</text:p>
          </table:table-cell>
          <table:table-cell office:value-type="float" office:value="1.07797">
            <text:p>1.077970</text:p>
          </table:table-cell>
          <table:table-cell office:value-type="float" office:value="0.27059">
            <text:p>0.270590</text:p>
          </table:table-cell>
          <table:table-cell office:value-type="float" office:value="0.9969">
            <text:p>0.996900</text:p>
          </table:table-cell>
          <table:table-cell office:value-type="float" office:value="0.27143">
            <text:p>0.27143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BST</text:p>
          </table:table-cell>
          <table:table-cell office:value-type="float" office:value="631">
            <text:p>63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Brain</text:p>
          </table:table-cell>
          <table:table-cell office:value-type="float" office:value="201284">
            <text:p>201284</text:p>
          </table:table-cell>
          <table:table-cell office:value-type="float" office:value="65">
            <text:p>65</text:p>
          </table:table-cell>
          <table:table-cell office:value-type="float" office:value="12283.9">
            <text:p>12283.900000</text:p>
          </table:table-cell>
          <table:table-cell office:value-type="float" office:value="188.98308">
            <text:p>188.983080</text:p>
          </table:table-cell>
          <table:table-cell office:value-type="float" office:value="239">
            <text:p>239.000000</text:p>
          </table:table-cell>
          <table:table-cell office:value-type="float" office:value="3.67692">
            <text:p>3.676920</text:p>
          </table:table-cell>
          <table:table-cell office:value-type="float" office:value="0.93721">
            <text:p>0.937210</text:p>
          </table:table-cell>
          <table:table-cell office:value-type="float" office:value="1.0093">
            <text:p>1.009300</text:p>
          </table:table-cell>
          <table:table-cell office:value-type="float" office:value="0.93725">
            <text:p>0.937250</text:p>
          </table:table-cell>
          <table:table-cell office:value-type="float" office:value="1.00935">
            <text:p>1.009350</text:p>
          </table:table-cell>
          <table:table-cell office:value-type="float" office:value="0.92857">
            <text:p>0.9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A</text:p>
          </table:table-cell>
          <table:table-cell office:value-type="float" office:value="5825">
            <text:p>5825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B</text:p>
          </table:table-cell>
          <table:table-cell office:value-type="float" office:value="22934">
            <text:p>22934</text:p>
          </table:table-cell>
          <table:table-cell office:value-type="float" office:value="2">
            <text:p>2</text:p>
          </table:table-cell>
          <table:table-cell office:value-type="float" office:value="384.667">
            <text:p>384.667000</text:p>
          </table:table-cell>
          <table:table-cell office:value-type="float" office:value="192.3335">
            <text:p>192.3335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2935">
            <text:p>0.029350</text:p>
          </table:table-cell>
          <table:table-cell office:value-type="float" office:value="1.0272">
            <text:p>1.02720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BN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BX</text:p>
          </table:table-cell>
          <table:table-cell office:value-type="float" office:value="21119">
            <text:p>21119</text:p>
          </table:table-cell>
          <table:table-cell office:value-type="float" office:value="2">
            <text:p>2</text:p>
          </table:table-cell>
          <table:table-cell office:value-type="float" office:value="384.667">
            <text:p>384.667000</text:p>
          </table:table-cell>
          <table:table-cell office:value-type="float" office:value="192.3335">
            <text:p>192.3335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2935">
            <text:p>0.029350</text:p>
          </table:table-cell>
          <table:table-cell office:value-type="float" office:value="1.0272">
            <text:p>1.02720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EA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H</text:p>
          </table:table-cell>
          <table:table-cell office:value-type="float" office:value="118136">
            <text:p>118136</text:p>
          </table:table-cell>
          <table:table-cell office:value-type="float" office:value="21">
            <text:p>21</text:p>
          </table:table-cell>
          <table:table-cell office:value-type="float" office:value="3980.05">
            <text:p>3980.050000</text:p>
          </table:table-cell>
          <table:table-cell office:value-type="float" office:value="189.52619">
            <text:p>189.526190</text:p>
          </table:table-cell>
          <table:table-cell office:value-type="float" office:value="80">
            <text:p>80.000000</text:p>
          </table:table-cell>
          <table:table-cell office:value-type="float" office:value="3.80952">
            <text:p>3.809520</text:p>
          </table:table-cell>
          <table:table-cell office:value-type="float" office:value="0.30366">
            <text:p>0.303660</text:p>
          </table:table-cell>
          <table:table-cell office:value-type="float" office:value="1.0122">
            <text:p>1.012200</text:p>
          </table:table-cell>
          <table:table-cell office:value-type="float" office:value="0.31373">
            <text:p>0.313730</text:p>
          </table:table-cell>
          <table:table-cell office:value-type="float" office:value="1.04575">
            <text:p>1.045750</text:p>
          </table:table-cell>
          <table:table-cell office:value-type="float" office:value="0.3">
            <text:p>0.3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L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LI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M</text:p>
          </table:table-cell>
          <table:table-cell office:value-type="float" office:value="170">
            <text:p>170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N</text:p>
          </table:table-cell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NU</text:p>
          </table:table-cell>
          <table:table-cell office:value-type="float" office:value="21980">
            <text:p>21980</text:p>
          </table:table-cell>
          <table:table-cell office:value-type="float" office:value="8">
            <text:p>8</text:p>
          </table:table-cell>
          <table:table-cell office:value-type="float" office:value="1608.333">
            <text:p>1608.333000</text:p>
          </table:table-cell>
          <table:table-cell office:value-type="float" office:value="201.04163">
            <text:p>201.041630</text:p>
          </table:table-cell>
          <table:table-cell office:value-type="float" office:value="29">
            <text:p>29.000000</text:p>
          </table:table-cell>
          <table:table-cell office:value-type="float" office:value="3.625">
            <text:p>3.625000</text:p>
          </table:table-cell>
          <table:table-cell office:value-type="float" office:value="0.12271">
            <text:p>0.122710</text:p>
          </table:table-cell>
          <table:table-cell office:value-type="float" office:value="1.0737">
            <text:p>1.073700</text:p>
          </table:table-cell>
          <table:table-cell office:value-type="float" office:value="0.11373">
            <text:p>0.113730</text:p>
          </table:table-cell>
          <table:table-cell office:value-type="float" office:value="0.9951">
            <text:p>0.995100</text:p>
          </table:table-cell>
          <table:table-cell office:value-type="float" office:value="0.11429">
            <text:p>0.11429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OA</text:p>
          </table:table-cell>
          <table:table-cell office:value-type="float" office:value="947">
            <text:p>94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P</text:p>
          </table:table-cell>
          <table:table-cell office:value-type="float" office:value="10105">
            <text:p>10105</text:p>
          </table:table-cell>
          <table:table-cell office:value-type="float" office:value="2">
            <text:p>2</text:p>
          </table:table-cell>
          <table:table-cell office:value-type="float" office:value="373.667">
            <text:p>373.667000</text:p>
          </table:table-cell>
          <table:table-cell office:value-type="float" office:value="186.8335">
            <text:p>186.8335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2851">
            <text:p>0.028510</text:p>
          </table:table-cell>
          <table:table-cell office:value-type="float" office:value="0.99782">
            <text:p>0.99782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S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TX</text:p>
          </table:table-cell>
          <table:table-cell office:value-type="float" office:value="95185">
            <text:p>95185</text:p>
          </table:table-cell>
          <table:table-cell office:value-type="float" office:value="10">
            <text:p>10</text:p>
          </table:table-cell>
          <table:table-cell office:value-type="float" office:value="1865.284">
            <text:p>1865.284000</text:p>
          </table:table-cell>
          <table:table-cell office:value-type="float" office:value="186.5284">
            <text:p>186.528400</text:p>
          </table:table-cell>
          <table:table-cell office:value-type="float" office:value="39">
            <text:p>39.000000</text:p>
          </table:table-cell>
          <table:table-cell office:value-type="float" office:value="3.9">
            <text:p>3.900000</text:p>
          </table:table-cell>
          <table:table-cell office:value-type="float" office:value="0.14231">
            <text:p>0.142310</text:p>
          </table:table-cell>
          <table:table-cell office:value-type="float" office:value="0.99619">
            <text:p>0.996190</text:p>
          </table:table-cell>
          <table:table-cell office:value-type="float" office:value="0.15294">
            <text:p>0.152940</text:p>
          </table:table-cell>
          <table:table-cell office:value-type="float" office:value="1.07059">
            <text:p>1.070590</text:p>
          </table:table-cell>
          <table:table-cell office:value-type="float" office:value="0.14286">
            <text:p>0.14286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TXpl</text:p>
          </table:table-cell>
          <table:table-cell office:value-type="float" office:value="35864">
            <text:p>35864</text:p>
          </table:table-cell>
          <table:table-cell office:value-type="float" office:value="2">
            <text:p>2</text:p>
          </table:table-cell>
          <table:table-cell office:value-type="float" office:value="439.667">
            <text:p>439.667000</text:p>
          </table:table-cell>
          <table:table-cell office:value-type="float" office:value="219.8335">
            <text:p>219.8335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3354">
            <text:p>0.033540</text:p>
          </table:table-cell>
          <table:table-cell office:value-type="float" office:value="1.17406">
            <text:p>1.17406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U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CUN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CN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G</text:p>
          </table:table-cell>
          <table:table-cell office:value-type="float" office:value="2319">
            <text:p>2319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MH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MX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N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ORpm</text:p>
          </table:table-cell>
          <table:table-cell office:value-type="float" office:value="5459">
            <text:p>5459</text:p>
          </table:table-cell>
          <table:table-cell office:value-type="float" office:value="1">
            <text:p>1</text:p>
          </table:table-cell>
          <table:table-cell table:number-columns-repeated="2" office:value-type="float" office:value="168">
            <text:p>168.000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1282">
            <text:p>0.012820</text:p>
          </table:table-cell>
          <table:table-cell office:value-type="float" office:value="0.89724">
            <text:p>0.897240</text:p>
          </table:table-cell>
          <table:table-cell office:value-type="float" office:value="0.01176">
            <text:p>0.011760</text:p>
          </table:table-cell>
          <table:table-cell office:value-type="float" office:value="0.82353">
            <text:p>0.823530</text:p>
          </table:table-cell>
          <table:table-cell office:value-type="float" office:value="0.01429">
            <text:p>0.01429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ORsm</text:p>
          </table:table-cell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  <table:table-cell table:number-columns-repeated="2" office:value-type="float" office:value="238">
            <text:p>238.000000</text:p>
          </table:table-cell>
          <table:table-cell table:number-columns-repeated="2" office:value-type="float" office:value="3">
            <text:p>3.000000</text:p>
          </table:table-cell>
          <table:table-cell office:value-type="float" office:value="0.01816">
            <text:p>0.018160</text:p>
          </table:table-cell>
          <table:table-cell office:value-type="float" office:value="1.27109">
            <text:p>1.271090</text:p>
          </table:table-cell>
          <table:table-cell office:value-type="float" office:value="0.01176">
            <text:p>0.011760</text:p>
          </table:table-cell>
          <table:table-cell office:value-type="float" office:value="0.82353">
            <text:p>0.823530</text:p>
          </table:table-cell>
          <table:table-cell office:value-type="float" office:value="0.01429">
            <text:p>0.01429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R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DTN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ECU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EPI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EW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FN</text:p>
          </table:table-cell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FS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GENd</text:p>
          </table:table-cell>
          <table:table-cell office:value-type="float" office:value="566">
            <text:p>56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GENv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GR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HB</text:p>
          </table:table-cell>
          <table:table-cell office:value-type="float" office:value="21824">
            <text:p>21824</text:p>
          </table:table-cell>
          <table:table-cell office:value-type="float" office:value="10">
            <text:p>10</text:p>
          </table:table-cell>
          <table:table-cell office:value-type="float" office:value="1922.15">
            <text:p>1922.150000</text:p>
          </table:table-cell>
          <table:table-cell office:value-type="float" office:value="192.215">
            <text:p>192.215000</text:p>
          </table:table-cell>
          <table:table-cell office:value-type="float" office:value="36">
            <text:p>36.000000</text:p>
          </table:table-cell>
          <table:table-cell office:value-type="float" office:value="3.6">
            <text:p>3.600000</text:p>
          </table:table-cell>
          <table:table-cell office:value-type="float" office:value="0.14665">
            <text:p>0.146650</text:p>
          </table:table-cell>
          <table:table-cell office:value-type="float" office:value="1.02656">
            <text:p>1.026560</text:p>
          </table:table-cell>
          <table:table-cell office:value-type="float" office:value="0.14118">
            <text:p>0.141180</text:p>
          </table:table-cell>
          <table:table-cell office:value-type="float" office:value="0.98823">
            <text:p>0.988230</text:p>
          </table:table-cell>
          <table:table-cell office:value-type="float" office:value="0.14286">
            <text:p>0.14286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HIP</text:p>
          </table:table-cell>
          <table:table-cell office:value-type="float" office:value="8486">
            <text:p>848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HPF</text:p>
          </table:table-cell>
          <table:table-cell office:value-type="float" office:value="16899">
            <text:p>16899</text:p>
          </table:table-cell>
          <table:table-cell office:value-type="float" office:value="2">
            <text:p>2</text:p>
          </table:table-cell>
          <table:table-cell office:value-type="float" office:value="439.667">
            <text:p>439.667000</text:p>
          </table:table-cell>
          <table:table-cell office:value-type="float" office:value="219.8335">
            <text:p>219.8335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3354">
            <text:p>0.033540</text:p>
          </table:table-cell>
          <table:table-cell office:value-type="float" office:value="1.17406">
            <text:p>1.17406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HY</text:p>
          </table:table-cell>
          <table:table-cell office:value-type="float" office:value="6927">
            <text:p>692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AD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AM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B</text:p>
          </table:table-cell>
          <table:table-cell office:value-type="float" office:value="15824">
            <text:p>15824</text:p>
          </table:table-cell>
          <table:table-cell office:value-type="float" office:value="2">
            <text:p>2</text:p>
          </table:table-cell>
          <table:table-cell office:value-type="float" office:value="406">
            <text:p>406.000000</text:p>
          </table:table-cell>
          <table:table-cell office:value-type="float" office:value="203">
            <text:p>203.000000</text:p>
          </table:table-cell>
          <table:table-cell office:value-type="float" office:value="6">
            <text:p>6.000000</text:p>
          </table:table-cell>
          <table:table-cell office:value-type="float" office:value="3">
            <text:p>3.000000</text:p>
          </table:table-cell>
          <table:table-cell office:value-type="float" office:value="0.03098">
            <text:p>0.030980</text:p>
          </table:table-cell>
          <table:table-cell office:value-type="float" office:value="1.08416">
            <text:p>1.084160</text:p>
          </table:table-cell>
          <table:table-cell office:value-type="float" office:value="0.02353">
            <text:p>0.023530</text:p>
          </table:table-cell>
          <table:table-cell office:value-type="float" office:value="0.82353">
            <text:p>0.823530</text:p>
          </table:table-cell>
          <table:table-cell office:value-type="float" office:value="0.02857">
            <text:p>0.02857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C</text:p>
          </table:table-cell>
          <table:table-cell office:value-type="float" office:value="2367">
            <text:p>236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GL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II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LM</text:p>
          </table:table-cell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MD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N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O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P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PN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SN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IV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LAT</text:p>
          </table:table-cell>
          <table:table-cell office:value-type="float" office:value="967">
            <text:p>967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LAV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LC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  <table:table-row table:style-name="ro1">
          <table:table-cell office:value-type="string">
            <text:p>0610005I04</text:p>
          </table:table-cell>
          <table:table-cell office:value-type="string">
            <text:p>sagittal</text:p>
          </table:table-cell>
          <table:table-cell office:value-type="string">
            <text:p>0610005I04_sagittal_72004515.xpr</text:p>
          </table:table-cell>
          <table:table-cell office:value-type="string">
            <text:p>LD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table:number-columns-repeated="8" office:value-type="string">
            <text:p>NA</text:p>
          </table:table-cell>
          <table:table-cell office:value-type="float" office:value="0">
            <text:p>0.00000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6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9">29/09/2009</text:date>, <text:time>13:2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9-29T13:20:11</dc:date>
    <meta:generator>OpenOffice.org/3.1$Unix OpenOffice.org_project/310m11$Build-9399</meta:generator>
    <meta:editing-duration>PT41H02M45S</meta:editing-duration>
    <meta:editing-cycles>1</meta:editing-cycles>
    <meta:document-statistic meta:table-count="1" meta:cell-count="7548" meta:object-count="0"/>
  </office:meta>
</office:document-meta>
</file>